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Geneva" svg:font-family="Genev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681in"/>
    </style:style>
    <style:style style:name="co2" style:family="table-column">
      <style:table-column-properties fo:break-before="auto" style:column-width="0.7543in"/>
    </style:style>
    <style:style style:name="co3" style:family="table-column">
      <style:table-column-properties fo:break-before="auto" style:column-width="0.8134in"/>
    </style:style>
    <style:style style:name="co4" style:family="table-column">
      <style:table-column-properties fo:break-before="auto" style:column-width="0.6362in"/>
    </style:style>
    <style:style style:name="co5" style:family="table-column">
      <style:table-column-properties fo:break-before="auto" style:column-width="1.0217in"/>
    </style:style>
    <style:style style:name="co6" style:family="table-column">
      <style:table-column-properties fo:break-before="auto" style:column-width="0.4764in"/>
    </style:style>
    <style:style style:name="co7" style:family="table-column">
      <style:table-column-properties fo:break-before="auto" style:column-width="0.5457in"/>
    </style:style>
    <style:style style:name="co8" style:family="table-column">
      <style:table-column-properties fo:break-before="auto" style:column-width="1.120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1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References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cell-protect="none" style:print-content="true"/>
    </style:style>
    <style:style style:name="ce2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3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4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5" style:family="table-cell" style:parent-style-name="Default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6" style:family="table-cell" style:parent-style-name="Default">
      <style:table-cell-properties style:glyph-orientation-vertical="0" fo:border-bottom="0.0346in solid #000000" fo:background-color="#c0c0c0" style:cell-protect="none" style:print-content="tru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7" style:family="table-cell" style:parent-style-name="Default">
      <style:table-cell-properties style:glyph-orientation-vertical="0" fo:border-bottom="0.0138in solid #000000" style:cell-protect="none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</style:style>
    <style:style style:name="ce8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9" style:family="table-cell" style:parent-style-name="Default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0346in solid #000000" fo:background-color="#c0c0c0" style:cell-protect="none" style:print-content="tru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3" style:family="table-cell" style:parent-style-name="Default">
      <style:table-cell-properties style:glyph-orientation-vertical="0" fo:border-bottom="0.0138in solid #000000" style:cell-protect="none" style:print-content="tru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4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5" style:family="table-cell" style:parent-style-name="Default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0346in solid #000000" fo:background-color="#c0c0c0" style:cell-protect="none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0138in solid #000000" fo:background-color="#ffff99" style:cell-protect="none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</style:style>
    <style:style style:name="ce18" style:family="table-cell" style:parent-style-name="Default">
      <style:table-cell-properties style:glyph-orientation-vertical="0" fo:border-bottom="0.0346in solid #000000" fo:background-color="#ffff99" style:cell-protect="none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9" style:family="table-cell" style:parent-style-name="Default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0346in solid #000000" fo:background-color="#c0c0c0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21" style:family="table-cell" style:parent-style-name="Default" style:data-style-name="N145">
      <style:table-cell-properties style:glyph-orientation-vertical="0" fo:border-bottom="none" fo:background-color="#ffff99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22" style:family="table-cell" style:parent-style-name="Default" style:data-style-name="N145">
      <style:table-cell-properties style:glyph-orientation-vertical="0" fo:border-bottom="none" fo:background-color="#ffff99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23" style:family="table-cell" style:parent-style-name="Default" style:data-style-name="N145">
      <style:table-cell-properties style:glyph-orientation-vertical="0" fo:border-bottom="0.0138in solid #000000" fo:background-color="#ffff99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24" style:family="table-cell" style:parent-style-name="Default" style:data-style-name="N145">
      <style:table-cell-properties style:glyph-orientation-vertical="0" fo:border-bottom="0.0346in solid #000000" fo:background-color="#ffff99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25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26" style:family="table-cell" style:parent-style-name="Default" style:data-style-name="N145">
      <style:table-cell-properties style:glyph-orientation-vertical="0" fo:border-bottom="none" fo:background-color="#ffff99" style:cell-protect="none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27" style:family="table-cell" style:parent-style-name="Default" style:data-style-name="N145">
      <style:table-cell-properties style:glyph-orientation-vertical="0" fo:border-bottom="none" fo:background-color="#ffff99" style:cell-protect="none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28" style:family="table-cell" style:parent-style-name="Default" style:data-style-name="N145">
      <style:table-cell-properties style:glyph-orientation-vertical="0" fo:border-bottom="0.0138in solid #000000" fo:background-color="#ffff99" style:cell-protect="none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29" style:family="table-cell" style:parent-style-name="Default" style:data-style-name="N145">
      <style:table-cell-properties style:glyph-orientation-vertical="0" fo:border-bottom="0.0346in solid #000000" fo:background-color="#ffff99" style:cell-protect="none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30" style:family="table-cell" style:parent-style-name="Default" style:data-style-name="N144">
      <style:table-cell-properties style:cell-protect="none" style:print-content="true"/>
    </style:style>
    <style:style style:name="ce31" style:family="table-cell" style:parent-style-name="Default">
      <style:table-cell-properties style:glyph-orientation-vertical="0" fo:border-bottom="0.0346in solid #000000" fo:background-color="#c0c0c0" style:cell-protect="none" style:print-content="tru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32" style:family="table-cell" style:parent-style-name="Default" style:data-style-name="N145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33" style:family="table-cell" style:parent-style-name="Default" style:data-style-name="N144">
      <style:table-cell-properties fo:border-bottom="none" style:cell-protect="none" style:print-content="true" style:diagonal-bl-tr="none" style:diagonal-tl-br="none" fo:border-left="0.0346in solid #000000" fo:border-right="none" fo:border-top="none"/>
    </style:style>
    <style:style style:name="ce34" style:family="table-cell" style:parent-style-name="Default" style:data-style-name="N145">
      <style:table-cell-properties style:glyph-orientation-vertical="0" fo:border-bottom="0.0138in solid #000000" style:cell-protect="none" style:print-content="tru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35" style:family="table-cell" style:parent-style-name="Default" style:data-style-name="N145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36" style:family="table-cell" style:parent-style-name="Default" style:data-style-name="N144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37" style:family="table-cell" style:parent-style-name="Default" style:data-style-name="N144">
      <style:table-cell-properties style:glyph-orientation-vertical="0" fo:border-bottom="0.0346in solid #000000" fo:background-color="#c0c0c0" style:cell-protect="none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38" style:family="table-cell" style:parent-style-name="Default" style:data-style-name="N144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</style:style>
    <style:style style:name="ce39" style:family="table-cell" style:parent-style-name="Default" style:data-style-name="N144">
      <style:table-cell-properties style:glyph-orientation-vertical="0" fo:border-bottom="0.0138in solid #000000" style:cell-protect="none" style:print-content="tru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</style:style>
    <style:style style:name="ce40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</style:style>
    <style:style style:name="ce41" style:family="table-cell" style:parent-style-name="Default">
      <style:table-cell-properties style:glyph-orientation-vertical="0" fo:border-bottom="0.0138in solid #000000" style:cell-protect="none" style:print-content="tru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</style:style>
    <style:style style:name="ce42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</style:style>
    <style:style style:name="ce43" style:family="table-cell" style:parent-style-name="Default" style:data-style-name="N144">
      <style:table-cell-properties style:glyph-orientation-vertical="0" fo:border-bottom="0.0346in solid #000000" fo:background-color="#c0c0c0" style:cell-protect="none" style:print-content="tru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44" style:family="table-cell" style:parent-style-name="Default" style:data-style-name="N144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45" style:family="table-cell" style:parent-style-name="Default">
      <style:table-cell-properties style:glyph-orientation-vertical="0" fo:border-bottom="0.0346in solid #000000" fo:background-color="#c0c0c0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46" style:family="table-cell" style:parent-style-name="Default" style:data-style-name="N145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47" style:family="table-cell" style:parent-style-name="Default" style:data-style-name="N144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48" style:family="table-cell" style:parent-style-name="Default" style:data-style-name="N145">
      <style:table-cell-properties style:glyph-orientation-vertical="0" fo:border-bottom="0.0138in solid #000000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49" style:family="table-cell" style:parent-style-name="Default" style:data-style-name="N145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50" style:family="table-cell" style:parent-style-name="Default" style:data-style-name="N144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51" style:family="table-cell" style:parent-style-name="Default" style:data-style-name="N144">
      <style:table-cell-properties style:glyph-orientation-vertical="0" fo:border-bottom="0.0346in solid #000000" fo:background-color="#c0c0c0" style:cell-protect="none" style:print-content="tru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52" style:family="table-cell" style:parent-style-name="Default" style:data-style-name="N144">
      <style:table-cell-properties style:cell-protect="none" style:print-content="true" style:diagonal-bl-tr="none" style:diagonal-tl-br="none" fo:border="none"/>
    </style:style>
    <style:style style:name="ce53" style:family="table-cell" style:parent-style-name="Default" style:data-style-name="N144">
      <style:table-cell-properties fo:border-bottom="0.0138in solid #000000" style:cell-protect="none" style:print-content="true" style:diagonal-bl-tr="none" style:diagonal-tl-br="none" fo:border-left="none" fo:border-right="none" fo:border-top="none"/>
    </style:style>
    <style:style style:name="ce54" style:family="table-cell" style:parent-style-name="Default">
      <style:table-cell-properties fo:border-bottom="0.0138in solid #000000" style:cell-protect="none" style:print-content="true" style:diagonal-bl-tr="none" style:diagonal-tl-br="none" fo:border-left="none" fo:border-right="none" fo:border-top="none"/>
    </style:style>
    <style:style style:name="ce55" style:family="table-cell" style:parent-style-name="Default">
      <style:table-cell-properties style:cell-protect="none" style:print-content="true" style:diagonal-bl-tr="none" style:diagonal-tl-br="none" fo:border="none"/>
    </style:style>
    <style:style style:name="ce56" style:family="table-cell" style:parent-style-name="Default">
      <style:table-cell-properties fo:border-bottom="0.0346in solid #000000" style:cell-protect="none" style:print-content="true" style:diagonal-bl-tr="none" style:diagonal-tl-br="none" fo:border-left="none" fo:border-right="none" fo:border-top="none"/>
    </style:style>
    <style:style style:name="ce57" style:family="table-cell" style:parent-style-name="Default" style:data-style-name="N144">
      <style:table-cell-properties style:glyph-orientation-vertical="0" fo:border-bottom="0.0346in solid #000000" fo:background-color="#c0c0c0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58" style:family="table-cell" style:parent-style-name="Default" style:data-style-name="N146">
      <style:table-cell-properties style:glyph-orientation-vertical="0" fo:border-bottom="none" fo:background-color="#99ccff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59" style:family="table-cell" style:parent-style-name="Default" style:data-style-name="N146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60" style:family="table-cell" style:parent-style-name="Default" style:data-style-name="N146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61" style:family="table-cell" style:parent-style-name="Default">
      <style:table-cell-properties style:glyph-orientation-vertical="0" fo:border-bottom="0.0346in solid #000000" fo:background-color="#c0c0c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62" style:family="table-cell" style:parent-style-name="Default" style:data-style-name="N145">
      <style:table-cell-properties style:glyph-orientation-vertical="0" fo:background-color="#99cc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63" style:family="table-cell" style:parent-style-name="Default" style:data-style-name="N145">
      <style:table-cell-properties style:glyph-orientation-vertical="0" fo:border-bottom="0.0138in solid #000000" fo:background-color="#99ccff" style:cell-protect="none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64" style:family="table-cell" style:parent-style-name="Default" style:data-style-name="N145">
      <style:table-cell-properties style:glyph-orientation-vertical="0" fo:border-bottom="0.0346in solid #000000" fo:background-color="#99ccff" style:cell-protect="none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65" style:family="table-cell" style:parent-style-name="Default" style:data-style-name="N144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66" style:family="table-cell" style:parent-style-name="Default" style:data-style-name="N144">
      <style:table-cell-properties style:glyph-orientation-vertical="0" fo:border-bottom="0.0346in solid #000000" fo:background-color="#c0c0c0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67" style:family="table-cell" style:parent-style-name="Default" style:data-style-name="N144">
      <style:table-cell-properties style:glyph-orientation-vertical="0" fo:border-bottom="0.0138in solid #000000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68" style:family="table-cell" style:parent-style-name="Default" style:data-style-name="N144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69" style:family="table-cell" style:parent-style-name="Default" style:data-style-name="N144">
      <style:table-cell-properties style:glyph-orientation-vertical="0" fo:border-bottom="0.0346in solid #000000" fo:background-color="#c0c0c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70" style:family="table-cell" style:parent-style-name="Default" style:data-style-name="N146">
      <style:table-cell-properties style:glyph-orientation-vertical="0" fo:background-color="#99cc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71" style:family="table-cell" style:parent-style-name="Default" style:data-style-name="N146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72" style:family="table-cell" style:parent-style-name="Default" style:data-style-name="N146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73" style:family="table-cell" style:parent-style-name="Default" style:data-style-name="N145">
      <style:table-cell-properties style:glyph-orientation-vertical="0" fo:border-bottom="none" fo:background-color="#99ccff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74" style:family="table-cell" style:parent-style-name="Default" style:data-style-name="N145">
      <style:table-cell-properties style:glyph-orientation-vertical="0" fo:border-bottom="0.0138in solid #000000" fo:background-color="#99ccff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75" style:family="table-cell" style:parent-style-name="Default" style:data-style-name="N145">
      <style:table-cell-properties style:glyph-orientation-vertical="0" fo:border-bottom="0.0346in solid #000000" fo:background-color="#99ccff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76" style:family="table-cell" style:parent-style-name="Default" style:data-style-name="N144">
      <style:table-cell-properties style:glyph-orientation-vertical="0" fo:border-bottom="0.0138in solid #000000" fo:background-color="#c0c0c0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77" style:family="table-cell" style:parent-style-name="Default" style:data-style-name="N144">
      <style:table-cell-properties style:glyph-orientation-vertical="0" fo:border-bottom="0.0346in solid #000000" fo:background-color="#c0c0c0" style:cell-protect="none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78" style:family="table-cell" style:parent-style-name="Default" style:data-style-name="N145">
      <style:table-cell-properties style:glyph-orientation-vertical="0" fo:border-bottom="none" fo:background-color="#99ccff" style:cell-protect="none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79" style:family="table-cell" style:parent-style-name="Default" style:data-style-name="N145">
      <style:table-cell-properties style:glyph-orientation-vertical="0" fo:border-bottom="0.0138in solid #000000" fo:background-color="#99cc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80" style:family="table-cell" style:parent-style-name="Default" style:data-style-name="N145">
      <style:table-cell-properties style:glyph-orientation-vertical="0" fo:border-bottom="0.0346in solid #000000" fo:background-color="#99cc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81" style:family="table-cell" style:parent-style-name="Default" style:data-style-name="N144">
      <style:table-cell-properties style:glyph-orientation-vertical="0" fo:border-bottom="0.0138in solid #000000" fo:background-color="#c0c0c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82" style:family="table-cell" style:parent-style-name="Default" style:data-style-name="N144">
      <style:table-cell-properties style:glyph-orientation-vertical="0" fo:border-bottom="0.0346in solid #000000" fo:background-color="#c0c0c0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83" style:family="table-cell" style:parent-style-name="Default" style:data-style-name="N144">
      <style:table-cell-properties style:glyph-orientation-vertical="0" fo:border-bottom="0.0346in solid #000000" fo:background-color="#c0c0c0" style:cell-protect="none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84" style:family="table-cell" style:parent-style-name="Default" style:data-style-name="N146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85" style:family="table-cell" style:parent-style-name="Default" style:data-style-name="N146">
      <style:table-cell-properties style:glyph-orientation-vertical="0" fo:border-bottom="none" fo:background-color="#99ccff" style:cell-protect="none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86" style:family="table-cell" style:parent-style-name="Default" style:data-style-name="N146">
      <style:table-cell-properties style:glyph-orientation-vertical="0" fo:border-bottom="0.0346in solid #000000" fo:background-color="#99ccff" style:cell-protect="none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87" style:family="table-cell" style:parent-style-name="Default" style:data-style-name="N143">
      <style:table-cell-properties style:cell-protect="none" style:print-content="true"/>
    </style:style>
    <style:style style:name="ce88" style:family="table-cell" style:parent-style-name="Default" style:data-style-name="N144">
      <style:table-cell-properties style:glyph-orientation-vertical="0" fo:border-bottom="0.0138in solid #000000" fo:background-color="#c0c0c0" style:cell-protect="none" style:print-content="tru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89" style:family="table-cell" style:parent-style-name="Default" style:data-style-name="N144">
      <style:table-cell-properties style:glyph-orientation-vertical="0" fo:border-bottom="0.0346in solid #000000" fo:background-color="#c0c0c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90" style:family="table-cell" style:parent-style-name="Default" style:data-style-name="N145">
      <style:table-cell-properties style:glyph-orientation-vertical="0" fo:border-bottom="0.0138in solid #000000" fo:background-color="#99ccff" style:cell-protect="none" style:print-content="tru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91" style:family="table-cell" style:parent-style-name="Default" style:data-style-name="N145">
      <style:table-cell-properties style:glyph-orientation-vertical="0" fo:border-bottom="0.0346in solid #000000" fo:background-color="#99ccff" style:cell-protect="none" style:print-content="tru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92" style:family="table-cell" style:parent-style-name="Default" style:data-style-name="N143">
      <style:table-cell-properties style:glyph-orientation-vertical="0" fo:border-bottom="0.0138in solid #000000" fo:background-color="#c0c0c0" style:cell-protect="none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93" style:family="table-cell" style:parent-style-name="Default" style:data-style-name="N143">
      <style:table-cell-properties style:glyph-orientation-vertical="0" fo:border-bottom="0.0346in solid #000000" fo:background-color="#c0c0c0" style:cell-protect="none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94" style:family="table-cell" style:parent-style-name="Default" style:data-style-name="N1">
      <style:table-cell-properties style:glyph-orientation-vertical="0" fo:border-bottom="none" fo:background-color="#99ccff" style:cell-protect="none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95" style:family="table-cell" style:parent-style-name="Default" style:data-style-name="N1">
      <style:table-cell-properties style:glyph-orientation-vertical="0" fo:border-bottom="0.0138in solid #000000" fo:background-color="#99ccff" style:cell-protect="none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96" style:family="table-cell" style:parent-style-name="Default" style:data-style-name="N1">
      <style:table-cell-properties style:glyph-orientation-vertical="0" fo:border-bottom="0.0346in solid #000000" fo:background-color="#99ccff" style:cell-protect="none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97" style:family="table-cell" style:parent-style-name="Default" style:data-style-name="N2">
      <style:table-cell-properties style:cell-protect="none" style:print-content="true"/>
    </style:style>
    <style:style style:name="ce98" style:family="table-cell" style:parent-style-name="Default" style:data-style-name="N2">
      <style:table-cell-properties style:glyph-orientation-vertical="0" fo:border-bottom="none" fo:background-color="#99ccff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99" style:family="table-cell" style:parent-style-name="Default" style:data-style-name="N2">
      <style:table-cell-properties style:glyph-orientation-vertical="0" fo:border-bottom="0.0138in solid #000000" fo:background-color="#99ccff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00" style:family="table-cell" style:parent-style-name="Default" style:data-style-name="N2">
      <style:table-cell-properties style:glyph-orientation-vertical="0" fo:border-bottom="0.0346in solid #000000" fo:background-color="#99ccff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01" style:family="table-cell" style:parent-style-name="Default" style:data-style-name="N143">
      <style:table-cell-properties style:glyph-orientation-vertical="0" fo:border-bottom="0.0138in solid #000000" fo:background-color="#c0c0c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102" style:family="table-cell" style:parent-style-name="Default" style:data-style-name="N143">
      <style:table-cell-properties style:glyph-orientation-vertical="0" fo:border-bottom="0.0346in solid #000000" fo:background-color="#c0c0c0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103" style:family="table-cell" style:parent-style-name="Default" style:data-style-name="N143">
      <style:table-cell-properties style:glyph-orientation-vertical="0" fo:border-bottom="0.0138in solid #000000" fo:background-color="#c0c0c0" style:cell-protect="none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104" style:family="table-cell" style:parent-style-name="Default" style:data-style-name="N2">
      <style:table-cell-properties style:glyph-orientation-vertical="0" fo:border-bottom="0.0346in solid #000000" fo:background-color="#c0c0c0" style:cell-protect="none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105" style:family="table-cell" style:parent-style-name="Default" style:data-style-name="N1">
      <style:table-cell-properties style:glyph-orientation-vertical="0" fo:border-bottom="none" fo:background-color="#99ccff" style:cell-protect="none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06" style:family="table-cell" style:parent-style-name="Default" style:data-style-name="N1">
      <style:table-cell-properties style:glyph-orientation-vertical="0" fo:border-bottom="0.0138in solid #000000" fo:background-color="#99ccff" style:cell-protect="none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07" style:family="table-cell" style:parent-style-name="Default" style:data-style-name="N1">
      <style:table-cell-properties style:glyph-orientation-vertical="0" fo:border-bottom="0.0346in solid #000000" fo:background-color="#99ccff" style:cell-protect="none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08" style:family="table-cell" style:parent-style-name="Default" style:data-style-name="N2">
      <style:table-cell-properties style:glyph-orientation-vertical="0" fo:background-color="#99cc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09" style:family="table-cell" style:parent-style-name="Default" style:data-style-name="N2">
      <style:table-cell-properties style:glyph-orientation-vertical="0" fo:border-bottom="0.0346in solid #000000" fo:background-color="#99ccff" style:cell-protect="none" style:print-content="tru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10" style:family="table-cell" style:parent-style-name="Default" style:data-style-name="N2">
      <style:table-cell-properties style:glyph-orientation-vertical="0" fo:border-bottom="0.0138in solid #000000" fo:background-color="#99cc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11" style:family="table-cell" style:parent-style-name="Default" style:data-style-name="N2">
      <style:table-cell-properties style:glyph-orientation-vertical="0" fo:border-bottom="0.0346in solid #000000" fo:background-color="#99cc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12" style:family="table-cell" style:parent-style-name="Default">
      <style:table-cell-properties style:glyph-orientation-vertical="0" fo:border-bottom="0.0346in solid #000000" fo:background-color="#c0c0c0" style:cell-protect="none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113" style:family="table-cell" style:parent-style-name="Default" style:data-style-name="N2">
      <style:table-cell-properties style:glyph-orientation-vertical="0" fo:border-bottom="none" fo:background-color="#99ccff" style:cell-protect="none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14" style:family="table-cell" style:parent-style-name="Default" style:data-style-name="N2">
      <style:table-cell-properties style:glyph-orientation-vertical="0" fo:border-bottom="0.0138in solid #000000" fo:background-color="#99ccff" style:cell-protect="none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15" style:family="table-cell" style:parent-style-name="Default" style:data-style-name="N2">
      <style:table-cell-properties style:glyph-orientation-vertical="0" fo:border-bottom="0.0346in solid #000000" fo:background-color="#99ccff" style:cell-protect="none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16" style:family="table-cell" style:parent-style-name="Default">
      <style:table-cell-properties style:glyph-orientation-vertical="0" fo:border-bottom="0.0138in solid #000000" style:cell-protect="none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17" style:family="table-cell" style:parent-style-name="Default" style:data-style-name="N144">
      <style:table-cell-properties style:glyph-orientation-vertical="0" fo:border-bottom="0.0138in solid #000000" fo:background-color="#c0c0c0" style:cell-protect="none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118" style:family="table-cell" style:parent-style-name="Default" style:data-style-name="N14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19" style:family="table-cell" style:parent-style-name="Default" style:data-style-name="N144">
      <style:table-cell-properties fo:border-bottom="none" style:cell-protect="none" style:print-content="true" style:diagonal-bl-tr="none" style:diagonal-tl-br="none" fo:border-left="0.0138in solid #000000" fo:border-right="0.0138in solid #000000" fo:border-top="none"/>
    </style:style>
    <style:style style:name="ce120" style:family="table-cell" style:parent-style-name="Default" style:data-style-name="N144">
      <style:table-cell-properties fo:border-bottom="0.0138in solid #000000" style:cell-protect="none" style:print-content="true" style:diagonal-bl-tr="none" style:diagonal-tl-br="none" fo:border-left="0.0138in solid #000000" fo:border-right="0.0138in solid #000000" fo:border-top="none"/>
    </style:style>
    <style:style style:name="ce121" style:family="table-cell" style:parent-style-name="Default" style:data-style-name="N144">
      <style:table-cell-properties fo:border-bottom="0.0346in solid #000000" style:cell-protect="none" style:print-content="true" style:diagonal-bl-tr="none" style:diagonal-tl-br="none" fo:border-left="0.0138in solid #000000" fo:border-right="0.0138in solid #000000" fo:border-top="none"/>
    </style:style>
    <style:style style:name="ce122" style:family="table-cell" style:parent-style-name="Default" style:data-style-name="N14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23" style:family="table-cell" style:parent-style-name="Default" style:data-style-name="N144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24" style:family="table-cell" style:parent-style-name="Default" style:data-style-name="N144">
      <style:table-cell-properties fo:border-bottom="0.0346in solid #000000" style:cell-protect="none" style:print-content="true" style:diagonal-bl-tr="none" style:diagonal-tl-br="none" fo:border-left="none" fo:border-right="none" fo:border-top="none"/>
    </style:style>
    <style:style style:name="ce125" style:family="table-cell" style:parent-style-name="Default" style:data-style-name="N14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26" style:family="table-cell" style:parent-style-name="Default" style:data-style-name="N144">
      <style:table-cell-properties style:glyph-orientation-vertical="0" fo:border-bottom="0.0346in solid #000000" fo:background-color="#c0c0c0" style:cell-protect="none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127" style:family="table-cell" style:parent-style-name="Default" style:data-style-name="N143">
      <style:table-cell-properties style:glyph-orientation-vertical="0" fo:border-bottom="0.0138in solid #000000" fo:background-color="#c0c0c0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128" style:family="table-cell" style:parent-style-name="Default" style:data-style-name="N143">
      <style:table-cell-properties style:glyph-orientation-vertical="0" fo:border-bottom="0.0346in solid #000000" fo:background-color="#c0c0c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129" style:family="table-cell" style:parent-style-name="Default" style:data-style-name="N2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30" style:family="table-cell" style:parent-style-name="Default" style:data-style-name="N2">
      <style:table-cell-properties style:glyph-orientation-vertical="0" fo:border-bottom="0.0138in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31" style:family="table-cell" style:parent-style-name="Default" style:data-style-name="N2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32" style:family="table-cell" style:parent-style-name="Default" style:data-style-name="N2">
      <style:table-cell-properties style:glyph-orientation-vertical="0" fo:border-bottom="0.0346in solid #000000" fo:background-color="#c0c0c0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133" style:family="table-cell" style:parent-style-name="Default" style:data-style-name="N2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34" style:family="table-cell" style:parent-style-name="Default" style:data-style-name="N2">
      <style:table-cell-properties fo:border-bottom="none" style:cell-protect="none" style:print-content="true" style:diagonal-bl-tr="none" style:diagonal-tl-br="none" fo:border-left="0.0138in solid #000000" fo:border-right="0.0138in solid #000000" fo:border-top="none"/>
    </style:style>
    <style:style style:name="ce135" style:family="table-cell" style:parent-style-name="Default" style:data-style-name="N2">
      <style:table-cell-properties fo:border-bottom="0.0138in solid #000000" style:cell-protect="none" style:print-content="true" style:diagonal-bl-tr="none" style:diagonal-tl-br="none" fo:border-left="0.0138in solid #000000" fo:border-right="0.0138in solid #000000" fo:border-top="none"/>
    </style:style>
    <style:style style:name="ce136" style:family="table-cell" style:parent-style-name="Default" style:data-style-name="N2">
      <style:table-cell-properties fo:border-bottom="0.0346in solid #000000" style:cell-protect="none" style:print-content="true" style:diagonal-bl-tr="none" style:diagonal-tl-br="none" fo:border-left="0.0138in solid #000000" fo:border-right="0.0138in solid #000000" fo:border-top="none"/>
    </style:style>
    <style:style style:name="ce137" style:family="table-cell" style:parent-style-name="Default" style:data-style-name="N2">
      <style:table-cell-properties style:glyph-orientation-vertical="0" fo:border-bottom="0.0346in solid #000000" fo:background-color="#c0c0c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138" style:family="table-cell" style:parent-style-name="Default" style:data-style-name="N2">
      <style:table-cell-properties style:cell-protect="none" style:print-content="true" style:diagonal-bl-tr="none" style:diagonal-tl-br="none" fo:border="none"/>
    </style:style>
    <style:style style:name="ce139" style:family="table-cell" style:parent-style-name="Default" style:data-style-name="N2">
      <style:table-cell-properties fo:border-bottom="0.0138in solid #000000" style:cell-protect="none" style:print-content="true" style:diagonal-bl-tr="none" style:diagonal-tl-br="none" fo:border-left="none" fo:border-right="none" fo:border-top="none"/>
    </style:style>
    <style:style style:name="ce140" style:family="table-cell" style:parent-style-name="Default" style:data-style-name="N2">
      <style:table-cell-properties fo:border-bottom="0.0346in solid #000000" style:cell-protect="none" style:print-content="true" style:diagonal-bl-tr="none" style:diagonal-tl-br="none" fo:border-left="none" fo:border-right="none" fo:border-top="none"/>
    </style:style>
    <style:style style:name="ce141" style:family="table-cell" style:parent-style-name="Default" style:data-style-name="N2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346in solid #000000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42" style:family="table-cell" style:parent-style-name="Default" style:data-style-name="N143">
      <style:table-cell-properties style:glyph-orientation-vertical="0" fo:border-bottom="0.0138in solid #000000" fo:background-color="#c0c0c0" style:cell-protect="none" style:print-content="tru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143" style:family="table-cell" style:parent-style-name="Default" style:data-style-name="N2">
      <style:table-cell-properties style:glyph-orientation-vertical="0" fo:border-bottom="0.0138in solid #000000" style:cell-protect="none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44" style:family="table-cell" style:parent-style-name="Default" style:data-style-name="N2">
      <style:table-cell-properties style:glyph-orientation-vertical="0" fo:border-bottom="0.0138in solid #000000" fo:background-color="#c0c0c0" style:cell-protect="none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145" style:family="table-cell" style:parent-style-name="Default" style:data-style-name="N2">
      <style:table-cell-properties style:glyph-orientation-vertical="0" fo:border-bottom="0.0346in solid #000000" fo:background-color="#c0c0c0" style:cell-protect="none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146" style:family="table-cell" style:parent-style-name="Default" style:data-style-name="N2">
      <style:table-cell-properties style:glyph-orientation-vertical="0" fo:border-bottom="0.0138in solid #000000" fo:background-color="#c0c0c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147" style:family="table-cell" style:parent-style-name="Default" style:data-style-name="N2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148" style:family="table-cell" style:parent-style-name="Default" style:data-style-name="N2">
      <style:table-cell-properties style:glyph-orientation-vertical="0" fo:border-bottom="0.0346in solid #000000" fo:background-color="#c0c0c0" style:cell-protect="none" style:print-content="tru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149" style:family="table-cell" style:parent-style-name="Default" style:data-style-name="N146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50" style:family="table-cell" style:parent-style-name="Default" style:data-style-name="N146">
      <style:table-cell-properties style:glyph-orientation-vertical="0" fo:border-bottom="0.0138in solid #000000" style:cell-protect="none" style:print-content="true" style:diagonal-bl-tr="none" style:diagonal-tl-br="none" style:text-align-source="fix" style:repeat-content="false" fo:background-color="transparent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51" style:family="table-cell" style:parent-style-name="Default" style:data-style-name="N146">
      <style:table-cell-properties fo:border-bottom="none" style:cell-protect="none" style:print-content="true" style:diagonal-bl-tr="none" style:diagonal-tl-br="none" fo:border-left="0.0346in solid #000000" fo:border-right="none" fo:border-top="none"/>
    </style:style>
    <style:style style:name="ce152" style:family="table-cell" style:parent-style-name="Default" style:data-style-name="N146">
      <style:table-cell-properties fo:border-bottom="0.0138in solid #000000" style:cell-protect="none" style:print-content="true" style:diagonal-bl-tr="none" style:diagonal-tl-br="none" fo:border-left="0.0346in solid #000000" fo:border-right="none" fo:border-top="none"/>
    </style:style>
    <style:style style:name="ce153" style:family="table-cell" style:parent-style-name="Default" style:data-style-name="N146">
      <style:table-cell-properties fo:border-bottom="0.0346in solid #000000" style:cell-protect="none" style:print-content="true" style:diagonal-bl-tr="none" style:diagonal-tl-br="none" fo:border-left="0.0346in solid #000000" fo:border-right="none" fo:border-top="none"/>
    </style:style>
    <style:style style:name="ce154" style:family="table-cell" style:parent-style-name="Default" style:data-style-name="N2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155" style:family="table-cell" style:parent-style-name="Default" style:data-style-name="N2">
      <style:table-cell-properties style:glyph-orientation-vertical="0" fo:border-bottom="0.0346in solid #000000" fo:background-color="#c0c0c0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156" style:family="table-cell" style:parent-style-name="Default" style:data-style-name="N146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57" style:family="table-cell" style:parent-style-name="Default" style:data-style-name="N146">
      <style:table-cell-properties fo:border-bottom="none" style:cell-protect="none" style:print-content="true" style:diagonal-bl-tr="none" style:diagonal-tl-br="none" fo:border-left="0.0138in solid #000000" fo:border-right="0.0138in solid #000000" fo:border-top="none"/>
    </style:style>
    <style:style style:name="ce158" style:family="table-cell" style:parent-style-name="Default" style:data-style-name="N146">
      <style:table-cell-properties fo:border-bottom="0.0138in solid #000000" style:cell-protect="none" style:print-content="true" style:diagonal-bl-tr="none" style:diagonal-tl-br="none" fo:border-left="0.0138in solid #000000" fo:border-right="0.0138in solid #000000" fo:border-top="none"/>
    </style:style>
    <style:style style:name="ce159" style:family="table-cell" style:parent-style-name="Default" style:data-style-name="N146">
      <style:table-cell-properties fo:border-bottom="0.0346in solid #000000" style:cell-protect="none" style:print-content="true" style:diagonal-bl-tr="none" style:diagonal-tl-br="none" fo:border-left="0.0138in solid #000000" fo:border-right="0.0138in solid #000000" fo:border-top="none"/>
    </style:style>
    <style:style style:name="ce160" style:family="table-cell" style:parent-style-name="Default" style:data-style-name="N2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161" style:family="table-cell" style:parent-style-name="Default" style:data-style-name="N146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62" style:family="table-cell" style:parent-style-name="Default" style:data-style-name="N146">
      <style:table-cell-properties style:cell-protect="none" style:print-content="true" style:diagonal-bl-tr="none" style:diagonal-tl-br="none" fo:border="none"/>
    </style:style>
    <style:style style:name="ce163" style:family="table-cell" style:parent-style-name="Default" style:data-style-name="N146">
      <style:table-cell-properties fo:border-bottom="0.0138in solid #000000" style:cell-protect="none" style:print-content="true" style:diagonal-bl-tr="none" style:diagonal-tl-br="none" fo:border-left="none" fo:border-right="none" fo:border-top="none"/>
    </style:style>
    <style:style style:name="ce164" style:family="table-cell" style:parent-style-name="Default" style:data-style-name="N146">
      <style:table-cell-properties fo:border-bottom="0.0346in solid #000000" style:cell-protect="none" style:print-content="true" style:diagonal-bl-tr="none" style:diagonal-tl-br="none" fo:border-left="none" fo:border-right="none" fo:border-top="none"/>
    </style:style>
    <style:style style:name="ce165" style:family="table-cell" style:parent-style-name="Default" style:data-style-name="N2">
      <style:table-cell-properties style:glyph-orientation-vertical="0" fo:border-bottom="0.0138in solid #000000" fo:background-color="#c0c0c0" style:cell-protect="none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166" style:family="table-cell" style:parent-style-name="Default" style:data-style-name="N2">
      <style:table-cell-properties style:glyph-orientation-vertical="0" fo:border-bottom="0.0138in solid #000000" fo:background-color="#c0c0c0" style:cell-protect="none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167" style:family="table-cell" style:parent-style-name="Default" style:data-style-name="N146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68" style:family="table-cell" style:parent-style-name="Default" style:data-style-name="N146">
      <style:table-cell-properties fo:border-bottom="none" style:cell-protect="none" style:print-content="true" style:diagonal-bl-tr="none" style:diagonal-tl-br="none" fo:border-left="none" fo:border-right="0.0346in solid #000000" fo:border-top="none"/>
    </style:style>
    <style:style style:name="ce169" style:family="table-cell" style:parent-style-name="Default" style:data-style-name="N146">
      <style:table-cell-properties fo:border-bottom="0.0138in solid #000000" style:cell-protect="none" style:print-content="true" style:diagonal-bl-tr="none" style:diagonal-tl-br="none" fo:border-left="none" fo:border-right="0.0346in solid #000000" fo:border-top="none"/>
    </style:style>
    <style:style style:name="ce170" style:family="table-cell" style:parent-style-name="Default" style:data-style-name="N146">
      <style:table-cell-properties fo:border-bottom="0.0346in solid #000000" style:cell-protect="none" style:print-content="true" style:diagonal-bl-tr="none" style:diagonal-tl-br="none" fo:border-left="none" fo:border-right="0.0346in solid #000000" fo:border-top="none"/>
    </style:style>
    <style:style style:name="ce171" style:family="table-cell" style:parent-style-name="Default" style:data-style-name="N2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172" style:family="table-cell" style:parent-style-name="Default" style:data-style-name="N2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73" style:family="table-cell" style:parent-style-name="Default" style:data-style-name="N2">
      <style:table-cell-properties style:glyph-orientation-vertical="0" fo:border-bottom="0.0138in solid #000000" style:cell-protect="none" style:print-content="true" style:diagonal-bl-tr="none" style:diagonal-tl-br="none" style:text-align-source="fix" style:repeat-content="false" fo:background-color="transparent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74" style:family="table-cell" style:parent-style-name="Default" style:data-style-name="N2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background-color="transparent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75" style:family="table-cell" style:parent-style-name="Default" style:data-style-name="N2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76" style:family="table-cell" style:parent-style-name="Default" style:data-style-name="N2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77" style:family="table-cell" style:parent-style-name="Default" style:data-style-name="N2">
      <style:table-cell-properties style:glyph-orientation-vertical="0" fo:border-bottom="0.0138in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78" style:family="table-cell" style:parent-style-name="Default" style:data-style-name="N2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79" style:family="table-cell" style:parent-style-name="Default" style:data-style-name="N2">
      <style:table-cell-properties style:glyph-orientation-vertical="0" fo:border-bottom="0.0138in solid #000000" fo:background-color="#c0c0c0" style:cell-protect="none" style:print-content="tru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180" style:family="table-cell" style:parent-style-name="Default" style:data-style-name="N2">
      <style:table-cell-properties style:glyph-orientation-vertical="0" fo:border-bottom="0.0346in solid #000000" fo:background-color="#c0c0c0" style:cell-protect="none" style:print-content="tru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181" style:family="table-cell" style:parent-style-name="Default" style:data-style-name="N2">
      <style:table-cell-properties fo:border-bottom="none" style:cell-protect="none" style:print-content="true" style:diagonal-bl-tr="none" style:diagonal-tl-br="none" fo:border-left="0.0346in solid #000000" fo:border-right="0.0138in solid #000000" fo:border-top="none"/>
    </style:style>
    <style:style style:name="ce182" style:family="table-cell" style:parent-style-name="Default" style:data-style-name="N2">
      <style:table-cell-properties fo:border-bottom="0.0138in solid #000000" style:cell-protect="none" style:print-content="true" style:diagonal-bl-tr="none" style:diagonal-tl-br="none" fo:border-left="0.0346in solid #000000" fo:border-right="0.0138in solid #000000" fo:border-top="none"/>
    </style:style>
    <style:style style:name="ce183" style:family="table-cell" style:parent-style-name="Default" style:data-style-name="N2">
      <style:table-cell-properties fo:border-bottom="0.0346in solid #000000" style:cell-protect="none" style:print-content="true" style:diagonal-bl-tr="none" style:diagonal-tl-br="none" fo:border-left="0.0346in solid #000000" fo:border-right="0.0138in solid #000000" fo:border-top="none"/>
    </style:style>
    <style:style style:name="ce184" style:family="table-cell" style:parent-style-name="Default" style:data-style-name="N2">
      <style:table-cell-properties style:glyph-orientation-vertical="0" fo:border-bottom="0.0346in solid #000000" fo:background-color="#c0c0c0" style:cell-protect="none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185" style:family="table-cell" style:parent-style-name="Default" style:data-style-name="N2">
      <style:table-cell-properties fo:border-bottom="none" style:cell-protect="none" style:print-content="true" style:diagonal-bl-tr="none" style:diagonal-tl-br="none" fo:border-left="0.0138in solid #000000" fo:border-right="0.0346in solid #000000" fo:border-top="none"/>
    </style:style>
    <style:style style:name="ce186" style:family="table-cell" style:parent-style-name="Default" style:data-style-name="N2">
      <style:table-cell-properties fo:border-bottom="0.0138in solid #000000" style:cell-protect="none" style:print-content="true" style:diagonal-bl-tr="none" style:diagonal-tl-br="none" fo:border-left="0.0138in solid #000000" fo:border-right="0.0346in solid #000000" fo:border-top="none"/>
    </style:style>
    <style:style style:name="ce187" style:family="table-cell" style:parent-style-name="Default" style:data-style-name="N2">
      <style:table-cell-properties fo:border-bottom="0.0346in solid #000000" style:cell-protect="none" style:print-content="true" style:diagonal-bl-tr="none" style:diagonal-tl-br="none" fo:border-left="0.0138in solid #000000" fo:border-right="0.0346in solid #000000" fo:border-top="none"/>
    </style:style>
    <style:style style:name="ce188" style:family="table-cell" style:parent-style-name="Default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189" style:family="table-cell" style:parent-style-name="Default">
      <style:table-cell-properties fo:border-bottom="none" style:cell-protect="none" style:print-content="true" style:diagonal-bl-tr="none" style:diagonal-tl-br="none" fo:border-left="0.0346in solid #000000" fo:border-right="none" fo:border-top="none"/>
    </style:style>
    <style:style style:name="ce190" style:family="table-cell" style:parent-style-name="Default">
      <style:table-cell-properties fo:border-bottom="0.0346in solid #000000" style:cell-protect="none" style:print-content="true" style:diagonal-bl-tr="none" style:diagonal-tl-br="none" fo:border-left="0.0346in solid #000000" fo:border-right="none" fo:border-top="none"/>
    </style:style>
    <style:style style:name="ce191" style:family="table-cell" style:parent-style-name="Default">
      <style:table-cell-properties fo:border-bottom="0.0138in solid #000000" style:cell-protect="none" style:print-content="true" style:diagonal-bl-tr="none" style:diagonal-tl-br="none" fo:border-left="0.0346in solid #000000" fo:border-right="none" fo:border-top="0.0346in solid #000000"/>
    </style:style>
    <style:style style:name="ce192" style:family="table-cell" style:parent-style-name="Default">
      <style:table-cell-properties fo:border-bottom="none" style:cell-protect="none" style:print-content="true" style:diagonal-bl-tr="none" style:diagonal-tl-br="none" fo:border-left="none" fo:border-right="0.0346in solid #000000" fo:border-top="none"/>
    </style:style>
    <style:style style:name="ce193" style:family="table-cell" style:parent-style-name="Default">
      <style:table-cell-properties fo:border-bottom="0.0346in solid #000000" style:cell-protect="none" style:print-content="true" style:diagonal-bl-tr="none" style:diagonal-tl-br="none" fo:border-left="none" fo:border-right="0.0346in solid #000000" fo:border-top="none"/>
    </style:style>
    <style:style style:name="ce194" style:family="table-cell" style:parent-style-name="Default" style:data-style-name="N61">
      <style:table-cell-properties fo:border-bottom="none" style:cell-protect="none" style:print-content="true" style:diagonal-bl-tr="none" style:diagonal-tl-br="none" fo:border-left="none" fo:border-right="0.0346in solid #000000" fo:border-top="none"/>
    </style:style>
    <style:style style:name="ce195" style:family="table-cell" style:parent-style-name="Default" style:data-style-name="N61">
      <style:table-cell-properties fo:border-bottom="0.0346in solid #000000" style:cell-protect="none" style:print-content="true" style:diagonal-bl-tr="none" style:diagonal-tl-br="none" fo:border-left="none" fo:border-right="0.0346in solid #000000" fo:border-top="none"/>
    </style:style>
    <style:style style:name="ce196" style:family="table-cell" style:parent-style-name="Default" style:data-style-name="N61">
      <style:table-cell-properties style:cell-protect="none" style:print-content="true"/>
    </style:style>
    <style:style style:name="ce197" style:family="table-cell" style:parent-style-name="Default">
      <style:table-cell-properties fo:border-bottom="0.0138in solid #000000" style:cell-protect="none" style:print-content="true" style:diagonal-bl-tr="none" style:diagonal-tl-br="none" fo:border-left="0.0138in solid #000000" fo:border-right="0.0346in solid #000000" fo:border-top="0.0346in solid #000000"/>
    </style:style>
    <style:style style:name="ce198" style:family="table-cell" style:parent-style-name="Default">
      <style:table-cell-properties fo:border-bottom="0.0346in solid #000000" style:cell-protect="none" style:print-content="true" style:diagonal-bl-tr="none" style:diagonal-tl-br="none" fo:border-left="0.0138in solid #000000" fo:border-right="0.0346in solid #000000" fo:border-top="none"/>
    </style:style>
    <style:style style:name="ce199" style:family="table-cell" style:parent-style-name="Default">
      <style:table-cell-properties style:glyph-orientation-vertical="0" fo:border-bottom="0.0346in solid #000000" fo:background-color="#c0c0c0" style:cell-protect="none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200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201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202" style:family="table-cell" style:parent-style-name="Default">
      <style:table-cell-properties style:glyph-orientation-vertical="0" fo:border-bottom="0.0346in solid #000000" fo:background-color="#c0c0c0" style:cell-protect="none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203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204" style:family="table-cell" style:parent-style-name="Default" style:data-style-name="N147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05" style:family="table-cell" style:parent-style-name="Default" style:data-style-name="N147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206" style:family="table-cell" style:parent-style-name="Default" style:data-style-name="N148">
      <style:table-cell-properties style:cell-protect="none" style:print-content="true" style:diagonal-bl-tr="none" style:diagonal-tl-br="none" fo:border="none"/>
    </style:style>
    <style:style style:name="ce207" style:family="table-cell" style:parent-style-name="Default" style:data-style-name="N148">
      <style:table-cell-properties fo:border-bottom="0.0346in solid #000000" style:cell-protect="none" style:print-content="true" style:diagonal-bl-tr="none" style:diagonal-tl-br="none" fo:border-left="none" fo:border-right="none" fo:border-top="none"/>
    </style:style>
    <style:style style:name="ce208" style:family="table-cell" style:parent-style-name="Default" style:data-style-name="N148">
      <style:table-cell-properties fo:border-bottom="none" style:cell-protect="none" style:print-content="true" style:diagonal-bl-tr="none" style:diagonal-tl-br="none" fo:border-left="none" fo:border-right="0.0346in solid #000000" fo:border-top="none"/>
    </style:style>
    <style:style style:name="ce209" style:family="table-cell" style:parent-style-name="Default" style:data-style-name="N148">
      <style:table-cell-properties fo:border-bottom="0.0346in solid #000000" style:cell-protect="none" style:print-content="true" style:diagonal-bl-tr="none" style:diagonal-tl-br="none" fo:border-left="none" fo:border-right="0.0346in solid #000000" fo:border-top="none"/>
    </style:style>
    <style:style style:name="ce210" style:family="table-cell" style:parent-style-name="Default">
      <style:table-cell-properties style:glyph-orientation-vertical="0" fo:border-bottom="0.0346in solid #000000" fo:background-color="#c0c0c0" style:cell-protect="none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211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212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Data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3" table:default-cell-style-name="ce4"/>
        <table:table-column table:style-name="co1" table:default-cell-style-name="ce30"/>
        <table:table-column table:style-name="co2" table:number-columns-repeated="2" table:default-cell-style-name="ce30"/>
        <table:table-column table:style-name="co3" table:default-cell-style-name="ce30"/>
        <table:table-column table:style-name="co2" table:number-columns-repeated="2" table:default-cell-style-name="ce30"/>
        <table:table-column table:style-name="co2" table:number-columns-repeated="2" table:default-cell-style-name="ce87"/>
        <table:table-column table:style-name="co2" table:number-columns-repeated="7" table:default-cell-style-name="ce97"/>
        <table:table-column table:style-name="co2" table:number-columns-repeated="3" table:default-cell-style-name="ce1"/>
        <table:table-column table:style-name="co2" table:visibility="collapse" table:number-columns-repeated="13" table:default-cell-style-name="ce1"/>
        <table:table-column table:style-name="co2" table:number-columns-repeated="222" table:default-cell-style-name="ce1"/>
        <table:table-column table:style-name="co4" table:number-columns-repeated="767" table:default-cell-style-name="ce1"/>
        <table:table-row table:style-name="ro1">
          <table:table-cell/>
          <table:table-cell table:style-name="ce3" office:value-type="string">
            <text:p>Copyright © 2003-2008 Bruce Justin Lindbloom. All Rights Reserved. &lt;http://www.brucelindbloom.com&gt;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5" office:value-type="string" table:number-columns-spanned="2" table:number-rows-spanned="1">
            <text:p>Correlated Color</text:p>
          </table:table-cell>
          <table:covered-table-cell table:style-name="ce15"/>
          <table:table-cell/>
          <table:table-cell table:style-name="ce1"/>
          <table:table-cell table:style-name="ce31" office:value-type="string">
            <text:p>Observer</text:p>
          </table:table-cell>
          <table:table-cell table:style-name="ce45" office:value-type="string">
            <text:p>Illuminant</text:p>
          </table:table-cell>
          <table:table-cell table:style-name="ce61" office:value-type="string">
            <text:p>X</text:p>
          </table:table-cell>
          <table:table-cell table:style-name="ce45" office:value-type="string">
            <text:p>Y</text:p>
          </table:table-cell>
          <table:table-cell table:style-name="ce61" office:value-type="string">
            <text:p>Z</text:p>
          </table:table-cell>
          <table:table-cell table:style-name="ce45" office:value-type="string">
            <text:p>x</text:p>
          </table:table-cell>
          <table:table-cell table:style-name="ce61" office:value-type="string">
            <text:p>y</text:p>
          </table:table-cell>
          <table:table-cell table:style-name="ce45" office:value-type="string">
            <text:p>L</text:p>
          </table:table-cell>
          <table:table-cell table:style-name="ce45" office:value-type="string">
            <text:p>a</text:p>
          </table:table-cell>
          <table:table-cell table:style-name="ce61" office:value-type="string">
            <text:p>b</text:p>
          </table:table-cell>
          <table:table-cell table:style-name="ce45" office:value-type="string">
            <text:p>C(ab)</text:p>
          </table:table-cell>
          <table:table-cell table:style-name="ce61" office:value-type="string">
            <text:p>H(ab)</text:p>
          </table:table-cell>
          <table:table-cell table:style-name="ce45" office:value-type="string">
            <text:p>u</text:p>
          </table:table-cell>
          <table:table-cell table:style-name="ce61" office:value-type="string">
            <text:p>v</text:p>
          </table:table-cell>
          <table:table-cell table:style-name="ce45" office:value-type="string">
            <text:p>C(uv)</text:p>
          </table:table-cell>
          <table:table-cell table:style-name="ce112" office:value-type="string">
            <text:p>H(uv)</text:p>
          </table:table-cell>
          <table:table-cell/>
          <table:table-cell office:value-type="string">
            <text:p>xr</text:p>
          </table:table-cell>
          <table:table-cell office:value-type="string">
            <text:p>yr</text:p>
          </table:table-cell>
          <table:table-cell office:value-type="string">
            <text:p>zr</text:p>
          </table:table-cell>
          <table:table-cell office:value-type="string">
            <text:p>fx</text:p>
          </table:table-cell>
          <table:table-cell office:value-type="string">
            <text:p>fy</text:p>
          </table:table-cell>
          <table:table-cell office:value-type="string">
            <text:p>fz</text:p>
          </table:table-cell>
          <table:table-cell office:value-type="string">
            <text:p>Xr</text:p>
          </table:table-cell>
          <table:table-cell office:value-type="string">
            <text:p>Yr</text:p>
          </table:table-cell>
          <table:table-cell office:value-type="string">
            <text:p>Zr</text:p>
          </table:table-cell>
          <table:table-cell office:value-type="string">
            <text:p>up</text:p>
          </table:table-cell>
          <table:table-cell office:value-type="string">
            <text:p>vp</text:p>
          </table:table-cell>
          <table:table-cell office:value-type="string">
            <text:p>upr</text:p>
          </table:table-cell>
          <table:table-cell office:value-type="string">
            <text:p>vpr</text:p>
          </table:table-cell>
          <table:table-cell table:number-columns-repeated="989"/>
        </table:table-row>
        <table:table-row table:style-name="ro2">
          <table:table-cell table:style-name="ce2"/>
          <table:table-cell table:style-name="ce6" office:value-type="string" table:number-columns-spanned="2" table:number-rows-spanned="1">
            <text:p>Temperature</text:p>
          </table:table-cell>
          <table:covered-table-cell table:style-name="ce16"/>
          <table:table-cell table:style-name="ce25" office:value-type="string">
            <text:p>Version 1.2</text:p>
          </table:table-cell>
          <table:table-cell table:style-name="ce2"/>
          <table:table-cell table:style-name="ce32" office:value-type="string">
            <text:p>2-Degree</text:p>
          </table:table-cell>
          <table:table-cell table:style-name="ce46" office:value-type="string">
            <text:p>A</text:p>
          </table:table-cell>
          <table:table-cell table:style-name="ce62" table:formula="of:=SUMPRODUCT(Sample;xObs2;Illuminant_A)/SUMPRODUCT(yObs2;Illuminant_A)" office:value-type="float" office:value="0.145209937466274">
            <text:p>0.1452</text:p>
          </table:table-cell>
          <table:table-cell table:style-name="ce73" table:formula="of:=SUMPRODUCT(Sample;yObs2;Illuminant_A)/SUMPRODUCT(yObs2;Illuminant_A)" office:value-type="float" office:value="0.108793597562476">
            <text:p>0.1088</text:p>
          </table:table-cell>
          <table:table-cell table:style-name="ce62" table:formula="of:=SUMPRODUCT(Sample;zObs2;Illuminant_A)/SUMPRODUCT(yObs2;Illuminant_A)" office:value-type="float" office:value="0.0204734406060669">
            <text:p>0.0205</text:p>
          </table:table-cell>
          <table:table-cell table:style-name="ce73" table:formula="of:=[.H4]/([.H4]+[.I4]+[.J4])" office:value-type="float" office:value="0.529042325427949">
            <text:p>0.5290</text:p>
          </table:table-cell>
          <table:table-cell table:style-name="ce62" table:formula="of:=[.I4]/([.H4]+[.I4]+[.J4])" office:value-type="float" office:value="0.39636693500741">
            <text:p>0.3964</text:p>
          </table:table-cell>
          <table:table-cell table:style-name="ce98" table:formula="of:=116*[.AA4]-16" office:value-type="float" office:value="39.3765338348775">
            <text:p>39.38</text:p>
          </table:table-cell>
          <table:table-cell table:style-name="ce98" table:formula="of:=500*([.Z4]-[.AA4])" office:value-type="float" office:value="16.0305027594993">
            <text:p>16.03</text:p>
          </table:table-cell>
          <table:table-cell table:style-name="ce108" table:formula="of:=200*([.AA4]-[.AB4])" office:value-type="float" office:value="18.2490338123398">
            <text:p>18.25</text:p>
          </table:table-cell>
          <table:table-cell table:style-name="ce98" table:formula="of:=SQRT([.N4]*[.N4]+[.O4]*[.O4])" office:value-type="float" office:value="24.29000316604">
            <text:p>24.29</text:p>
          </table:table-cell>
          <table:table-cell table:style-name="ce108" table:formula="of:=IF(ATAN2([.N4];[.O4])&lt;0;360+(180*ATAN2([.N4];[.O4]))/PI();(180*ATAN2([.N4];[.O4]))/PI())" office:value-type="float" office:value="48.7029508610036">
            <text:p>48.70</text:p>
          </table:table-cell>
          <table:table-cell table:style-name="ce98" table:formula="of:=13*[.M4]*([.AF4]-[.AH4])" office:value-type="float" office:value="30.7119084706914">
            <text:p>30.71</text:p>
          </table:table-cell>
          <table:table-cell table:style-name="ce108" table:formula="of:=13*[.M4]*([.AG4]-[.AI4])" office:value-type="float" office:value="4.22098940236329">
            <text:p>4.22</text:p>
          </table:table-cell>
          <table:table-cell table:style-name="ce98" table:formula="of:=SQRT([.R4]*[.R4]+[.S4]*[.S4])" office:value-type="float" office:value="31.0006140817724">
            <text:p>31.00</text:p>
          </table:table-cell>
          <table:table-cell table:style-name="ce113" table:formula="of:=IF(ATAN2([.R4];[.S4])&lt;0;360+(180*ATAN2([.R4];[.S4]))/PI();(180*ATAN2([.R4];[.S4]))/PI())" office:value-type="float" office:value="7.8256012744125">
            <text:p>7.83</text:p>
          </table:table-cell>
          <table:table-cell/>
          <table:table-cell table:formula="of:=[.H4]/[.AC4]" office:value-type="float" office:value="0.13221834067518">
            <text:p>0.13</text:p>
          </table:table-cell>
          <table:table-cell table:formula="of:=[.I4]/[.AD4]" office:value-type="float" office:value="0.108793597562476">
            <text:p>0.11</text:p>
          </table:table-cell>
          <table:table-cell table:formula="of:=[.J4]/[.AE4]" office:value-type="float" office:value="0.0575744948875569">
            <text:p>0.06</text:p>
          </table:table-cell>
          <table:table-cell table:formula="of:=IF([.W4]&gt;epsilon;POWER([.W4];1/3);(kappa*[.W4]+16)/116)" office:value-type="float" office:value="0.509444917888632">
            <text:p>0.51</text:p>
          </table:table-cell>
          <table:table-cell table:formula="of:=IF([.X4]&gt;epsilon;POWER([.X4];1/3);(kappa*[.X4]+16)/116)" office:value-type="float" office:value="0.477383912369634">
            <text:p>0.48</text:p>
          </table:table-cell>
          <table:table-cell table:formula="of:=IF([.Y4]&gt;epsilon;POWER([.Y4];1/3);(kappa*[.Y4]+16)/116)" office:value-type="float" office:value="0.386138743307935">
            <text:p>0.39</text:p>
          </table:table-cell>
          <table:table-cell table:formula="of:=SUMPRODUCT(xObs2;Illuminant_A)/SUMPRODUCT(yObs2;Illuminant_A)" office:value-type="float" office:value="1.09825865855487">
            <text:p>1.1</text:p>
          </table:table-cell>
          <table:table-cell table:formula="of:=SUMPRODUCT(yObs2;Illuminant_A)/SUMPRODUCT(yObs2;Illuminant_A)" office:value-type="float" office:value="1">
            <text:p>1</text:p>
          </table:table-cell>
          <table:table-cell table:formula="of:=SUMPRODUCT(zObs2;Illuminant_A)/SUMPRODUCT(yObs2;Illuminant_A)" office:value-type="float" office:value="0.355599135451411">
            <text:p>0.36</text:p>
          </table:table-cell>
          <table:table-cell table:formula="of:=(4*[.H4])/([.H4]+15*[.I4]+3*[.J4])" office:value-type="float" office:value="0.315925449027143">
            <text:p>0.32</text:p>
          </table:table-cell>
          <table:table-cell table:formula="of:=(9*[.I4])/([.H4]+15*[.I4]+3*[.J4])" office:value-type="float" office:value="0.532566849157065">
            <text:p>0.53</text:p>
          </table:table-cell>
          <table:table-cell table:formula="of:=(4*[.AC4])/([.AC4]+15*[.AD4]+3*[.AE4])" office:value-type="float" office:value="0.255928941776092">
            <text:p>0.26</text:p>
          </table:table-cell>
          <table:table-cell table:formula="of:=(9*[.AD4])/([.AC4]+15*[.AD4]+3*[.AE4])" office:value-type="float" office:value="0.524321037226257">
            <text:p>0.52</text:p>
          </table:table-cell>
          <table:table-cell table:style-name="ce2" table:number-columns-repeated="989"/>
        </table:table-row>
        <table:table-row table:style-name="ro2">
          <table:table-cell table:style-name="ce2"/>
          <table:table-cell table:style-name="ce7" office:value-type="string">
            <text:p>D Illuminant</text:p>
          </table:table-cell>
          <table:table-cell table:style-name="ce17" office:value-type="float" office:value="5000">
            <text:p>5000</text:p>
          </table:table-cell>
          <table:table-cell table:style-name="ce25" office:value-type="string">
            <text:p>(10 nm)</text:p>
          </table:table-cell>
          <table:table-cell table:style-name="ce2"/>
          <table:table-cell table:style-name="ce32"/>
          <table:table-cell table:style-name="ce46" office:value-type="string">
            <text:p>B</text:p>
          </table:table-cell>
          <table:table-cell table:style-name="ce62" table:formula="of:=SUMPRODUCT(Sample;xObs2;Illuminant_B)/SUMPRODUCT(yObs2;Illuminant_B)" office:value-type="float" office:value="0.118669757575912">
            <text:p>0.1187</text:p>
          </table:table-cell>
          <table:table-cell table:style-name="ce73" table:formula="of:=SUMPRODUCT(Sample;yObs2;Illuminant_B)/SUMPRODUCT(yObs2;Illuminant_B)" office:value-type="float" office:value="0.100361577000732">
            <text:p>0.1004</text:p>
          </table:table-cell>
          <table:table-cell table:style-name="ce62" table:formula="of:=SUMPRODUCT(Sample;zObs2;Illuminant_B)/SUMPRODUCT(yObs2;Illuminant_B)" office:value-type="float" office:value="0.0486899626465094">
            <text:p>0.0487</text:p>
          </table:table-cell>
          <table:table-cell table:style-name="ce73" table:formula="of:=[.H5]/([.H5]+[.I5]+[.J5])" office:value-type="float" office:value="0.443258563314809">
            <text:p>0.4433</text:p>
          </table:table-cell>
          <table:table-cell table:style-name="ce62" table:formula="of:=[.I5]/([.H5]+[.I5]+[.J5])" office:value-type="float" office:value="0.374873340454039">
            <text:p>0.3749</text:p>
          </table:table-cell>
          <table:table-cell table:style-name="ce98" table:formula="of:=116*[.AA5]-16" office:value-type="float" office:value="37.9072463611842">
            <text:p>37.91</text:p>
          </table:table-cell>
          <table:table-cell table:style-name="ce98" table:formula="of:=500*([.Z5]-[.AA5])" office:value-type="float" office:value="14.1125832678381">
            <text:p>14.11</text:p>
          </table:table-cell>
          <table:table-cell table:style-name="ce108" table:formula="of:=200*([.AA5]-[.AB5])" office:value-type="float" office:value="15.9150736663969">
            <text:p>15.92</text:p>
          </table:table-cell>
          <table:table-cell table:style-name="ce98" table:formula="of:=SQRT([.N5]*[.N5]+[.O5]*[.O5])" office:value-type="float" office:value="21.2709796741595">
            <text:p>21.27</text:p>
          </table:table-cell>
          <table:table-cell table:style-name="ce108" table:formula="of:=IF(ATAN2([.N5];[.O5])&lt;0;360+(180*ATAN2([.N5];[.O5]))/PI();(180*ATAN2([.N5];[.O5]))/PI())" office:value-type="float" office:value="48.435210270079">
            <text:p>48.44</text:p>
          </table:table-cell>
          <table:table-cell table:style-name="ce98" table:formula="of:=13*[.M5]*([.AF5]-[.AH5])" office:value-type="float" office:value="26.8547417061192">
            <text:p>26.85</text:p>
          </table:table-cell>
          <table:table-cell table:style-name="ce108" table:formula="of:=13*[.M5]*([.AG5]-[.AI5])" office:value-type="float" office:value="12.3326577081549">
            <text:p>12.33</text:p>
          </table:table-cell>
          <table:table-cell table:style-name="ce98" table:formula="of:=SQRT([.R5]*[.R5]+[.S5]*[.S5])" office:value-type="float" office:value="29.5511691519793">
            <text:p>29.55</text:p>
          </table:table-cell>
          <table:table-cell table:style-name="ce113" table:formula="of:=IF(ATAN2([.R5];[.S5])&lt;0;360+(180*ATAN2([.R5];[.S5]))/PI();(180*ATAN2([.R5];[.S5]))/PI())" office:value-type="float" office:value="24.6662793128667">
            <text:p>24.67</text:p>
          </table:table-cell>
          <table:table-cell/>
          <table:table-cell table:formula="of:=[.H5]/[.AC5]" office:value-type="float" office:value="0.119781460156384">
            <text:p>0.12</text:p>
          </table:table-cell>
          <table:table-cell table:formula="of:=[.I5]/[.AD5]" office:value-type="float" office:value="0.100361577000732">
            <text:p>0.1</text:p>
          </table:table-cell>
          <table:table-cell table:formula="of:=[.J5]/[.AE5]" office:value-type="float" office:value="0.0571299135003638">
            <text:p>0.06</text:p>
          </table:table-cell>
          <table:table-cell table:formula="of:=IF([.W5]&gt;epsilon;POWER([.W5];1/3);(kappa*[.W5]+16)/116)" office:value-type="float" office:value="0.492942807580368">
            <text:p>0.49</text:p>
          </table:table-cell>
          <table:table-cell table:formula="of:=IF([.X5]&gt;epsilon;POWER([.X5];1/3);(kappa*[.X5]+16)/116)" office:value-type="float" office:value="0.464717641044691">
            <text:p>0.46</text:p>
          </table:table-cell>
          <table:table-cell table:formula="of:=IF([.Y5]&gt;epsilon;POWER([.Y5];1/3);(kappa*[.Y5]+16)/116)" office:value-type="float" office:value="0.385142272712707">
            <text:p>0.39</text:p>
          </table:table-cell>
          <table:table-cell table:formula="of:=SUMPRODUCT(xObs2;Illuminant_B)/SUMPRODUCT(yObs2;Illuminant_B)" office:value-type="float" office:value="0.990718909428718">
            <text:p>0.99</text:p>
          </table:table-cell>
          <table:table-cell table:formula="of:=SUMPRODUCT(yObs2;Illuminant_B)/SUMPRODUCT(yObs2;Illuminant_B)" office:value-type="float" office:value="1">
            <text:p>1</text:p>
          </table:table-cell>
          <table:table-cell table:formula="of:=SUMPRODUCT(zObs2;Illuminant_B)/SUMPRODUCT(yObs2;Illuminant_B)" office:value-type="float" office:value="0.852267396592494">
            <text:p>0.85</text:p>
          </table:table-cell>
          <table:table-cell table:formula="of:=(4*[.H5])/([.H5]+15*[.I5]+3*[.J5])" office:value-type="float" office:value="0.268155503033243">
            <text:p>0.27</text:p>
          </table:table-cell>
          <table:table-cell table:formula="of:=(9*[.I5])/([.H5]+15*[.I5]+3*[.J5])" office:value-type="float" office:value="0.510266026155877">
            <text:p>0.51</text:p>
          </table:table-cell>
          <table:table-cell table:formula="of:=(4*[.AC5])/([.AC5]+15*[.AD5]+3*[.AE5])" office:value-type="float" office:value="0.213660662064672">
            <text:p>0.21</text:p>
          </table:table-cell>
          <table:table-cell table:formula="of:=(9*[.AD5])/([.AC5]+15*[.AD5]+3*[.AE5])" office:value-type="float" office:value="0.485240046465572">
            <text:p>0.49</text:p>
          </table:table-cell>
          <table:table-cell table:style-name="ce2" table:number-columns-repeated="989"/>
        </table:table-row>
        <table:table-row table:style-name="ro2">
          <table:table-cell table:style-name="ce2"/>
          <table:table-cell table:style-name="ce8" office:value-type="string">
            <text:p>Blackbody</text:p>
          </table:table-cell>
          <table:table-cell table:style-name="ce18" office:value-type="float" office:value="5000">
            <text:p>5000</text:p>
          </table:table-cell>
          <table:table-cell table:style-name="ce2" table:number-columns-repeated="2"/>
          <table:table-cell table:style-name="ce32"/>
          <table:table-cell table:style-name="ce46" office:value-type="string">
            <text:p>C</text:p>
          </table:table-cell>
          <table:table-cell table:style-name="ce62" table:formula="of:=SUMPRODUCT(Sample;xObs2;Illuminant_C)/SUMPRODUCT(yObs2;Illuminant_C)" office:value-type="float" office:value="0.111254644142088">
            <text:p>0.1113</text:p>
          </table:table-cell>
          <table:table-cell table:style-name="ce73" table:formula="of:=SUMPRODUCT(Sample;yObs2;Illuminant_C)/SUMPRODUCT(yObs2;Illuminant_C)" office:value-type="float" office:value="0.0973308015222898">
            <text:p>0.0973</text:p>
          </table:table-cell>
          <table:table-cell table:style-name="ce62" table:formula="of:=SUMPRODUCT(Sample;zObs2;Illuminant_C)/SUMPRODUCT(yObs2;Illuminant_C)" office:value-type="float" office:value="0.0673850626046903">
            <text:p>0.0674</text:p>
          </table:table-cell>
          <table:table-cell table:style-name="ce73" table:formula="of:=[.H6]/([.H6]+[.I6]+[.J6])" office:value-type="float" office:value="0.403139613866333">
            <text:p>0.4031</text:p>
          </table:table-cell>
          <table:table-cell table:style-name="ce62" table:formula="of:=[.I6]/([.H6]+[.I6]+[.J6])" office:value-type="float" office:value="0.352685517495201">
            <text:p>0.3527</text:p>
          </table:table-cell>
          <table:table-cell table:style-name="ce98" table:formula="of:=116*[.AA6]-16" office:value-type="float" office:value="37.3590500407214">
            <text:p>37.36</text:p>
          </table:table-cell>
          <table:table-cell table:style-name="ce98" table:formula="of:=500*([.Z6]-[.AA6])" office:value-type="float" office:value="12.0699831343263">
            <text:p>12.07</text:p>
          </table:table-cell>
          <table:table-cell table:style-name="ce108" table:formula="of:=200*([.AA6]-[.AB6])" office:value-type="float" office:value="15.0037573618482">
            <text:p>15.00</text:p>
          </table:table-cell>
          <table:table-cell table:style-name="ce98" table:formula="of:=SQRT([.N6]*[.N6]+[.O6]*[.O6])" office:value-type="float" office:value="19.25609586173">
            <text:p>19.26</text:p>
          </table:table-cell>
          <table:table-cell table:style-name="ce108" table:formula="of:=IF(ATAN2([.N6];[.O6])&lt;0;360+(180*ATAN2([.N6];[.O6]))/PI();(180*ATAN2([.N6];[.O6]))/PI())" office:value-type="float" office:value="51.1845735838897">
            <text:p>51.18</text:p>
          </table:table-cell>
          <table:table-cell table:style-name="ce98" table:formula="of:=13*[.M6]*([.AF6]-[.AH6])" office:value-type="float" office:value="24.3171663369618">
            <text:p>24.32</text:p>
          </table:table-cell>
          <table:table-cell table:style-name="ce108" table:formula="of:=13*[.M6]*([.AG6]-[.AI6])" office:value-type="float" office:value="16.0181872203925">
            <text:p>16.02</text:p>
          </table:table-cell>
          <table:table-cell table:style-name="ce98" table:formula="of:=SQRT([.R6]*[.R6]+[.S6]*[.S6])" office:value-type="float" office:value="29.1188409880444">
            <text:p>29.12</text:p>
          </table:table-cell>
          <table:table-cell table:style-name="ce113" table:formula="of:=IF(ATAN2([.R6];[.S6])&lt;0;360+(180*ATAN2([.R6];[.S6]))/PI();(180*ATAN2([.R6];[.S6]))/PI())" office:value-type="float" office:value="33.3736681804329">
            <text:p>33.37</text:p>
          </table:table-cell>
          <table:table-cell/>
          <table:table-cell table:formula="of:=[.H6]/[.AC6]" office:value-type="float" office:value="0.113472537850319">
            <text:p>0.11</text:p>
          </table:table-cell>
          <table:table-cell table:formula="of:=[.I6]/[.AD6]" office:value-type="float" office:value="0.0973308015222898">
            <text:p>0.1</text:p>
          </table:table-cell>
          <table:table-cell table:formula="of:=[.J6]/[.AE6]" office:value-type="float" office:value="0.0570546302372748">
            <text:p>0.06</text:p>
          </table:table-cell>
          <table:table-cell table:formula="of:=IF([.W6]&gt;epsilon;POWER([.W6];1/3);(kappa*[.W6]+16)/116)" office:value-type="float" office:value="0.484131776964527">
            <text:p>0.48</text:p>
          </table:table-cell>
          <table:table-cell table:formula="of:=IF([.X6]&gt;epsilon;POWER([.X6];1/3);(kappa*[.X6]+16)/116)" office:value-type="float" office:value="0.459991810695874">
            <text:p>0.46</text:p>
          </table:table-cell>
          <table:table-cell table:formula="of:=IF([.Y6]&gt;epsilon;POWER([.Y6];1/3);(kappa*[.Y6]+16)/116)" office:value-type="float" office:value="0.384973023886633">
            <text:p>0.38</text:p>
          </table:table-cell>
          <table:table-cell table:formula="of:=SUMPRODUCT(xObs2;Illuminant_C)/SUMPRODUCT(yObs2;Illuminant_C)" office:value-type="float" office:value="0.980454357060759">
            <text:p>0.98</text:p>
          </table:table-cell>
          <table:table-cell table:formula="of:=SUMPRODUCT(yObs2;Illuminant_C)/SUMPRODUCT(yObs2;Illuminant_C)" office:value-type="float" office:value="1">
            <text:p>1</text:p>
          </table:table-cell>
          <table:table-cell table:formula="of:=SUMPRODUCT(zObs2;Illuminant_C)/SUMPRODUCT(yObs2;Illuminant_C)" office:value-type="float" office:value="1.18106212106632">
            <text:p>1.18</text:p>
          </table:table-cell>
          <table:table-cell table:formula="of:=(4*[.H6])/([.H6]+15*[.I6]+3*[.J6])" office:value-type="float" office:value="0.250944873950828">
            <text:p>0.25</text:p>
          </table:table-cell>
          <table:table-cell table:formula="of:=(9*[.I6])/([.H6]+15*[.I6]+3*[.J6])" office:value-type="float" office:value="0.493961382850576">
            <text:p>0.49</text:p>
          </table:table-cell>
          <table:table-cell table:formula="of:=(4*[.AC6])/([.AC6]+15*[.AD6]+3*[.AE6])" office:value-type="float" office:value="0.200875312368013">
            <text:p>0.2</text:p>
          </table:table-cell>
          <table:table-cell table:formula="of:=(9*[.AD6])/([.AC6]+15*[.AD6]+3*[.AE6])" office:value-type="float" office:value="0.460979595402034">
            <text:p>0.46</text:p>
          </table:table-cell>
          <table:table-cell table:style-name="ce2" table:number-columns-repeated="989"/>
        </table:table-row>
        <table:table-row table:style-name="ro2">
          <table:table-cell table:style-name="ce2" table:number-columns-repeated="5"/>
          <table:table-cell table:style-name="ce32"/>
          <table:table-cell table:style-name="ce46" office:value-type="string">
            <text:p>D</text:p>
          </table:table-cell>
          <table:table-cell table:style-name="ce62" table:formula="of:=SUMPRODUCT(Sample;xObs2;Illuminant_D)/SUMPRODUCT(yObs2;Illuminant_D)" office:value-type="float" office:value="0.115201315824777">
            <text:p>0.1152</text:p>
          </table:table-cell>
          <table:table-cell table:style-name="ce73" table:formula="of:=SUMPRODUCT(Sample;yObs2;Illuminant_D)/SUMPRODUCT(yObs2;Illuminant_D)" office:value-type="float" office:value="0.0994717382070526">
            <text:p>0.0995</text:p>
          </table:table-cell>
          <table:table-cell table:style-name="ce62" table:formula="of:=SUMPRODUCT(Sample;zObs2;Illuminant_D)/SUMPRODUCT(yObs2;Illuminant_D)" office:value-type="float" office:value="0.0470145839308222">
            <text:p>0.0470</text:p>
          </table:table-cell>
          <table:table-cell table:style-name="ce73" table:formula="of:=[.H7]/([.H7]+[.I7]+[.J7])" office:value-type="float" office:value="0.440224523870013">
            <text:p>0.4402</text:p>
          </table:table-cell>
          <table:table-cell table:style-name="ce62" table:formula="of:=[.I7]/([.H7]+[.I7]+[.J7])" office:value-type="float" office:value="0.380116305766226">
            <text:p>0.3801</text:p>
          </table:table-cell>
          <table:table-cell table:style-name="ce98" table:formula="of:=116*[.AA7]-16" office:value-type="float" office:value="37.7474533676226">
            <text:p>37.75</text:p>
          </table:table-cell>
          <table:table-cell table:style-name="ce98" table:formula="of:=500*([.Z7]-[.AA7])" office:value-type="float" office:value="14.6129011876804">
            <text:p>14.61</text:p>
          </table:table-cell>
          <table:table-cell table:style-name="ce108" table:formula="of:=200*([.AA7]-[.AB7])" office:value-type="float" office:value="15.6737173706011">
            <text:p>15.67</text:p>
          </table:table-cell>
          <table:table-cell table:style-name="ce98" table:formula="of:=SQRT([.N7]*[.N7]+[.O7]*[.O7])" office:value-type="float" office:value="21.4290059810154">
            <text:p>21.43</text:p>
          </table:table-cell>
          <table:table-cell table:style-name="ce108" table:formula="of:=IF(ATAN2([.N7];[.O7])&lt;0;360+(180*ATAN2([.N7];[.O7]))/PI();(180*ATAN2([.N7];[.O7]))/PI())" office:value-type="float" office:value="47.0060163835915">
            <text:p>47.01</text:p>
          </table:table-cell>
          <table:table-cell table:style-name="ce98" table:formula="of:=13*[.M7]*([.AF7]-[.AH7])" office:value-type="float" office:value="26.705399487471">
            <text:p>26.71</text:p>
          </table:table-cell>
          <table:table-cell table:style-name="ce108" table:formula="of:=13*[.M7]*([.AG7]-[.AI7])" office:value-type="float" office:value="11.7217919497884">
            <text:p>11.72</text:p>
          </table:table-cell>
          <table:table-cell table:style-name="ce98" table:formula="of:=SQRT([.R7]*[.R7]+[.S7]*[.S7])" office:value-type="float" office:value="29.1646835796232">
            <text:p>29.16</text:p>
          </table:table-cell>
          <table:table-cell table:style-name="ce113" table:formula="of:=IF(ATAN2([.R7];[.S7])&lt;0;360+(180*ATAN2([.R7];[.S7]))/PI();(180*ATAN2([.R7];[.S7]))/PI())" office:value-type="float" office:value="23.6980952932353">
            <text:p>23.70</text:p>
          </table:table-cell>
          <table:table-cell/>
          <table:table-cell table:formula="of:=[.H7]/[.AC7]" office:value-type="float" office:value="0.119506925732628">
            <text:p>0.12</text:p>
          </table:table-cell>
          <table:table-cell table:formula="of:=[.I7]/[.AD7]" office:value-type="float" office:value="0.0994717382070526">
            <text:p>0.1</text:p>
          </table:table-cell>
          <table:table-cell table:formula="of:=[.J7]/[.AE7]" office:value-type="float" office:value="0.0570539653209113">
            <text:p>0.06</text:p>
          </table:table-cell>
          <table:table-cell table:formula="of:=IF([.W7]&gt;epsilon;POWER([.W7];1/3);(kappa*[.W7]+16)/116)" office:value-type="float" office:value="0.492565917613487">
            <text:p>0.49</text:p>
          </table:table-cell>
          <table:table-cell table:formula="of:=IF([.X7]&gt;epsilon;POWER([.X7];1/3);(kappa*[.X7]+16)/116)" office:value-type="float" office:value="0.463340115238126">
            <text:p>0.46</text:p>
          </table:table-cell>
          <table:table-cell table:formula="of:=IF([.Y7]&gt;epsilon;POWER([.Y7];1/3);(kappa*[.Y7]+16)/116)" office:value-type="float" office:value="0.38497152838512">
            <text:p>0.38</text:p>
          </table:table-cell>
          <table:table-cell table:formula="of:=SUMPRODUCT(xObs2;Illuminant_D)/SUMPRODUCT(yObs2;Illuminant_D)" office:value-type="float" office:value="0.96397187960902">
            <text:p>0.96</text:p>
          </table:table-cell>
          <table:table-cell table:formula="of:=SUMPRODUCT(yObs2;Illuminant_D)/SUMPRODUCT(yObs2;Illuminant_D)" office:value-type="float" office:value="1">
            <text:p>1</text:p>
          </table:table-cell>
          <table:table-cell table:formula="of:=SUMPRODUCT(zObs2;Illuminant_D)/SUMPRODUCT(yObs2;Illuminant_D)" office:value-type="float" office:value="0.824037096569527">
            <text:p>0.82</text:p>
          </table:table-cell>
          <table:table-cell table:formula="of:=(4*[.H7])/([.H7]+15*[.I7]+3*[.J7])" office:value-type="float" office:value="0.263570148850649">
            <text:p>0.26</text:p>
          </table:table-cell>
          <table:table-cell table:formula="of:=(9*[.I7])/([.H7]+15*[.I7]+3*[.J7])" office:value-type="float" office:value="0.51206018334437">
            <text:p>0.51</text:p>
          </table:table-cell>
          <table:table-cell table:formula="of:=(4*[.AC7])/([.AC7]+15*[.AD7]+3*[.AE7])" office:value-type="float" office:value="0.209148954418543">
            <text:p>0.21</text:p>
          </table:table-cell>
          <table:table-cell table:formula="of:=(9*[.AD7])/([.AC7]+15*[.AD7]+3*[.AE7])" office:value-type="float" office:value="0.488173106909082">
            <text:p>0.49</text:p>
          </table:table-cell>
          <table:table-cell table:style-name="ce2" table:number-columns-repeated="989"/>
        </table:table-row>
        <table:table-row table:style-name="ro2">
          <table:table-cell table:style-name="ce2"/>
          <table:table-cell table:style-name="ce9" office:value-type="string">
            <text:p>Wavelength</text:p>
          </table:table-cell>
          <table:table-cell table:style-name="ce19" office:value-type="string">
            <text:p>Sample</text:p>
          </table:table-cell>
          <table:table-cell table:style-name="ce15" office:value-type="string">
            <text:p>Custom</text:p>
          </table:table-cell>
          <table:table-cell table:style-name="ce2"/>
          <table:table-cell table:style-name="ce32"/>
          <table:table-cell table:style-name="ce46" office:value-type="string">
            <text:p>E</text:p>
          </table:table-cell>
          <table:table-cell table:style-name="ce62" table:formula="of:=SUMPRODUCT(Sample;xObs2;Illuminant_E)/SUMPRODUCT(yObs2;Illuminant_E)" office:value-type="float" office:value="0.117674075757328">
            <text:p>0.1177</text:p>
          </table:table-cell>
          <table:table-cell table:style-name="ce73" table:formula="of:=SUMPRODUCT(Sample;yObs2;Illuminant_E)/SUMPRODUCT(yObs2;Illuminant_E)" office:value-type="float" office:value="0.0995505846823444">
            <text:p>0.0996</text:p>
          </table:table-cell>
          <table:table-cell table:style-name="ce62" table:formula="of:=SUMPRODUCT(Sample;zObs2;Illuminant_E)/SUMPRODUCT(yObs2;Illuminant_E)" office:value-type="float" office:value="0.0573276535111474">
            <text:p>0.0573</text:p>
          </table:table-cell>
          <table:table-cell table:style-name="ce73" table:formula="of:=[.H8]/([.H8]+[.I8]+[.J8])" office:value-type="float" office:value="0.428603474740361">
            <text:p>0.4286</text:p>
          </table:table-cell>
          <table:table-cell table:style-name="ce62" table:formula="of:=[.I8]/([.H8]+[.I8]+[.J8])" office:value-type="float" office:value="0.362592408163702">
            <text:p>0.3626</text:p>
          </table:table-cell>
          <table:table-cell table:style-name="ce98" table:formula="of:=116*[.AA8]-16" office:value-type="float" office:value="37.7616506264742">
            <text:p>37.76</text:p>
          </table:table-cell>
          <table:table-cell table:style-name="ce98" table:formula="of:=500*([.Z8]-[.AA8])" office:value-type="float" office:value="13.2982501037319">
            <text:p>13.30</text:p>
          </table:table-cell>
          <table:table-cell table:style-name="ce108" table:formula="of:=200*([.AA8]-[.AB8])" office:value-type="float" office:value="15.5599774452913">
            <text:p>15.56</text:p>
          </table:table-cell>
          <table:table-cell table:style-name="ce98" table:formula="of:=SQRT([.N8]*[.N8]+[.O8]*[.O8])" office:value-type="float" office:value="20.4684233374088">
            <text:p>20.47</text:p>
          </table:table-cell>
          <table:table-cell table:style-name="ce108" table:formula="of:=IF(ATAN2([.N8];[.O8])&lt;0;360+(180*ATAN2([.N8];[.O8]))/PI();(180*ATAN2([.N8];[.O8]))/PI())" office:value-type="float" office:value="49.4813243159784">
            <text:p>49.48</text:p>
          </table:table-cell>
          <table:table-cell table:style-name="ce98" table:formula="of:=13*[.M8]*([.AF8]-[.AH8])" office:value-type="float" office:value="26.2569002797868">
            <text:p>26.26</text:p>
          </table:table-cell>
          <table:table-cell table:style-name="ce108" table:formula="of:=13*[.M8]*([.AG8]-[.AI8])" office:value-type="float" office:value="14.1330858288968">
            <text:p>14.13</text:p>
          </table:table-cell>
          <table:table-cell table:style-name="ce98" table:formula="of:=SQRT([.R8]*[.R8]+[.S8]*[.S8])" office:value-type="float" office:value="29.8189357179231">
            <text:p>29.82</text:p>
          </table:table-cell>
          <table:table-cell table:style-name="ce113" table:formula="of:=IF(ATAN2([.R8];[.S8])&lt;0;360+(180*ATAN2([.R8];[.S8]))/PI();(180*ATAN2([.R8];[.S8]))/PI())" office:value-type="float" office:value="28.2918821909455">
            <text:p>28.29</text:p>
          </table:table-cell>
          <table:table-cell/>
          <table:table-cell table:formula="of:=[.H8]/[.AC8]" office:value-type="float" office:value="0.117691506857765">
            <text:p>0.12</text:p>
          </table:table-cell>
          <table:table-cell table:formula="of:=[.I8]/[.AD8]" office:value-type="float" office:value="0.0995505846823444">
            <text:p>0.1</text:p>
          </table:table-cell>
          <table:table-cell table:formula="of:=[.J8]/[.AE8]" office:value-type="float" office:value="0.0573617821451217">
            <text:p>0.06</text:p>
          </table:table-cell>
          <table:table-cell table:formula="of:=IF([.W8]&gt;epsilon;POWER([.W8];1/3);(kappa*[.W8]+16)/116)" office:value-type="float" office:value="0.490059005608104">
            <text:p>0.49</text:p>
          </table:table-cell>
          <table:table-cell table:formula="of:=IF([.X8]&gt;epsilon;POWER([.X8];1/3);(kappa*[.X8]+16)/116)" office:value-type="float" office:value="0.46346250540064">
            <text:p>0.46</text:p>
          </table:table-cell>
          <table:table-cell table:formula="of:=IF([.Y8]&gt;epsilon;POWER([.Y8];1/3);(kappa*[.Y8]+16)/116)" office:value-type="float" office:value="0.385662618174183">
            <text:p>0.39</text:p>
          </table:table-cell>
          <table:table-cell table:formula="of:=SUMPRODUCT(xObs2;Illuminant_E)/SUMPRODUCT(yObs2;Illuminant_E)" office:value-type="float" office:value="0.999851891602864">
            <text:p>1</text:p>
          </table:table-cell>
          <table:table-cell table:formula="of:=SUMPRODUCT(yObs2;Illuminant_E)/SUMPRODUCT(yObs2;Illuminant_E)" office:value-type="float" office:value="1">
            <text:p>1</text:p>
          </table:table-cell>
          <table:table-cell table:formula="of:=SUMPRODUCT(zObs2;Illuminant_E)/SUMPRODUCT(yObs2;Illuminant_E)" office:value-type="float" office:value="0.999405028353409">
            <text:p>1</text:p>
          </table:table-cell>
          <table:table-cell table:formula="of:=(4*[.H8])/([.H8]+15*[.I8]+3*[.J8])" office:value-type="float" office:value="0.264003662599457">
            <text:p>0.26</text:p>
          </table:table-cell>
          <table:table-cell table:formula="of:=(9*[.I8])/([.H8]+15*[.I8]+3*[.J8])" office:value-type="float" office:value="0.502522474062808">
            <text:p>0.5</text:p>
          </table:table-cell>
          <table:table-cell table:formula="of:=(4*[.AC8])/([.AC8]+15*[.AD8]+3*[.AE8])" office:value-type="float" office:value="0.210516552622131">
            <text:p>0.21</text:p>
          </table:table-cell>
          <table:table-cell table:formula="of:=(9*[.AD8])/([.AC8]+15*[.AD8]+3*[.AE8])" office:value-type="float" office:value="0.473732407147288">
            <text:p>0.47</text:p>
          </table:table-cell>
          <table:table-cell table:style-name="ce2" table:number-columns-repeated="989"/>
        </table:table-row>
        <table:table-row table:style-name="ro2">
          <table:table-cell/>
          <table:table-cell table:style-name="ce10" office:value-type="string">
            <text:p>(nm)</text:p>
          </table:table-cell>
          <table:table-cell table:style-name="ce20" office:value-type="string">
            <text:p>Spectrum</text:p>
          </table:table-cell>
          <table:table-cell table:style-name="ce16" office:value-type="string">
            <text:p>Illuminant</text:p>
          </table:table-cell>
          <table:table-cell table:style-name="ce1"/>
          <table:table-cell table:style-name="ce33"/>
          <table:table-cell table:style-name="ce47" office:value-type="string">
            <text:p>F2</text:p>
          </table:table-cell>
          <table:table-cell table:style-name="ce62" table:formula="of:=SUMPRODUCT(Sample;xObs2;Illuminant_F2)/SUMPRODUCT(yObs2;Illuminant_F2)" office:value-type="float" office:value="0.114488491530939">
            <text:p>0.1145</text:p>
          </table:table-cell>
          <table:table-cell table:style-name="ce73" table:formula="of:=SUMPRODUCT(Sample;yObs2;Illuminant_F2)/SUMPRODUCT(yObs2;Illuminant_F2)" office:value-type="float" office:value="0.102193952548198">
            <text:p>0.1022</text:p>
          </table:table-cell>
          <table:table-cell table:style-name="ce62" table:formula="of:=SUMPRODUCT(Sample;zObs2;Illuminant_F2)/SUMPRODUCT(yObs2;Illuminant_F2)" office:value-type="float" office:value="0.0318081603679419">
            <text:p>0.0318</text:p>
          </table:table-cell>
          <table:table-cell table:style-name="ce73" table:formula="of:=[.H9]/([.H9]+[.I9]+[.J9])" office:value-type="float" office:value="0.460735695764795">
            <text:p>0.4607</text:p>
          </table:table-cell>
          <table:table-cell table:style-name="ce62" table:formula="of:=[.I9]/([.H9]+[.I9]+[.J9])" office:value-type="float" office:value="0.41125881912353">
            <text:p>0.4113</text:p>
          </table:table-cell>
          <table:table-cell table:style-name="ce98" table:formula="of:=116*[.AA9]-16" office:value-type="float" office:value="38.2333445590365">
            <text:p>38.23</text:p>
          </table:table-cell>
          <table:table-cell table:style-name="ce98" table:formula="of:=500*([.Z9]-[.AA9])" office:value-type="float" office:value="9.98997713087571">
            <text:p>9.99</text:p>
          </table:table-cell>
          <table:table-cell table:style-name="ce108" table:formula="of:=200*([.AA9]-[.AB9])" office:value-type="float" office:value="16.5366394463043">
            <text:p>16.54</text:p>
          </table:table-cell>
          <table:table-cell table:style-name="ce98" table:formula="of:=SQRT([.N9]*[.N9]+[.O9]*[.O9])" office:value-type="float" office:value="19.3199401461932">
            <text:p>19.32</text:p>
          </table:table-cell>
          <table:table-cell table:style-name="ce108" table:formula="of:=IF(ATAN2([.N9];[.O9])&lt;0;360+(180*ATAN2([.N9];[.O9]))/PI();(180*ATAN2([.N9];[.O9]))/PI())" office:value-type="float" office:value="58.863335414202">
            <text:p>58.86</text:p>
          </table:table-cell>
          <table:table-cell table:style-name="ce98" table:formula="of:=13*[.M9]*([.AF9]-[.AH9])" office:value-type="float" office:value="19.3757079117622">
            <text:p>19.38</text:p>
          </table:table-cell>
          <table:table-cell table:style-name="ce108" table:formula="of:=13*[.M9]*([.AG9]-[.AI9])" office:value-type="float" office:value="9.0328927353683">
            <text:p>9.03</text:p>
          </table:table-cell>
          <table:table-cell table:style-name="ce98" table:formula="of:=SQRT([.R9]*[.R9]+[.S9]*[.S9])" office:value-type="float" office:value="21.3778204747489">
            <text:p>21.38</text:p>
          </table:table-cell>
          <table:table-cell table:style-name="ce113" table:formula="of:=IF(ATAN2([.R9];[.S9])&lt;0;360+(180*ATAN2([.R9];[.S9]))/PI();(180*ATAN2([.R9];[.S9]))/PI())" office:value-type="float" office:value="24.9947818213574">
            <text:p>24.99</text:p>
          </table:table-cell>
          <table:table-cell/>
          <table:table-cell table:formula="of:=[.H9]/[.AC9]" office:value-type="float" office:value="0.115863686607071">
            <text:p>0.12</text:p>
          </table:table-cell>
          <table:table-cell table:formula="of:=[.I9]/[.AD9]" office:value-type="float" office:value="0.102193952548198">
            <text:p>0.1</text:p>
          </table:table-cell>
          <table:table-cell table:formula="of:=[.J9]/[.AE9]" office:value-type="float" office:value="0.0569980103392216">
            <text:p>0.06</text:p>
          </table:table-cell>
          <table:table-cell table:formula="of:=IF([.W9]&gt;epsilon;POWER([.W9];1/3);(kappa*[.W9]+16)/116)" office:value-type="float" office:value="0.487508786667238">
            <text:p>0.49</text:p>
          </table:table-cell>
          <table:table-cell table:formula="of:=IF([.X9]&gt;epsilon;POWER([.X9];1/3);(kappa*[.X9]+16)/116)" office:value-type="float" office:value="0.467528832405487">
            <text:p>0.47</text:p>
          </table:table-cell>
          <table:table-cell table:formula="of:=IF([.Y9]&gt;epsilon;POWER([.Y9];1/3);(kappa*[.Y9]+16)/116)" office:value-type="float" office:value="0.384845635173965">
            <text:p>0.38</text:p>
          </table:table-cell>
          <table:table-cell table:formula="of:=SUMPRODUCT(xObs2;Illuminant_F2)/SUMPRODUCT(yObs2;Illuminant_F2)" office:value-type="float" office:value="0.98813092249692">
            <text:p>0.99</text:p>
          </table:table-cell>
          <table:table-cell table:formula="of:=SUMPRODUCT(yObs2;Illuminant_F2)/SUMPRODUCT(yObs2;Illuminant_F2)" office:value-type="float" office:value="1">
            <text:p>1</text:p>
          </table:table-cell>
          <table:table-cell table:formula="of:=SUMPRODUCT(zObs2;Illuminant_F2)/SUMPRODUCT(yObs2;Illuminant_F2)" office:value-type="float" office:value="0.558057380926752">
            <text:p>0.56</text:p>
          </table:table-cell>
          <table:table-cell table:formula="of:=(4*[.H9])/([.H9]+15*[.I9]+3*[.J9])" office:value-type="float" office:value="0.262765731428272">
            <text:p>0.26</text:p>
          </table:table-cell>
          <table:table-cell table:formula="of:=(9*[.I9])/([.H9]+15*[.I9]+3*[.J9])" office:value-type="float" office:value="0.527733431911253">
            <text:p>0.53</text:p>
          </table:table-cell>
          <table:table-cell table:formula="of:=(4*[.AC9])/([.AC9]+15*[.AD9]+3*[.AE9])" office:value-type="float" office:value="0.223783029618491">
            <text:p>0.22</text:p>
          </table:table-cell>
          <table:table-cell table:formula="of:=(9*[.AD9])/([.AC9]+15*[.AD9]+3*[.AE9])" office:value-type="float" office:value="0.50955982165731">
            <text:p>0.51</text:p>
          </table:table-cell>
          <table:table-cell table:number-columns-repeated="989"/>
        </table:table-row>
        <table:table-row table:style-name="ro2">
          <table:table-cell/>
          <table:table-cell table:style-name="ce11" office:value-type="float" office:value="340">
            <text:p>340</text:p>
          </table:table-cell>
          <table:table-cell table:style-name="ce21" office:value-type="float" office:value="0">
            <text:p>0.0000</text:p>
          </table:table-cell>
          <table:table-cell table:style-name="ce26" office:value-type="float" office:value="1">
            <text:p>1.0000</text:p>
          </table:table-cell>
          <table:table-cell table:style-name="ce1"/>
          <table:table-cell table:style-name="ce33"/>
          <table:table-cell table:style-name="ce47" office:value-type="string">
            <text:p>F7</text:p>
          </table:table-cell>
          <table:table-cell table:style-name="ce62" table:formula="of:=SUMPRODUCT(Sample;xObs2;Illuminant_F7)/SUMPRODUCT(yObs2;Illuminant_F7)" office:value-type="float" office:value="0.107882580674967">
            <text:p>0.1079</text:p>
          </table:table-cell>
          <table:table-cell table:style-name="ce73" table:formula="of:=SUMPRODUCT(Sample;yObs2;Illuminant_F7)/SUMPRODUCT(yObs2;Illuminant_F7)" office:value-type="float" office:value="0.0975206464920195">
            <text:p>0.0975</text:p>
          </table:table-cell>
          <table:table-cell table:style-name="ce62" table:formula="of:=SUMPRODUCT(Sample;zObs2;Illuminant_F7)/SUMPRODUCT(yObs2;Illuminant_F7)" office:value-type="float" office:value="0.0553202155996125">
            <text:p>0.0553</text:p>
          </table:table-cell>
          <table:table-cell table:style-name="ce73" table:formula="of:=[.H10]/([.H10]+[.I10]+[.J10])" office:value-type="float" office:value="0.413781666620383">
            <text:p>0.4138</text:p>
          </table:table-cell>
          <table:table-cell table:style-name="ce62" table:formula="of:=[.I10]/([.H10]+[.I10]+[.J10])" office:value-type="float" office:value="0.374038657426445">
            <text:p>0.3740</text:p>
          </table:table-cell>
          <table:table-cell table:style-name="ce98" table:formula="of:=116*[.AA10]-16" office:value-type="float" office:value="37.3937200116248">
            <text:p>37.39</text:p>
          </table:table-cell>
          <table:table-cell table:style-name="ce98" table:formula="of:=500*([.Z10]-[.AA10])" office:value-type="float" office:value="12.2209875405808">
            <text:p>12.22</text:p>
          </table:table-cell>
          <table:table-cell table:style-name="ce108" table:formula="of:=200*([.AA10]-[.AB10])" office:value-type="float" office:value="15.1188078631387">
            <text:p>15.12</text:p>
          </table:table-cell>
          <table:table-cell table:style-name="ce98" table:formula="of:=SQRT([.N10]*[.N10]+[.O10]*[.O10])" office:value-type="float" office:value="19.4404446366212">
            <text:p>19.44</text:p>
          </table:table-cell>
          <table:table-cell table:style-name="ce108" table:formula="of:=IF(ATAN2([.N10];[.O10])&lt;0;360+(180*ATAN2([.N10];[.O10]))/PI();(180*ATAN2([.N10];[.O10]))/PI())" office:value-type="float" office:value="51.0503477111435">
            <text:p>51.05</text:p>
          </table:table-cell>
          <table:table-cell table:style-name="ce98" table:formula="of:=13*[.M10]*([.AF10]-[.AH10])" office:value-type="float" office:value="23.147092304674">
            <text:p>23.15</text:p>
          </table:table-cell>
          <table:table-cell table:style-name="ce108" table:formula="of:=13*[.M10]*([.AG10]-[.AI10])" office:value-type="float" office:value="13.7312010388049">
            <text:p>13.73</text:p>
          </table:table-cell>
          <table:table-cell table:style-name="ce98" table:formula="of:=SQRT([.R10]*[.R10]+[.S10]*[.S10])" office:value-type="float" office:value="26.9134495026032">
            <text:p>26.91</text:p>
          </table:table-cell>
          <table:table-cell table:style-name="ce113" table:formula="of:=IF(ATAN2([.R10];[.S10])&lt;0;360+(180*ATAN2([.R10];[.S10]))/PI();(180*ATAN2([.R10];[.S10]))/PI())" office:value-type="float" office:value="30.6770513261435">
            <text:p>30.68</text:p>
          </table:table-cell>
          <table:table-cell/>
          <table:table-cell table:formula="of:=[.H10]/[.AC10]" office:value-type="float" office:value="0.113895577225495">
            <text:p>0.11</text:p>
          </table:table-cell>
          <table:table-cell table:formula="of:=[.I10]/[.AD10]" office:value-type="float" office:value="0.0975206464920195">
            <text:p>0.1</text:p>
          </table:table-cell>
          <table:table-cell table:formula="of:=[.J10]/[.AE10]" office:value-type="float" office:value="0.0569318392905598">
            <text:p>0.06</text:p>
          </table:table-cell>
          <table:table-cell table:formula="of:=IF([.W10]&gt;epsilon;POWER([.W10];1/3);(kappa*[.W10]+16)/116)" office:value-type="float" office:value="0.484732664836548">
            <text:p>0.48</text:p>
          </table:table-cell>
          <table:table-cell table:formula="of:=IF([.X10]&gt;epsilon;POWER([.X10];1/3);(kappa*[.X10]+16)/116)" office:value-type="float" office:value="0.460290689755386">
            <text:p>0.46</text:p>
          </table:table-cell>
          <table:table-cell table:formula="of:=IF([.Y10]&gt;epsilon;POWER([.Y10];1/3);(kappa*[.Y10]+16)/116)" office:value-type="float" office:value="0.384696650439693">
            <text:p>0.38</text:p>
          </table:table-cell>
          <table:table-cell table:formula="of:=SUMPRODUCT(xObs2;Illuminant_F7)/SUMPRODUCT(yObs2;Illuminant_F7)" office:value-type="float" office:value="0.947206057539678">
            <text:p>0.95</text:p>
          </table:table-cell>
          <table:table-cell table:formula="of:=SUMPRODUCT(yObs2;Illuminant_F7)/SUMPRODUCT(yObs2;Illuminant_F7)" office:value-type="float" office:value="1">
            <text:p>1</text:p>
          </table:table-cell>
          <table:table-cell table:formula="of:=SUMPRODUCT(zObs2;Illuminant_F7)/SUMPRODUCT(yObs2;Illuminant_F7)" office:value-type="float" office:value="0.971692049457208">
            <text:p>0.97</text:p>
          </table:table-cell>
          <table:table-cell table:formula="of:=(4*[.H10])/([.H10]+15*[.I10]+3*[.J10])" office:value-type="float" office:value="0.248483917842205">
            <text:p>0.25</text:p>
          </table:table-cell>
          <table:table-cell table:formula="of:=(9*[.I10])/([.H10]+15*[.I10]+3*[.J10])" office:value-type="float" office:value="0.505389307136262">
            <text:p>0.51</text:p>
          </table:table-cell>
          <table:table-cell table:formula="of:=(4*[.AC10])/([.AC10]+15*[.AD10]+3*[.AE10])" office:value-type="float" office:value="0.200867752311082">
            <text:p>0.2</text:p>
          </table:table-cell>
          <table:table-cell table:formula="of:=(9*[.AD10])/([.AC10]+15*[.AD10]+3*[.AE10])" office:value-type="float" office:value="0.477142686221685">
            <text:p>0.48</text:p>
          </table:table-cell>
          <table:table-cell table:number-columns-repeated="989"/>
        </table:table-row>
        <table:table-row table:style-name="ro2">
          <table:table-cell/>
          <table:table-cell table:style-name="ce11" office:value-type="float" office:value="350">
            <text:p>350</text:p>
          </table:table-cell>
          <table:table-cell table:style-name="ce21" office:value-type="float" office:value="0">
            <text:p>0.0000</text:p>
          </table:table-cell>
          <table:table-cell table:style-name="ce26" office:value-type="float" office:value="1">
            <text:p>1.0000</text:p>
          </table:table-cell>
          <table:table-cell table:style-name="ce1"/>
          <table:table-cell table:style-name="ce33"/>
          <table:table-cell table:style-name="ce47" office:value-type="string">
            <text:p>F11</text:p>
          </table:table-cell>
          <table:table-cell table:style-name="ce62" table:formula="of:=SUMPRODUCT(Sample;xObs2;Illuminant_F11)/SUMPRODUCT(yObs2;Illuminant_F11)" office:value-type="float" office:value="0.126109521063499">
            <text:p>0.1261</text:p>
          </table:table-cell>
          <table:table-cell table:style-name="ce73" table:formula="of:=SUMPRODUCT(Sample;yObs2;Illuminant_F11)/SUMPRODUCT(yObs2;Illuminant_F11)" office:value-type="float" office:value="0.102892675911206">
            <text:p>0.1029</text:p>
          </table:table-cell>
          <table:table-cell table:style-name="ce62" table:formula="of:=SUMPRODUCT(Sample;zObs2;Illuminant_F11)/SUMPRODUCT(yObs2;Illuminant_F11)" office:value-type="float" office:value="0.0293002130104708">
            <text:p>0.0293</text:p>
          </table:table-cell>
          <table:table-cell table:style-name="ce73" table:formula="of:=[.H11]/([.H11]+[.I11]+[.J11])" office:value-type="float" office:value="0.488224330042978">
            <text:p>0.4882</text:p>
          </table:table-cell>
          <table:table-cell table:style-name="ce62" table:formula="of:=[.I11]/([.H11]+[.I11]+[.J11])" office:value-type="float" office:value="0.398341912168419">
            <text:p>0.3983</text:p>
          </table:table-cell>
          <table:table-cell table:style-name="ce98" table:formula="of:=116*[.AA11]-16" office:value-type="float" office:value="38.3566658416539">
            <text:p>38.36</text:p>
          </table:table-cell>
          <table:table-cell table:style-name="ce98" table:formula="of:=500*([.Z11]-[.AA11])" office:value-type="float" office:value="13.8790663713191">
            <text:p>13.88</text:p>
          </table:table-cell>
          <table:table-cell table:style-name="ce108" table:formula="of:=200*([.AA11]-[.AB11])" office:value-type="float" office:value="16.8155909413093">
            <text:p>16.82</text:p>
          </table:table-cell>
          <table:table-cell table:style-name="ce98" table:formula="of:=SQRT([.N11]*[.N11]+[.O11]*[.O11])" office:value-type="float" office:value="21.8034993073342">
            <text:p>21.80</text:p>
          </table:table-cell>
          <table:table-cell table:style-name="ce108" table:formula="of:=IF(ATAN2([.N11];[.O11])&lt;0;360+(180*ATAN2([.N11];[.O11]))/PI();(180*ATAN2([.N11];[.O11]))/PI())" office:value-type="float" office:value="50.4647933248317">
            <text:p>50.46</text:p>
          </table:table-cell>
          <table:table-cell table:style-name="ce98" table:formula="of:=13*[.M11]*([.AF11]-[.AH11])" office:value-type="float" office:value="26.1038230697663">
            <text:p>26.10</text:p>
          </table:table-cell>
          <table:table-cell table:style-name="ce108" table:formula="of:=13*[.M11]*([.AG11]-[.AI11])" office:value-type="float" office:value="7.43702389435055">
            <text:p>7.44</text:p>
          </table:table-cell>
          <table:table-cell table:style-name="ce98" table:formula="of:=SQRT([.R11]*[.R11]+[.S11]*[.S11])" office:value-type="float" office:value="27.1425662615531">
            <text:p>27.14</text:p>
          </table:table-cell>
          <table:table-cell table:style-name="ce113" table:formula="of:=IF(ATAN2([.R11];[.S11])&lt;0;360+(180*ATAN2([.R11];[.S11]))/PI();(180*ATAN2([.R11];[.S11]))/PI())" office:value-type="float" office:value="15.9023433873827">
            <text:p>15.90</text:p>
          </table:table-cell>
          <table:table-cell/>
          <table:table-cell table:formula="of:=[.H11]/[.AC11]" office:value-type="float" office:value="0.122282493993948">
            <text:p>0.12</text:p>
          </table:table-cell>
          <table:table-cell table:formula="of:=[.I11]/[.AD11]" office:value-type="float" office:value="0.102892675911206">
            <text:p>0.1</text:p>
          </table:table-cell>
          <table:table-cell table:formula="of:=[.J11]/[.AE11]" office:value-type="float" office:value="0.0568507821837657">
            <text:p>0.06</text:p>
          </table:table-cell>
          <table:table-cell table:formula="of:=IF([.W11]&gt;epsilon;POWER([.W11];1/3);(kappa*[.W11]+16)/116)" office:value-type="float" office:value="0.496350079653447">
            <text:p>0.5</text:p>
          </table:table-cell>
          <table:table-cell table:formula="of:=IF([.X11]&gt;epsilon;POWER([.X11];1/3);(kappa*[.X11]+16)/116)" office:value-type="float" office:value="0.468591946910809">
            <text:p>0.47</text:p>
          </table:table-cell>
          <table:table-cell table:formula="of:=IF([.Y11]&gt;epsilon;POWER([.Y11];1/3);(kappa*[.Y11]+16)/116)" office:value-type="float" office:value="0.384513992204263">
            <text:p>0.38</text:p>
          </table:table-cell>
          <table:table-cell table:formula="of:=SUMPRODUCT(xObs2;Illuminant_F11)/SUMPRODUCT(yObs2;Illuminant_F11)" office:value-type="float" office:value="1.0312966062807">
            <text:p>1.03</text:p>
          </table:table-cell>
          <table:table-cell table:formula="of:=SUMPRODUCT(yObs2;Illuminant_F11)/SUMPRODUCT(yObs2;Illuminant_F11)" office:value-type="float" office:value="1">
            <text:p>1</text:p>
          </table:table-cell>
          <table:table-cell table:formula="of:=SUMPRODUCT(zObs2;Illuminant_F11)/SUMPRODUCT(yObs2;Illuminant_F11)" office:value-type="float" office:value="0.515388036628241">
            <text:p>0.52</text:p>
          </table:table-cell>
          <table:table-cell table:formula="of:=(4*[.H11])/([.H11]+15*[.I11]+3*[.J11])" office:value-type="float" office:value="0.287036530384716">
            <text:p>0.29</text:p>
          </table:table-cell>
          <table:table-cell table:formula="of:=(9*[.I11])/([.H11]+15*[.I11]+3*[.J11])" office:value-type="float" office:value="0.526934064966684">
            <text:p>0.53</text:p>
          </table:table-cell>
          <table:table-cell table:formula="of:=(4*[.AC11])/([.AC11]+15*[.AD11]+3*[.AE11])" office:value-type="float" office:value="0.234686141060694">
            <text:p>0.23</text:p>
          </table:table-cell>
          <table:table-cell table:formula="of:=(9*[.AD11])/([.AC11]+15*[.AD11]+3*[.AE11])" office:value-type="float" office:value="0.51201934940028">
            <text:p>0.51</text:p>
          </table:table-cell>
          <table:table-cell table:number-columns-repeated="989"/>
        </table:table-row>
        <table:table-row table:style-name="ro2">
          <table:table-cell/>
          <table:table-cell table:style-name="ce12" office:value-type="float" office:value="360">
            <text:p>360</text:p>
          </table:table-cell>
          <table:table-cell table:style-name="ce22" office:value-type="float" office:value="0">
            <text:p>0.0000</text:p>
          </table:table-cell>
          <table:table-cell table:style-name="ce27" office:value-type="float" office:value="1">
            <text:p>1.0000</text:p>
          </table:table-cell>
          <table:table-cell table:style-name="ce1"/>
          <table:table-cell table:style-name="ce32"/>
          <table:table-cell table:style-name="ce46" office:value-type="string">
            <text:p>Blackbody</text:p>
          </table:table-cell>
          <table:table-cell table:style-name="ce62" table:formula="of:=SUMPRODUCT(Sample;xObs2;Blackbody)/SUMPRODUCT(yObs2;Blackbody)" office:value-type="float" office:value="0.116894666017546">
            <text:p>0.1169</text:p>
          </table:table-cell>
          <table:table-cell table:style-name="ce73" table:formula="of:=SUMPRODUCT(Sample;yObs2;Blackbody)/SUMPRODUCT(yObs2;Blackbody)" office:value-type="float" office:value="0.0998613507510532">
            <text:p>0.0999</text:p>
          </table:table-cell>
          <table:table-cell table:style-name="ce62" table:formula="of:=SUMPRODUCT(Sample;zObs2;Blackbody)/SUMPRODUCT(yObs2;Blackbody)" office:value-type="float" office:value="0.0493933712078255">
            <text:p>0.0494</text:p>
          </table:table-cell>
          <table:table-cell table:style-name="ce73" table:formula="of:=[.H12]/([.H12]+[.I12]+[.J12])" office:value-type="float" office:value="0.439206969087227">
            <text:p>0.4392</text:p>
          </table:table-cell>
          <table:table-cell table:style-name="ce62" table:formula="of:=[.I12]/([.H12]+[.I12]+[.J12])" office:value-type="float" office:value="0.375207891741982">
            <text:p>0.3752</text:p>
          </table:table-cell>
          <table:table-cell table:style-name="ce98" table:formula="of:=116*[.AA12]-16" office:value-type="float" office:value="37.8175349187087">
            <text:p>37.82</text:p>
          </table:table-cell>
          <table:table-cell table:style-name="ce98" table:formula="of:=500*([.Z12]-[.AA12])" office:value-type="float" office:value="14.0483008114242">
            <text:p>14.05</text:p>
          </table:table-cell>
          <table:table-cell table:style-name="ce108" table:formula="of:=200*([.AA12]-[.AB12])" office:value-type="float" office:value="15.6755324492005">
            <text:p>15.68</text:p>
          </table:table-cell>
          <table:table-cell table:style-name="ce98" table:formula="of:=SQRT([.N12]*[.N12]+[.O12]*[.O12])" office:value-type="float" office:value="21.0493960306276">
            <text:p>21.05</text:p>
          </table:table-cell>
          <table:table-cell table:style-name="ce108" table:formula="of:=IF(ATAN2([.N12];[.O12])&lt;0;360+(180*ATAN2([.N12];[.O12]))/PI();(180*ATAN2([.N12];[.O12]))/PI())" office:value-type="float" office:value="48.1335302773461">
            <text:p>48.13</text:p>
          </table:table-cell>
          <table:table-cell table:style-name="ce98" table:formula="of:=13*[.M12]*([.AF12]-[.AH12])" office:value-type="float" office:value="26.4545361311754">
            <text:p>26.45</text:p>
          </table:table-cell>
          <table:table-cell table:style-name="ce108" table:formula="of:=13*[.M12]*([.AG12]-[.AI12])" office:value-type="float" office:value="12.3113858222093">
            <text:p>12.31</text:p>
          </table:table-cell>
          <table:table-cell table:style-name="ce98" table:formula="of:=SQRT([.R12]*[.R12]+[.S12]*[.S12])" office:value-type="float" office:value="29.1789770687555">
            <text:p>29.18</text:p>
          </table:table-cell>
          <table:table-cell table:style-name="ce113" table:formula="of:=IF(ATAN2([.R12];[.S12])&lt;0;360+(180*ATAN2([.R12];[.S12]))/PI();(180*ATAN2([.R12];[.S12]))/PI())" office:value-type="float" office:value="24.9562800259224">
            <text:p>24.96</text:p>
          </table:table-cell>
          <table:table-cell/>
          <table:table-cell table:formula="of:=[.H12]/[.AC12]" office:value-type="float" office:value="0.119125168598639">
            <text:p>0.12</text:p>
          </table:table-cell>
          <table:table-cell table:formula="of:=[.I12]/[.AD12]" office:value-type="float" office:value="0.0998613507510532">
            <text:p>0.1</text:p>
          </table:table-cell>
          <table:table-cell table:formula="of:=[.J12]/[.AE12]" office:value-type="float" office:value="0.0573189507482924">
            <text:p>0.06</text:p>
          </table:table-cell>
          <table:table-cell table:formula="of:=IF([.W12]&gt;epsilon;POWER([.W12];1/3);(kappa*[.W12]+16)/116)" office:value-type="float" office:value="0.492040868163441">
            <text:p>0.49</text:p>
          </table:table-cell>
          <table:table-cell table:formula="of:=IF([.X12]&gt;epsilon;POWER([.X12];1/3);(kappa*[.X12]+16)/116)" office:value-type="float" office:value="0.463944266540592">
            <text:p>0.46</text:p>
          </table:table-cell>
          <table:table-cell table:formula="of:=IF([.Y12]&gt;epsilon;POWER([.Y12];1/3);(kappa*[.Y12]+16)/116)" office:value-type="float" office:value="0.38556660429459">
            <text:p>0.39</text:p>
          </table:table-cell>
          <table:table-cell table:formula="of:=SUMPRODUCT(xObs2;Blackbody)/SUMPRODUCT(yObs2;Blackbody)" office:value-type="float" office:value="0.981275975452274">
            <text:p>0.98</text:p>
          </table:table-cell>
          <table:table-cell table:formula="of:=SUMPRODUCT(yObs2;Blackbody)/SUMPRODUCT(yObs2;Blackbody)" office:value-type="float" office:value="1">
            <text:p>1</text:p>
          </table:table-cell>
          <table:table-cell table:formula="of:=SUMPRODUCT(zObs2;Blackbody)/SUMPRODUCT(yObs2;Blackbody)" office:value-type="float" office:value="0.861728460884238">
            <text:p>0.86</text:p>
          </table:table-cell>
          <table:table-cell table:formula="of:=(4*[.H12])/([.H12]+15*[.I12]+3*[.J12])" office:value-type="float" office:value="0.265218366031069">
            <text:p>0.27</text:p>
          </table:table-cell>
          <table:table-cell table:formula="of:=(9*[.I12])/([.H12]+15*[.I12]+3*[.J12])" office:value-type="float" office:value="0.50978711562183">
            <text:p>0.51</text:p>
          </table:table-cell>
          <table:table-cell table:formula="of:=(4*[.AC12])/([.AC12]+15*[.AD12]+3*[.AE12])" office:value-type="float" office:value="0.211408292948383">
            <text:p>0.21</text:p>
          </table:table-cell>
          <table:table-cell table:formula="of:=(9*[.AD12])/([.AC12]+15*[.AD12]+3*[.AE12])" office:value-type="float" office:value="0.484745037108062">
            <text:p>0.48</text:p>
          </table:table-cell>
          <table:table-cell table:number-columns-repeated="989"/>
        </table:table-row>
        <table:table-row table:style-name="ro2">
          <table:table-cell/>
          <table:table-cell table:style-name="ce12" office:value-type="float" office:value="370">
            <text:p>370</text:p>
          </table:table-cell>
          <table:table-cell table:style-name="ce22" office:value-type="float" office:value="0">
            <text:p>0.0000</text:p>
          </table:table-cell>
          <table:table-cell table:style-name="ce27" office:value-type="float" office:value="1">
            <text:p>1.0000</text:p>
          </table:table-cell>
          <table:table-cell table:style-name="ce1"/>
          <table:table-cell table:style-name="ce34"/>
          <table:table-cell table:style-name="ce48" office:value-type="string">
            <text:p>Custom</text:p>
          </table:table-cell>
          <table:table-cell table:style-name="ce63" table:formula="of:=SUMPRODUCT(Sample;xObs2;Custom_Illuminant)/SUMPRODUCT(yObs2;Custom_Illuminant)" office:value-type="float" office:value="0.117674075757328">
            <text:p>0.1177</text:p>
          </table:table-cell>
          <table:table-cell table:style-name="ce74" table:formula="of:=SUMPRODUCT(Sample;yObs2;Custom_Illuminant)/SUMPRODUCT(yObs2;Custom_Illuminant)" office:value-type="float" office:value="0.0995505846823445">
            <text:p>0.0996</text:p>
          </table:table-cell>
          <table:table-cell table:style-name="ce79" table:formula="of:=SUMPRODUCT(Sample;zObs2;Custom_Illuminant)/SUMPRODUCT(yObs2;Custom_Illuminant)" office:value-type="float" office:value="0.0573276535111474">
            <text:p>0.0573</text:p>
          </table:table-cell>
          <table:table-cell table:style-name="ce74" table:formula="of:=[.H13]/([.H13]+[.I13]+[.J13])" office:value-type="float" office:value="0.428603474740361">
            <text:p>0.4286</text:p>
          </table:table-cell>
          <table:table-cell table:style-name="ce90" table:formula="of:=[.I13]/([.H13]+[.I13]+[.J13])" office:value-type="float" office:value="0.362592408163702">
            <text:p>0.3626</text:p>
          </table:table-cell>
          <table:table-cell table:style-name="ce99" table:formula="of:=116*[.AA13]-16" office:value-type="float" office:value="37.7616506264742">
            <text:p>37.76</text:p>
          </table:table-cell>
          <table:table-cell table:style-name="ce99" table:formula="of:=500*([.Z13]-[.AA13])" office:value-type="float" office:value="13.2982501037318">
            <text:p>13.30</text:p>
          </table:table-cell>
          <table:table-cell table:style-name="ce99" table:formula="of:=200*([.AA13]-[.AB13])" office:value-type="float" office:value="15.5599774452913">
            <text:p>15.56</text:p>
          </table:table-cell>
          <table:table-cell table:style-name="ce99" table:formula="of:=SQRT([.N13]*[.N13]+[.O13]*[.O13])" office:value-type="float" office:value="20.4684233374087">
            <text:p>20.47</text:p>
          </table:table-cell>
          <table:table-cell table:style-name="ce99" table:formula="of:=IF(ATAN2([.N13];[.O13])&lt;0;360+(180*ATAN2([.N13];[.O13]))/PI();(180*ATAN2([.N13];[.O13]))/PI())" office:value-type="float" office:value="49.4813243159786">
            <text:p>49.48</text:p>
          </table:table-cell>
          <table:table-cell table:style-name="ce99" table:formula="of:=13*[.M13]*([.AF13]-[.AH13])" office:value-type="float" office:value="26.2569002797867">
            <text:p>26.26</text:p>
          </table:table-cell>
          <table:table-cell table:style-name="ce110" table:formula="of:=13*[.M13]*([.AG13]-[.AI13])" office:value-type="float" office:value="14.1330858288968">
            <text:p>14.13</text:p>
          </table:table-cell>
          <table:table-cell table:style-name="ce99" table:formula="of:=SQRT([.R13]*[.R13]+[.S13]*[.S13])" office:value-type="float" office:value="29.8189357179231">
            <text:p>29.82</text:p>
          </table:table-cell>
          <table:table-cell table:style-name="ce114" table:formula="of:=IF(ATAN2([.R13];[.S13])&lt;0;360+(180*ATAN2([.R13];[.S13]))/PI();(180*ATAN2([.R13];[.S13]))/PI())" office:value-type="float" office:value="28.2918821909456">
            <text:p>28.29</text:p>
          </table:table-cell>
          <table:table-cell/>
          <table:table-cell table:formula="of:=[.H13]/[.AC13]" office:value-type="float" office:value="0.117691506857765">
            <text:p>0.12</text:p>
          </table:table-cell>
          <table:table-cell table:formula="of:=[.I13]/[.AD13]" office:value-type="float" office:value="0.0995505846823445">
            <text:p>0.1</text:p>
          </table:table-cell>
          <table:table-cell table:formula="of:=[.J13]/[.AE13]" office:value-type="float" office:value="0.0573617821451217">
            <text:p>0.06</text:p>
          </table:table-cell>
          <table:table-cell table:formula="of:=IF([.W13]&gt;epsilon;POWER([.W13];1/3);(kappa*[.W13]+16)/116)" office:value-type="float" office:value="0.490059005608103">
            <text:p>0.49</text:p>
          </table:table-cell>
          <table:table-cell table:formula="of:=IF([.X13]&gt;epsilon;POWER([.X13];1/3);(kappa*[.X13]+16)/116)" office:value-type="float" office:value="0.46346250540064">
            <text:p>0.46</text:p>
          </table:table-cell>
          <table:table-cell table:formula="of:=IF([.Y13]&gt;epsilon;POWER([.Y13];1/3);(kappa*[.Y13]+16)/116)" office:value-type="float" office:value="0.385662618174183">
            <text:p>0.39</text:p>
          </table:table-cell>
          <table:table-cell table:formula="of:=SUMPRODUCT(xObs2;Custom_Illuminant)/SUMPRODUCT(yObs2;Custom_Illuminant)" office:value-type="float" office:value="0.999851891602865">
            <text:p>1</text:p>
          </table:table-cell>
          <table:table-cell table:formula="of:=SUMPRODUCT(yObs2;Custom_Illuminant)/SUMPRODUCT(yObs2;Custom_Illuminant)" office:value-type="float" office:value="1">
            <text:p>1</text:p>
          </table:table-cell>
          <table:table-cell table:formula="of:=SUMPRODUCT(zObs2;Custom_Illuminant)/SUMPRODUCT(yObs2;Custom_Illuminant)" office:value-type="float" office:value="0.999405028353409">
            <text:p>1</text:p>
          </table:table-cell>
          <table:table-cell table:formula="of:=(4*[.H13])/([.H13]+15*[.I13]+3*[.J13])" office:value-type="float" office:value="0.264003662599457">
            <text:p>0.26</text:p>
          </table:table-cell>
          <table:table-cell table:formula="of:=(9*[.I13])/([.H13]+15*[.I13]+3*[.J13])" office:value-type="float" office:value="0.502522474062808">
            <text:p>0.5</text:p>
          </table:table-cell>
          <table:table-cell table:formula="of:=(4*[.AC13])/([.AC13]+15*[.AD13]+3*[.AE13])" office:value-type="float" office:value="0.210516552622131">
            <text:p>0.21</text:p>
          </table:table-cell>
          <table:table-cell table:formula="of:=(9*[.AD13])/([.AC13]+15*[.AD13]+3*[.AE13])" office:value-type="float" office:value="0.473732407147288">
            <text:p>0.47</text:p>
          </table:table-cell>
          <table:table-cell table:number-columns-repeated="989"/>
        </table:table-row>
        <table:table-row table:style-name="ro2">
          <table:table-cell/>
          <table:table-cell table:style-name="ce12" office:value-type="float" office:value="380">
            <text:p>380</text:p>
          </table:table-cell>
          <table:table-cell table:style-name="ce22" office:value-type="float" office:value="0.06">
            <text:p>0.0600</text:p>
          </table:table-cell>
          <table:table-cell table:style-name="ce27" office:value-type="float" office:value="1">
            <text:p>1.0000</text:p>
          </table:table-cell>
          <table:table-cell table:style-name="ce1"/>
          <table:table-cell table:style-name="ce32" office:value-type="string">
            <text:p>10-Degree</text:p>
          </table:table-cell>
          <table:table-cell table:style-name="ce46" office:value-type="string">
            <text:p>A</text:p>
          </table:table-cell>
          <table:table-cell table:style-name="ce62" table:formula="of:=SUMPRODUCT(Sample;xObs10;Illuminant_A)/SUMPRODUCT(yObs10;Illuminant_A)" office:value-type="float" office:value="0.143705748535774">
            <text:p>0.1437</text:p>
          </table:table-cell>
          <table:table-cell table:style-name="ce73" table:formula="of:=SUMPRODUCT(Sample;yObs10;Illuminant_A)/SUMPRODUCT(yObs10;Illuminant_A)" office:value-type="float" office:value="0.107404146804545">
            <text:p>0.1074</text:p>
          </table:table-cell>
          <table:table-cell table:style-name="ce62" table:formula="of:=SUMPRODUCT(Sample;zObs10;Illuminant_A)/SUMPRODUCT(yObs10;Illuminant_A)" office:value-type="float" office:value="0.0201562079683883">
            <text:p>0.0202</text:p>
          </table:table-cell>
          <table:table-cell table:style-name="ce73" table:formula="of:=[.H14]/([.H14]+[.I14]+[.J14])" office:value-type="float" office:value="0.529759327770611">
            <text:p>0.5298</text:p>
          </table:table-cell>
          <table:table-cell table:style-name="ce62" table:formula="of:=[.I14]/([.H14]+[.I14]+[.J14])" office:value-type="float" office:value="0.395936482643822">
            <text:p>0.3959</text:p>
          </table:table-cell>
          <table:table-cell table:style-name="ce98" table:formula="of:=116*[.AA14]-16" office:value-type="float" office:value="39.1397770459495">
            <text:p>39.14</text:p>
          </table:table-cell>
          <table:table-cell table:style-name="ce98" table:formula="of:=500*([.Z14]-[.AA14])" office:value-type="float" office:value="15.1569314527997">
            <text:p>15.16</text:p>
          </table:table-cell>
          <table:table-cell table:style-name="ce108" table:formula="of:=200*([.AA14]-[.AB14])" office:value-type="float" office:value="17.9858248660958">
            <text:p>17.99</text:p>
          </table:table-cell>
          <table:table-cell table:style-name="ce98" table:formula="of:=SQRT([.N14]*[.N14]+[.O14]*[.O14])" office:value-type="float" office:value="23.5206816903494">
            <text:p>23.52</text:p>
          </table:table-cell>
          <table:table-cell table:style-name="ce108" table:formula="of:=IF(ATAN2([.N14];[.O14])&lt;0;360+(180*ATAN2([.N14];[.O14]))/PI();(180*ATAN2([.N14];[.O14]))/PI())" office:value-type="float" office:value="49.878645167176">
            <text:p>49.88</text:p>
          </table:table-cell>
          <table:table-cell table:style-name="ce98" table:formula="of:=13*[.M14]*([.AF14]-[.AH14])" office:value-type="float" office:value="29.3549553090033">
            <text:p>29.35</text:p>
          </table:table-cell>
          <table:table-cell table:style-name="ce108" table:formula="of:=13*[.M14]*([.AG14]-[.AI14])" office:value-type="float" office:value="4.20933830998133">
            <text:p>4.21</text:p>
          </table:table-cell>
          <table:table-cell table:style-name="ce98" table:formula="of:=SQRT([.R14]*[.R14]+[.S14]*[.S14])" office:value-type="float" office:value="29.6552175881658">
            <text:p>29.66</text:p>
          </table:table-cell>
          <table:table-cell table:style-name="ce113" table:formula="of:=IF(ATAN2([.R14];[.S14])&lt;0;360+(180*ATAN2([.R14];[.S14]))/PI();(180*ATAN2([.R14];[.S14]))/PI())" office:value-type="float" office:value="8.1602710264998">
            <text:p>8.16</text:p>
          </table:table-cell>
          <table:table-cell/>
          <table:table-cell table:formula="of:=[.H14]/[.AC14]" office:value-type="float" office:value="0.129290755911053">
            <text:p>0.13</text:p>
          </table:table-cell>
          <table:table-cell table:formula="of:=[.I14]/[.AD14]" office:value-type="float" office:value="0.107404146804545">
            <text:p>0.11</text:p>
          </table:table-cell>
          <table:table-cell table:formula="of:=[.J14]/[.AE14]" office:value-type="float" office:value="0.0572508209961003">
            <text:p>0.06</text:p>
          </table:table-cell>
          <table:table-cell table:formula="of:=IF([.W14]&gt;epsilon;POWER([.W14];1/3);(kappa*[.W14]+16)/116)" office:value-type="float" office:value="0.505656768474129">
            <text:p>0.51</text:p>
          </table:table-cell>
          <table:table-cell table:formula="of:=IF([.X14]&gt;epsilon;POWER([.X14];1/3);(kappa*[.X14]+16)/116)" office:value-type="float" office:value="0.47534290556853">
            <text:p>0.48</text:p>
          </table:table-cell>
          <table:table-cell table:formula="of:=IF([.Y14]&gt;epsilon;POWER([.Y14];1/3);(kappa*[.Y14]+16)/116)" office:value-type="float" office:value="0.385413781238051">
            <text:p>0.39</text:p>
          </table:table-cell>
          <table:table-cell table:formula="of:=SUMPRODUCT(xObs10;Illuminant_A)/SUMPRODUCT(yObs10;Illuminant_A)" office:value-type="float" office:value="1.11149283274851">
            <text:p>1.11</text:p>
          </table:table-cell>
          <table:table-cell table:formula="of:=SUMPRODUCT(yObs10;Illuminant_A)/SUMPRODUCT(yObs10;Illuminant_A)" office:value-type="float" office:value="1">
            <text:p>1</text:p>
          </table:table-cell>
          <table:table-cell table:formula="of:=SUMPRODUCT(zObs10;Illuminant_A)/SUMPRODUCT(yObs10;Illuminant_A)" office:value-type="float" office:value="0.352068452778367">
            <text:p>0.35</text:p>
          </table:table-cell>
          <table:table-cell table:formula="of:=(4*[.H14])/([.H14]+15*[.I14]+3*[.J14])" office:value-type="float" office:value="0.316665608337327">
            <text:p>0.32</text:p>
          </table:table-cell>
          <table:table-cell table:formula="of:=(9*[.I14])/([.H14]+15*[.I14]+3*[.J14])" office:value-type="float" office:value="0.532513136202265">
            <text:p>0.53</text:p>
          </table:table-cell>
          <table:table-cell table:formula="of:=(4*[.AC14])/([.AC14]+15*[.AD14]+3*[.AE14])" office:value-type="float" office:value="0.258973059842301">
            <text:p>0.26</text:p>
          </table:table-cell>
          <table:table-cell table:formula="of:=(9*[.AD14])/([.AC14]+15*[.AD14]+3*[.AE14])" office:value-type="float" office:value="0.524240343686513">
            <text:p>0.52</text:p>
          </table:table-cell>
          <table:table-cell table:number-columns-repeated="989"/>
        </table:table-row>
        <table:table-row table:style-name="ro2">
          <table:table-cell/>
          <table:table-cell table:style-name="ce13" office:value-type="float" office:value="390">
            <text:p>390</text:p>
          </table:table-cell>
          <table:table-cell table:style-name="ce23" office:value-type="float" office:value="0.06">
            <text:p>0.0600</text:p>
          </table:table-cell>
          <table:table-cell table:style-name="ce28" office:value-type="float" office:value="1">
            <text:p>1.0000</text:p>
          </table:table-cell>
          <table:table-cell table:style-name="ce1"/>
          <table:table-cell table:style-name="ce32"/>
          <table:table-cell table:style-name="ce46" office:value-type="string">
            <text:p>B</text:p>
          </table:table-cell>
          <table:table-cell table:style-name="ce62" table:formula="of:=SUMPRODUCT(Sample;xObs10;Illuminant_B)/SUMPRODUCT(yObs10;Illuminant_B)" office:value-type="float" office:value="0.116073587476625">
            <text:p>0.1161</text:p>
          </table:table-cell>
          <table:table-cell table:style-name="ce73" table:formula="of:=SUMPRODUCT(Sample;yObs10;Illuminant_B)/SUMPRODUCT(yObs10;Illuminant_B)" office:value-type="float" office:value="0.098018430794511">
            <text:p>0.0980</text:p>
          </table:table-cell>
          <table:table-cell table:style-name="ce62" table:formula="of:=SUMPRODUCT(Sample;zObs10;Illuminant_B)/SUMPRODUCT(yObs10;Illuminant_B)" office:value-type="float" office:value="0.0481599731872922">
            <text:p>0.0482</text:p>
          </table:table-cell>
          <table:table-cell table:style-name="ce73" table:formula="of:=[.H15]/([.H15]+[.I15]+[.J15])" office:value-type="float" office:value="0.442603264254047">
            <text:p>0.4426</text:p>
          </table:table-cell>
          <table:table-cell table:style-name="ce62" table:formula="of:=[.I15]/([.H15]+[.I15]+[.J15])" office:value-type="float" office:value="0.373756669108264">
            <text:p>0.3738</text:p>
          </table:table-cell>
          <table:table-cell table:style-name="ce98" table:formula="of:=116*[.AA15]-16" office:value-type="float" office:value="37.4844134935193">
            <text:p>37.48</text:p>
          </table:table-cell>
          <table:table-cell table:style-name="ce98" table:formula="of:=500*([.Z15]-[.AA15])" office:value-type="float" office:value="14.0138827716796">
            <text:p>14.01</text:p>
          </table:table-cell>
          <table:table-cell table:style-name="ce108" table:formula="of:=200*([.AA15]-[.AB15])" office:value-type="float" office:value="15.2009534892749">
            <text:p>15.20</text:p>
          </table:table-cell>
          <table:table-cell table:style-name="ce98" table:formula="of:=SQRT([.N15]*[.N15]+[.O15]*[.O15])" office:value-type="float" office:value="20.675054953288">
            <text:p>20.68</text:p>
          </table:table-cell>
          <table:table-cell table:style-name="ce108" table:formula="of:=IF(ATAN2([.N15];[.O15])&lt;0;360+(180*ATAN2([.N15];[.O15]))/PI();(180*ATAN2([.N15];[.O15]))/PI())" office:value-type="float" office:value="47.3267886271553">
            <text:p>47.33</text:p>
          </table:table-cell>
          <table:table-cell table:style-name="ce98" table:formula="of:=13*[.M15]*([.AF15]-[.AH15])" office:value-type="float" office:value="26.3188595103082">
            <text:p>26.32</text:p>
          </table:table-cell>
          <table:table-cell table:style-name="ce108" table:formula="of:=13*[.M15]*([.AG15]-[.AI15])" office:value-type="float" office:value="11.5891581529083">
            <text:p>11.59</text:p>
          </table:table-cell>
          <table:table-cell table:style-name="ce98" table:formula="of:=SQRT([.R15]*[.R15]+[.S15]*[.S15])" office:value-type="float" office:value="28.757450384491">
            <text:p>28.76</text:p>
          </table:table-cell>
          <table:table-cell table:style-name="ce113" table:formula="of:=IF(ATAN2([.R15];[.S15])&lt;0;360+(180*ATAN2([.R15];[.S15]))/PI();(180*ATAN2([.R15];[.S15]))/PI())" office:value-type="float" office:value="23.7656520248968">
            <text:p>23.77</text:p>
          </table:table-cell>
          <table:table-cell/>
          <table:table-cell table:formula="of:=[.H15]/[.AC15]" office:value-type="float" office:value="0.11700213215336">
            <text:p>0.12</text:p>
          </table:table-cell>
          <table:table-cell table:formula="of:=[.I15]/[.AD15]" office:value-type="float" office:value="0.098018430794511">
            <text:p>0.1</text:p>
          </table:table-cell>
          <table:table-cell table:formula="of:=[.J15]/[.AE15]" office:value-type="float" office:value="0.0570967626691746">
            <text:p>0.06</text:p>
          </table:table-cell>
          <table:table-cell table:formula="of:=IF([.W15]&gt;epsilon;POWER([.W15];1/3);(kappa*[.W15]+16)/116)" office:value-type="float" office:value="0.489100295659905">
            <text:p>0.49</text:p>
          </table:table-cell>
          <table:table-cell table:formula="of:=IF([.X15]&gt;epsilon;POWER([.X15];1/3);(kappa*[.X15]+16)/116)" office:value-type="float" office:value="0.461072530116545">
            <text:p>0.46</text:p>
          </table:table-cell>
          <table:table-cell table:formula="of:=IF([.Y15]&gt;epsilon;POWER([.Y15];1/3);(kappa*[.Y15]+16)/116)" office:value-type="float" office:value="0.385067762670171">
            <text:p>0.39</text:p>
          </table:table-cell>
          <table:table-cell table:formula="of:=SUMPRODUCT(xObs10;Illuminant_B)/SUMPRODUCT(yObs10;Illuminant_B)" office:value-type="float" office:value="0.992063865336078">
            <text:p>0.99</text:p>
          </table:table-cell>
          <table:table-cell table:formula="of:=SUMPRODUCT(yObs10;Illuminant_B)/SUMPRODUCT(yObs10;Illuminant_B)" office:value-type="float" office:value="1">
            <text:p>1</text:p>
          </table:table-cell>
          <table:table-cell table:formula="of:=SUMPRODUCT(zObs10;Illuminant_B)/SUMPRODUCT(yObs10;Illuminant_B)" office:value-type="float" office:value="0.843479926635014">
            <text:p>0.84</text:p>
          </table:table-cell>
          <table:table-cell table:formula="of:=(4*[.H15])/([.H15]+15*[.I15]+3*[.J15])" office:value-type="float" office:value="0.268249543995651">
            <text:p>0.27</text:p>
          </table:table-cell>
          <table:table-cell table:formula="of:=(9*[.I15])/([.H15]+15*[.I15]+3*[.J15])" office:value-type="float" office:value="0.509677953913993">
            <text:p>0.51</text:p>
          </table:table-cell>
          <table:table-cell table:formula="of:=(4*[.AC15])/([.AC15]+15*[.AD15]+3*[.AE15])" office:value-type="float" office:value="0.214239691207395">
            <text:p>0.21</text:p>
          </table:table-cell>
          <table:table-cell table:formula="of:=(9*[.AD15])/([.AC15]+15*[.AD15]+3*[.AE15])" office:value-type="float" office:value="0.485895436835955">
            <text:p>0.49</text:p>
          </table:table-cell>
          <table:table-cell table:number-columns-repeated="989"/>
        </table:table-row>
        <table:table-row table:style-name="ro2">
          <table:table-cell/>
          <table:table-cell table:style-name="ce12" office:value-type="float" office:value="400">
            <text:p>400</text:p>
          </table:table-cell>
          <table:table-cell table:style-name="ce22" office:value-type="float" office:value="0.064102">
            <text:p>0.0641</text:p>
          </table:table-cell>
          <table:table-cell table:style-name="ce27" office:value-type="float" office:value="1">
            <text:p>1.0000</text:p>
          </table:table-cell>
          <table:table-cell table:style-name="ce1"/>
          <table:table-cell table:style-name="ce32"/>
          <table:table-cell table:style-name="ce46" office:value-type="string">
            <text:p>C</text:p>
          </table:table-cell>
          <table:table-cell table:style-name="ce62" table:formula="of:=SUMPRODUCT(Sample;xObs10;Illuminant_C)/SUMPRODUCT(yObs10;Illuminant_C)" office:value-type="float" office:value="0.10788128315836">
            <text:p>0.1079</text:p>
          </table:table-cell>
          <table:table-cell table:style-name="ce73" table:formula="of:=SUMPRODUCT(Sample;yObs10;Illuminant_C)/SUMPRODUCT(yObs10;Illuminant_C)" office:value-type="float" office:value="0.0945484180399481">
            <text:p>0.0945</text:p>
          </table:table-cell>
          <table:table-cell table:style-name="ce62" table:formula="of:=SUMPRODUCT(Sample;zObs10;Illuminant_C)/SUMPRODUCT(yObs10;Illuminant_C)" office:value-type="float" office:value="0.0663174197340623">
            <text:p>0.0663</text:p>
          </table:table-cell>
          <table:table-cell table:style-name="ce73" table:formula="of:=[.H16]/([.H16]+[.I16]+[.J16])" office:value-type="float" office:value="0.401423028399654">
            <text:p>0.4014</text:p>
          </table:table-cell>
          <table:table-cell table:style-name="ce62" table:formula="of:=[.I16]/([.H16]+[.I16]+[.J16])" office:value-type="float" office:value="0.351811836018667">
            <text:p>0.3518</text:p>
          </table:table-cell>
          <table:table-cell table:style-name="ce98" table:formula="of:=116*[.AA16]-16" office:value-type="float" office:value="36.8456703686564">
            <text:p>36.85</text:p>
          </table:table-cell>
          <table:table-cell table:style-name="ce98" table:formula="of:=500*([.Z16]-[.AA16])" office:value-type="float" office:value="12.4243808708286">
            <text:p>12.42</text:p>
          </table:table-cell>
          <table:table-cell table:style-name="ce108" table:formula="of:=200*([.AA16]-[.AB16])" office:value-type="float" office:value="14.0969469866359">
            <text:p>14.10</text:p>
          </table:table-cell>
          <table:table-cell table:style-name="ce98" table:formula="of:=SQRT([.N16]*[.N16]+[.O16]*[.O16])" office:value-type="float" office:value="18.7906666823568">
            <text:p>18.79</text:p>
          </table:table-cell>
          <table:table-cell table:style-name="ce108" table:formula="of:=IF(ATAN2([.N16];[.O16])&lt;0;360+(180*ATAN2([.N16];[.O16]))/PI();(180*ATAN2([.N16];[.O16]))/PI())" office:value-type="float" office:value="48.6085763238044">
            <text:p>48.61</text:p>
          </table:table-cell>
          <table:table-cell table:style-name="ce98" table:formula="of:=13*[.M16]*([.AF16]-[.AH16])" office:value-type="float" office:value="24.0110524366276">
            <text:p>24.01</text:p>
          </table:table-cell>
          <table:table-cell table:style-name="ce108" table:formula="of:=13*[.M16]*([.AG16]-[.AI16])" office:value-type="float" office:value="14.7157292921261">
            <text:p>14.72</text:p>
          </table:table-cell>
          <table:table-cell table:style-name="ce98" table:formula="of:=SQRT([.R16]*[.R16]+[.S16]*[.S16])" office:value-type="float" office:value="28.1617351687288">
            <text:p>28.16</text:p>
          </table:table-cell>
          <table:table-cell table:style-name="ce113" table:formula="of:=IF(ATAN2([.R16];[.S16])&lt;0;360+(180*ATAN2([.R16];[.S16]))/PI();(180*ATAN2([.R16];[.S16]))/PI())" office:value-type="float" office:value="31.5030139604423">
            <text:p>31.50</text:p>
          </table:table-cell>
          <table:table-cell/>
          <table:table-cell table:formula="of:=[.H16]/[.AC16]" office:value-type="float" office:value="0.11087901687192">
            <text:p>0.11</text:p>
          </table:table-cell>
          <table:table-cell table:formula="of:=[.I16]/[.AD16]" office:value-type="float" office:value="0.0945484180399481">
            <text:p>0.09</text:p>
          </table:table-cell>
          <table:table-cell table:formula="of:=[.J16]/[.AE16]" office:value-type="float" office:value="0.0571028242759124">
            <text:p>0.06</text:p>
          </table:table-cell>
          <table:table-cell table:formula="of:=IF([.W16]&gt;epsilon;POWER([.W16];1/3);(kappa*[.W16]+16)/116)" office:value-type="float" office:value="0.480414885609384">
            <text:p>0.48</text:p>
          </table:table-cell>
          <table:table-cell table:formula="of:=IF([.X16]&gt;epsilon;POWER([.X16];1/3);(kappa*[.X16]+16)/116)" office:value-type="float" office:value="0.455566123867727">
            <text:p>0.46</text:p>
          </table:table-cell>
          <table:table-cell table:formula="of:=IF([.Y16]&gt;epsilon;POWER([.Y16];1/3);(kappa*[.Y16]+16)/116)" office:value-type="float" office:value="0.385081388934548">
            <text:p>0.39</text:p>
          </table:table-cell>
          <table:table-cell table:formula="of:=SUMPRODUCT(xObs10;Illuminant_C)/SUMPRODUCT(yObs10;Illuminant_C)" office:value-type="float" office:value="0.972963922317038">
            <text:p>0.97</text:p>
          </table:table-cell>
          <table:table-cell table:formula="of:=SUMPRODUCT(yObs10;Illuminant_C)/SUMPRODUCT(yObs10;Illuminant_C)" office:value-type="float" office:value="1">
            <text:p>1</text:p>
          </table:table-cell>
          <table:table-cell table:formula="of:=SUMPRODUCT(zObs10;Illuminant_C)/SUMPRODUCT(yObs10;Illuminant_C)" office:value-type="float" office:value="1.16136847126206">
            <text:p>1.16</text:p>
          </table:table-cell>
          <table:table-cell table:formula="of:=(4*[.H16])/([.H16]+15*[.I16]+3*[.J16])" office:value-type="float" office:value="0.250150823404235">
            <text:p>0.25</text:p>
          </table:table-cell>
          <table:table-cell table:formula="of:=(9*[.I16])/([.H16]+15*[.I16]+3*[.J16])" office:value-type="float" office:value="0.493278990077185">
            <text:p>0.49</text:p>
          </table:table-cell>
          <table:table-cell table:formula="of:=(4*[.AC16])/([.AC16]+15*[.AD16]+3*[.AE16])" office:value-type="float" office:value="0.200022707533179">
            <text:p>0.2</text:p>
          </table:table-cell>
          <table:table-cell table:formula="of:=(9*[.AD16])/([.AC16]+15*[.AD16]+3*[.AE16])" office:value-type="float" office:value="0.46255681390312">
            <text:p>0.46</text:p>
          </table:table-cell>
          <table:table-cell table:number-columns-repeated="989"/>
        </table:table-row>
        <table:table-row table:style-name="ro2">
          <table:table-cell/>
          <table:table-cell table:style-name="ce12" office:value-type="float" office:value="410">
            <text:p>410</text:p>
          </table:table-cell>
          <table:table-cell table:style-name="ce22" office:value-type="float" office:value="0.065387">
            <text:p>0.0654</text:p>
          </table:table-cell>
          <table:table-cell table:style-name="ce27" office:value-type="float" office:value="1">
            <text:p>1.0000</text:p>
          </table:table-cell>
          <table:table-cell table:style-name="ce1"/>
          <table:table-cell table:style-name="ce32"/>
          <table:table-cell table:style-name="ce46" office:value-type="string">
            <text:p>D</text:p>
          </table:table-cell>
          <table:table-cell table:style-name="ce62" table:formula="of:=SUMPRODUCT(Sample;xObs10;Illuminant_D)/SUMPRODUCT(yObs10;Illuminant_D)" office:value-type="float" office:value="0.112879242561188">
            <text:p>0.1129</text:p>
          </table:table-cell>
          <table:table-cell table:style-name="ce73" table:formula="of:=SUMPRODUCT(Sample;yObs10;Illuminant_D)/SUMPRODUCT(yObs10;Illuminant_D)" office:value-type="float" office:value="0.0972018425799662">
            <text:p>0.0972</text:p>
          </table:table-cell>
          <table:table-cell table:style-name="ce62" table:formula="of:=SUMPRODUCT(Sample;zObs10;Illuminant_D)/SUMPRODUCT(yObs10;Illuminant_D)" office:value-type="float" office:value="0.0464104736387017">
            <text:p>0.0464</text:p>
          </table:table-cell>
          <table:table-cell table:style-name="ce73" table:formula="of:=[.H17]/([.H17]+[.I17]+[.J17])" office:value-type="float" office:value="0.440089502742938">
            <text:p>0.4401</text:p>
          </table:table-cell>
          <table:table-cell table:style-name="ce62" table:formula="of:=[.I17]/([.H17]+[.I17]+[.J17])" office:value-type="float" office:value="0.378967023485532">
            <text:p>0.3790</text:p>
          </table:table-cell>
          <table:table-cell table:style-name="ce98" table:formula="of:=116*[.AA17]-16" office:value-type="float" office:value="37.3354735097937">
            <text:p>37.34</text:p>
          </table:table-cell>
          <table:table-cell table:style-name="ce98" table:formula="of:=500*([.Z17]-[.AA17])" office:value-type="float" office:value="14.439858698119">
            <text:p>14.44</text:p>
          </table:table-cell>
          <table:table-cell table:style-name="ce108" table:formula="of:=200*([.AA17]-[.AB17])" office:value-type="float" office:value="14.9830833553789">
            <text:p>14.98</text:p>
          </table:table-cell>
          <table:table-cell table:style-name="ce98" table:formula="of:=SQRT([.N17]*[.N17]+[.O17]*[.O17])" office:value-type="float" office:value="20.8087074575976">
            <text:p>20.81</text:p>
          </table:table-cell>
          <table:table-cell table:style-name="ce108" table:formula="of:=IF(ATAN2([.N17];[.O17])&lt;0;360+(180*ATAN2([.N17];[.O17]))/PI();(180*ATAN2([.N17];[.O17]))/PI())" office:value-type="float" office:value="46.0577101502715">
            <text:p>46.06</text:p>
          </table:table-cell>
          <table:table-cell table:style-name="ce98" table:formula="of:=13*[.M17]*([.AF17]-[.AH17])" office:value-type="float" office:value="26.1342611682319">
            <text:p>26.13</text:p>
          </table:table-cell>
          <table:table-cell table:style-name="ce108" table:formula="of:=13*[.M17]*([.AG17]-[.AI17])" office:value-type="float" office:value="11.0033031808903">
            <text:p>11.00</text:p>
          </table:table-cell>
          <table:table-cell table:style-name="ce98" table:formula="of:=SQRT([.R17]*[.R17]+[.S17]*[.S17])" office:value-type="float" office:value="28.3561684241709">
            <text:p>28.36</text:p>
          </table:table-cell>
          <table:table-cell table:style-name="ce113" table:formula="of:=IF(ATAN2([.R17];[.S17])&lt;0;360+(180*ATAN2([.R17];[.S17]))/PI();(180*ATAN2([.R17];[.S17]))/PI())" office:value-type="float" office:value="22.8325438053949">
            <text:p>22.83</text:p>
          </table:table-cell>
          <table:table-cell/>
          <table:table-cell table:formula="of:=[.H17]/[.AC17]" office:value-type="float" office:value="0.11669236826521">
            <text:p>0.12</text:p>
          </table:table-cell>
          <table:table-cell table:formula="of:=[.I17]/[.AD17]" office:value-type="float" office:value="0.0972018425799662">
            <text:p>0.1</text:p>
          </table:table-cell>
          <table:table-cell table:formula="of:=[.J17]/[.AE17]" office:value-type="float" office:value="0.0570102356538877">
            <text:p>0.06</text:p>
          </table:table-cell>
          <table:table-cell table:formula="of:=IF([.W17]&gt;epsilon;POWER([.W17];1/3);(kappa*[.W17]+16)/116)" office:value-type="float" office:value="0.488668282135839">
            <text:p>0.49</text:p>
          </table:table-cell>
          <table:table-cell table:formula="of:=IF([.X17]&gt;epsilon;POWER([.X17];1/3);(kappa*[.X17]+16)/116)" office:value-type="float" office:value="0.459788564739601">
            <text:p>0.46</text:p>
          </table:table-cell>
          <table:table-cell table:formula="of:=IF([.Y17]&gt;epsilon;POWER([.Y17];1/3);(kappa*[.Y17]+16)/116)" office:value-type="float" office:value="0.384873147962706">
            <text:p>0.38</text:p>
          </table:table-cell>
          <table:table-cell table:formula="of:=SUMPRODUCT(xObs10;Illuminant_D)/SUMPRODUCT(yObs10;Illuminant_D)" office:value-type="float" office:value="0.96732326405994">
            <text:p>0.97</text:p>
          </table:table-cell>
          <table:table-cell table:formula="of:=SUMPRODUCT(yObs10;Illuminant_D)/SUMPRODUCT(yObs10;Illuminant_D)" office:value-type="float" office:value="1">
            <text:p>1</text:p>
          </table:table-cell>
          <table:table-cell table:formula="of:=SUMPRODUCT(zObs10;Illuminant_D)/SUMPRODUCT(yObs10;Illuminant_D)" office:value-type="float" office:value="0.814072650400224">
            <text:p>0.81</text:p>
          </table:table-cell>
          <table:table-cell table:formula="of:=(4*[.H17])/([.H17]+15*[.I17]+3*[.J17])" office:value-type="float" office:value="0.2640236580106">
            <text:p>0.26</text:p>
          </table:table-cell>
          <table:table-cell table:formula="of:=(9*[.I17])/([.H17]+15*[.I17]+3*[.J17])" office:value-type="float" office:value="0.511547271999093">
            <text:p>0.51</text:p>
          </table:table-cell>
          <table:table-cell table:formula="of:=(4*[.AC17])/([.AC17]+15*[.AD17]+3*[.AE17])" office:value-type="float" office:value="0.21017867914233">
            <text:p>0.21</text:p>
          </table:table-cell>
          <table:table-cell table:formula="of:=(9*[.AD17])/([.AC17]+15*[.AD17]+3*[.AE17])" office:value-type="float" office:value="0.488876930433195">
            <text:p>0.49</text:p>
          </table:table-cell>
          <table:table-cell table:number-columns-repeated="989"/>
        </table:table-row>
        <table:table-row table:style-name="ro2">
          <table:table-cell/>
          <table:table-cell table:style-name="ce12" office:value-type="float" office:value="420">
            <text:p>420</text:p>
          </table:table-cell>
          <table:table-cell table:style-name="ce22" office:value-type="float" office:value="0.064502">
            <text:p>0.0645</text:p>
          </table:table-cell>
          <table:table-cell table:style-name="ce27" office:value-type="float" office:value="1">
            <text:p>1.0000</text:p>
          </table:table-cell>
          <table:table-cell table:style-name="ce1"/>
          <table:table-cell table:style-name="ce32"/>
          <table:table-cell table:style-name="ce46" office:value-type="string">
            <text:p>E</text:p>
          </table:table-cell>
          <table:table-cell table:style-name="ce62" table:formula="of:=SUMPRODUCT(Sample;xObs10;Illuminant_E)/SUMPRODUCT(yObs10;Illuminant_E)" office:value-type="float" office:value="0.11482815910356">
            <text:p>0.1148</text:p>
          </table:table-cell>
          <table:table-cell table:style-name="ce73" table:formula="of:=SUMPRODUCT(Sample;yObs10;Illuminant_E)/SUMPRODUCT(yObs10;Illuminant_E)" office:value-type="float" office:value="0.0970564879210955">
            <text:p>0.0971</text:p>
          </table:table-cell>
          <table:table-cell table:style-name="ce62" table:formula="of:=SUMPRODUCT(Sample;zObs10;Illuminant_E)/SUMPRODUCT(yObs10;Illuminant_E)" office:value-type="float" office:value="0.0574558950624557">
            <text:p>0.0575</text:p>
          </table:table-cell>
          <table:table-cell table:style-name="ce73" table:formula="of:=[.H18]/([.H18]+[.I18]+[.J18])" office:value-type="float" office:value="0.426330764071983">
            <text:p>0.4263</text:p>
          </table:table-cell>
          <table:table-cell table:style-name="ce62" table:formula="of:=[.I18]/([.H18]+[.I18]+[.J18])" office:value-type="float" office:value="0.360348602438414">
            <text:p>0.3603</text:p>
          </table:table-cell>
          <table:table-cell table:style-name="ce98" table:formula="of:=116*[.AA18]-16" office:value-type="float" office:value="37.308874469652">
            <text:p>37.31</text:p>
          </table:table-cell>
          <table:table-cell table:style-name="ce98" table:formula="of:=500*([.Z18]-[.AA18])" office:value-type="float" office:value="13.2467729128499">
            <text:p>13.25</text:p>
          </table:table-cell>
          <table:table-cell table:style-name="ce108" table:formula="of:=200*([.AA18]-[.AB18])" office:value-type="float" office:value="14.7371031513099">
            <text:p>14.74</text:p>
          </table:table-cell>
          <table:table-cell table:style-name="ce98" table:formula="of:=SQRT([.N18]*[.N18]+[.O18]*[.O18])" office:value-type="float" office:value="19.8156302422346">
            <text:p>19.82</text:p>
          </table:table-cell>
          <table:table-cell table:style-name="ce108" table:formula="of:=IF(ATAN2([.N18];[.O18])&lt;0;360+(180*ATAN2([.N18];[.O18]))/PI();(180*ATAN2([.N18];[.O18]))/PI())" office:value-type="float" office:value="48.0485069324876">
            <text:p>48.05</text:p>
          </table:table-cell>
          <table:table-cell table:style-name="ce98" table:formula="of:=13*[.M18]*([.AF18]-[.AH18])" office:value-type="float" office:value="25.699225911404">
            <text:p>25.70</text:p>
          </table:table-cell>
          <table:table-cell table:style-name="ce108" table:formula="of:=13*[.M18]*([.AG18]-[.AI18])" office:value-type="float" office:value="13.3162607971267">
            <text:p>13.32</text:p>
          </table:table-cell>
          <table:table-cell table:style-name="ce98" table:formula="of:=SQRT([.R18]*[.R18]+[.S18]*[.S18])" office:value-type="float" office:value="28.9443088371872">
            <text:p>28.94</text:p>
          </table:table-cell>
          <table:table-cell table:style-name="ce113" table:formula="of:=IF(ATAN2([.R18];[.S18])&lt;0;360+(180*ATAN2([.R18];[.S18]))/PI();(180*ATAN2([.R18];[.S18]))/PI())" office:value-type="float" office:value="27.3912960092419">
            <text:p>27.39</text:p>
          </table:table-cell>
          <table:table-cell/>
          <table:table-cell table:formula="of:=[.H18]/[.AC18]" office:value-type="float" office:value="0.114828679532062">
            <text:p>0.11</text:p>
          </table:table-cell>
          <table:table-cell table:formula="of:=[.I18]/[.AD18]" office:value-type="float" office:value="0.0970564879210955">
            <text:p>0.1</text:p>
          </table:table-cell>
          <table:table-cell table:formula="of:=[.J18]/[.AE18]" office:value-type="float" office:value="0.0574560408414121">
            <text:p>0.06</text:p>
          </table:table-cell>
          <table:table-cell table:formula="of:=IF([.W18]&gt;epsilon;POWER([.W18];1/3);(kappa*[.W18]+16)/116)" office:value-type="float" office:value="0.486052808495114">
            <text:p>0.49</text:p>
          </table:table-cell>
          <table:table-cell table:formula="of:=IF([.X18]&gt;epsilon;POWER([.X18];1/3);(kappa*[.X18]+16)/116)" office:value-type="float" office:value="0.459559262669414">
            <text:p>0.46</text:p>
          </table:table-cell>
          <table:table-cell table:formula="of:=IF([.Y18]&gt;epsilon;POWER([.Y18];1/3);(kappa*[.Y18]+16)/116)" office:value-type="float" office:value="0.385873746912865">
            <text:p>0.39</text:p>
          </table:table-cell>
          <table:table-cell table:formula="of:=SUMPRODUCT(xObs10;Illuminant_E)/SUMPRODUCT(yObs10;Illuminant_E)" office:value-type="float" office:value="0.999995467782931">
            <text:p>1</text:p>
          </table:table-cell>
          <table:table-cell table:formula="of:=SUMPRODUCT(yObs10;Illuminant_E)/SUMPRODUCT(yObs10;Illuminant_E)" office:value-type="float" office:value="1">
            <text:p>1</text:p>
          </table:table-cell>
          <table:table-cell table:formula="of:=SUMPRODUCT(zObs10;Illuminant_E)/SUMPRODUCT(yObs10;Illuminant_E)" office:value-type="float" office:value="0.999997462774075">
            <text:p>1</text:p>
          </table:table-cell>
          <table:table-cell table:formula="of:=(4*[.H18])/([.H18]+15*[.I18]+3*[.J18])" office:value-type="float" office:value="0.263511911888295">
            <text:p>0.26</text:p>
          </table:table-cell>
          <table:table-cell table:formula="of:=(9*[.I18])/([.H18]+15*[.I18]+3*[.J18])" office:value-type="float" office:value="0.501139851139795">
            <text:p>0.5</text:p>
          </table:table-cell>
          <table:table-cell table:formula="of:=(4*[.AC18])/([.AC18]+15*[.AD18]+3*[.AE18])" office:value-type="float" office:value="0.21052549619638">
            <text:p>0.21</text:p>
          </table:table-cell>
          <table:table-cell table:formula="of:=(9*[.AD18])/([.AC18]+15*[.AD18]+3*[.AE18])" office:value-type="float" office:value="0.47368451328289">
            <text:p>0.47</text:p>
          </table:table-cell>
          <table:table-cell table:number-columns-repeated="989"/>
        </table:table-row>
        <table:table-row table:style-name="ro2">
          <table:table-cell/>
          <table:table-cell table:style-name="ce12" office:value-type="float" office:value="430">
            <text:p>430</text:p>
          </table:table-cell>
          <table:table-cell table:style-name="ce22" office:value-type="float" office:value="0.060536">
            <text:p>0.0605</text:p>
          </table:table-cell>
          <table:table-cell table:style-name="ce27" office:value-type="float" office:value="1">
            <text:p>1.0000</text:p>
          </table:table-cell>
          <table:table-cell table:style-name="ce1"/>
          <table:table-cell table:style-name="ce33"/>
          <table:table-cell table:style-name="ce46" office:value-type="string">
            <text:p>F2</text:p>
          </table:table-cell>
          <table:table-cell table:style-name="ce62" table:formula="of:=SUMPRODUCT(Sample;xObs10;Illuminant_F2)/SUMPRODUCT(yObs10;Illuminant_F2)" office:value-type="float" office:value="0.117325641471129">
            <text:p>0.1173</text:p>
          </table:table-cell>
          <table:table-cell table:style-name="ce73" table:formula="of:=SUMPRODUCT(Sample;yObs10;Illuminant_F2)/SUMPRODUCT(yObs10;Illuminant_F2)" office:value-type="float" office:value="0.100799789388264">
            <text:p>0.1008</text:p>
          </table:table-cell>
          <table:table-cell table:style-name="ce62" table:formula="of:=SUMPRODUCT(Sample;zObs10;Illuminant_F2)/SUMPRODUCT(yObs10;Illuminant_F2)" office:value-type="float" office:value="0.0322605495855076">
            <text:p>0.0323</text:p>
          </table:table-cell>
          <table:table-cell table:style-name="ce73" table:formula="of:=[.H19]/([.H19]+[.I19]+[.J19])" office:value-type="float" office:value="0.468579116381268">
            <text:p>0.4686</text:p>
          </table:table-cell>
          <table:table-cell table:style-name="ce62" table:formula="of:=[.I19]/([.H19]+[.I19]+[.J19])" office:value-type="float" office:value="0.402577609214211">
            <text:p>0.4026</text:p>
          </table:table-cell>
          <table:table-cell table:style-name="ce98" table:formula="of:=116*[.AA19]-16" office:value-type="float" office:value="37.9855914983972">
            <text:p>37.99</text:p>
          </table:table-cell>
          <table:table-cell table:style-name="ce98" table:formula="of:=500*([.Z19]-[.AA19])" office:value-type="float" office:value="9.83805032637683">
            <text:p>9.84</text:p>
          </table:table-cell>
          <table:table-cell table:style-name="ce108" table:formula="of:=200*([.AA19]-[.AB19])" office:value-type="float" office:value="16.1722441071078">
            <text:p>16.17</text:p>
          </table:table-cell>
          <table:table-cell table:style-name="ce98" table:formula="of:=SQRT([.N19]*[.N19]+[.O19]*[.O19])" office:value-type="float" office:value="18.9295724643798">
            <text:p>18.93</text:p>
          </table:table-cell>
          <table:table-cell table:style-name="ce108" table:formula="of:=IF(ATAN2([.N19];[.O19])&lt;0;360+(180*ATAN2([.N19];[.O19]))/PI();(180*ATAN2([.N19];[.O19]))/PI())" office:value-type="float" office:value="58.6866243959534">
            <text:p>58.69</text:p>
          </table:table-cell>
          <table:table-cell table:style-name="ce98" table:formula="of:=13*[.M19]*([.AF19]-[.AH19])" office:value-type="float" office:value="19.737493079205">
            <text:p>19.74</text:p>
          </table:table-cell>
          <table:table-cell table:style-name="ce108" table:formula="of:=13*[.M19]*([.AG19]-[.AI19])" office:value-type="float" office:value="8.87118864823947">
            <text:p>8.87</text:p>
          </table:table-cell>
          <table:table-cell table:style-name="ce98" table:formula="of:=SQRT([.R19]*[.R19]+[.S19]*[.S19])" office:value-type="float" office:value="21.6394690573571">
            <text:p>21.64</text:p>
          </table:table-cell>
          <table:table-cell table:style-name="ce113" table:formula="of:=IF(ATAN2([.R19];[.S19])&lt;0;360+(180*ATAN2([.R19];[.S19]))/PI();(180*ATAN2([.R19];[.S19]))/PI())" office:value-type="float" office:value="24.2019502674117">
            <text:p>24.20</text:p>
          </table:table-cell>
          <table:table-cell/>
          <table:table-cell table:formula="of:=[.H19]/[.AC19]" office:value-type="float" office:value="0.114132915839176">
            <text:p>0.11</text:p>
          </table:table-cell>
          <table:table-cell table:formula="of:=[.I19]/[.AD19]" office:value-type="float" office:value="0.100799789388264">
            <text:p>0.1</text:p>
          </table:table-cell>
          <table:table-cell table:formula="of:=[.J19]/[.AE19]" office:value-type="float" office:value="0.0568586855200793">
            <text:p>0.06</text:p>
          </table:table-cell>
          <table:table-cell table:formula="of:=IF([.W19]&gt;epsilon;POWER([.W19];1/3);(kappa*[.W19]+16)/116)" office:value-type="float" office:value="0.48506913081135">
            <text:p>0.49</text:p>
          </table:table-cell>
          <table:table-cell table:formula="of:=IF([.X19]&gt;epsilon;POWER([.X19];1/3);(kappa*[.X19]+16)/116)" office:value-type="float" office:value="0.465393030158597">
            <text:p>0.47</text:p>
          </table:table-cell>
          <table:table-cell table:formula="of:=IF([.Y19]&gt;epsilon;POWER([.Y19];1/3);(kappa*[.Y19]+16)/116)" office:value-type="float" office:value="0.384531809623058">
            <text:p>0.38</text:p>
          </table:table-cell>
          <table:table-cell table:formula="of:=SUMPRODUCT(xObs10;Illuminant_F2)/SUMPRODUCT(yObs10;Illuminant_F2)" office:value-type="float" office:value="1.02797374980284">
            <text:p>1.03</text:p>
          </table:table-cell>
          <table:table-cell table:formula="of:=SUMPRODUCT(yObs10;Illuminant_F2)/SUMPRODUCT(yObs10;Illuminant_F2)" office:value-type="float" office:value="1">
            <text:p>1</text:p>
          </table:table-cell>
          <table:table-cell table:formula="of:=SUMPRODUCT(zObs10;Illuminant_F2)/SUMPRODUCT(yObs10;Illuminant_F2)" office:value-type="float" office:value="0.567381206414189">
            <text:p>0.57</text:p>
          </table:table-cell>
          <table:table-cell table:formula="of:=(4*[.H19])/([.H19]+15*[.I19]+3*[.J19])" office:value-type="float" office:value="0.271885431152173">
            <text:p>0.27</text:p>
          </table:table-cell>
          <table:table-cell table:formula="of:=(9*[.I19])/([.H19]+15*[.I19]+3*[.J19])" office:value-type="float" office:value="0.525575536362152">
            <text:p>0.53</text:p>
          </table:table-cell>
          <table:table-cell table:formula="of:=(4*[.AC19])/([.AC19]+15*[.AD19]+3*[.AE19])" office:value-type="float" office:value="0.231915836405585">
            <text:p>0.23</text:p>
          </table:table-cell>
          <table:table-cell table:formula="of:=(9*[.AD19])/([.AC19]+15*[.AD19]+3*[.AE19])" office:value-type="float" office:value="0.507610852915891">
            <text:p>0.51</text:p>
          </table:table-cell>
          <table:table-cell table:number-columns-repeated="989"/>
        </table:table-row>
        <table:table-row table:style-name="ro2">
          <table:table-cell/>
          <table:table-cell table:style-name="ce12" office:value-type="float" office:value="440">
            <text:p>440</text:p>
          </table:table-cell>
          <table:table-cell table:style-name="ce22" office:value-type="float" office:value="0.056203">
            <text:p>0.0562</text:p>
          </table:table-cell>
          <table:table-cell table:style-name="ce27" office:value-type="float" office:value="1">
            <text:p>1.0000</text:p>
          </table:table-cell>
          <table:table-cell table:style-name="ce1"/>
          <table:table-cell table:style-name="ce33"/>
          <table:table-cell table:style-name="ce46" office:value-type="string">
            <text:p>F7</text:p>
          </table:table-cell>
          <table:table-cell table:style-name="ce62" table:formula="of:=SUMPRODUCT(Sample;xObs10;Illuminant_F7)/SUMPRODUCT(yObs10;Illuminant_F7)" office:value-type="float" office:value="0.106207741979338">
            <text:p>0.1062</text:p>
          </table:table-cell>
          <table:table-cell table:style-name="ce73" table:formula="of:=SUMPRODUCT(Sample;yObs10;Illuminant_F7)/SUMPRODUCT(yObs10;Illuminant_F7)" office:value-type="float" office:value="0.0951315688196214">
            <text:p>0.0951</text:p>
          </table:table-cell>
          <table:table-cell table:style-name="ce62" table:formula="of:=SUMPRODUCT(Sample;zObs10;Illuminant_F7)/SUMPRODUCT(yObs10;Illuminant_F7)" office:value-type="float" office:value="0.0544278760722808">
            <text:p>0.0544</text:p>
          </table:table-cell>
          <table:table-cell table:style-name="ce73" table:formula="of:=[.H20]/([.H20]+[.I20]+[.J20])" office:value-type="float" office:value="0.415251632856273">
            <text:p>0.4153</text:p>
          </table:table-cell>
          <table:table-cell table:style-name="ce62" table:formula="of:=[.I20]/([.H20]+[.I20]+[.J20])" office:value-type="float" office:value="0.371945948123178">
            <text:p>0.3719</text:p>
          </table:table-cell>
          <table:table-cell table:style-name="ce98" table:formula="of:=116*[.AA20]-16" office:value-type="float" office:value="36.9540940157671">
            <text:p>36.95</text:p>
          </table:table-cell>
          <table:table-cell table:style-name="ce98" table:formula="of:=500*([.Z20]-[.AA20])" office:value-type="float" office:value="12.4510458560276">
            <text:p>12.45</text:p>
          </table:table-cell>
          <table:table-cell table:style-name="ce108" table:formula="of:=200*([.AA20]-[.AB20])" office:value-type="float" office:value="14.3837177921741">
            <text:p>14.38</text:p>
          </table:table-cell>
          <table:table-cell table:style-name="ce98" table:formula="of:=SQRT([.N20]*[.N20]+[.O20]*[.O20])" office:value-type="float" office:value="19.0241919784733">
            <text:p>19.02</text:p>
          </table:table-cell>
          <table:table-cell table:style-name="ce108" table:formula="of:=IF(ATAN2([.N20];[.O20])&lt;0;360+(180*ATAN2([.N20];[.O20]))/PI();(180*ATAN2([.N20];[.O20]))/PI())" office:value-type="float" office:value="49.1193982282859">
            <text:p>49.12</text:p>
          </table:table-cell>
          <table:table-cell table:style-name="ce98" table:formula="of:=13*[.M20]*([.AF20]-[.AH20])" office:value-type="float" office:value="23.11437801561">
            <text:p>23.11</text:p>
          </table:table-cell>
          <table:table-cell table:style-name="ce108" table:formula="of:=13*[.M20]*([.AG20]-[.AI20])" office:value-type="float" office:value="12.7492296005035">
            <text:p>12.75</text:p>
          </table:table-cell>
          <table:table-cell table:style-name="ce98" table:formula="of:=SQRT([.R20]*[.R20]+[.S20]*[.S20])" office:value-type="float" office:value="26.3972977112217">
            <text:p>26.40</text:p>
          </table:table-cell>
          <table:table-cell table:style-name="ce113" table:formula="of:=IF(ATAN2([.R20];[.S20])&lt;0;360+(180*ATAN2([.R20];[.S20]))/PI();(180*ATAN2([.R20];[.S20]))/PI())" office:value-type="float" office:value="28.8798718569424">
            <text:p>28.88</text:p>
          </table:table-cell>
          <table:table-cell/>
          <table:table-cell table:formula="of:=[.H20]/[.AC20]" office:value-type="float" office:value="0.111564522870538">
            <text:p>0.11</text:p>
          </table:table-cell>
          <table:table-cell table:formula="of:=[.I20]/[.AD20]" office:value-type="float" office:value="0.0951315688196214">
            <text:p>0.1</text:p>
          </table:table-cell>
          <table:table-cell table:formula="of:=[.J20]/[.AE20]" office:value-type="float" office:value="0.0568810508738159">
            <text:p>0.06</text:p>
          </table:table-cell>
          <table:table-cell table:formula="of:=IF([.W20]&gt;epsilon;POWER([.W20];1/3);(kappa*[.W20]+16)/116)" office:value-type="float" office:value="0.481402902192806">
            <text:p>0.48</text:p>
          </table:table-cell>
          <table:table-cell table:formula="of:=IF([.X20]&gt;epsilon;POWER([.X20];1/3);(kappa*[.X20]+16)/116)" office:value-type="float" office:value="0.456500810480751">
            <text:p>0.46</text:p>
          </table:table-cell>
          <table:table-cell table:formula="of:=IF([.Y20]&gt;epsilon;POWER([.Y20];1/3);(kappa*[.Y20]+16)/116)" office:value-type="float" office:value="0.384582221519881">
            <text:p>0.38</text:p>
          </table:table-cell>
          <table:table-cell table:formula="of:=SUMPRODUCT(xObs10;Illuminant_F7)/SUMPRODUCT(yObs10;Illuminant_F7)" office:value-type="float" office:value="0.951984907447539">
            <text:p>0.95</text:p>
          </table:table-cell>
          <table:table-cell table:formula="of:=SUMPRODUCT(yObs10;Illuminant_F7)/SUMPRODUCT(yObs10;Illuminant_F7)" office:value-type="float" office:value="1">
            <text:p>1</text:p>
          </table:table-cell>
          <table:table-cell table:formula="of:=SUMPRODUCT(zObs10;Illuminant_F7)/SUMPRODUCT(yObs10;Illuminant_F7)" office:value-type="float" office:value="0.956871844597647">
            <text:p>0.96</text:p>
          </table:table-cell>
          <table:table-cell table:formula="of:=(4*[.H20])/([.H20]+15*[.I20]+3*[.J20])" office:value-type="float" office:value="0.250421312750813">
            <text:p>0.25</text:p>
          </table:table-cell>
          <table:table-cell table:formula="of:=(9*[.I20])/([.H20]+15*[.I20]+3*[.J20])" office:value-type="float" office:value="0.504687198726993">
            <text:p>0.5</text:p>
          </table:table-cell>
          <table:table-cell table:formula="of:=(4*[.AC20])/([.AC20]+15*[.AD20]+3*[.AE20])" office:value-type="float" office:value="0.202306776987463">
            <text:p>0.2</text:p>
          </table:table-cell>
          <table:table-cell table:formula="of:=(9*[.AD20])/([.AC20]+15*[.AD20]+3*[.AE20])" office:value-type="float" office:value="0.478148597378762">
            <text:p>0.48</text:p>
          </table:table-cell>
          <table:table-cell table:number-columns-repeated="989"/>
        </table:table-row>
        <table:table-row table:style-name="ro2">
          <table:table-cell/>
          <table:table-cell table:style-name="ce12" office:value-type="float" office:value="450">
            <text:p>450</text:p>
          </table:table-cell>
          <table:table-cell table:style-name="ce22" office:value-type="float" office:value="0.054295">
            <text:p>0.0543</text:p>
          </table:table-cell>
          <table:table-cell table:style-name="ce27" office:value-type="float" office:value="1">
            <text:p>1.0000</text:p>
          </table:table-cell>
          <table:table-cell table:style-name="ce1"/>
          <table:table-cell table:style-name="ce33"/>
          <table:table-cell table:style-name="ce46" office:value-type="string">
            <text:p>F11</text:p>
          </table:table-cell>
          <table:table-cell table:style-name="ce62" table:formula="of:=SUMPRODUCT(Sample;xObs10;Illuminant_F11)/SUMPRODUCT(yObs10;Illuminant_F11)" office:value-type="float" office:value="0.1271271867838">
            <text:p>0.1271</text:p>
          </table:table-cell>
          <table:table-cell table:style-name="ce73" table:formula="of:=SUMPRODUCT(Sample;yObs10;Illuminant_F11)/SUMPRODUCT(yObs10;Illuminant_F11)" office:value-type="float" office:value="0.101882230776549">
            <text:p>0.1019</text:p>
          </table:table-cell>
          <table:table-cell table:style-name="ce62" table:formula="of:=SUMPRODUCT(Sample;zObs10;Illuminant_F11)/SUMPRODUCT(yObs10;Illuminant_F11)" office:value-type="float" office:value="0.0295216061326355">
            <text:p>0.0295</text:p>
          </table:table-cell>
          <table:table-cell table:style-name="ce73" table:formula="of:=[.H21]/([.H21]+[.I21]+[.J21])" office:value-type="float" office:value="0.491728942112449">
            <text:p>0.4917</text:p>
          </table:table-cell>
          <table:table-cell table:style-name="ce62" table:formula="of:=[.I21]/([.H21]+[.I21]+[.J21])" office:value-type="float" office:value="0.394081256946316">
            <text:p>0.3941</text:p>
          </table:table-cell>
          <table:table-cell table:style-name="ce98" table:formula="of:=116*[.AA21]-16" office:value-type="float" office:value="38.1781458179597">
            <text:p>38.18</text:p>
          </table:table-cell>
          <table:table-cell table:style-name="ce98" table:formula="of:=500*([.Z21]-[.AA21])" office:value-type="float" office:value="13.2319033022605">
            <text:p>13.23</text:p>
          </table:table-cell>
          <table:table-cell table:style-name="ce108" table:formula="of:=200*([.AA21]-[.AB21])" office:value-type="float" office:value="16.5979503312956">
            <text:p>16.60</text:p>
          </table:table-cell>
          <table:table-cell table:style-name="ce98" table:formula="of:=SQRT([.N21]*[.N21]+[.O21]*[.O21])" office:value-type="float" office:value="21.2267571758036">
            <text:p>21.23</text:p>
          </table:table-cell>
          <table:table-cell table:style-name="ce108" table:formula="of:=IF(ATAN2([.N21];[.O21])&lt;0;360+(180*ATAN2([.N21];[.O21]))/PI();(180*ATAN2([.N21];[.O21]))/PI())" office:value-type="float" office:value="51.4381109965974">
            <text:p>51.44</text:p>
          </table:table-cell>
          <table:table-cell table:style-name="ce98" table:formula="of:=13*[.M21]*([.AF21]-[.AH21])" office:value-type="float" office:value="25.5626208723227">
            <text:p>25.56</text:p>
          </table:table-cell>
          <table:table-cell table:style-name="ce108" table:formula="of:=13*[.M21]*([.AG21]-[.AI21])" office:value-type="float" office:value="7.46243728467586">
            <text:p>7.46</text:p>
          </table:table-cell>
          <table:table-cell table:style-name="ce98" table:formula="of:=SQRT([.R21]*[.R21]+[.S21]*[.S21])" office:value-type="float" office:value="26.6295992476385">
            <text:p>26.63</text:p>
          </table:table-cell>
          <table:table-cell table:style-name="ce113" table:formula="of:=IF(ATAN2([.R21];[.S21])&lt;0;360+(180*ATAN2([.R21];[.S21]))/PI();(180*ATAN2([.R21];[.S21]))/PI())" office:value-type="float" office:value="16.2739876362414">
            <text:p>16.27</text:p>
          </table:table-cell>
          <table:table-cell/>
          <table:table-cell table:formula="of:=[.H21]/[.AC21]" office:value-type="float" office:value="0.120200366403499">
            <text:p>0.12</text:p>
          </table:table-cell>
          <table:table-cell table:formula="of:=[.I21]/[.AD21]" office:value-type="float" office:value="0.101882230776549">
            <text:p>0.1</text:p>
          </table:table-cell>
          <table:table-cell table:formula="of:=[.J21]/[.AE21]" office:value-type="float" office:value="0.0566510793278972">
            <text:p>0.06</text:p>
          </table:table-cell>
          <table:table-cell table:formula="of:=IF([.W21]&gt;epsilon;POWER([.W21];1/3);(kappa*[.W21]+16)/116)" office:value-type="float" office:value="0.493516787793828">
            <text:p>0.49</text:p>
          </table:table-cell>
          <table:table-cell table:formula="of:=IF([.X21]&gt;epsilon;POWER([.X21];1/3);(kappa*[.X21]+16)/116)" office:value-type="float" office:value="0.467052981189307">
            <text:p>0.47</text:p>
          </table:table-cell>
          <table:table-cell table:formula="of:=IF([.Y21]&gt;epsilon;POWER([.Y21];1/3);(kappa*[.Y21]+16)/116)" office:value-type="float" office:value="0.384063229532829">
            <text:p>0.38</text:p>
          </table:table-cell>
          <table:table-cell table:formula="of:=SUMPRODUCT(xObs10;Illuminant_F11)/SUMPRODUCT(yObs10;Illuminant_F11)" office:value-type="float" office:value="1.05762728174263">
            <text:p>1.06</text:p>
          </table:table-cell>
          <table:table-cell table:formula="of:=SUMPRODUCT(yObs10;Illuminant_F11)/SUMPRODUCT(yObs10;Illuminant_F11)" office:value-type="float" office:value="1">
            <text:p>1</text:p>
          </table:table-cell>
          <table:table-cell table:formula="of:=SUMPRODUCT(zObs10;Illuminant_F11)/SUMPRODUCT(yObs10;Illuminant_F11)" office:value-type="float" office:value="0.521112862859401">
            <text:p>0.52</text:p>
          </table:table-cell>
          <table:table-cell table:formula="of:=(4*[.H21])/([.H21]+15*[.I21]+3*[.J21])" office:value-type="float" office:value="0.291588578071259">
            <text:p>0.29</text:p>
          </table:table-cell>
          <table:table-cell table:formula="of:=(9*[.I21])/([.H21]+15*[.I21]+3*[.J21])" office:value-type="float" office:value="0.525790863445402">
            <text:p>0.53</text:p>
          </table:table-cell>
          <table:table-cell table:formula="of:=(4*[.AC21])/([.AC21]+15*[.AD21]+3*[.AE21])" office:value-type="float" office:value="0.240083838655859">
            <text:p>0.24</text:p>
          </table:table-cell>
          <table:table-cell table:formula="of:=(9*[.AD21])/([.AC21]+15*[.AD21]+3*[.AE21])" office:value-type="float" office:value="0.510755202991386">
            <text:p>0.51</text:p>
          </table:table-cell>
          <table:table-cell table:number-columns-repeated="989"/>
        </table:table-row>
        <table:table-row table:style-name="ro2">
          <table:table-cell/>
          <table:table-cell table:style-name="ce12" office:value-type="float" office:value="460">
            <text:p>460</text:p>
          </table:table-cell>
          <table:table-cell table:style-name="ce22" office:value-type="float" office:value="0.0537">
            <text:p>0.0537</text:p>
          </table:table-cell>
          <table:table-cell table:style-name="ce27" office:value-type="float" office:value="1">
            <text:p>1.0000</text:p>
          </table:table-cell>
          <table:table-cell table:style-name="ce1"/>
          <table:table-cell table:style-name="ce32"/>
          <table:table-cell table:style-name="ce46" office:value-type="string">
            <text:p>Blackbody</text:p>
          </table:table-cell>
          <table:table-cell table:style-name="ce62" table:formula="of:=SUMPRODUCT(Sample;xObs10;Blackbody)/SUMPRODUCT(yObs10;Blackbody)" office:value-type="float" office:value="0.114619693921472">
            <text:p>0.1146</text:p>
          </table:table-cell>
          <table:table-cell table:style-name="ce73" table:formula="of:=SUMPRODUCT(Sample;yObs10;Blackbody)/SUMPRODUCT(yObs10;Blackbody)" office:value-type="float" office:value="0.0975692333511988">
            <text:p>0.0976</text:p>
          </table:table-cell>
          <table:table-cell table:style-name="ce62" table:formula="of:=SUMPRODUCT(Sample;zObs10;Blackbody)/SUMPRODUCT(yObs10;Blackbody)" office:value-type="float" office:value="0.0492558148691715">
            <text:p>0.0493</text:p>
          </table:table-cell>
          <table:table-cell table:style-name="ce73" table:formula="of:=[.H22]/([.H22]+[.I22]+[.J22])" office:value-type="float" office:value="0.438408869814972">
            <text:p>0.4384</text:p>
          </table:table-cell>
          <table:table-cell table:style-name="ce62" table:formula="of:=[.I22]/([.H22]+[.I22]+[.J22])" office:value-type="float" office:value="0.373192562802676">
            <text:p>0.3732</text:p>
          </table:table-cell>
          <table:table-cell table:style-name="ce98" table:formula="of:=116*[.AA22]-16" office:value-type="float" office:value="37.402585834859">
            <text:p>37.40</text:p>
          </table:table-cell>
          <table:table-cell table:style-name="ce98" table:formula="of:=500*([.Z22]-[.AA22])" office:value-type="float" office:value="13.8814115034428">
            <text:p>13.88</text:p>
          </table:table-cell>
          <table:table-cell table:style-name="ce108" table:formula="of:=200*([.AA22]-[.AB22])" office:value-type="float" office:value="14.9506072187704">
            <text:p>14.95</text:p>
          </table:table-cell>
          <table:table-cell table:style-name="ce98" table:formula="of:=SQRT([.N22]*[.N22]+[.O22]*[.O22])" office:value-type="float" office:value="20.4013294061407">
            <text:p>20.40</text:p>
          </table:table-cell>
          <table:table-cell table:style-name="ce108" table:formula="of:=IF(ATAN2([.N22];[.O22])&lt;0;360+(180*ATAN2([.N22];[.O22]))/PI();(180*ATAN2([.N22];[.O22]))/PI())" office:value-type="float" office:value="47.1237619200856">
            <text:p>47.12</text:p>
          </table:table-cell>
          <table:table-cell table:style-name="ce98" table:formula="of:=13*[.M22]*([.AF22]-[.AH22])" office:value-type="float" office:value="25.9068818499588">
            <text:p>25.91</text:p>
          </table:table-cell>
          <table:table-cell table:style-name="ce108" table:formula="of:=13*[.M22]*([.AG22]-[.AI22])" office:value-type="float" office:value="11.6385025587711">
            <text:p>11.64</text:p>
          </table:table-cell>
          <table:table-cell table:style-name="ce98" table:formula="of:=SQRT([.R22]*[.R22]+[.S22]*[.S22])" office:value-type="float" office:value="28.4010786590623">
            <text:p>28.40</text:p>
          </table:table-cell>
          <table:table-cell table:style-name="ce113" table:formula="of:=IF(ATAN2([.R22];[.S22])&lt;0;360+(180*ATAN2([.R22];[.S22]))/PI();(180*ATAN2([.R22];[.S22]))/PI())" office:value-type="float" office:value="24.1916978757444">
            <text:p>24.19</text:p>
          </table:table-cell>
          <table:table-cell/>
          <table:table-cell table:formula="of:=[.H22]/[.AC22]" office:value-type="float" office:value="0.116307131639746">
            <text:p>0.12</text:p>
          </table:table-cell>
          <table:table-cell table:formula="of:=[.I22]/[.AD22]" office:value-type="float" office:value="0.0975692333511988">
            <text:p>0.1</text:p>
          </table:table-cell>
          <table:table-cell table:formula="of:=[.J22]/[.AE22]" office:value-type="float" office:value="0.0573401282145105">
            <text:p>0.06</text:p>
          </table:table-cell>
          <table:table-cell table:formula="of:=IF([.W22]&gt;epsilon;POWER([.W22];1/3);(kappa*[.W22]+16)/116)" office:value-type="float" office:value="0.488129942272911">
            <text:p>0.49</text:p>
          </table:table-cell>
          <table:table-cell table:formula="of:=IF([.X22]&gt;epsilon;POWER([.X22];1/3);(kappa*[.X22]+16)/116)" office:value-type="float" office:value="0.460367119266026">
            <text:p>0.46</text:p>
          </table:table-cell>
          <table:table-cell table:formula="of:=IF([.Y22]&gt;epsilon;POWER([.Y22];1/3);(kappa*[.Y22]+16)/116)" office:value-type="float" office:value="0.385614083172174">
            <text:p>0.39</text:p>
          </table:table-cell>
          <table:table-cell table:formula="of:=SUMPRODUCT(xObs10;Blackbody)/SUMPRODUCT(yObs10;Blackbody)" office:value-type="float" office:value="0.985491536980713">
            <text:p>0.99</text:p>
          </table:table-cell>
          <table:table-cell table:formula="of:=SUMPRODUCT(yObs10;Blackbody)/SUMPRODUCT(yObs10;Blackbody)" office:value-type="float" office:value="1">
            <text:p>1</text:p>
          </table:table-cell>
          <table:table-cell table:formula="of:=SUMPRODUCT(zObs10;Blackbody)/SUMPRODUCT(yObs10;Blackbody)" office:value-type="float" office:value="0.859011244008813">
            <text:p>0.86</text:p>
          </table:table-cell>
          <table:table-cell table:formula="of:=(4*[.H22])/([.H22]+15*[.I22]+3*[.J22])" office:value-type="float" office:value="0.265642253281238">
            <text:p>0.27</text:p>
          </table:table-cell>
          <table:table-cell table:formula="of:=(9*[.I22])/([.H22]+15*[.I22]+3*[.J22])" office:value-type="float" office:value="0.508783855121865">
            <text:p>0.51</text:p>
          </table:table-cell>
          <table:table-cell table:formula="of:=(4*[.AC22])/([.AC22]+15*[.AD22]+3*[.AE22])" office:value-type="float" office:value="0.21236152359639">
            <text:p>0.21</text:p>
          </table:table-cell>
          <table:table-cell table:formula="of:=(9*[.AD22])/([.AC22]+15*[.AD22]+3*[.AE22])" office:value-type="float" office:value="0.484847824828382">
            <text:p>0.48</text:p>
          </table:table-cell>
          <table:table-cell table:number-columns-repeated="989"/>
        </table:table-row>
        <table:table-row table:style-name="ro2">
          <table:table-cell/>
          <table:table-cell table:style-name="ce12" office:value-type="float" office:value="470">
            <text:p>470</text:p>
          </table:table-cell>
          <table:table-cell table:style-name="ce22" office:value-type="float" office:value="0.054068">
            <text:p>0.0541</text:p>
          </table:table-cell>
          <table:table-cell table:style-name="ce27" office:value-type="float" office:value="1">
            <text:p>1.0000</text:p>
          </table:table-cell>
          <table:table-cell table:style-name="ce1"/>
          <table:table-cell table:style-name="ce35"/>
          <table:table-cell table:style-name="ce49" office:value-type="string">
            <text:p>Custom</text:p>
          </table:table-cell>
          <table:table-cell table:style-name="ce64" table:formula="of:=SUMPRODUCT(Sample;xObs10;Custom_Illuminant)/SUMPRODUCT(yObs10;Custom_Illuminant)" office:value-type="float" office:value="0.11482815910356">
            <text:p>0.1148</text:p>
          </table:table-cell>
          <table:table-cell table:style-name="ce75" table:formula="of:=SUMPRODUCT(Sample;yObs10;Custom_Illuminant)/SUMPRODUCT(yObs10;Custom_Illuminant)" office:value-type="float" office:value="0.0970564879210955">
            <text:p>0.0971</text:p>
          </table:table-cell>
          <table:table-cell table:style-name="ce80" table:formula="of:=SUMPRODUCT(Sample;zObs10;Custom_Illuminant)/SUMPRODUCT(yObs10;Custom_Illuminant)" office:value-type="float" office:value="0.0574558950624557">
            <text:p>0.0575</text:p>
          </table:table-cell>
          <table:table-cell table:style-name="ce75" table:formula="of:=[.H23]/([.H23]+[.I23]+[.J23])" office:value-type="float" office:value="0.426330764071983">
            <text:p>0.4263</text:p>
          </table:table-cell>
          <table:table-cell table:style-name="ce91" table:formula="of:=[.I23]/([.H23]+[.I23]+[.J23])" office:value-type="float" office:value="0.360348602438414">
            <text:p>0.3603</text:p>
          </table:table-cell>
          <table:table-cell table:style-name="ce100" table:formula="of:=116*[.AA23]-16" office:value-type="float" office:value="37.308874469652">
            <text:p>37.31</text:p>
          </table:table-cell>
          <table:table-cell table:style-name="ce100" table:formula="of:=500*([.Z23]-[.AA23])" office:value-type="float" office:value="13.24677291285">
            <text:p>13.25</text:p>
          </table:table-cell>
          <table:table-cell table:style-name="ce109" table:formula="of:=200*([.AA23]-[.AB23])" office:value-type="float" office:value="14.7371031513099">
            <text:p>14.74</text:p>
          </table:table-cell>
          <table:table-cell table:style-name="ce100" table:formula="of:=SQRT([.N23]*[.N23]+[.O23]*[.O23])" office:value-type="float" office:value="19.8156302422346">
            <text:p>19.82</text:p>
          </table:table-cell>
          <table:table-cell table:style-name="ce100" table:formula="of:=IF(ATAN2([.N23];[.O23])&lt;0;360+(180*ATAN2([.N23];[.O23]))/PI();(180*ATAN2([.N23];[.O23]))/PI())" office:value-type="float" office:value="48.0485069324874">
            <text:p>48.05</text:p>
          </table:table-cell>
          <table:table-cell table:style-name="ce100" table:formula="of:=13*[.M23]*([.AF23]-[.AH23])" office:value-type="float" office:value="25.6992259114041">
            <text:p>25.70</text:p>
          </table:table-cell>
          <table:table-cell table:style-name="ce111" table:formula="of:=13*[.M23]*([.AG23]-[.AI23])" office:value-type="float" office:value="13.3162607971267">
            <text:p>13.32</text:p>
          </table:table-cell>
          <table:table-cell table:style-name="ce100" table:formula="of:=SQRT([.R23]*[.R23]+[.S23]*[.S23])" office:value-type="float" office:value="28.9443088371873">
            <text:p>28.94</text:p>
          </table:table-cell>
          <table:table-cell table:style-name="ce115" table:formula="of:=IF(ATAN2([.R23];[.S23])&lt;0;360+(180*ATAN2([.R23];[.S23]))/PI();(180*ATAN2([.R23];[.S23]))/PI())" office:value-type="float" office:value="27.3912960092418">
            <text:p>27.39</text:p>
          </table:table-cell>
          <table:table-cell/>
          <table:table-cell table:formula="of:=[.H23]/[.AC23]" office:value-type="float" office:value="0.114828679532062">
            <text:p>0.11</text:p>
          </table:table-cell>
          <table:table-cell table:formula="of:=[.I23]/[.AD23]" office:value-type="float" office:value="0.0970564879210955">
            <text:p>0.1</text:p>
          </table:table-cell>
          <table:table-cell table:formula="of:=[.J23]/[.AE23]" office:value-type="float" office:value="0.0574560408414121">
            <text:p>0.06</text:p>
          </table:table-cell>
          <table:table-cell table:formula="of:=IF([.W23]&gt;epsilon;POWER([.W23];1/3);(kappa*[.W23]+16)/116)" office:value-type="float" office:value="0.486052808495114">
            <text:p>0.49</text:p>
          </table:table-cell>
          <table:table-cell table:formula="of:=IF([.X23]&gt;epsilon;POWER([.X23];1/3);(kappa*[.X23]+16)/116)" office:value-type="float" office:value="0.459559262669414">
            <text:p>0.46</text:p>
          </table:table-cell>
          <table:table-cell table:formula="of:=IF([.Y23]&gt;epsilon;POWER([.Y23];1/3);(kappa*[.Y23]+16)/116)" office:value-type="float" office:value="0.385873746912865">
            <text:p>0.39</text:p>
          </table:table-cell>
          <table:table-cell table:formula="of:=SUMPRODUCT(xObs10;Custom_Illuminant)/SUMPRODUCT(yObs10;Custom_Illuminant)" office:value-type="float" office:value="0.99999546778293">
            <text:p>1</text:p>
          </table:table-cell>
          <table:table-cell table:formula="of:=SUMPRODUCT(yObs10;Custom_Illuminant)/SUMPRODUCT(yObs10;Custom_Illuminant)" office:value-type="float" office:value="1">
            <text:p>1</text:p>
          </table:table-cell>
          <table:table-cell table:formula="of:=SUMPRODUCT(zObs10;Custom_Illuminant)/SUMPRODUCT(yObs10;Custom_Illuminant)" office:value-type="float" office:value="0.999997462774075">
            <text:p>1</text:p>
          </table:table-cell>
          <table:table-cell table:formula="of:=(4*[.H23])/([.H23]+15*[.I23]+3*[.J23])" office:value-type="float" office:value="0.263511911888295">
            <text:p>0.26</text:p>
          </table:table-cell>
          <table:table-cell table:formula="of:=(9*[.I23])/([.H23]+15*[.I23]+3*[.J23])" office:value-type="float" office:value="0.501139851139795">
            <text:p>0.5</text:p>
          </table:table-cell>
          <table:table-cell table:formula="of:=(4*[.AC23])/([.AC23]+15*[.AD23]+3*[.AE23])" office:value-type="float" office:value="0.210525496196379">
            <text:p>0.21</text:p>
          </table:table-cell>
          <table:table-cell table:formula="of:=(9*[.AD23])/([.AC23]+15*[.AD23]+3*[.AE23])" office:value-type="float" office:value="0.473684513282891">
            <text:p>0.47</text:p>
          </table:table-cell>
          <table:table-cell table:number-columns-repeated="989"/>
        </table:table-row>
        <table:table-row table:style-name="ro2">
          <table:table-cell/>
          <table:table-cell table:style-name="ce12" office:value-type="float" office:value="480">
            <text:p>480</text:p>
          </table:table-cell>
          <table:table-cell table:style-name="ce22" office:value-type="float" office:value="0.055897">
            <text:p>0.0559</text:p>
          </table:table-cell>
          <table:table-cell table:style-name="ce27" office:value-type="float" office:value="1">
            <text:p>1.0000</text:p>
          </table:table-cell>
          <table:table-cell table:style-name="ce1"/>
          <table:table-cell table:number-columns-repeated="1019"/>
        </table:table-row>
        <table:table-row table:style-name="ro2">
          <table:table-cell/>
          <table:table-cell table:style-name="ce13" office:value-type="float" office:value="490">
            <text:p>490</text:p>
          </table:table-cell>
          <table:table-cell table:style-name="ce23" office:value-type="float" office:value="0.060295">
            <text:p>0.0603</text:p>
          </table:table-cell>
          <table:table-cell table:style-name="ce28" office:value-type="float" office:value="1">
            <text:p>1.0000</text:p>
          </table:table-cell>
          <table:table-cell table:style-name="ce1"/>
          <table:table-cell table:style-name="ce36" office:value-type="string" table:number-columns-spanned="2" table:number-rows-spanned="1">
            <text:p>Working</text:p>
          </table:table-cell>
          <table:covered-table-cell table:style-name="ce50"/>
          <table:table-cell table:style-name="ce65" office:value-type="string">
            <text:p>Reference</text:p>
          </table:table-cell>
          <table:table-cell table:style-name="ce76" office:value-type="string" table:number-columns-spanned="3" table:number-rows-spanned="1">
            <text:p>Range = [0.0, 1.0]</text:p>
          </table:table-cell>
          <table:covered-table-cell table:style-name="ce81"/>
          <table:covered-table-cell table:style-name="ce88"/>
          <table:table-cell table:style-name="ce92" office:value-type="string" table:number-columns-spanned="3" table:number-rows-spanned="1">
            <text:p>Range = [0, 255]</text:p>
          </table:table-cell>
          <table:covered-table-cell table:style-name="ce101"/>
          <table:covered-table-cell table:style-name="ce103"/>
          <table:table-cell table:number-columns-repeated="8"/>
          <table:table-cell table:style-name="ce4" office:value-type="string">
            <text:p>Linear</text:p>
          </table:table-cell>
          <table:table-cell table:style-name="ce4" table:number-columns-repeated="2"/>
          <table:table-cell table:number-columns-repeated="999"/>
        </table:table-row>
        <table:table-row table:style-name="ro2">
          <table:table-cell/>
          <table:table-cell table:style-name="ce12" office:value-type="float" office:value="500">
            <text:p>500</text:p>
          </table:table-cell>
          <table:table-cell table:style-name="ce22" office:value-type="float" office:value="0.065096">
            <text:p>0.0651</text:p>
          </table:table-cell>
          <table:table-cell table:style-name="ce27" office:value-type="float" office:value="1">
            <text:p>1.0000</text:p>
          </table:table-cell>
          <table:table-cell table:style-name="ce1"/>
          <table:table-cell table:style-name="ce37" office:value-type="string" table:number-columns-spanned="2" table:number-rows-spanned="1">
            <text:p>Space</text:p>
          </table:table-cell>
          <table:covered-table-cell table:style-name="ce51"/>
          <table:table-cell table:style-name="ce66" office:value-type="string">
            <text:p>Illuminant</text:p>
          </table:table-cell>
          <table:table-cell table:style-name="ce77" office:value-type="string">
            <text:p>Red</text:p>
          </table:table-cell>
          <table:table-cell table:style-name="ce82" office:value-type="string">
            <text:p>Green</text:p>
          </table:table-cell>
          <table:table-cell table:style-name="ce89" office:value-type="string">
            <text:p>Blue</text:p>
          </table:table-cell>
          <table:table-cell table:style-name="ce93" office:value-type="string">
            <text:p>Red</text:p>
          </table:table-cell>
          <table:table-cell table:style-name="ce102" office:value-type="string">
            <text:p>Green</text:p>
          </table:table-cell>
          <table:table-cell table:style-name="ce104" office:value-type="string">
            <text:p>Blue</text:p>
          </table:table-cell>
          <table:table-cell table:number-columns-repeated="8"/>
          <table:table-cell table:style-name="ce4" office:value-type="string">
            <text:p>red</text:p>
          </table:table-cell>
          <table:table-cell table:style-name="ce4" office:value-type="string">
            <text:p>green</text:p>
          </table:table-cell>
          <table:table-cell table:style-name="ce4" office:value-type="string">
            <text:p>blue</text:p>
          </table:table-cell>
          <table:table-cell table:number-columns-repeated="999"/>
        </table:table-row>
        <table:table-row table:style-name="ro2">
          <table:table-cell/>
          <table:table-cell table:style-name="ce12" office:value-type="float" office:value="510">
            <text:p>510</text:p>
          </table:table-cell>
          <table:table-cell table:style-name="ce22" office:value-type="float" office:value="0.067954">
            <text:p>0.0680</text:p>
          </table:table-cell>
          <table:table-cell table:style-name="ce27" office:value-type="float" office:value="1">
            <text:p>1.0000</text:p>
          </table:table-cell>
          <table:table-cell table:style-name="ce1"/>
          <table:table-cell table:style-name="ce38" office:value-type="string">
            <text:p>Adobe RGB (1998)</text:p>
          </table:table-cell>
          <table:table-cell table:style-name="ce52"/>
          <table:table-cell table:style-name="ce47" office:value-type="string">
            <text:p>D65</text:p>
          </table:table-cell>
          <table:table-cell table:style-name="ce78" table:formula="of:=IF([.W27]&lt;0;-POWER(-[.W27];1/[$#REF!.$BQ3]);POWER([.W27];1/[$#REF!.$BQ3]))" office:value-type="float" office:value="0">
            <text:p>#REF!</text:p>
          </table:table-cell>
          <table:table-cell table:style-name="ce78" table:formula="of:=IF([.X27]&lt;0;-POWER(-[.X27];1/[$#REF!.$BQ3]);POWER([.X27];1/[$#REF!.$BQ3]))" office:value-type="float" office:value="0">
            <text:p>#REF!</text:p>
          </table:table-cell>
          <table:table-cell table:style-name="ce78" table:formula="of:=IF([.Y27]&lt;0;-POWER(-[.Y27];1/[$#REF!.$BQ3]);POWER([.Y27];1/[$#REF!.$BQ3]))" office:value-type="float" office:value="0">
            <text:p>#REF!</text:p>
          </table:table-cell>
          <table:table-cell table:style-name="ce94" table:formula="of:=ROUND(255*[.I27];0)" office:value-type="float" office:value="0">
            <text:p>#REF!</text:p>
          </table:table-cell>
          <table:table-cell table:style-name="ce94" table:formula="of:=ROUND(255*[.J27];0)" office:value-type="float" office:value="0">
            <text:p>#REF!</text:p>
          </table:table-cell>
          <table:table-cell table:style-name="ce105" table:formula="of:=ROUND(255*[.K27];0)" office:value-type="float" office:value="0">
            <text:p>#REF!</text:p>
          </table:table-cell>
          <table:table-cell table:number-columns-repeated="8"/>
          <table:table-cell table:formula="of:=D65_X*[$#REF!.BH3]+D65_Y*[$#REF!.BK3]+D65_Z*[$#REF!.BN3]" office:value-type="float" office:value="0">
            <text:p>#REF!</text:p>
          </table:table-cell>
          <table:table-cell table:formula="of:=D65_X*[$#REF!.BI3]+D65_Y*[$#REF!.BL3]+D65_Z*[$#REF!.BO3]" office:value-type="float" office:value="0">
            <text:p>#REF!</text:p>
          </table:table-cell>
          <table:table-cell table:formula="of:=D65_X*[$#REF!.BJ3]+D65_Y*[$#REF!.BM3]+D65_Z*[$#REF!.BP3]" office:value-type="float" office:value="0">
            <text:p>#REF!</text:p>
          </table:table-cell>
          <table:table-cell table:number-columns-repeated="999"/>
        </table:table-row>
        <table:table-row table:style-name="ro2">
          <table:table-cell/>
          <table:table-cell table:style-name="ce12" office:value-type="float" office:value="520">
            <text:p>520</text:p>
          </table:table-cell>
          <table:table-cell table:style-name="ce22" office:value-type="float" office:value="0.070497">
            <text:p>0.0705</text:p>
          </table:table-cell>
          <table:table-cell table:style-name="ce27" office:value-type="float" office:value="1">
            <text:p>1.0000</text:p>
          </table:table-cell>
          <table:table-cell table:style-name="ce1"/>
          <table:table-cell table:style-name="ce38" office:value-type="string">
            <text:p>Apple RGB</text:p>
          </table:table-cell>
          <table:table-cell table:style-name="ce52"/>
          <table:table-cell table:style-name="ce47" office:value-type="string">
            <text:p>D65</text:p>
          </table:table-cell>
          <table:table-cell table:style-name="ce78" table:formula="of:=IF([.W28]&lt;0;-POWER(-[.W28];1/[$#REF!.$BQ4]);POWER([.W28];1/[$#REF!.$BQ4]))" office:value-type="float" office:value="0">
            <text:p>#REF!</text:p>
          </table:table-cell>
          <table:table-cell table:style-name="ce78" table:formula="of:=IF([.X28]&lt;0;-POWER(-[.X28];1/[$#REF!.$BQ4]);POWER([.X28];1/[$#REF!.$BQ4]))" office:value-type="float" office:value="0">
            <text:p>#REF!</text:p>
          </table:table-cell>
          <table:table-cell table:style-name="ce78" table:formula="of:=IF([.Y28]&lt;0;-POWER(-[.Y28];1/[$#REF!.$BQ4]);POWER([.Y28];1/[$#REF!.$BQ4]))" office:value-type="float" office:value="0">
            <text:p>#REF!</text:p>
          </table:table-cell>
          <table:table-cell table:style-name="ce94" table:formula="of:=ROUND(255*[.I28];0)" office:value-type="float" office:value="0">
            <text:p>#REF!</text:p>
          </table:table-cell>
          <table:table-cell table:style-name="ce94" table:formula="of:=ROUND(255*[.J28];0)" office:value-type="float" office:value="0">
            <text:p>#REF!</text:p>
          </table:table-cell>
          <table:table-cell table:style-name="ce105" table:formula="of:=ROUND(255*[.K28];0)" office:value-type="float" office:value="0">
            <text:p>#REF!</text:p>
          </table:table-cell>
          <table:table-cell table:number-columns-repeated="8"/>
          <table:table-cell table:formula="of:=D65_X*[$#REF!.BH4]+D65_Y*[$#REF!.BK4]+D65_Z*[$#REF!.BN4]" office:value-type="float" office:value="0">
            <text:p>#REF!</text:p>
          </table:table-cell>
          <table:table-cell table:formula="of:=D65_X*[$#REF!.BI4]+D65_Y*[$#REF!.BL4]+D65_Z*[$#REF!.BO4]" office:value-type="float" office:value="0">
            <text:p>#REF!</text:p>
          </table:table-cell>
          <table:table-cell table:formula="of:=D65_X*[$#REF!.BJ4]+D65_Y*[$#REF!.BM4]+D65_Z*[$#REF!.BP4]" office:value-type="float" office:value="0">
            <text:p>#REF!</text:p>
          </table:table-cell>
          <table:table-cell table:number-columns-repeated="999"/>
        </table:table-row>
        <table:table-row table:style-name="ro2">
          <table:table-cell/>
          <table:table-cell table:style-name="ce12" office:value-type="float" office:value="530">
            <text:p>530</text:p>
          </table:table-cell>
          <table:table-cell table:style-name="ce22" office:value-type="float" office:value="0.073572">
            <text:p>0.0736</text:p>
          </table:table-cell>
          <table:table-cell table:style-name="ce27" office:value-type="float" office:value="1">
            <text:p>1.0000</text:p>
          </table:table-cell>
          <table:table-cell table:style-name="ce1"/>
          <table:table-cell table:style-name="ce38" office:value-type="string">
            <text:p>Best RGB</text:p>
          </table:table-cell>
          <table:table-cell table:style-name="ce52"/>
          <table:table-cell table:style-name="ce47" office:value-type="string">
            <text:p>D50</text:p>
          </table:table-cell>
          <table:table-cell table:style-name="ce78" table:formula="of:=IF([.W29]&lt;0;-POWER(-[.W29];1/[$#REF!.$BQ5]);POWER([.W29];1/[$#REF!.$BQ5]))" office:value-type="float" office:value="0">
            <text:p>#REF!</text:p>
          </table:table-cell>
          <table:table-cell table:style-name="ce78" table:formula="of:=IF([.X29]&lt;0;-POWER(-[.X29];1/[$#REF!.$BQ5]);POWER([.X29];1/[$#REF!.$BQ5]))" office:value-type="float" office:value="0">
            <text:p>#REF!</text:p>
          </table:table-cell>
          <table:table-cell table:style-name="ce78" table:formula="of:=IF([.Y29]&lt;0;-POWER(-[.Y29];1/[$#REF!.$BQ5]);POWER([.Y29];1/[$#REF!.$BQ5]))" office:value-type="float" office:value="0">
            <text:p>#REF!</text:p>
          </table:table-cell>
          <table:table-cell table:style-name="ce94" table:formula="of:=ROUND(255*[.I29];0)" office:value-type="float" office:value="0">
            <text:p>#REF!</text:p>
          </table:table-cell>
          <table:table-cell table:style-name="ce94" table:formula="of:=ROUND(255*[.J29];0)" office:value-type="float" office:value="0">
            <text:p>#REF!</text:p>
          </table:table-cell>
          <table:table-cell table:style-name="ce105" table:formula="of:=ROUND(255*[.K29];0)" office:value-type="float" office:value="0">
            <text:p>#REF!</text:p>
          </table:table-cell>
          <table:table-cell table:number-columns-repeated="8"/>
          <table:table-cell table:formula="of:=D50_X*[$#REF!.BH5]+D50_Y*[$#REF!.BK5]+D50_Z*[$#REF!.BN5]" office:value-type="float" office:value="0">
            <text:p>#REF!</text:p>
          </table:table-cell>
          <table:table-cell table:formula="of:=D50_X*[$#REF!.BI5]+D50_Y*[$#REF!.BL5]+D50_Z*[$#REF!.BO5]" office:value-type="float" office:value="0">
            <text:p>#REF!</text:p>
          </table:table-cell>
          <table:table-cell table:formula="of:=D50_X*[$#REF!.BJ5]+D50_Y*[$#REF!.BM5]+D50_Z*[$#REF!.BP5]" office:value-type="float" office:value="0">
            <text:p>#REF!</text:p>
          </table:table-cell>
          <table:table-cell table:number-columns-repeated="999"/>
        </table:table-row>
        <table:table-row table:style-name="ro2">
          <table:table-cell/>
          <table:table-cell table:style-name="ce12" office:value-type="float" office:value="540">
            <text:p>540</text:p>
          </table:table-cell>
          <table:table-cell table:style-name="ce22" office:value-type="float" office:value="0.077196">
            <text:p>0.0772</text:p>
          </table:table-cell>
          <table:table-cell table:style-name="ce27" office:value-type="float" office:value="1">
            <text:p>1.0000</text:p>
          </table:table-cell>
          <table:table-cell table:style-name="ce1"/>
          <table:table-cell table:style-name="ce39" office:value-type="string">
            <text:p>Beta RGB</text:p>
          </table:table-cell>
          <table:table-cell table:style-name="ce53"/>
          <table:table-cell table:style-name="ce67" office:value-type="string">
            <text:p>D50</text:p>
          </table:table-cell>
          <table:table-cell table:style-name="ce63" table:formula="of:=IF([.W30]&lt;0;-POWER(-[.W30];1/[$#REF!.$BQ6]);POWER([.W30];1/[$#REF!.$BQ6]))" office:value-type="float" office:value="0">
            <text:p>#REF!</text:p>
          </table:table-cell>
          <table:table-cell table:style-name="ce63" table:formula="of:=IF([.X30]&lt;0;-POWER(-[.X30];1/[$#REF!.$BQ6]);POWER([.X30];1/[$#REF!.$BQ6]))" office:value-type="float" office:value="0">
            <text:p>#REF!</text:p>
          </table:table-cell>
          <table:table-cell table:style-name="ce63" table:formula="of:=IF([.Y30]&lt;0;-POWER(-[.Y30];1/[$#REF!.$BQ6]);POWER([.Y30];1/[$#REF!.$BQ6]))" office:value-type="float" office:value="0">
            <text:p>#REF!</text:p>
          </table:table-cell>
          <table:table-cell table:style-name="ce95" table:formula="of:=ROUND(255*[.I30];0)" office:value-type="float" office:value="0">
            <text:p>#REF!</text:p>
          </table:table-cell>
          <table:table-cell table:style-name="ce95" table:formula="of:=ROUND(255*[.J30];0)" office:value-type="float" office:value="0">
            <text:p>#REF!</text:p>
          </table:table-cell>
          <table:table-cell table:style-name="ce106" table:formula="of:=ROUND(255*[.K30];0)" office:value-type="float" office:value="0">
            <text:p>#REF!</text:p>
          </table:table-cell>
          <table:table-cell table:number-columns-repeated="8"/>
          <table:table-cell table:formula="of:=D50_X*[$#REF!.BH6]+D50_Y*[$#REF!.BK6]+D50_Z*[$#REF!.BN6]" office:value-type="float" office:value="0">
            <text:p>#REF!</text:p>
          </table:table-cell>
          <table:table-cell table:formula="of:=D50_X*[$#REF!.BI6]+D50_Y*[$#REF!.BL6]+D50_Z*[$#REF!.BO6]" office:value-type="float" office:value="0">
            <text:p>#REF!</text:p>
          </table:table-cell>
          <table:table-cell table:formula="of:=D50_X*[$#REF!.BJ6]+D50_Y*[$#REF!.BM6]+D50_Z*[$#REF!.BP6]" office:value-type="float" office:value="0">
            <text:p>#REF!</text:p>
          </table:table-cell>
          <table:table-cell table:number-columns-repeated="999"/>
        </table:table-row>
        <table:table-row table:style-name="ro2">
          <table:table-cell/>
          <table:table-cell table:style-name="ce12" office:value-type="float" office:value="550">
            <text:p>550</text:p>
          </table:table-cell>
          <table:table-cell table:style-name="ce22" office:value-type="float" office:value="0.080902">
            <text:p>0.0809</text:p>
          </table:table-cell>
          <table:table-cell table:style-name="ce27" office:value-type="float" office:value="1">
            <text:p>1.0000</text:p>
          </table:table-cell>
          <table:table-cell table:style-name="ce1"/>
          <table:table-cell table:style-name="ce38" office:value-type="string">
            <text:p>Bruce RGB</text:p>
          </table:table-cell>
          <table:table-cell table:style-name="ce52"/>
          <table:table-cell table:style-name="ce47" office:value-type="string">
            <text:p>D65</text:p>
          </table:table-cell>
          <table:table-cell table:style-name="ce78" table:formula="of:=IF([.W31]&lt;0;-POWER(-[.W31];1/[$#REF!.$BQ7]);POWER([.W31];1/[$#REF!.$BQ7]))" office:value-type="float" office:value="0">
            <text:p>#REF!</text:p>
          </table:table-cell>
          <table:table-cell table:style-name="ce78" table:formula="of:=IF([.X31]&lt;0;-POWER(-[.X31];1/[$#REF!.$BQ7]);POWER([.X31];1/[$#REF!.$BQ7]))" office:value-type="float" office:value="0">
            <text:p>#REF!</text:p>
          </table:table-cell>
          <table:table-cell table:style-name="ce78" table:formula="of:=IF([.Y31]&lt;0;-POWER(-[.Y31];1/[$#REF!.$BQ7]);POWER([.Y31];1/[$#REF!.$BQ7]))" office:value-type="float" office:value="0">
            <text:p>#REF!</text:p>
          </table:table-cell>
          <table:table-cell table:style-name="ce94" table:formula="of:=ROUND(255*[.I31];0)" office:value-type="float" office:value="0">
            <text:p>#REF!</text:p>
          </table:table-cell>
          <table:table-cell table:style-name="ce94" table:formula="of:=ROUND(255*[.J31];0)" office:value-type="float" office:value="0">
            <text:p>#REF!</text:p>
          </table:table-cell>
          <table:table-cell table:style-name="ce105" table:formula="of:=ROUND(255*[.K31];0)" office:value-type="float" office:value="0">
            <text:p>#REF!</text:p>
          </table:table-cell>
          <table:table-cell table:number-columns-repeated="8"/>
          <table:table-cell table:formula="of:=D65_X*[$#REF!.BH7]+D65_Y*[$#REF!.BK7]+D65_Z*[$#REF!.BN7]" office:value-type="float" office:value="0">
            <text:p>#REF!</text:p>
          </table:table-cell>
          <table:table-cell table:formula="of:=D65_X*[$#REF!.BI7]+D65_Y*[$#REF!.BL7]+D65_Z*[$#REF!.BO7]" office:value-type="float" office:value="0">
            <text:p>#REF!</text:p>
          </table:table-cell>
          <table:table-cell table:formula="of:=D65_X*[$#REF!.BJ7]+D65_Y*[$#REF!.BM7]+D65_Z*[$#REF!.BP7]" office:value-type="float" office:value="0">
            <text:p>#REF!</text:p>
          </table:table-cell>
          <table:table-cell table:number-columns-repeated="999"/>
        </table:table-row>
        <table:table-row table:style-name="ro2">
          <table:table-cell/>
          <table:table-cell table:style-name="ce12" office:value-type="float" office:value="560">
            <text:p>560</text:p>
          </table:table-cell>
          <table:table-cell table:style-name="ce22" office:value-type="float" office:value="0.086991">
            <text:p>0.0870</text:p>
          </table:table-cell>
          <table:table-cell table:style-name="ce27" office:value-type="float" office:value="1">
            <text:p>1.0000</text:p>
          </table:table-cell>
          <table:table-cell table:style-name="ce1"/>
          <table:table-cell table:style-name="ce38" office:value-type="string">
            <text:p>CIE RGB</text:p>
          </table:table-cell>
          <table:table-cell table:style-name="ce52"/>
          <table:table-cell table:style-name="ce47" office:value-type="string">
            <text:p>E</text:p>
          </table:table-cell>
          <table:table-cell table:style-name="ce78" table:formula="of:=IF([.W32]&lt;0;-POWER(-[.W32];1/[$#REF!.$BQ8]);POWER([.W32];1/[$#REF!.$BQ8]))" office:value-type="float" office:value="0">
            <text:p>#REF!</text:p>
          </table:table-cell>
          <table:table-cell table:style-name="ce78" table:formula="of:=IF([.X32]&lt;0;-POWER(-[.X32];1/[$#REF!.$BQ8]);POWER([.X32];1/[$#REF!.$BQ8]))" office:value-type="float" office:value="0">
            <text:p>#REF!</text:p>
          </table:table-cell>
          <table:table-cell table:style-name="ce78" table:formula="of:=IF([.Y32]&lt;0;-POWER(-[.Y32];1/[$#REF!.$BQ8]);POWER([.Y32];1/[$#REF!.$BQ8]))" office:value-type="float" office:value="0">
            <text:p>#REF!</text:p>
          </table:table-cell>
          <table:table-cell table:style-name="ce94" table:formula="of:=ROUND(255*[.I32];0)" office:value-type="float" office:value="0">
            <text:p>#REF!</text:p>
          </table:table-cell>
          <table:table-cell table:style-name="ce94" table:formula="of:=ROUND(255*[.J32];0)" office:value-type="float" office:value="0">
            <text:p>#REF!</text:p>
          </table:table-cell>
          <table:table-cell table:style-name="ce105" table:formula="of:=ROUND(255*[.K32];0)" office:value-type="float" office:value="0">
            <text:p>#REF!</text:p>
          </table:table-cell>
          <table:table-cell table:number-columns-repeated="8"/>
          <table:table-cell table:formula="of:=E_X*[$#REF!.BH8]+E_Y*[$#REF!.BK8]+E_Z*[$#REF!.BN8]" office:value-type="float" office:value="0">
            <text:p>#REF!</text:p>
          </table:table-cell>
          <table:table-cell table:formula="of:=E_X*[$#REF!.BI8]+E_Y*[$#REF!.BL8]+E_Z*[$#REF!.BO8]" office:value-type="float" office:value="0">
            <text:p>#REF!</text:p>
          </table:table-cell>
          <table:table-cell table:formula="of:=E_X*[$#REF!.BJ8]+E_Y*[$#REF!.BM8]+E_Z*[$#REF!.BP8]" office:value-type="float" office:value="0">
            <text:p>#REF!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570">
            <text:p>570</text:p>
          </table:table-cell>
          <table:table-cell table:style-name="ce22" office:value-type="float" office:value="0.099049">
            <text:p>0.0990</text:p>
          </table:table-cell>
          <table:table-cell table:style-name="ce27" office:value-type="float" office:value="1">
            <text:p>1.0000</text:p>
          </table:table-cell>
          <table:table-cell table:style-name="ce1"/>
          <table:table-cell table:style-name="ce38" office:value-type="string">
            <text:p>ColorMatch RGB</text:p>
          </table:table-cell>
          <table:table-cell table:style-name="ce52"/>
          <table:table-cell table:style-name="ce47" office:value-type="string">
            <text:p>D50</text:p>
          </table:table-cell>
          <table:table-cell table:style-name="ce78" table:formula="of:=IF([.W33]&lt;0;-POWER(-[.W33];1/[$#REF!.$BQ9]);POWER([.W33];1/[$#REF!.$BQ9]))" office:value-type="float" office:value="0">
            <text:p>#REF!</text:p>
          </table:table-cell>
          <table:table-cell table:style-name="ce78" table:formula="of:=IF([.X33]&lt;0;-POWER(-[.X33];1/[$#REF!.$BQ9]);POWER([.X33];1/[$#REF!.$BQ9]))" office:value-type="float" office:value="0">
            <text:p>#REF!</text:p>
          </table:table-cell>
          <table:table-cell table:style-name="ce78" table:formula="of:=IF([.Y33]&lt;0;-POWER(-[.Y33];1/[$#REF!.$BQ9]);POWER([.Y33];1/[$#REF!.$BQ9]))" office:value-type="float" office:value="0">
            <text:p>#REF!</text:p>
          </table:table-cell>
          <table:table-cell table:style-name="ce94" table:formula="of:=ROUND(255*[.I33];0)" office:value-type="float" office:value="0">
            <text:p>#REF!</text:p>
          </table:table-cell>
          <table:table-cell table:style-name="ce94" table:formula="of:=ROUND(255*[.J33];0)" office:value-type="float" office:value="0">
            <text:p>#REF!</text:p>
          </table:table-cell>
          <table:table-cell table:style-name="ce105" table:formula="of:=ROUND(255*[.K33];0)" office:value-type="float" office:value="0">
            <text:p>#REF!</text:p>
          </table:table-cell>
          <table:table-cell table:number-columns-repeated="8"/>
          <table:table-cell table:formula="of:=D50_X*[$#REF!.BH9]+D50_Y*[$#REF!.BK9]+D50_Z*[$#REF!.BN9]" office:value-type="float" office:value="0">
            <text:p>#REF!</text:p>
          </table:table-cell>
          <table:table-cell table:formula="of:=D50_X*[$#REF!.BI9]+D50_Y*[$#REF!.BL9]+D50_Z*[$#REF!.BO9]" office:value-type="float" office:value="0">
            <text:p>#REF!</text:p>
          </table:table-cell>
          <table:table-cell table:formula="of:=D50_X*[$#REF!.BJ9]+D50_Y*[$#REF!.BM9]+D50_Z*[$#REF!.BP9]" office:value-type="float" office:value="0">
            <text:p>#REF!</text:p>
          </table:table-cell>
          <table:table-cell table:number-columns-repeated="999"/>
        </table:table-row>
        <table:table-row table:style-name="ro2">
          <table:table-cell/>
          <table:table-cell table:style-name="ce12" office:value-type="float" office:value="580">
            <text:p>580</text:p>
          </table:table-cell>
          <table:table-cell table:style-name="ce22" office:value-type="float" office:value="0.112788">
            <text:p>0.1128</text:p>
          </table:table-cell>
          <table:table-cell table:style-name="ce27" office:value-type="float" office:value="1">
            <text:p>1.0000</text:p>
          </table:table-cell>
          <table:table-cell table:style-name="ce1"/>
          <table:table-cell table:style-name="ce39" office:value-type="string">
            <text:p>Don RGB 4</text:p>
          </table:table-cell>
          <table:table-cell table:style-name="ce54"/>
          <table:table-cell table:style-name="ce67" office:value-type="string">
            <text:p>D50</text:p>
          </table:table-cell>
          <table:table-cell table:style-name="ce63" table:formula="of:=IF([.W34]&lt;0;-POWER(-[.W34];1/[$#REF!.$BQ10]);POWER([.W34];1/[$#REF!.$BQ10]))" office:value-type="float" office:value="0">
            <text:p>#REF!</text:p>
          </table:table-cell>
          <table:table-cell table:style-name="ce63" table:formula="of:=IF([.X34]&lt;0;-POWER(-[.X34];1/[$#REF!.$BQ10]);POWER([.X34];1/[$#REF!.$BQ10]))" office:value-type="float" office:value="0">
            <text:p>#REF!</text:p>
          </table:table-cell>
          <table:table-cell table:style-name="ce63" table:formula="of:=IF([.Y34]&lt;0;-POWER(-[.Y34];1/[$#REF!.$BQ10]);POWER([.Y34];1/[$#REF!.$BQ10]))" office:value-type="float" office:value="0">
            <text:p>#REF!</text:p>
          </table:table-cell>
          <table:table-cell table:style-name="ce95" table:formula="of:=ROUND(255*[.I34];0)" office:value-type="float" office:value="0">
            <text:p>#REF!</text:p>
          </table:table-cell>
          <table:table-cell table:style-name="ce95" table:formula="of:=ROUND(255*[.J34];0)" office:value-type="float" office:value="0">
            <text:p>#REF!</text:p>
          </table:table-cell>
          <table:table-cell table:style-name="ce106" table:formula="of:=ROUND(255*[.K34];0)" office:value-type="float" office:value="0">
            <text:p>#REF!</text:p>
          </table:table-cell>
          <table:table-cell table:number-columns-repeated="8"/>
          <table:table-cell table:formula="of:=D50_X*[$#REF!.BH10]+D50_Y*[$#REF!.BK10]+D50_Z*[$#REF!.BN10]" office:value-type="float" office:value="0">
            <text:p>#REF!</text:p>
          </table:table-cell>
          <table:table-cell table:formula="of:=D50_X*[$#REF!.BI10]+D50_Y*[$#REF!.BL10]+D50_Z*[$#REF!.BO10]" office:value-type="float" office:value="0">
            <text:p>#REF!</text:p>
          </table:table-cell>
          <table:table-cell table:formula="of:=D50_X*[$#REF!.BJ10]+D50_Y*[$#REF!.BM10]+D50_Z*[$#REF!.BP10]" office:value-type="float" office:value="0">
            <text:p>#REF!</text:p>
          </table:table-cell>
          <table:table-cell table:number-columns-repeated="999"/>
        </table:table-row>
        <table:table-row table:style-name="ro2">
          <table:table-cell/>
          <table:table-cell table:style-name="ce13" office:value-type="float" office:value="590">
            <text:p>590</text:p>
          </table:table-cell>
          <table:table-cell table:style-name="ce23" office:value-type="float" office:value="0.125057">
            <text:p>0.1251</text:p>
          </table:table-cell>
          <table:table-cell table:style-name="ce28" office:value-type="float" office:value="1">
            <text:p>1.0000</text:p>
          </table:table-cell>
          <table:table-cell table:style-name="ce1"/>
          <table:table-cell table:style-name="ce40" office:value-type="string">
            <text:p>ECI RGB</text:p>
          </table:table-cell>
          <table:table-cell table:style-name="ce55"/>
          <table:table-cell table:style-name="ce47" office:value-type="string">
            <text:p>D50</text:p>
          </table:table-cell>
          <table:table-cell table:style-name="ce78" table:formula="of:=IF([.W35]&lt;0;-POWER(-[.W35];1/[$#REF!.$BQ11]);POWER([.W35];1/[$#REF!.$BQ11]))" office:value-type="float" office:value="0">
            <text:p>#REF!</text:p>
          </table:table-cell>
          <table:table-cell table:style-name="ce78" table:formula="of:=IF([.X35]&lt;0;-POWER(-[.X35];1/[$#REF!.$BQ11]);POWER([.X35];1/[$#REF!.$BQ11]))" office:value-type="float" office:value="0">
            <text:p>#REF!</text:p>
          </table:table-cell>
          <table:table-cell table:style-name="ce78" table:formula="of:=IF([.Y35]&lt;0;-POWER(-[.Y35];1/[$#REF!.$BQ11]);POWER([.Y35];1/[$#REF!.$BQ11]))" office:value-type="float" office:value="0">
            <text:p>#REF!</text:p>
          </table:table-cell>
          <table:table-cell table:style-name="ce94" table:formula="of:=ROUND(255*[.I35];0)" office:value-type="float" office:value="0">
            <text:p>#REF!</text:p>
          </table:table-cell>
          <table:table-cell table:style-name="ce94" table:formula="of:=ROUND(255*[.J35];0)" office:value-type="float" office:value="0">
            <text:p>#REF!</text:p>
          </table:table-cell>
          <table:table-cell table:style-name="ce105" table:formula="of:=ROUND(255*[.K35];0)" office:value-type="float" office:value="0">
            <text:p>#REF!</text:p>
          </table:table-cell>
          <table:table-cell table:number-columns-repeated="8"/>
          <table:table-cell table:formula="of:=D50_X*[$#REF!.BH11]+D50_Y*[$#REF!.BK11]+D50_Z*[$#REF!.BN11]" office:value-type="float" office:value="0">
            <text:p>#REF!</text:p>
          </table:table-cell>
          <table:table-cell table:formula="of:=D50_X*[$#REF!.BI11]+D50_Y*[$#REF!.BL11]+D50_Z*[$#REF!.BO11]" office:value-type="float" office:value="0">
            <text:p>#REF!</text:p>
          </table:table-cell>
          <table:table-cell table:formula="of:=D50_X*[$#REF!.BJ11]+D50_Y*[$#REF!.BM11]+D50_Z*[$#REF!.BP11]" office:value-type="float" office:value="0">
            <text:p>#REF!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600">
            <text:p>600</text:p>
          </table:table-cell>
          <table:table-cell table:style-name="ce22" office:value-type="float" office:value="0.135991">
            <text:p>0.1360</text:p>
          </table:table-cell>
          <table:table-cell table:style-name="ce27" office:value-type="float" office:value="1">
            <text:p>1.0000</text:p>
          </table:table-cell>
          <table:table-cell table:style-name="ce1"/>
          <table:table-cell table:style-name="ce40" office:value-type="string">
            <text:p>Ekta Space PS5 RGB</text:p>
          </table:table-cell>
          <table:table-cell table:style-name="ce55"/>
          <table:table-cell table:style-name="ce47" office:value-type="string">
            <text:p>D50</text:p>
          </table:table-cell>
          <table:table-cell table:style-name="ce78" table:formula="of:=IF([.W36]&lt;0;-POWER(-[.W36];1/[$#REF!.$BQ12]);POWER([.W36];1/[$#REF!.$BQ12]))" office:value-type="float" office:value="0">
            <text:p>#REF!</text:p>
          </table:table-cell>
          <table:table-cell table:style-name="ce78" table:formula="of:=IF([.X36]&lt;0;-POWER(-[.X36];1/[$#REF!.$BQ12]);POWER([.X36];1/[$#REF!.$BQ12]))" office:value-type="float" office:value="0">
            <text:p>#REF!</text:p>
          </table:table-cell>
          <table:table-cell table:style-name="ce78" table:formula="of:=IF([.Y36]&lt;0;-POWER(-[.Y36];1/[$#REF!.$BQ12]);POWER([.Y36];1/[$#REF!.$BQ12]))" office:value-type="float" office:value="0">
            <text:p>#REF!</text:p>
          </table:table-cell>
          <table:table-cell table:style-name="ce94" table:formula="of:=ROUND(255*[.I36];0)" office:value-type="float" office:value="0">
            <text:p>#REF!</text:p>
          </table:table-cell>
          <table:table-cell table:style-name="ce94" table:formula="of:=ROUND(255*[.J36];0)" office:value-type="float" office:value="0">
            <text:p>#REF!</text:p>
          </table:table-cell>
          <table:table-cell table:style-name="ce105" table:formula="of:=ROUND(255*[.K36];0)" office:value-type="float" office:value="0">
            <text:p>#REF!</text:p>
          </table:table-cell>
          <table:table-cell table:number-columns-repeated="8"/>
          <table:table-cell table:formula="of:=D50_X*[$#REF!.BH12]+D50_Y*[$#REF!.BK12]+D50_Z*[$#REF!.BN12]" office:value-type="float" office:value="0">
            <text:p>#REF!</text:p>
          </table:table-cell>
          <table:table-cell table:formula="of:=D50_X*[$#REF!.BI12]+D50_Y*[$#REF!.BL12]+D50_Z*[$#REF!.BO12]" office:value-type="float" office:value="0">
            <text:p>#REF!</text:p>
          </table:table-cell>
          <table:table-cell table:formula="of:=D50_X*[$#REF!.BJ12]+D50_Y*[$#REF!.BM12]+D50_Z*[$#REF!.BP12]" office:value-type="float" office:value="0">
            <text:p>#REF!</text:p>
          </table:table-cell>
          <table:table-cell table:number-columns-repeated="999"/>
        </table:table-row>
        <table:table-row table:style-name="ro2">
          <table:table-cell/>
          <table:table-cell table:style-name="ce12" office:value-type="float" office:value="610">
            <text:p>610</text:p>
          </table:table-cell>
          <table:table-cell table:style-name="ce22" office:value-type="float" office:value="0.143887">
            <text:p>0.1439</text:p>
          </table:table-cell>
          <table:table-cell table:style-name="ce27" office:value-type="float" office:value="1">
            <text:p>1.0000</text:p>
          </table:table-cell>
          <table:table-cell table:style-name="ce1"/>
          <table:table-cell table:style-name="ce40" office:value-type="string">
            <text:p>NTSC RGB</text:p>
          </table:table-cell>
          <table:table-cell table:style-name="ce55"/>
          <table:table-cell table:style-name="ce47" office:value-type="string">
            <text:p>C</text:p>
          </table:table-cell>
          <table:table-cell table:style-name="ce78" table:formula="of:=IF([.W37]&lt;0;-POWER(-[.W37];1/[$#REF!.$BQ13]);POWER([.W37];1/[$#REF!.$BQ13]))" office:value-type="float" office:value="0">
            <text:p>#REF!</text:p>
          </table:table-cell>
          <table:table-cell table:style-name="ce78" table:formula="of:=IF([.X37]&lt;0;-POWER(-[.X37];1/[$#REF!.$BQ13]);POWER([.X37];1/[$#REF!.$BQ13]))" office:value-type="float" office:value="0">
            <text:p>#REF!</text:p>
          </table:table-cell>
          <table:table-cell table:style-name="ce78" table:formula="of:=IF([.Y37]&lt;0;-POWER(-[.Y37];1/[$#REF!.$BQ13]);POWER([.Y37];1/[$#REF!.$BQ13]))" office:value-type="float" office:value="0">
            <text:p>#REF!</text:p>
          </table:table-cell>
          <table:table-cell table:style-name="ce94" table:formula="of:=ROUND(255*[.I37];0)" office:value-type="float" office:value="0">
            <text:p>#REF!</text:p>
          </table:table-cell>
          <table:table-cell table:style-name="ce94" table:formula="of:=ROUND(255*[.J37];0)" office:value-type="float" office:value="0">
            <text:p>#REF!</text:p>
          </table:table-cell>
          <table:table-cell table:style-name="ce105" table:formula="of:=ROUND(255*[.K37];0)" office:value-type="float" office:value="0">
            <text:p>#REF!</text:p>
          </table:table-cell>
          <table:table-cell table:number-columns-repeated="8"/>
          <table:table-cell table:formula="of:=C_X*[$#REF!.BH13]+C_Y*[$#REF!.BK13]+C_Z*[$#REF!.BN13]" office:value-type="float" office:value="0">
            <text:p>#REF!</text:p>
          </table:table-cell>
          <table:table-cell table:formula="of:=C_X*[$#REF!.BI13]+C_Y*[$#REF!.BL13]+C_Z*[$#REF!.BO13]" office:value-type="float" office:value="0">
            <text:p>#REF!</text:p>
          </table:table-cell>
          <table:table-cell table:formula="of:=C_X*[$#REF!.BJ13]+C_Y*[$#REF!.BM13]+C_Z*[$#REF!.BP13]" office:value-type="float" office:value="0">
            <text:p>#REF!</text:p>
          </table:table-cell>
          <table:table-cell table:number-columns-repeated="999"/>
        </table:table-row>
        <table:table-row table:style-name="ro2">
          <table:table-cell/>
          <table:table-cell table:style-name="ce12" office:value-type="float" office:value="620">
            <text:p>620</text:p>
          </table:table-cell>
          <table:table-cell table:style-name="ce22" office:value-type="float" office:value="0.151092">
            <text:p>0.1511</text:p>
          </table:table-cell>
          <table:table-cell table:style-name="ce27" office:value-type="float" office:value="1">
            <text:p>1.0000</text:p>
          </table:table-cell>
          <table:table-cell table:style-name="ce1"/>
          <table:table-cell table:style-name="ce41" office:value-type="string">
            <text:p>PAL/SECAM RGB</text:p>
          </table:table-cell>
          <table:table-cell table:style-name="ce54"/>
          <table:table-cell table:style-name="ce67" office:value-type="string">
            <text:p>D65</text:p>
          </table:table-cell>
          <table:table-cell table:style-name="ce63" table:formula="of:=IF([.W38]&lt;0;-POWER(-[.W38];1/[$#REF!.$BQ14]);POWER([.W38];1/[$#REF!.$BQ14]))" office:value-type="float" office:value="0">
            <text:p>#REF!</text:p>
          </table:table-cell>
          <table:table-cell table:style-name="ce63" table:formula="of:=IF([.X38]&lt;0;-POWER(-[.X38];1/[$#REF!.$BQ14]);POWER([.X38];1/[$#REF!.$BQ14]))" office:value-type="float" office:value="0">
            <text:p>#REF!</text:p>
          </table:table-cell>
          <table:table-cell table:style-name="ce63" table:formula="of:=IF([.Y38]&lt;0;-POWER(-[.Y38];1/[$#REF!.$BQ14]);POWER([.Y38];1/[$#REF!.$BQ14]))" office:value-type="float" office:value="0">
            <text:p>#REF!</text:p>
          </table:table-cell>
          <table:table-cell table:style-name="ce95" table:formula="of:=ROUND(255*[.I38];0)" office:value-type="float" office:value="0">
            <text:p>#REF!</text:p>
          </table:table-cell>
          <table:table-cell table:style-name="ce95" table:formula="of:=ROUND(255*[.J38];0)" office:value-type="float" office:value="0">
            <text:p>#REF!</text:p>
          </table:table-cell>
          <table:table-cell table:style-name="ce106" table:formula="of:=ROUND(255*[.K38];0)" office:value-type="float" office:value="0">
            <text:p>#REF!</text:p>
          </table:table-cell>
          <table:table-cell table:number-columns-repeated="8"/>
          <table:table-cell table:formula="of:=D65_X*[$#REF!.BH14]+D65_Y*[$#REF!.BK14]+D65_Z*[$#REF!.BN14]" office:value-type="float" office:value="0">
            <text:p>#REF!</text:p>
          </table:table-cell>
          <table:table-cell table:formula="of:=D65_X*[$#REF!.BI14]+D65_Y*[$#REF!.BL14]+D65_Z*[$#REF!.BO14]" office:value-type="float" office:value="0">
            <text:p>#REF!</text:p>
          </table:table-cell>
          <table:table-cell table:formula="of:=D65_X*[$#REF!.BJ14]+D65_Y*[$#REF!.BM14]+D65_Z*[$#REF!.BP14]" office:value-type="float" office:value="0">
            <text:p>#REF!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630">
            <text:p>630</text:p>
          </table:table-cell>
          <table:table-cell table:style-name="ce22" office:value-type="float" office:value="0.158961">
            <text:p>0.1590</text:p>
          </table:table-cell>
          <table:table-cell table:style-name="ce27" office:value-type="float" office:value="1">
            <text:p>1.0000</text:p>
          </table:table-cell>
          <table:table-cell table:style-name="ce1"/>
          <table:table-cell table:style-name="ce40" office:value-type="string">
            <text:p>ProPhoto RGB</text:p>
          </table:table-cell>
          <table:table-cell table:style-name="ce55"/>
          <table:table-cell table:style-name="ce47" office:value-type="string">
            <text:p>D50</text:p>
          </table:table-cell>
          <table:table-cell table:style-name="ce78" table:formula="of:=IF([.W39]&lt;0;-POWER(-[.W39];1/[$#REF!.$BQ15]);POWER([.W39];1/[$#REF!.$BQ15]))" office:value-type="float" office:value="0">
            <text:p>#REF!</text:p>
          </table:table-cell>
          <table:table-cell table:style-name="ce78" table:formula="of:=IF([.X39]&lt;0;-POWER(-[.X39];1/[$#REF!.$BQ15]);POWER([.X39];1/[$#REF!.$BQ15]))" office:value-type="float" office:value="0">
            <text:p>#REF!</text:p>
          </table:table-cell>
          <table:table-cell table:style-name="ce78" table:formula="of:=IF([.Y39]&lt;0;-POWER(-[.Y39];1/[$#REF!.$BQ15]);POWER([.Y39];1/[$#REF!.$BQ15]))" office:value-type="float" office:value="0">
            <text:p>#REF!</text:p>
          </table:table-cell>
          <table:table-cell table:style-name="ce94" table:formula="of:=ROUND(255*[.I39];0)" office:value-type="float" office:value="0">
            <text:p>#REF!</text:p>
          </table:table-cell>
          <table:table-cell table:style-name="ce94" table:formula="of:=ROUND(255*[.J39];0)" office:value-type="float" office:value="0">
            <text:p>#REF!</text:p>
          </table:table-cell>
          <table:table-cell table:style-name="ce105" table:formula="of:=ROUND(255*[.K39];0)" office:value-type="float" office:value="0">
            <text:p>#REF!</text:p>
          </table:table-cell>
          <table:table-cell table:number-columns-repeated="8"/>
          <table:table-cell table:formula="of:=D50_X*[$#REF!.BH15]+D50_Y*[$#REF!.BK15]+D50_Z*[$#REF!.BN15]" office:value-type="float" office:value="0">
            <text:p>#REF!</text:p>
          </table:table-cell>
          <table:table-cell table:formula="of:=D50_X*[$#REF!.BI15]+D50_Y*[$#REF!.BL15]+D50_Z*[$#REF!.BO15]" office:value-type="float" office:value="0">
            <text:p>#REF!</text:p>
          </table:table-cell>
          <table:table-cell table:formula="of:=D50_X*[$#REF!.BJ15]+D50_Y*[$#REF!.BM15]+D50_Z*[$#REF!.BP15]" office:value-type="float" office:value="0">
            <text:p>#REF!</text:p>
          </table:table-cell>
          <table:table-cell table:number-columns-repeated="999"/>
        </table:table-row>
        <table:table-row table:style-name="ro2">
          <table:table-cell/>
          <table:table-cell table:style-name="ce12" office:value-type="float" office:value="640">
            <text:p>640</text:p>
          </table:table-cell>
          <table:table-cell table:style-name="ce22" office:value-type="float" office:value="0.168788">
            <text:p>0.1688</text:p>
          </table:table-cell>
          <table:table-cell table:style-name="ce27" office:value-type="float" office:value="1">
            <text:p>1.0000</text:p>
          </table:table-cell>
          <table:table-cell table:style-name="ce1"/>
          <table:table-cell table:style-name="ce40" office:value-type="string">
            <text:p>SMPTE-C RGB</text:p>
          </table:table-cell>
          <table:table-cell table:style-name="ce55"/>
          <table:table-cell table:style-name="ce47" office:value-type="string">
            <text:p>D65</text:p>
          </table:table-cell>
          <table:table-cell table:style-name="ce78" table:formula="of:=IF([.W40]&lt;0;-POWER(-[.W40];1/[$#REF!.$BQ16]);POWER([.W40];1/[$#REF!.$BQ16]))" office:value-type="float" office:value="0">
            <text:p>#REF!</text:p>
          </table:table-cell>
          <table:table-cell table:style-name="ce78" table:formula="of:=IF([.X40]&lt;0;-POWER(-[.X40];1/[$#REF!.$BQ16]);POWER([.X40];1/[$#REF!.$BQ16]))" office:value-type="float" office:value="0">
            <text:p>#REF!</text:p>
          </table:table-cell>
          <table:table-cell table:style-name="ce78" table:formula="of:=IF([.Y40]&lt;0;-POWER(-[.Y40];1/[$#REF!.$BQ16]);POWER([.Y40];1/[$#REF!.$BQ16]))" office:value-type="float" office:value="0">
            <text:p>#REF!</text:p>
          </table:table-cell>
          <table:table-cell table:style-name="ce94" table:formula="of:=ROUND(255*[.I40];0)" office:value-type="float" office:value="0">
            <text:p>#REF!</text:p>
          </table:table-cell>
          <table:table-cell table:style-name="ce94" table:formula="of:=ROUND(255*[.J40];0)" office:value-type="float" office:value="0">
            <text:p>#REF!</text:p>
          </table:table-cell>
          <table:table-cell table:style-name="ce105" table:formula="of:=ROUND(255*[.K40];0)" office:value-type="float" office:value="0">
            <text:p>#REF!</text:p>
          </table:table-cell>
          <table:table-cell table:number-columns-repeated="8"/>
          <table:table-cell table:formula="of:=D65_X*[$#REF!.BH16]+D65_Y*[$#REF!.BK16]+D65_Z*[$#REF!.BN16]" office:value-type="float" office:value="0">
            <text:p>#REF!</text:p>
          </table:table-cell>
          <table:table-cell table:formula="of:=D65_X*[$#REF!.BI16]+D65_Y*[$#REF!.BL16]+D65_Z*[$#REF!.BO16]" office:value-type="float" office:value="0">
            <text:p>#REF!</text:p>
          </table:table-cell>
          <table:table-cell table:formula="of:=D65_X*[$#REF!.BJ16]+D65_Y*[$#REF!.BM16]+D65_Z*[$#REF!.BP16]" office:value-type="float" office:value="0">
            <text:p>#REF!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650">
            <text:p>650</text:p>
          </table:table-cell>
          <table:table-cell table:style-name="ce22" office:value-type="float" office:value="0.182785">
            <text:p>0.1828</text:p>
          </table:table-cell>
          <table:table-cell table:style-name="ce27" office:value-type="float" office:value="1">
            <text:p>1.0000</text:p>
          </table:table-cell>
          <table:table-cell table:style-name="ce1"/>
          <table:table-cell table:style-name="ce40" office:value-type="string">
            <text:p>sRGB</text:p>
          </table:table-cell>
          <table:table-cell table:style-name="ce55"/>
          <table:table-cell table:style-name="ce47" office:value-type="string">
            <text:p>D65</text:p>
          </table:table-cell>
          <table:table-cell table:style-name="ce78" table:formula="of:=IF([.W41]&lt;0;IF([.W41]&gt;=-0.0031308;[.W41]*12.92;-(1.055*POWER(-[.W41];1/[$#REF!.$BQ17])-0.055));IF([.W41]&lt;=0.0031308;[.W41]*12.92;1.055*POWER([.W41];1/[$#REF!.$BQ17])-0.055))" office:value-type="float" office:value="0">
            <text:p>#REF!</text:p>
          </table:table-cell>
          <table:table-cell table:style-name="ce78" table:formula="of:=IF([.X41]&lt;0;IF([.X41]&gt;=-0.0031308;[.X41]*12.92;-(1.055*POWER(-[.X41];1/[$#REF!.$BQ17])-0.055));IF([.X41]&lt;=0.0031308;[.X41]*12.92;1.055*POWER([.X41];1/[$#REF!.$BQ17])-0.055))" office:value-type="float" office:value="0">
            <text:p>#REF!</text:p>
          </table:table-cell>
          <table:table-cell table:style-name="ce78" table:formula="of:=IF([.Y41]&lt;0;IF([.Y41]&gt;=-0.0031308;[.Y41]*12.92;-(1.055*POWER(-[.Y41];1/[$#REF!.$BQ17])-0.055));IF([.Y41]&lt;=0.0031308;[.Y41]*12.92;1.055*POWER([.Y41];1/[$#REF!.$BQ17])-0.055))" office:value-type="float" office:value="0">
            <text:p>#REF!</text:p>
          </table:table-cell>
          <table:table-cell table:style-name="ce94" table:formula="of:=ROUND(255*[.I41];0)" office:value-type="float" office:value="0">
            <text:p>#REF!</text:p>
          </table:table-cell>
          <table:table-cell table:style-name="ce94" table:formula="of:=ROUND(255*[.J41];0)" office:value-type="float" office:value="0">
            <text:p>#REF!</text:p>
          </table:table-cell>
          <table:table-cell table:style-name="ce105" table:formula="of:=ROUND(255*[.K41];0)" office:value-type="float" office:value="0">
            <text:p>#REF!</text:p>
          </table:table-cell>
          <table:table-cell table:number-columns-repeated="8"/>
          <table:table-cell table:formula="of:=D65_X*[$#REF!.BH17]+D65_Y*[$#REF!.BK17]+D65_Z*[$#REF!.BN17]" office:value-type="float" office:value="0">
            <text:p>#REF!</text:p>
          </table:table-cell>
          <table:table-cell table:formula="of:=D65_X*[$#REF!.BI17]+D65_Y*[$#REF!.BL17]+D65_Z*[$#REF!.BO17]" office:value-type="float" office:value="0">
            <text:p>#REF!</text:p>
          </table:table-cell>
          <table:table-cell table:formula="of:=D65_X*[$#REF!.BJ17]+D65_Y*[$#REF!.BM17]+D65_Z*[$#REF!.BP17]" office:value-type="float" office:value="0">
            <text:p>#REF!</text:p>
          </table:table-cell>
          <table:table-cell table:number-columns-repeated="999"/>
        </table:table-row>
        <table:table-row table:style-name="ro2">
          <table:table-cell/>
          <table:table-cell table:style-name="ce12" office:value-type="float" office:value="660">
            <text:p>660</text:p>
          </table:table-cell>
          <table:table-cell table:style-name="ce22" office:value-type="float" office:value="0.199583">
            <text:p>0.1996</text:p>
          </table:table-cell>
          <table:table-cell table:style-name="ce27" office:value-type="float" office:value="1">
            <text:p>1.0000</text:p>
          </table:table-cell>
          <table:table-cell table:style-name="ce1"/>
          <table:table-cell table:style-name="ce42" office:value-type="string">
            <text:p>Wide Gamut RGB</text:p>
          </table:table-cell>
          <table:table-cell table:style-name="ce56"/>
          <table:table-cell table:style-name="ce68" office:value-type="string">
            <text:p>D50</text:p>
          </table:table-cell>
          <table:table-cell table:style-name="ce64" table:formula="of:=IF([.W42]&lt;0;-POWER(-[.W42];1/[$#REF!.$BQ18]);POWER([.W42];1/[$#REF!.$BQ18]))" office:value-type="float" office:value="0">
            <text:p>#REF!</text:p>
          </table:table-cell>
          <table:table-cell table:style-name="ce64" table:formula="of:=IF([.X42]&lt;0;-POWER(-[.X42];1/[$#REF!.$BQ18]);POWER([.X42];1/[$#REF!.$BQ18]))" office:value-type="float" office:value="0">
            <text:p>#REF!</text:p>
          </table:table-cell>
          <table:table-cell table:style-name="ce75" table:formula="of:=IF([.Y42]&lt;0;-POWER(-[.Y42];1/[$#REF!.$BQ18]);POWER([.Y42];1/[$#REF!.$BQ18]))" office:value-type="float" office:value="0">
            <text:p>#REF!</text:p>
          </table:table-cell>
          <table:table-cell table:style-name="ce96" table:formula="of:=ROUND(255*[.I42];0)" office:value-type="float" office:value="0">
            <text:p>#REF!</text:p>
          </table:table-cell>
          <table:table-cell table:style-name="ce96" table:formula="of:=ROUND(255*[.J42];0)" office:value-type="float" office:value="0">
            <text:p>#REF!</text:p>
          </table:table-cell>
          <table:table-cell table:style-name="ce107" table:formula="of:=ROUND(255*[.K42];0)" office:value-type="float" office:value="0">
            <text:p>#REF!</text:p>
          </table:table-cell>
          <table:table-cell table:number-columns-repeated="8"/>
          <table:table-cell table:formula="of:=D50_X*[$#REF!.BH18]+D50_Y*[$#REF!.BK18]+D50_Z*[$#REF!.BN18]" office:value-type="float" office:value="0">
            <text:p>#REF!</text:p>
          </table:table-cell>
          <table:table-cell table:formula="of:=D50_X*[$#REF!.BI18]+D50_Y*[$#REF!.BL18]+D50_Z*[$#REF!.BO18]" office:value-type="float" office:value="0">
            <text:p>#REF!</text:p>
          </table:table-cell>
          <table:table-cell table:formula="of:=D50_X*[$#REF!.BJ18]+D50_Y*[$#REF!.BM18]+D50_Z*[$#REF!.BP18]" office:value-type="float" office:value="0">
            <text:p>#REF!</text:p>
          </table:table-cell>
          <table:table-cell table:number-columns-repeated="999"/>
        </table:table-row>
        <table:table-row table:style-name="ro2">
          <table:table-cell/>
          <table:table-cell table:style-name="ce12" office:value-type="float" office:value="670">
            <text:p>670</text:p>
          </table:table-cell>
          <table:table-cell table:style-name="ce22" office:value-type="float" office:value="0.218711">
            <text:p>0.2187</text:p>
          </table:table-cell>
          <table:table-cell table:style-name="ce27" office:value-type="float" office:value="1">
            <text:p>1.0000</text:p>
          </table:table-cell>
          <table:table-cell table:style-name="ce1" table:number-columns-repeated="15"/>
          <table:table-cell table:number-columns-repeated="1005"/>
        </table:table-row>
        <table:table-row table:style-name="ro2">
          <table:table-cell/>
          <table:table-cell table:style-name="ce12" office:value-type="float" office:value="680">
            <text:p>680</text:p>
          </table:table-cell>
          <table:table-cell table:style-name="ce22" office:value-type="float" office:value="0.239679">
            <text:p>0.2397</text:p>
          </table:table-cell>
          <table:table-cell table:style-name="ce27" office:value-type="float" office:value="1">
            <text:p>1.0000</text:p>
          </table:table-cell>
          <table:table-cell table:style-name="ce1"/>
          <table:table-cell table:style-name="ce43" office:value-type="string">
            <text:p>Density</text:p>
          </table:table-cell>
          <table:table-cell table:style-name="ce57" office:value-type="string">
            <text:p>Red</text:p>
          </table:table-cell>
          <table:table-cell table:style-name="ce69" office:value-type="string">
            <text:p>Green</text:p>
          </table:table-cell>
          <table:table-cell table:style-name="ce57" office:value-type="string">
            <text:p>Blue</text:p>
          </table:table-cell>
          <table:table-cell table:style-name="ce83" office:value-type="string">
            <text:p>Visual</text:p>
          </table:table-cell>
          <table:table-cell table:style-name="ce1" table:number-columns-repeated="3"/>
          <table:table-cell table:number-columns-repeated="1011"/>
        </table:table-row>
        <table:table-row table:style-name="ro2">
          <table:table-cell/>
          <table:table-cell table:style-name="ce13" office:value-type="float" office:value="690">
            <text:p>690</text:p>
          </table:table-cell>
          <table:table-cell table:style-name="ce23" office:value-type="float" office:value="0.261753">
            <text:p>0.2618</text:p>
          </table:table-cell>
          <table:table-cell table:style-name="ce28" office:value-type="float" office:value="1">
            <text:p>1.0000</text:p>
          </table:table-cell>
          <table:table-cell table:style-name="ce1"/>
          <table:table-cell table:style-name="ce44" office:value-type="string">
            <text:p>Status A</text:p>
          </table:table-cell>
          <table:table-cell table:style-name="ce58" table:formula="of:=-LOG10(SUMPRODUCT(Sample;Den_StatusA_R)/SUM(Den_StatusA_R))" office:value-type="float" office:value="0.797206609978834">
            <text:p>0.797</text:p>
          </table:table-cell>
          <table:table-cell table:style-name="ce70" table:formula="of:=-LOG10(SUMPRODUCT(Sample;Den_StatusA_G)/SUM(Den_StatusA_G))" office:value-type="float" office:value="1.11950870485392">
            <text:p>1.120</text:p>
          </table:table-cell>
          <table:table-cell table:style-name="ce58" table:formula="of:=-LOG10(SUMPRODUCT(Sample;Den_StatusA_B)/SUM(Den_StatusA_B))" office:value-type="float" office:value="1.24935019620072">
            <text:p>1.249</text:p>
          </table:table-cell>
          <table:table-cell table:style-name="ce84" office:value-type="string">
            <text:p>-</text:p>
          </table:table-cell>
          <table:table-cell table:style-name="ce1" table:number-columns-repeated="3"/>
          <table:table-cell table:number-columns-repeated="1011"/>
        </table:table-row>
        <table:table-row table:style-name="ro2">
          <table:table-cell/>
          <table:table-cell table:style-name="ce12" office:value-type="float" office:value="700">
            <text:p>700</text:p>
          </table:table-cell>
          <table:table-cell table:style-name="ce22" office:value-type="float" office:value="0.285176">
            <text:p>0.2852</text:p>
          </table:table-cell>
          <table:table-cell table:style-name="ce27" office:value-type="float" office:value="1">
            <text:p>1.0000</text:p>
          </table:table-cell>
          <table:table-cell table:style-name="ce1"/>
          <table:table-cell table:style-name="ce44" office:value-type="string">
            <text:p>Status E</text:p>
          </table:table-cell>
          <table:table-cell table:style-name="ce58" table:formula="of:=-LOG10(SUMPRODUCT(Sample;Den_StatusE_R)/SUM(Den_StatusE_R))" office:value-type="float" office:value="0.841802705981848">
            <text:p>0.842</text:p>
          </table:table-cell>
          <table:table-cell table:style-name="ce70" table:formula="of:=-LOG10(SUMPRODUCT(Sample;Den_StatusE_G)/SUM(Den_StatusE_G))" office:value-type="float" office:value="1.11703142339363">
            <text:p>1.117</text:p>
          </table:table-cell>
          <table:table-cell table:style-name="ce58" table:formula="of:=-LOG10(SUMPRODUCT(Sample;Den_StatusE_B)/SUM(Den_StatusE_B))" office:value-type="float" office:value="1.23859529118651">
            <text:p>1.239</text:p>
          </table:table-cell>
          <table:table-cell table:style-name="ce84" office:value-type="string">
            <text:p>-</text:p>
          </table:table-cell>
          <table:table-cell table:style-name="ce1" table:number-columns-repeated="3"/>
          <table:table-cell table:number-columns-repeated="1011"/>
        </table:table-row>
        <table:table-row table:style-name="ro2">
          <table:table-cell/>
          <table:table-cell table:style-name="ce12" office:value-type="float" office:value="710">
            <text:p>710</text:p>
          </table:table-cell>
          <table:table-cell table:style-name="ce22" office:value-type="float" office:value="0.25">
            <text:p>0.2500</text:p>
          </table:table-cell>
          <table:table-cell table:style-name="ce27" office:value-type="float" office:value="1">
            <text:p>1.0000</text:p>
          </table:table-cell>
          <table:table-cell table:style-name="ce1"/>
          <table:table-cell table:style-name="ce44" office:value-type="string">
            <text:p>Status M</text:p>
          </table:table-cell>
          <table:table-cell table:style-name="ce58" table:formula="of:=-LOG10(SUMPRODUCT(Sample;Den_StatusM_R)/SUM(Den_StatusM_R))" office:value-type="float" office:value="0.738111415772109">
            <text:p>0.738</text:p>
          </table:table-cell>
          <table:table-cell table:style-name="ce70" table:formula="of:=-LOG10(SUMPRODUCT(Sample;Den_StatusM_G)/SUM(Den_StatusM_G))" office:value-type="float" office:value="1.09776990745598">
            <text:p>1.098</text:p>
          </table:table-cell>
          <table:table-cell table:style-name="ce58" table:formula="of:=-LOG10(SUMPRODUCT(Sample;Den_StatusM_B)/SUM(Den_StatusM_B))" office:value-type="float" office:value="1.25437223827502">
            <text:p>1.254</text:p>
          </table:table-cell>
          <table:table-cell table:style-name="ce84" office:value-type="string">
            <text:p>-</text:p>
          </table:table-cell>
          <table:table-cell table:style-name="ce1" table:number-columns-repeated="3"/>
          <table:table-cell table:number-columns-repeated="1011"/>
        </table:table-row>
        <table:table-row table:style-name="ro2">
          <table:table-cell/>
          <table:table-cell table:style-name="ce12" office:value-type="float" office:value="720">
            <text:p>720</text:p>
          </table:table-cell>
          <table:table-cell table:style-name="ce22" office:value-type="float" office:value="0.24">
            <text:p>0.2400</text:p>
          </table:table-cell>
          <table:table-cell table:style-name="ce27" office:value-type="float" office:value="1">
            <text:p>1.0000</text:p>
          </table:table-cell>
          <table:table-cell table:style-name="ce1"/>
          <table:table-cell table:style-name="ce44" office:value-type="string">
            <text:p>Status T</text:p>
          </table:table-cell>
          <table:table-cell table:style-name="ce58" table:formula="of:=-LOG10(SUMPRODUCT(Sample;Den_StatusT_R)/SUM(Den_StatusT_R))" office:value-type="float" office:value="0.841777334609921">
            <text:p>0.842</text:p>
          </table:table-cell>
          <table:table-cell table:style-name="ce70" table:formula="of:=-LOG10(SUMPRODUCT(Sample;Den_StatusT_G)/SUM(Den_StatusT_G))" office:value-type="float" office:value="1.11702835038175">
            <text:p>1.117</text:p>
          </table:table-cell>
          <table:table-cell table:style-name="ce58" table:formula="of:=-LOG10(SUMPRODUCT(Sample;Den_StatusT_B)/SUM(Den_StatusT_B))" office:value-type="float" office:value="1.23907537535129">
            <text:p>1.239</text:p>
          </table:table-cell>
          <table:table-cell table:style-name="ce84" office:value-type="string">
            <text:p>-</text:p>
          </table:table-cell>
          <table:table-cell table:style-name="ce1" table:number-columns-repeated="3"/>
          <table:table-cell table:number-columns-repeated="1011"/>
        </table:table-row>
        <table:table-row table:style-name="ro2">
          <table:table-cell/>
          <table:table-cell table:style-name="ce12" office:value-type="float" office:value="730">
            <text:p>730</text:p>
          </table:table-cell>
          <table:table-cell table:style-name="ce22" office:value-type="float" office:value="0.23">
            <text:p>0.2300</text:p>
          </table:table-cell>
          <table:table-cell table:style-name="ce27" office:value-type="float" office:value="1">
            <text:p>1.0000</text:p>
          </table:table-cell>
          <table:table-cell table:style-name="ce1"/>
          <table:table-cell table:style-name="ce12" office:value-type="string">
            <text:p>Visual</text:p>
          </table:table-cell>
          <table:table-cell table:style-name="ce59" office:value-type="string">
            <text:p>-</text:p>
          </table:table-cell>
          <table:table-cell table:style-name="ce71" office:value-type="string">
            <text:p>-</text:p>
          </table:table-cell>
          <table:table-cell table:style-name="ce59" office:value-type="string">
            <text:p>-</text:p>
          </table:table-cell>
          <table:table-cell table:style-name="ce85" table:formula="of:=-LOG10(SUMPRODUCT(Sample;Den_Visual)/SUM(Den_Visual))" office:value-type="float" office:value="0.96331790340787">
            <text:p>0.963</text:p>
          </table:table-cell>
          <table:table-cell table:style-name="ce1" table:number-columns-repeated="3"/>
          <table:table-cell table:number-columns-repeated="1011"/>
        </table:table-row>
        <table:table-row table:style-name="ro2">
          <table:table-cell/>
          <table:table-cell table:style-name="ce12" office:value-type="float" office:value="740">
            <text:p>740</text:p>
          </table:table-cell>
          <table:table-cell table:style-name="ce22" office:value-type="float" office:value="0">
            <text:p>0.0000</text:p>
          </table:table-cell>
          <table:table-cell table:style-name="ce27" office:value-type="float" office:value="1">
            <text:p>1.0000</text:p>
          </table:table-cell>
          <table:table-cell table:style-name="ce1"/>
          <table:table-cell table:style-name="ce12" office:value-type="string">
            <text:p>Type 1</text:p>
          </table:table-cell>
          <table:table-cell table:style-name="ce59" office:value-type="string">
            <text:p>-</text:p>
          </table:table-cell>
          <table:table-cell table:style-name="ce71" office:value-type="string">
            <text:p>-</text:p>
          </table:table-cell>
          <table:table-cell table:style-name="ce59" office:value-type="string">
            <text:p>-</text:p>
          </table:table-cell>
          <table:table-cell table:style-name="ce85" table:formula="of:=-LOG10(SUMPRODUCT(Sample;Den_Type1)/SUM(Den_Type1))" office:value-type="float" office:value="1.19687157625444">
            <text:p>1.197</text:p>
          </table:table-cell>
          <table:table-cell table:style-name="ce1" table:number-columns-repeated="3"/>
          <table:table-cell table:number-columns-repeated="1011"/>
        </table:table-row>
        <table:table-row table:style-name="ro2">
          <table:table-cell/>
          <table:table-cell table:style-name="ce12" office:value-type="float" office:value="750">
            <text:p>750</text:p>
          </table:table-cell>
          <table:table-cell table:style-name="ce22" office:value-type="float" office:value="0">
            <text:p>0.0000</text:p>
          </table:table-cell>
          <table:table-cell table:style-name="ce27" office:value-type="float" office:value="1">
            <text:p>1.0000</text:p>
          </table:table-cell>
          <table:table-cell table:style-name="ce1"/>
          <table:table-cell table:style-name="ce14" office:value-type="string">
            <text:p>Type 2</text:p>
          </table:table-cell>
          <table:table-cell table:style-name="ce60" office:value-type="string">
            <text:p>-</text:p>
          </table:table-cell>
          <table:table-cell table:style-name="ce72" office:value-type="string">
            <text:p>-</text:p>
          </table:table-cell>
          <table:table-cell table:style-name="ce60" office:value-type="string">
            <text:p>-</text:p>
          </table:table-cell>
          <table:table-cell table:style-name="ce86" table:formula="of:=-LOG10(SUMPRODUCT(Sample;Den_Type2)/SUM(Den_Type2))" office:value-type="float" office:value="1.25273567515427">
            <text:p>1.253</text:p>
          </table:table-cell>
          <table:table-cell table:style-name="ce1" table:number-columns-repeated="3"/>
          <table:table-cell table:number-columns-repeated="1011"/>
        </table:table-row>
        <table:table-row table:style-name="ro2">
          <table:table-cell/>
          <table:table-cell table:style-name="ce12" office:value-type="float" office:value="760">
            <text:p>760</text:p>
          </table:table-cell>
          <table:table-cell table:style-name="ce22" office:value-type="float" office:value="0">
            <text:p>0.0000</text:p>
          </table:table-cell>
          <table:table-cell table:style-name="ce27" office:value-type="float" office:value="1">
            <text:p>1.0000</text:p>
          </table:table-cell>
          <table:table-cell table:style-name="ce1" table:number-columns-repeated="9"/>
          <table:table-cell table:number-columns-repeated="1011"/>
        </table:table-row>
        <table:table-row table:style-name="ro2">
          <table:table-cell/>
          <table:table-cell table:style-name="ce12" office:value-type="float" office:value="770">
            <text:p>770</text:p>
          </table:table-cell>
          <table:table-cell table:style-name="ce22" office:value-type="float" office:value="0">
            <text:p>0.0000</text:p>
          </table:table-cell>
          <table:table-cell table:style-name="ce27" office:value-type="float" office:value="1">
            <text:p>1.0000</text:p>
          </table:table-cell>
          <table:table-cell table:style-name="ce1" table:number-columns-repeated="9"/>
          <table:table-cell table:number-columns-repeated="1011"/>
        </table:table-row>
        <table:table-row table:style-name="ro2">
          <table:table-cell/>
          <table:table-cell table:style-name="ce12" office:value-type="float" office:value="780">
            <text:p>780</text:p>
          </table:table-cell>
          <table:table-cell table:style-name="ce22" office:value-type="float" office:value="0">
            <text:p>0.0000</text:p>
          </table:table-cell>
          <table:table-cell table:style-name="ce27" office:value-type="float" office:value="1">
            <text:p>1.0000</text:p>
          </table:table-cell>
          <table:table-cell table:style-name="ce1" table:number-columns-repeated="9"/>
          <table:table-cell table:number-columns-repeated="1011"/>
        </table:table-row>
        <table:table-row table:style-name="ro2">
          <table:table-cell/>
          <table:table-cell table:style-name="ce13" office:value-type="float" office:value="790">
            <text:p>790</text:p>
          </table:table-cell>
          <table:table-cell table:style-name="ce23" office:value-type="float" office:value="0">
            <text:p>0.0000</text:p>
          </table:table-cell>
          <table:table-cell table:style-name="ce28" office:value-type="float" office:value="1">
            <text:p>1.0000</text:p>
          </table:table-cell>
          <table:table-cell table:style-name="ce1" table:number-columns-repeated="9"/>
          <table:table-cell table:number-columns-repeated="1011"/>
        </table:table-row>
        <table:table-row table:style-name="ro2">
          <table:table-cell/>
          <table:table-cell table:style-name="ce12" office:value-type="float" office:value="800">
            <text:p>800</text:p>
          </table:table-cell>
          <table:table-cell table:style-name="ce22" office:value-type="float" office:value="0">
            <text:p>0.0000</text:p>
          </table:table-cell>
          <table:table-cell table:style-name="ce27" office:value-type="float" office:value="1">
            <text:p>1.0000</text:p>
          </table:table-cell>
          <table:table-cell table:style-name="ce1" table:number-columns-repeated="9"/>
          <table:table-cell table:number-columns-repeated="1011"/>
        </table:table-row>
        <table:table-row table:style-name="ro2">
          <table:table-cell/>
          <table:table-cell table:style-name="ce12" office:value-type="float" office:value="810">
            <text:p>810</text:p>
          </table:table-cell>
          <table:table-cell table:style-name="ce22" office:value-type="float" office:value="0">
            <text:p>0.0000</text:p>
          </table:table-cell>
          <table:table-cell table:style-name="ce27" office:value-type="float" office:value="1">
            <text:p>1.0000</text:p>
          </table:table-cell>
          <table:table-cell table:style-name="ce1"/>
          <table:table-cell table:number-columns-repeated="5"/>
          <table:table-cell table:style-name="ce1" table:number-columns-repeated="3"/>
          <table:table-cell table:number-columns-repeated="1011"/>
        </table:table-row>
        <table:table-row table:style-name="ro2">
          <table:table-cell/>
          <table:table-cell table:style-name="ce12" office:value-type="float" office:value="820">
            <text:p>820</text:p>
          </table:table-cell>
          <table:table-cell table:style-name="ce22" office:value-type="float" office:value="0">
            <text:p>0.0000</text:p>
          </table:table-cell>
          <table:table-cell table:style-name="ce27" office:value-type="float" office:value="1">
            <text:p>1.0000</text:p>
          </table:table-cell>
          <table:table-cell table:style-name="ce1"/>
          <table:table-cell table:number-columns-repeated="5"/>
          <table:table-cell table:style-name="ce1" table:number-columns-repeated="3"/>
          <table:table-cell table:number-columns-repeated="1011"/>
        </table:table-row>
        <table:table-row table:style-name="ro2">
          <table:table-cell/>
          <table:table-cell table:style-name="ce14" office:value-type="float" office:value="830">
            <text:p>830</text:p>
          </table:table-cell>
          <table:table-cell table:style-name="ce24" office:value-type="float" office:value="0">
            <text:p>0.0000</text:p>
          </table:table-cell>
          <table:table-cell table:style-name="ce29" office:value-type="float" office:value="1">
            <text:p>1.0000</text:p>
          </table:table-cell>
          <table:table-cell table:style-name="ce1"/>
          <table:table-cell table:number-columns-repeated="5"/>
          <table:table-cell table:style-name="ce1" table:number-columns-repeated="3"/>
          <table:table-cell table:number-columns-repeated="1011"/>
        </table:table-row>
        <table:table-row table:style-name="ro2">
          <table:table-cell table:number-columns-repeated="4"/>
          <table:table-cell table:style-name="ce1"/>
          <table:table-cell table:number-columns-repeated="5"/>
          <table:table-cell table:style-name="ce1" table:number-columns-repeated="3"/>
          <table:table-cell table:number-columns-repeated="1011"/>
        </table:table-row>
        <table:table-row table:style-name="ro2" table:number-rows-repeated="4">
          <table:table-cell table:number-columns-repeated="4"/>
          <table:table-cell table:style-name="ce1"/>
          <table:table-cell table:number-columns-repeated="5"/>
          <table:table-cell table:style-name="ce1" table:number-columns-repeated="9"/>
          <table:table-cell table:number-columns-repeated="1005"/>
        </table:table-row>
        <table:table-row table:style-name="ro2" table:number-rows-repeated="39">
          <table:table-cell table:number-columns-repeated="4"/>
          <table:table-cell table:style-name="ce1" table:number-columns-repeated="15"/>
          <table:table-cell table:number-columns-repeated="1005"/>
        </table:table-row>
        <table:table-row table:style-name="ro2" table:number-rows-repeated="654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ferences" table:style-name="ta2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5" table:number-columns-repeated="6" table:default-cell-style-name="ce30"/>
        <table:table-column table:style-name="co6" table:default-cell-style-name="ce87"/>
        <table:table-column table:style-name="co6" table:number-columns-repeated="11" table:default-cell-style-name="ce97"/>
        <table:table-column table:style-name="co7" table:number-columns-repeated="15" table:default-cell-style-name="ce97"/>
        <table:table-column table:style-name="co1" table:default-cell-style-name="ce97"/>
        <table:table-column table:style-name="co6" table:number-columns-repeated="15" table:default-cell-style-name="ce97"/>
        <table:table-column table:style-name="co1" table:default-cell-style-name="ce97"/>
        <table:table-column table:style-name="co6" table:number-columns-repeated="2" table:default-cell-style-name="ce97"/>
        <table:table-column table:style-name="co1" table:default-cell-style-name="ce1"/>
        <table:table-column table:style-name="co2" table:number-columns-repeated="2" table:default-cell-style-name="ce1"/>
        <table:table-column table:style-name="co1" table:default-cell-style-name="ce1"/>
        <table:table-column table:style-name="co8" table:default-cell-style-name="ce1"/>
        <table:table-column table:style-name="co2" table:number-columns-repeated="198" table:default-cell-style-name="ce1"/>
        <table:table-column table:style-name="co4" table:number-columns-repeated="767" table:default-cell-style-name="ce1"/>
        <table:table-row table:style-name="ro1">
          <table:table-cell/>
          <table:table-cell table:style-name="ce3" office:value-type="string">
            <text:p>Copyright © 2003-2008 Bruce Justin Lindbloom. All Rights Reserved. &lt;http://www.brucelindbloom.com&gt;</text:p>
          </table:table-cell>
          <table:table-cell table:number-columns-repeated="1022"/>
        </table:table-row>
        <table:table-row table:style-name="ro1">
          <table:table-cell/>
          <table:table-cell table:style-name="ce9" office:value-type="string">
            <text:p>Wavelength</text:p>
          </table:table-cell>
          <table:table-cell table:style-name="ce117" office:value-type="string" table:number-columns-spanned="6" table:number-rows-spanned="1">
            <text:p>Standard Observers</text:p>
          </table:table-cell>
          <table:covered-table-cell table:number-columns-repeated="5" table:style-name="ce81"/>
          <table:table-cell table:style-name="ce127" office:value-type="string" table:number-columns-spanned="9" table:number-rows-spanned="1">
            <text:p>Reference Illuminants</text:p>
          </table:table-cell>
          <table:covered-table-cell table:number-columns-repeated="7" table:style-name="ce101"/>
          <table:covered-table-cell table:style-name="ce142"/>
          <table:table-cell table:style-name="ce144" office:value-type="string" table:number-columns-spanned="3" table:number-rows-spanned="1">
            <text:p>D Illuminant Values</text:p>
          </table:table-cell>
          <table:covered-table-cell table:number-columns-repeated="2" table:style-name="ce146"/>
          <table:table-cell table:style-name="ce147"/>
          <table:table-cell table:style-name="ce154"/>
          <table:table-cell table:style-name="ce160"/>
          <table:table-cell table:style-name="ce144" office:value-type="string" table:number-columns-spanned="3" table:number-rows-spanned="1">
            <text:p>Status A</text:p>
          </table:table-cell>
          <table:covered-table-cell table:number-columns-repeated="2" table:style-name="ce146"/>
          <table:table-cell table:style-name="ce144" office:value-type="string" table:number-columns-spanned="3" table:number-rows-spanned="1">
            <text:p>Status E</text:p>
          </table:table-cell>
          <table:covered-table-cell table:number-columns-repeated="2" table:style-name="ce146"/>
          <table:table-cell table:style-name="ce144" office:value-type="string" table:number-columns-spanned="3" table:number-rows-spanned="1">
            <text:p>Status M</text:p>
          </table:table-cell>
          <table:covered-table-cell table:number-columns-repeated="2" table:style-name="ce146"/>
          <table:table-cell table:style-name="ce165" office:value-type="string" table:number-columns-spanned="3" table:number-rows-spanned="1">
            <text:p>Status T</text:p>
          </table:table-cell>
          <table:covered-table-cell table:style-name="ce146"/>
          <table:covered-table-cell table:style-name="ce166"/>
          <table:table-cell table:style-name="ce171"/>
          <table:table-cell table:style-name="ce147"/>
          <table:table-cell table:style-name="ce154"/>
          <table:table-cell table:style-name="ce160"/>
          <table:table-cell table:style-name="ce144" office:value-type="string" table:number-columns-spanned="3" table:number-rows-spanned="1">
            <text:p>Status A</text:p>
          </table:table-cell>
          <table:covered-table-cell table:number-columns-repeated="2" table:style-name="ce146"/>
          <table:table-cell table:style-name="ce144" office:value-type="string" table:number-columns-spanned="3" table:number-rows-spanned="1">
            <text:p>Status E</text:p>
          </table:table-cell>
          <table:covered-table-cell table:number-columns-repeated="2" table:style-name="ce146"/>
          <table:table-cell table:style-name="ce144" office:value-type="string" table:number-columns-spanned="3" table:number-rows-spanned="1">
            <text:p>Status M</text:p>
          </table:table-cell>
          <table:covered-table-cell table:number-columns-repeated="2" table:style-name="ce146"/>
          <table:table-cell table:style-name="ce165" office:value-type="string" table:number-columns-spanned="3" table:number-rows-spanned="1">
            <text:p>Status T</text:p>
          </table:table-cell>
          <table:covered-table-cell table:style-name="ce146"/>
          <table:covered-table-cell table:style-name="ce166"/>
          <table:table-cell table:style-name="ce171"/>
          <table:table-cell table:style-name="ce179" office:value-type="string" table:number-columns-spanned="2" table:number-rows-spanned="1">
            <text:p>Illuminant</text:p>
          </table:table-cell>
          <table:covered-table-cell table:style-name="ce166"/>
          <table:table-cell/>
          <table:table-cell table:style-name="ce188" office:value-type="string" table:number-columns-spanned="2" table:number-rows-spanned="1">
            <text:p>D Illuminant</text:p>
          </table:table-cell>
          <table:covered-table-cell table:style-name="ce112"/>
          <table:table-cell/>
          <table:table-cell table:style-name="ce199" office:value-type="string">
            <text:p>Working Space</text:p>
          </table:table-cell>
          <table:table-cell table:style-name="ce61" office:value-type="string" table:number-columns-spanned="9" table:number-rows-spanned="1">
            <text:p>XYZ-to-RGB Matrix</text:p>
          </table:table-cell>
          <table:covered-table-cell table:number-columns-repeated="8" table:style-name="ce61"/>
          <table:table-cell table:style-name="ce210" office:value-type="string">
            <text:p>Gamma</text:p>
          </table:table-cell>
          <table:table-cell table:number-columns-repeated="955"/>
        </table:table-row>
        <table:table-row table:style-name="ro1">
          <table:table-cell table:style-name="ce2"/>
          <table:table-cell table:style-name="ce10" office:value-type="string">
            <text:p>(nm)</text:p>
          </table:table-cell>
          <table:table-cell table:style-name="ce77" office:value-type="string">
            <text:p>x2</text:p>
          </table:table-cell>
          <table:table-cell table:style-name="ce82" office:value-type="string">
            <text:p>y2</text:p>
          </table:table-cell>
          <table:table-cell table:style-name="ce82" office:value-type="string">
            <text:p>z2</text:p>
          </table:table-cell>
          <table:table-cell table:style-name="ce89" office:value-type="string">
            <text:p>x10</text:p>
          </table:table-cell>
          <table:table-cell table:style-name="ce126" office:value-type="string">
            <text:p>y10</text:p>
          </table:table-cell>
          <table:table-cell table:style-name="ce82" office:value-type="string">
            <text:p>z10</text:p>
          </table:table-cell>
          <table:table-cell table:style-name="ce128" office:value-type="string">
            <text:p>A</text:p>
          </table:table-cell>
          <table:table-cell table:style-name="ce132" office:value-type="string">
            <text:p>B</text:p>
          </table:table-cell>
          <table:table-cell table:style-name="ce137" office:value-type="string">
            <text:p>C</text:p>
          </table:table-cell>
          <table:table-cell table:style-name="ce132" office:value-type="string">
            <text:p>D</text:p>
          </table:table-cell>
          <table:table-cell table:style-name="ce132" office:value-type="string">
            <text:p>E</text:p>
          </table:table-cell>
          <table:table-cell table:style-name="ce132" office:value-type="string">
            <text:p>F2</text:p>
          </table:table-cell>
          <table:table-cell table:style-name="ce132" office:value-type="string">
            <text:p>F7</text:p>
          </table:table-cell>
          <table:table-cell table:style-name="ce132" office:value-type="string">
            <text:p>F11</text:p>
          </table:table-cell>
          <table:table-cell table:style-name="ce132" office:value-type="string">
            <text:p>Blackbody</text:p>
          </table:table-cell>
          <table:table-cell table:style-name="ce145" office:value-type="string">
            <text:p>s0</text:p>
          </table:table-cell>
          <table:table-cell table:style-name="ce132" office:value-type="string">
            <text:p>s1</text:p>
          </table:table-cell>
          <table:table-cell table:style-name="ce137" office:value-type="string">
            <text:p>s2</text:p>
          </table:table-cell>
          <table:table-cell table:style-name="ce148" office:value-type="string">
            <text:p>Visual</text:p>
          </table:table-cell>
          <table:table-cell table:style-name="ce155" office:value-type="string">
            <text:p>Type 1</text:p>
          </table:table-cell>
          <table:table-cell table:style-name="ce137" office:value-type="string">
            <text:p>Type 2</text:p>
          </table:table-cell>
          <table:table-cell table:style-name="ce145" office:value-type="string">
            <text:p>Red</text:p>
          </table:table-cell>
          <table:table-cell table:style-name="ce132" office:value-type="string">
            <text:p>Green</text:p>
          </table:table-cell>
          <table:table-cell table:style-name="ce137" office:value-type="string">
            <text:p>Blue</text:p>
          </table:table-cell>
          <table:table-cell table:style-name="ce145" office:value-type="string">
            <text:p>Red</text:p>
          </table:table-cell>
          <table:table-cell table:style-name="ce132" office:value-type="string">
            <text:p>Green</text:p>
          </table:table-cell>
          <table:table-cell table:style-name="ce137" office:value-type="string">
            <text:p>Blue</text:p>
          </table:table-cell>
          <table:table-cell table:style-name="ce145" office:value-type="string">
            <text:p>Red</text:p>
          </table:table-cell>
          <table:table-cell table:style-name="ce132" office:value-type="string">
            <text:p>Green</text:p>
          </table:table-cell>
          <table:table-cell table:style-name="ce137" office:value-type="string">
            <text:p>Blue</text:p>
          </table:table-cell>
          <table:table-cell table:style-name="ce145" office:value-type="string">
            <text:p>Red</text:p>
          </table:table-cell>
          <table:table-cell table:style-name="ce132" office:value-type="string">
            <text:p>Green</text:p>
          </table:table-cell>
          <table:table-cell table:style-name="ce104" office:value-type="string">
            <text:p>Blue</text:p>
          </table:table-cell>
          <table:table-cell table:style-name="ce171"/>
          <table:table-cell table:style-name="ce148" office:value-type="string">
            <text:p>Visual</text:p>
          </table:table-cell>
          <table:table-cell table:style-name="ce155" office:value-type="string">
            <text:p>Type 1</text:p>
          </table:table-cell>
          <table:table-cell table:style-name="ce137" office:value-type="string">
            <text:p>Type 2</text:p>
          </table:table-cell>
          <table:table-cell table:style-name="ce145" office:value-type="string">
            <text:p>Red</text:p>
          </table:table-cell>
          <table:table-cell table:style-name="ce132" office:value-type="string">
            <text:p>Green</text:p>
          </table:table-cell>
          <table:table-cell table:style-name="ce137" office:value-type="string">
            <text:p>Blue</text:p>
          </table:table-cell>
          <table:table-cell table:style-name="ce145" office:value-type="string">
            <text:p>Red</text:p>
          </table:table-cell>
          <table:table-cell table:style-name="ce132" office:value-type="string">
            <text:p>Green</text:p>
          </table:table-cell>
          <table:table-cell table:style-name="ce137" office:value-type="string">
            <text:p>Blue</text:p>
          </table:table-cell>
          <table:table-cell table:style-name="ce145" office:value-type="string">
            <text:p>Red</text:p>
          </table:table-cell>
          <table:table-cell table:style-name="ce132" office:value-type="string">
            <text:p>Green</text:p>
          </table:table-cell>
          <table:table-cell table:style-name="ce137" office:value-type="string">
            <text:p>Blue</text:p>
          </table:table-cell>
          <table:table-cell table:style-name="ce145" office:value-type="string">
            <text:p>Red</text:p>
          </table:table-cell>
          <table:table-cell table:style-name="ce132" office:value-type="string">
            <text:p>Green</text:p>
          </table:table-cell>
          <table:table-cell table:style-name="ce104" office:value-type="string">
            <text:p>Blue</text:p>
          </table:table-cell>
          <table:table-cell table:style-name="ce171"/>
          <table:table-cell table:style-name="ce180" office:value-type="string">
            <text:p>D50</text:p>
          </table:table-cell>
          <table:table-cell table:style-name="ce184" office:value-type="string">
            <text:p>D65</text:p>
          </table:table-cell>
          <table:table-cell table:style-name="ce2"/>
          <table:table-cell table:style-name="ce189" office:value-type="string">
            <text:p>itemp</text:p>
          </table:table-cell>
          <table:table-cell table:style-name="ce192" table:formula="of:=1/Illuminant_D_Temperature" office:value-type="float" office:value="0.0002">
            <text:p>0</text:p>
          </table:table-cell>
          <table:table-cell table:style-name="ce2"/>
          <table:table-cell table:style-name="ce200" office:value-type="string">
            <text:p>Adobe RGB (1998)</text:p>
          </table:table-cell>
          <table:table-cell table:style-name="ce204" office:value-type="float" office:value="2.04148">
            <text:p>2.041480</text:p>
          </table:table-cell>
          <table:table-cell table:style-name="ce204" office:value-type="float" office:value="-0.969258">
            <text:p>-0.969258</text:p>
          </table:table-cell>
          <table:table-cell table:style-name="ce204" office:value-type="float" office:value="0.0134455">
            <text:p>0.013446</text:p>
          </table:table-cell>
          <table:table-cell table:style-name="ce204" office:value-type="float" office:value="-0.564977">
            <text:p>-0.564977</text:p>
          </table:table-cell>
          <table:table-cell table:style-name="ce204" office:value-type="float" office:value="1.87599">
            <text:p>1.875990</text:p>
          </table:table-cell>
          <table:table-cell table:style-name="ce204" office:value-type="float" office:value="-0.118373">
            <text:p>-0.118373</text:p>
          </table:table-cell>
          <table:table-cell table:style-name="ce204" office:value-type="float" office:value="-0.344713">
            <text:p>-0.344713</text:p>
          </table:table-cell>
          <table:table-cell table:style-name="ce204" office:value-type="float" office:value="0.0415557">
            <text:p>0.041556</text:p>
          </table:table-cell>
          <table:table-cell table:style-name="ce204" office:value-type="float" office:value="1.01527">
            <text:p>1.015270</text:p>
          </table:table-cell>
          <table:table-cell table:style-name="ce211" office:value-type="float" office:value="2.2">
            <text:p>2.2</text:p>
          </table:table-cell>
          <table:table-cell table:style-name="ce2" table:number-columns-repeated="955"/>
        </table:table-row>
        <table:table-row table:style-name="ro2">
          <table:table-cell table:style-name="ce2"/>
          <table:table-cell table:style-name="ce11" office:value-type="float" office:value="340">
            <text:p>340</text:p>
          </table:table-cell>
          <table:table-cell table:style-name="ce118" office:value-type="float" office:value="0">
            <text:p>0.000000000000</text:p>
          </table:table-cell>
          <table:table-cell table:style-name="ce122" office:value-type="float" office:value="0">
            <text:p>0.000000000000</text:p>
          </table:table-cell>
          <table:table-cell table:style-name="ce123" office:value-type="float" office:value="0">
            <text:p>0.000000000000</text:p>
          </table:table-cell>
          <table:table-cell table:style-name="ce125" office:value-type="float" office:value="0">
            <text:p>0.000000000000</text:p>
          </table:table-cell>
          <table:table-cell table:style-name="ce123" office:value-type="float" office:value="0">
            <text:p>0.000000000000</text:p>
          </table:table-cell>
          <table:table-cell table:style-name="ce122" office:value-type="float" office:value="0">
            <text:p>0.000000000000</text:p>
          </table:table-cell>
          <table:table-cell table:style-name="ce129" table:formula="of:=(100*[.$BE$12])/(1E-045*[.B4]*[.B4]*[.B4]*[.B4]*[.B4]*(POWER([.$BE$11];[.$BE$13]/([.$BE$17]*[.B4]*0.000000001))-1)*[.$BE$18])" office:value-type="float" office:value="3.59323977897657">
            <text:p>3.59</text:p>
          </table:table-cell>
          <table:table-cell table:style-name="ce133" office:value-type="float" office:value="2.4">
            <text:p>2.40</text:p>
          </table:table-cell>
          <table:table-cell table:style-name="ce129" office:value-type="float" office:value="2.7">
            <text:p>2.70</text:p>
          </table:table-cell>
          <table:table-cell table:style-name="ce134" table:formula="of:=([.R4]+[.S4]*[.$BE$7]+[.T4]*[.$BE$8])" office:value-type="float" office:value="17.9235925061962">
            <text:p>17.92</text:p>
          </table:table-cell>
          <table:table-cell table:style-name="ce129" office:value-type="float" office:value="100">
            <text:p>100.00</text:p>
          </table:table-cell>
          <table:table-cell table:number-columns-repeated="2" table:style-name="ce141" office:value-type="float" office:value="0">
            <text:p>0.00</text:p>
          </table:table-cell>
          <table:table-cell table:style-name="ce129" office:value-type="float" office:value="0">
            <text:p>0.00</text:p>
          </table:table-cell>
          <table:table-cell table:style-name="ce133" table:formula="of:=(100*[.$BE$12])/(1E-045*[.B4]*[.B4]*[.B4]*[.B4]*[.B4]*(POWER([.$BE$11];[.$BE$13]/(Blackbody_Temperature*[.B4]*0.000000001))-1)*[.$BE$14])" office:value-type="float" office:value="43.3595864781341">
            <text:p>43.36</text:p>
          </table:table-cell>
          <table:table-cell table:style-name="ce129" office:value-type="float" office:value="57.3">
            <text:p>57.30</text:p>
          </table:table-cell>
          <table:table-cell table:style-name="ce133" office:value-type="float" office:value="40.6">
            <text:p>40.60</text:p>
          </table:table-cell>
          <table:table-cell table:style-name="ce129" office:value-type="float" office:value="7.8">
            <text:p>7.80</text:p>
          </table:table-cell>
          <table:table-cell table:style-name="ce149" office:value-type="float" office:value="-10">
            <text:p>-10.000</text:p>
          </table:table-cell>
          <table:table-cell table:style-name="ce156" office:value-type="float" office:value="-10">
            <text:p>-10.000</text:p>
          </table:table-cell>
          <table:table-cell table:style-name="ce161" office:value-type="float" office:value="1">
            <text:p>1.000</text:p>
          </table:table-cell>
          <table:table-cell table:style-name="ce157" table:formula="of:=[.X5]-2.7" office:value-type="float" office:value="-67.632">
            <text:p>-67.632</text:p>
          </table:table-cell>
          <table:table-cell table:style-name="ce162" table:formula="of:=[.Y5]-2.2" office:value-type="float" office:value="-33.55">
            <text:p>-33.550</text:p>
          </table:table-cell>
          <table:table-cell table:style-name="ce157" table:formula="of:=[.Z5]-3.8" office:value-type="float" office:value="-26.798">
            <text:p>-26.798</text:p>
          </table:table-cell>
          <table:table-cell table:style-name="ce161" office:value-type="float" office:value="0">
            <text:p>0.000</text:p>
          </table:table-cell>
          <table:table-cell table:style-name="ce157" office:value-type="float" office:value="-10">
            <text:p>-10.000</text:p>
          </table:table-cell>
          <table:table-cell table:style-name="ce161" office:value-type="float" office:value="-10">
            <text:p>-10.000</text:p>
          </table:table-cell>
          <table:table-cell table:style-name="ce157" table:formula="of:=[.AD5]-2.6" office:value-type="float" office:value="-70.691">
            <text:p>-70.691</text:p>
          </table:table-cell>
          <table:table-cell table:style-name="ce162" table:formula="of:=[.AE5]-1.06" office:value-type="float" office:value="-12.628">
            <text:p>-12.628</text:p>
          </table:table-cell>
          <table:table-cell table:style-name="ce157" table:formula="of:=[.AF5]-2.5" office:value-type="float" office:value="-15.397">
            <text:p>-15.397</text:p>
          </table:table-cell>
          <table:table-cell table:style-name="ce162" office:value-type="float" office:value="-10">
            <text:p>-10.000</text:p>
          </table:table-cell>
          <table:table-cell table:style-name="ce157" office:value-type="float" office:value="-10">
            <text:p>-10.000</text:p>
          </table:table-cell>
          <table:table-cell table:style-name="ce167" office:value-type="float" office:value="-10">
            <text:p>-10.000</text:p>
          </table:table-cell>
          <table:table-cell table:style-name="ce161"/>
          <table:table-cell table:style-name="ce172" table:formula="of:=POWER(10;[.U4])/1000" office:value-type="float" office:value="0.0000000000001">
            <text:p>0.00</text:p>
          </table:table-cell>
          <table:table-cell table:style-name="ce141" table:formula="of:=POWER(10;[.V4])/1000" office:value-type="float" office:value="0.0000000000001">
            <text:p>0.00</text:p>
          </table:table-cell>
          <table:table-cell table:style-name="ce129" table:formula="of:=POWER(10;[.W4])/1000" office:value-type="float" office:value="0.01">
            <text:p>0.01</text:p>
          </table:table-cell>
          <table:table-cell table:style-name="ce141" table:formula="of:=POWER(10;[.X4])/1000" office:value-type="float" office:value="2.33345806228082E-071">
            <text:p>0.00</text:p>
          </table:table-cell>
          <table:table-cell table:style-name="ce129" table:formula="of:=POWER(10;[.Y4])/1000" office:value-type="float" office:value="2.81838293126447E-037">
            <text:p>0.00</text:p>
          </table:table-cell>
          <table:table-cell table:style-name="ce141" table:formula="of:=POWER(10;[.Z4])/1000" office:value-type="float" office:value="1.59220872705116E-030">
            <text:p>0.00</text:p>
          </table:table-cell>
          <table:table-cell table:style-name="ce129" table:formula="of:=POWER(10;[.AA4])/1000" office:value-type="float" office:value="0.001">
            <text:p>0.00</text:p>
          </table:table-cell>
          <table:table-cell table:style-name="ce141" table:formula="of:=POWER(10;[.AB4])/1000" office:value-type="float" office:value="0.0000000000001">
            <text:p>0.00</text:p>
          </table:table-cell>
          <table:table-cell table:style-name="ce129" table:formula="of:=POWER(10;[.AC4])/1000" office:value-type="float" office:value="0.0000000000001">
            <text:p>0.00</text:p>
          </table:table-cell>
          <table:table-cell table:style-name="ce141" table:formula="of:=POWER(10;[.AD4])/1000" office:value-type="float" office:value="2.03704207770564E-074">
            <text:p>0.00</text:p>
          </table:table-cell>
          <table:table-cell table:style-name="ce129" table:formula="of:=POWER(10;[.AE4])/1000" office:value-type="float" office:value="2.35504928389599E-016">
            <text:p>0.00</text:p>
          </table:table-cell>
          <table:table-cell table:style-name="ce141" table:formula="of:=POWER(10;[.AF4])/1000" office:value-type="float" office:value="4.00866717627303E-019">
            <text:p>0.00</text:p>
          </table:table-cell>
          <table:table-cell table:style-name="ce129" table:formula="of:=POWER(10;[.AG4])/1000" office:value-type="float" office:value="0.0000000000001">
            <text:p>0.00</text:p>
          </table:table-cell>
          <table:table-cell table:style-name="ce141" table:formula="of:=POWER(10;[.AH4])/1000" office:value-type="float" office:value="0.0000000000001">
            <text:p>0.00</text:p>
          </table:table-cell>
          <table:table-cell table:style-name="ce176" table:formula="of:=POWER(10;[.AI4])/1000" office:value-type="float" office:value="0.0000000000001">
            <text:p>0.00</text:p>
          </table:table-cell>
          <table:table-cell table:style-name="ce129"/>
          <table:table-cell table:style-name="ce181" table:formula="of:=([.R4]+[.S4]*[.$BE$26]+[.T4]*[.$BE$27])" office:value-type="float" office:value="17.9235925061962">
            <text:p>17.92</text:p>
          </table:table-cell>
          <table:table-cell table:style-name="ce185" table:formula="of:=([.R4]+[.S4]*[.$BE$35]+[.T4]*[.$BE$36])" office:value-type="float" office:value="39.8955365097107">
            <text:p>39.90</text:p>
          </table:table-cell>
          <table:table-cell table:style-name="ce2"/>
          <table:table-cell table:style-name="ce189" office:value-type="string">
            <text:p>xx</text:p>
          </table:table-cell>
          <table:table-cell table:style-name="ce192" table:formula="of:=IF(Illuminant_D_Temperature&lt;=7000;((-4607000000*[.BE3]+2967800)*[.BE3]+99.11)*[.BE3]+0.244063;((-2006400000*[.BE3]+1901800)*[.BE3]+247.48)*[.BE3]+0.23704)" office:value-type="float" office:value="0.345741">
            <text:p>0.35</text:p>
          </table:table-cell>
          <table:table-cell table:style-name="ce2"/>
          <table:table-cell table:style-name="ce200" office:value-type="string">
            <text:p>Apple RGB</text:p>
          </table:table-cell>
          <table:table-cell table:style-name="ce204" office:value-type="float" office:value="2.95176">
            <text:p>2.951760</text:p>
          </table:table-cell>
          <table:table-cell table:style-name="ce204" office:value-type="float" office:value="-1.0851">
            <text:p>-1.085100</text:p>
          </table:table-cell>
          <table:table-cell table:style-name="ce204" office:value-type="float" office:value="0.0854804">
            <text:p>0.085480</text:p>
          </table:table-cell>
          <table:table-cell table:style-name="ce204" office:value-type="float" office:value="-1.28951">
            <text:p>-1.289510</text:p>
          </table:table-cell>
          <table:table-cell table:style-name="ce204" office:value-type="float" office:value="1.99084">
            <text:p>1.990840</text:p>
          </table:table-cell>
          <table:table-cell table:style-name="ce204" office:value-type="float" office:value="-0.269456">
            <text:p>-0.269456</text:p>
          </table:table-cell>
          <table:table-cell table:style-name="ce204" office:value-type="float" office:value="-0.47388">
            <text:p>-0.473880</text:p>
          </table:table-cell>
          <table:table-cell table:style-name="ce204" office:value-type="float" office:value="0.0372023">
            <text:p>0.037202</text:p>
          </table:table-cell>
          <table:table-cell table:style-name="ce204" office:value-type="float" office:value="1.09113">
            <text:p>1.091130</text:p>
          </table:table-cell>
          <table:table-cell table:style-name="ce211" office:value-type="float" office:value="1.8">
            <text:p>1.8</text:p>
          </table:table-cell>
          <table:table-cell table:style-name="ce2" table:number-columns-repeated="955"/>
        </table:table-row>
        <table:table-row table:style-name="ro1">
          <table:table-cell table:style-name="ce2"/>
          <table:table-cell table:style-name="ce11" office:value-type="float" office:value="350">
            <text:p>350</text:p>
          </table:table-cell>
          <table:table-cell table:style-name="ce118" office:value-type="float" office:value="0">
            <text:p>0.000000000000</text:p>
          </table:table-cell>
          <table:table-cell table:style-name="ce122" office:value-type="float" office:value="0">
            <text:p>0.000000000000</text:p>
          </table:table-cell>
          <table:table-cell table:style-name="ce123" office:value-type="float" office:value="0">
            <text:p>0.000000000000</text:p>
          </table:table-cell>
          <table:table-cell table:style-name="ce122" office:value-type="float" office:value="0">
            <text:p>0.000000000000</text:p>
          </table:table-cell>
          <table:table-cell table:style-name="ce123" office:value-type="float" office:value="0">
            <text:p>0.000000000000</text:p>
          </table:table-cell>
          <table:table-cell table:style-name="ce122" office:value-type="float" office:value="0">
            <text:p>0.000000000000</text:p>
          </table:table-cell>
          <table:table-cell table:style-name="ce129" table:formula="of:=(100*[.$BE$12])/(1E-045*[.B5]*[.B5]*[.B5]*[.B5]*[.B5]*(POWER([.$BE$11];[.$BE$13]/([.$BE$17]*[.B5]*0.000000001))-1)*[.$BE$18])" office:value-type="float" office:value="4.746741771328">
            <text:p>4.75</text:p>
          </table:table-cell>
          <table:table-cell table:style-name="ce133" office:value-type="float" office:value="5.6">
            <text:p>5.60</text:p>
          </table:table-cell>
          <table:table-cell table:style-name="ce129" office:value-type="float" office:value="7">
            <text:p>7.00</text:p>
          </table:table-cell>
          <table:table-cell table:style-name="ce134" table:formula="of:=([.R5]+[.S5]*[.$BE$7]+[.T5]*[.$BE$8])" office:value-type="float" office:value="20.979846897096">
            <text:p>20.98</text:p>
          </table:table-cell>
          <table:table-cell table:style-name="ce129" office:value-type="float" office:value="100">
            <text:p>100.00</text:p>
          </table:table-cell>
          <table:table-cell table:number-columns-repeated="2" table:style-name="ce133" office:value-type="float" office:value="0">
            <text:p>0.00</text:p>
          </table:table-cell>
          <table:table-cell table:style-name="ce129" office:value-type="float" office:value="0">
            <text:p>0.00</text:p>
          </table:table-cell>
          <table:table-cell table:style-name="ce133" table:formula="of:=(100*[.$BE$12])/(1E-045*[.B5]*[.B5]*[.B5]*[.B5]*[.B5]*(POWER([.$BE$11];[.$BE$13]/(Blackbody_Temperature*[.B5]*0.000000001))-1)*[.$BE$14])" office:value-type="float" office:value="47.7730013616044">
            <text:p>47.77</text:p>
          </table:table-cell>
          <table:table-cell table:style-name="ce129" office:value-type="float" office:value="61.8">
            <text:p>61.80</text:p>
          </table:table-cell>
          <table:table-cell table:style-name="ce133" office:value-type="float" office:value="41.6">
            <text:p>41.60</text:p>
          </table:table-cell>
          <table:table-cell table:style-name="ce129" office:value-type="float" office:value="6.7">
            <text:p>6.70</text:p>
          </table:table-cell>
          <table:table-cell table:style-name="ce149" office:value-type="float" office:value="-10">
            <text:p>-10.000</text:p>
          </table:table-cell>
          <table:table-cell table:style-name="ce156" office:value-type="float" office:value="-10">
            <text:p>-10.000</text:p>
          </table:table-cell>
          <table:table-cell table:style-name="ce161" office:value-type="float" office:value="2.708">
            <text:p>2.708</text:p>
          </table:table-cell>
          <table:table-cell table:style-name="ce157" table:formula="of:=[.X6]-2.7" office:value-type="float" office:value="-64.932">
            <text:p>-64.932</text:p>
          </table:table-cell>
          <table:table-cell table:style-name="ce162" table:formula="of:=[.Y6]-2.2" office:value-type="float" office:value="-31.35">
            <text:p>-31.350</text:p>
          </table:table-cell>
          <table:table-cell table:style-name="ce157" table:formula="of:=[.Z6]-3.8" office:value-type="float" office:value="-22.998">
            <text:p>-22.998</text:p>
          </table:table-cell>
          <table:table-cell table:style-name="ce161" office:value-type="float" office:value="0">
            <text:p>0.000</text:p>
          </table:table-cell>
          <table:table-cell table:style-name="ce157" office:value-type="float" office:value="-10">
            <text:p>-10.000</text:p>
          </table:table-cell>
          <table:table-cell table:style-name="ce161" office:value-type="float" office:value="-10">
            <text:p>-10.000</text:p>
          </table:table-cell>
          <table:table-cell table:style-name="ce157" table:formula="of:=[.AD6]-2.6" office:value-type="float" office:value="-68.091">
            <text:p>-68.091</text:p>
          </table:table-cell>
          <table:table-cell table:style-name="ce162" table:formula="of:=[.AE6]-1.06" office:value-type="float" office:value="-11.568">
            <text:p>-11.568</text:p>
          </table:table-cell>
          <table:table-cell table:style-name="ce157" table:formula="of:=[.AF6]-2.5" office:value-type="float" office:value="-12.897">
            <text:p>-12.897</text:p>
          </table:table-cell>
          <table:table-cell table:style-name="ce162" office:value-type="float" office:value="-10">
            <text:p>-10.000</text:p>
          </table:table-cell>
          <table:table-cell table:style-name="ce157" office:value-type="float" office:value="-10">
            <text:p>-10.000</text:p>
          </table:table-cell>
          <table:table-cell table:style-name="ce167" office:value-type="float" office:value="1">
            <text:p>1.000</text:p>
          </table:table-cell>
          <table:table-cell table:style-name="ce161"/>
          <table:table-cell table:style-name="ce172" table:formula="of:=POWER(10;[.U5])/1000" office:value-type="float" office:value="0.0000000000001">
            <text:p>0.00</text:p>
          </table:table-cell>
          <table:table-cell table:style-name="ce133" table:formula="of:=POWER(10;[.V5])/1000" office:value-type="float" office:value="0.0000000000001">
            <text:p>0.00</text:p>
          </table:table-cell>
          <table:table-cell table:style-name="ce129" table:formula="of:=POWER(10;[.W5])/1000" office:value-type="float" office:value="0.510504999975406">
            <text:p>0.51</text:p>
          </table:table-cell>
          <table:table-cell table:style-name="ce133" table:formula="of:=POWER(10;[.X5])/1000" office:value-type="float" office:value="1.16949939101979E-068">
            <text:p>0.00</text:p>
          </table:table-cell>
          <table:table-cell table:style-name="ce129" table:formula="of:=POWER(10;[.Y5])/1000" office:value-type="float" office:value="4.46683592150969E-035">
            <text:p>0.00</text:p>
          </table:table-cell>
          <table:table-cell table:style-name="ce133" table:formula="of:=POWER(10;[.Z5])/1000" office:value-type="float" office:value="1.00461579027839E-026">
            <text:p>0.00</text:p>
          </table:table-cell>
          <table:table-cell table:style-name="ce129" table:formula="of:=POWER(10;[.AA5])/1000" office:value-type="float" office:value="0.001">
            <text:p>0.00</text:p>
          </table:table-cell>
          <table:table-cell table:style-name="ce133" table:formula="of:=POWER(10;[.AB5])/1000" office:value-type="float" office:value="0.0000000000001">
            <text:p>0.00</text:p>
          </table:table-cell>
          <table:table-cell table:style-name="ce129" table:formula="of:=POWER(10;[.AC5])/1000" office:value-type="float" office:value="0.0000000000001">
            <text:p>0.00</text:p>
          </table:table-cell>
          <table:table-cell table:style-name="ce133" table:formula="of:=POWER(10;[.AD5])/1000" office:value-type="float" office:value="8.10961057853799E-072">
            <text:p>0.00</text:p>
          </table:table-cell>
          <table:table-cell table:style-name="ce129" table:formula="of:=POWER(10;[.AE5])/1000" office:value-type="float" office:value="2.70395836410882E-015">
            <text:p>0.00</text:p>
          </table:table-cell>
          <table:table-cell table:style-name="ce133" table:formula="of:=POWER(10;[.AF5])/1000" office:value-type="float" office:value="1.26765186585784E-016">
            <text:p>0.00</text:p>
          </table:table-cell>
          <table:table-cell table:style-name="ce129" table:formula="of:=POWER(10;[.AG5])/1000" office:value-type="float" office:value="0.0000000000001">
            <text:p>0.00</text:p>
          </table:table-cell>
          <table:table-cell table:style-name="ce133" table:formula="of:=POWER(10;[.AH5])/1000" office:value-type="float" office:value="0.0000000000001">
            <text:p>0.00</text:p>
          </table:table-cell>
          <table:table-cell table:style-name="ce176" table:formula="of:=POWER(10;[.AI5])/1000" office:value-type="float" office:value="0.01">
            <text:p>0.01</text:p>
          </table:table-cell>
          <table:table-cell table:style-name="ce129"/>
          <table:table-cell table:style-name="ce181" table:formula="of:=([.R5]+[.S5]*[.$BE$26]+[.T5]*[.$BE$27])" office:value-type="float" office:value="20.979846897096">
            <text:p>20.98</text:p>
          </table:table-cell>
          <table:table-cell table:style-name="ce185" table:formula="of:=([.R5]+[.S5]*[.$BE$35]+[.T5]*[.$BE$36])" office:value-type="float" office:value="44.8564607153389">
            <text:p>44.86</text:p>
          </table:table-cell>
          <table:table-cell table:style-name="ce2"/>
          <table:table-cell table:style-name="ce189" office:value-type="string">
            <text:p>yy</text:p>
          </table:table-cell>
          <table:table-cell table:style-name="ce192" table:formula="of:=(-3*[.BE4]+2.87)*[.BE4]-0.275" office:value-type="float" office:value="0.358666152757">
            <text:p>0.36</text:p>
          </table:table-cell>
          <table:table-cell table:style-name="ce2"/>
          <table:table-cell table:style-name="ce200" office:value-type="string">
            <text:p>Best RGB</text:p>
          </table:table-cell>
          <table:table-cell table:style-name="ce204" office:value-type="float" office:value="1.75526">
            <text:p>1.755260</text:p>
          </table:table-cell>
          <table:table-cell table:style-name="ce204" office:value-type="float" office:value="-0.544134">
            <text:p>-0.544134</text:p>
          </table:table-cell>
          <table:table-cell table:style-name="ce204" office:value-type="float" office:value="0.00634681">
            <text:p>0.006347</text:p>
          </table:table-cell>
          <table:table-cell table:style-name="ce204" office:value-type="float" office:value="-0.483679">
            <text:p>-0.483679</text:p>
          </table:table-cell>
          <table:table-cell table:style-name="ce204" office:value-type="float" office:value="1.50688">
            <text:p>1.506880</text:p>
          </table:table-cell>
          <table:table-cell table:style-name="ce204" office:value-type="float" office:value="-0.0175762">
            <text:p>-0.017576</text:p>
          </table:table-cell>
          <table:table-cell table:style-name="ce204" office:value-type="float" office:value="-0.253">
            <text:p>-0.253000</text:p>
          </table:table-cell>
          <table:table-cell table:style-name="ce204" office:value-type="float" office:value="0.0215528">
            <text:p>0.021553</text:p>
          </table:table-cell>
          <table:table-cell table:style-name="ce204" office:value-type="float" office:value="1.2257">
            <text:p>1.225700</text:p>
          </table:table-cell>
          <table:table-cell table:style-name="ce211" office:value-type="float" office:value="2.2">
            <text:p>2.2</text:p>
          </table:table-cell>
          <table:table-cell table:style-name="ce2" table:number-columns-repeated="955"/>
        </table:table-row>
        <table:table-row table:style-name="ro2">
          <table:table-cell table:style-name="ce2"/>
          <table:table-cell table:style-name="ce12" office:value-type="float" office:value="360">
            <text:p>360</text:p>
          </table:table-cell>
          <table:table-cell table:style-name="ce119" office:value-type="float" office:value="0.0001299">
            <text:p>0.000129900000</text:p>
          </table:table-cell>
          <table:table-cell table:style-name="ce119" office:value-type="float" office:value="0.000003917">
            <text:p>0.000003917000</text:p>
          </table:table-cell>
          <table:table-cell table:style-name="ce52" office:value-type="float" office:value="0.0006061">
            <text:p>0.000606100000</text:p>
          </table:table-cell>
          <table:table-cell table:style-name="ce119" office:value-type="float" office:value="0.0000001222">
            <text:p>0.000000122200</text:p>
          </table:table-cell>
          <table:table-cell table:style-name="ce52" office:value-type="float" office:value="0.000000013398">
            <text:p>0.000000013398</text:p>
          </table:table-cell>
          <table:table-cell table:style-name="ce119" office:value-type="float" office:value="0.000000535027">
            <text:p>0.000000535027</text:p>
          </table:table-cell>
          <table:table-cell table:style-name="ce129" table:formula="of:=(100*[.$BE$12])/(1E-045*[.B6]*[.B6]*[.B6]*[.B6]*[.B6]*(POWER([.$BE$11];[.$BE$13]/([.$BE$17]*[.B6]*0.000000001))-1)*[.$BE$18])" office:value-type="float" office:value="6.14984597982732">
            <text:p>6.15</text:p>
          </table:table-cell>
          <table:table-cell table:style-name="ce134" office:value-type="float" office:value="9.6">
            <text:p>9.60</text:p>
          </table:table-cell>
          <table:table-cell table:style-name="ce138" office:value-type="float" office:value="12.9">
            <text:p>12.90</text:p>
          </table:table-cell>
          <table:table-cell table:style-name="ce134" table:formula="of:=([.R6]+[.S6]*[.$BE$7]+[.T6]*[.$BE$8])" office:value-type="float" office:value="23.9115552548746">
            <text:p>23.91</text:p>
          </table:table-cell>
          <table:table-cell table:style-name="ce138" office:value-type="float" office:value="100">
            <text:p>100.00</text:p>
          </table:table-cell>
          <table:table-cell table:number-columns-repeated="2" table:style-name="ce133" office:value-type="float" office:value="0">
            <text:p>0.00</text:p>
          </table:table-cell>
          <table:table-cell table:style-name="ce129" office:value-type="float" office:value="0">
            <text:p>0.00</text:p>
          </table:table-cell>
          <table:table-cell table:style-name="ce133" table:formula="of:=(100*[.$BE$12])/(1E-045*[.B6]*[.B6]*[.B6]*[.B6]*[.B6]*(POWER([.$BE$11];[.$BE$13]/(Blackbody_Temperature*[.B6]*0.000000001))-1)*[.$BE$14])" office:value-type="float" office:value="52.1463390411682">
            <text:p>52.15</text:p>
          </table:table-cell>
          <table:table-cell table:style-name="ce138" office:value-type="float" office:value="61.5">
            <text:p>61.50</text:p>
          </table:table-cell>
          <table:table-cell table:style-name="ce134" office:value-type="float" office:value="38">
            <text:p>38.00</text:p>
          </table:table-cell>
          <table:table-cell table:style-name="ce138" office:value-type="float" office:value="5.3">
            <text:p>5.30</text:p>
          </table:table-cell>
          <table:table-cell table:style-name="ce149" office:value-type="float" office:value="-10">
            <text:p>-10.000</text:p>
          </table:table-cell>
          <table:table-cell table:style-name="ce157" office:value-type="float" office:value="1">
            <text:p>1.000</text:p>
          </table:table-cell>
          <table:table-cell table:style-name="ce162" office:value-type="float" office:value="4.28">
            <text:p>4.280</text:p>
          </table:table-cell>
          <table:table-cell table:style-name="ce157" table:formula="of:=[.X7]-2.7" office:value-type="float" office:value="-62.232">
            <text:p>-62.232</text:p>
          </table:table-cell>
          <table:table-cell table:style-name="ce162" table:formula="of:=[.Y7]-2.2" office:value-type="float" office:value="-29.15">
            <text:p>-29.150</text:p>
          </table:table-cell>
          <table:table-cell table:style-name="ce157" table:formula="of:=[.Z7]-3.8" office:value-type="float" office:value="-19.198">
            <text:p>-19.198</text:p>
          </table:table-cell>
          <table:table-cell table:style-name="ce162" office:value-type="float" office:value="0">
            <text:p>0.000</text:p>
          </table:table-cell>
          <table:table-cell table:style-name="ce157" office:value-type="float" office:value="-10">
            <text:p>-10.000</text:p>
          </table:table-cell>
          <table:table-cell table:style-name="ce162" office:value-type="float" office:value="-10">
            <text:p>-10.000</text:p>
          </table:table-cell>
          <table:table-cell table:style-name="ce157" table:formula="of:=[.AD7]-2.6" office:value-type="float" office:value="-65.491">
            <text:p>-65.491</text:p>
          </table:table-cell>
          <table:table-cell table:style-name="ce162" table:formula="of:=[.AE7]-1.06" office:value-type="float" office:value="-10.508">
            <text:p>-10.508</text:p>
          </table:table-cell>
          <table:table-cell table:style-name="ce157" table:formula="of:=[.AF7]-2.5" office:value-type="float" office:value="-10.397">
            <text:p>-10.397</text:p>
          </table:table-cell>
          <table:table-cell table:style-name="ce162" office:value-type="float" office:value="-10">
            <text:p>-10.000</text:p>
          </table:table-cell>
          <table:table-cell table:style-name="ce157" office:value-type="float" office:value="-10">
            <text:p>-10.000</text:p>
          </table:table-cell>
          <table:table-cell table:style-name="ce168" office:value-type="float" office:value="1.301">
            <text:p>1.301</text:p>
          </table:table-cell>
          <table:table-cell table:style-name="ce162"/>
          <table:table-cell table:style-name="ce172" table:formula="of:=POWER(10;[.U6])/1000" office:value-type="float" office:value="0.0000000000001">
            <text:p>0.00</text:p>
          </table:table-cell>
          <table:table-cell table:style-name="ce133" table:formula="of:=POWER(10;[.V6])/1000" office:value-type="float" office:value="0.01">
            <text:p>0.01</text:p>
          </table:table-cell>
          <table:table-cell table:style-name="ce129" table:formula="of:=POWER(10;[.W6])/1000" office:value-type="float" office:value="19.0546071796325">
            <text:p>19.05</text:p>
          </table:table-cell>
          <table:table-cell table:style-name="ce133" table:formula="of:=POWER(10;[.X6])/1000" office:value-type="float" office:value="5.86138164513991E-066">
            <text:p>0.00</text:p>
          </table:table-cell>
          <table:table-cell table:style-name="ce129" table:formula="of:=POWER(10;[.Y6])/1000" office:value-type="float" office:value="7.07945784384146E-033">
            <text:p>0.00</text:p>
          </table:table-cell>
          <table:table-cell table:style-name="ce133" table:formula="of:=POWER(10;[.Z6])/1000" office:value-type="float" office:value="6.33869711256926E-023">
            <text:p>0.00</text:p>
          </table:table-cell>
          <table:table-cell table:style-name="ce129" table:formula="of:=POWER(10;[.AA6])/1000" office:value-type="float" office:value="0.001">
            <text:p>0.00</text:p>
          </table:table-cell>
          <table:table-cell table:style-name="ce133" table:formula="of:=POWER(10;[.AB6])/1000" office:value-type="float" office:value="0.0000000000001">
            <text:p>0.00</text:p>
          </table:table-cell>
          <table:table-cell table:style-name="ce129" table:formula="of:=POWER(10;[.AC6])/1000" office:value-type="float" office:value="0.0000000000001">
            <text:p>0.00</text:p>
          </table:table-cell>
          <table:table-cell table:style-name="ce133" table:formula="of:=POWER(10;[.AD6])/1000" office:value-type="float" office:value="3.22849412171243E-069">
            <text:p>0.00</text:p>
          </table:table-cell>
          <table:table-cell table:style-name="ce129" table:formula="of:=POWER(10;[.AE6])/1000" office:value-type="float" office:value="0.0000000000000310455958812834">
            <text:p>0.00</text:p>
          </table:table-cell>
          <table:table-cell table:style-name="ce133" table:formula="of:=POWER(10;[.AF6])/1000" office:value-type="float" office:value="0.0000000000000400866717627303">
            <text:p>0.00</text:p>
          </table:table-cell>
          <table:table-cell table:style-name="ce129" table:formula="of:=POWER(10;[.AG6])/1000" office:value-type="float" office:value="0.0000000000001">
            <text:p>0.00</text:p>
          </table:table-cell>
          <table:table-cell table:style-name="ce133" table:formula="of:=POWER(10;[.AH6])/1000" office:value-type="float" office:value="0.0000000000001">
            <text:p>0.00</text:p>
          </table:table-cell>
          <table:table-cell table:style-name="ce176" table:formula="of:=POWER(10;[.AI6])/1000" office:value-type="float" office:value="0.0199986186963274">
            <text:p>0.02</text:p>
          </table:table-cell>
          <table:table-cell table:style-name="ce129"/>
          <table:table-cell table:style-name="ce181" table:formula="of:=([.R6]+[.S6]*[.$BE$26]+[.T6]*[.$BE$27])" office:value-type="float" office:value="23.9115552548746">
            <text:p>23.91</text:p>
          </table:table-cell>
          <table:table-cell table:style-name="ce185" table:formula="of:=([.R6]+[.S6]*[.$BE$35]+[.T6]*[.$BE$36])" office:value-type="float" office:value="46.5874196261628">
            <text:p>46.59</text:p>
          </table:table-cell>
          <table:table-cell table:style-name="ce2"/>
          <table:table-cell table:style-name="ce189" office:value-type="string">
            <text:p>den</text:p>
          </table:table-cell>
          <table:table-cell table:style-name="ce192" table:formula="of:=0.0241+0.2562*[.BE4]-0.734*[.BE5]" office:value-type="float" office:value="-0.150582111923638">
            <text:p>-0.15</text:p>
          </table:table-cell>
          <table:table-cell table:style-name="ce2"/>
          <table:table-cell table:style-name="ce200" office:value-type="string">
            <text:p>Beta RGB</text:p>
          </table:table-cell>
          <table:table-cell table:style-name="ce204" office:value-type="float" office:value="1.68323">
            <text:p>1.683230</text:p>
          </table:table-cell>
          <table:table-cell table:style-name="ce204" office:value-type="float" office:value="-0.771023">
            <text:p>-0.771023</text:p>
          </table:table-cell>
          <table:table-cell table:style-name="ce204" office:value-type="float" office:value="0.0400012">
            <text:p>0.040001</text:p>
          </table:table-cell>
          <table:table-cell table:style-name="ce204" office:value-type="float" office:value="-0.428236">
            <text:p>-0.428236</text:p>
          </table:table-cell>
          <table:table-cell table:style-name="ce204" office:value-type="float" office:value="1.70656">
            <text:p>1.706560</text:p>
          </table:table-cell>
          <table:table-cell table:style-name="ce204" office:value-type="float" office:value="-0.0885376">
            <text:p>-0.088538</text:p>
          </table:table-cell>
          <table:table-cell table:style-name="ce204" office:value-type="float" office:value="-0.236018">
            <text:p>-0.236018</text:p>
          </table:table-cell>
          <table:table-cell table:style-name="ce204" office:value-type="float" office:value="0.0446899">
            <text:p>0.044690</text:p>
          </table:table-cell>
          <table:table-cell table:style-name="ce204" office:value-type="float" office:value="1.27236">
            <text:p>1.272360</text:p>
          </table:table-cell>
          <table:table-cell table:style-name="ce211" office:value-type="float" office:value="2.2">
            <text:p>2.2</text:p>
          </table:table-cell>
          <table:table-cell table:style-name="ce2" table:number-columns-repeated="955"/>
        </table:table-row>
        <table:table-row table:style-name="ro2">
          <table:table-cell table:style-name="ce2"/>
          <table:table-cell table:style-name="ce12" office:value-type="float" office:value="370">
            <text:p>370</text:p>
          </table:table-cell>
          <table:table-cell table:style-name="ce119" office:value-type="float" office:value="0.0004149">
            <text:p>0.000414900000</text:p>
          </table:table-cell>
          <table:table-cell table:style-name="ce119" office:value-type="float" office:value="0.00001239">
            <text:p>0.000012390000</text:p>
          </table:table-cell>
          <table:table-cell table:style-name="ce52" office:value-type="float" office:value="0.001946">
            <text:p>0.001946000000</text:p>
          </table:table-cell>
          <table:table-cell table:style-name="ce119" office:value-type="float" office:value="0.0000059586">
            <text:p>0.000005958600</text:p>
          </table:table-cell>
          <table:table-cell table:style-name="ce52" office:value-type="float" office:value="0.0000006511">
            <text:p>0.000000651100</text:p>
          </table:table-cell>
          <table:table-cell table:style-name="ce119" office:value-type="float" office:value="0.0000261437">
            <text:p>0.000026143700</text:p>
          </table:table-cell>
          <table:table-cell table:style-name="ce129" table:formula="of:=(100*[.$BE$12])/(1E-045*[.B7]*[.B7]*[.B7]*[.B7]*[.B7]*(POWER([.$BE$11];[.$BE$13]/([.$BE$17]*[.B7]*0.000000001))-1)*[.$BE$18])" office:value-type="float" office:value="7.8275003575282">
            <text:p>7.83</text:p>
          </table:table-cell>
          <table:table-cell table:style-name="ce134" office:value-type="float" office:value="15.2">
            <text:p>15.20</text:p>
          </table:table-cell>
          <table:table-cell table:style-name="ce138" office:value-type="float" office:value="21.4">
            <text:p>21.40</text:p>
          </table:table-cell>
          <table:table-cell table:style-name="ce134" table:formula="of:=([.R7]+[.S7]*[.$BE$7]+[.T7]*[.$BE$8])" office:value-type="float" office:value="25.887218728379">
            <text:p>25.89</text:p>
          </table:table-cell>
          <table:table-cell table:style-name="ce138" office:value-type="float" office:value="100">
            <text:p>100.00</text:p>
          </table:table-cell>
          <table:table-cell table:number-columns-repeated="2" table:style-name="ce133" office:value-type="float" office:value="0">
            <text:p>0.00</text:p>
          </table:table-cell>
          <table:table-cell table:style-name="ce129" office:value-type="float" office:value="0">
            <text:p>0.00</text:p>
          </table:table-cell>
          <table:table-cell table:style-name="ce133" table:formula="of:=(100*[.$BE$12])/(1E-045*[.B7]*[.B7]*[.B7]*[.B7]*[.B7]*(POWER([.$BE$11];[.$BE$13]/(Blackbody_Temperature*[.B7]*0.000000001))-1)*[.$BE$14])" office:value-type="float" office:value="56.4397961206931">
            <text:p>56.44</text:p>
          </table:table-cell>
          <table:table-cell table:style-name="ce138" office:value-type="float" office:value="68.8">
            <text:p>68.80</text:p>
          </table:table-cell>
          <table:table-cell table:style-name="ce134" office:value-type="float" office:value="43.4">
            <text:p>43.40</text:p>
          </table:table-cell>
          <table:table-cell table:style-name="ce138" office:value-type="float" office:value="6.1">
            <text:p>6.10</text:p>
          </table:table-cell>
          <table:table-cell table:style-name="ce149" office:value-type="float" office:value="-10">
            <text:p>-10.000</text:p>
          </table:table-cell>
          <table:table-cell table:style-name="ce157" office:value-type="float" office:value="1.64">
            <text:p>1.640</text:p>
          </table:table-cell>
          <table:table-cell table:style-name="ce162" office:value-type="float" office:value="4.583">
            <text:p>4.583</text:p>
          </table:table-cell>
          <table:table-cell table:style-name="ce157" table:formula="of:=[.X8]-2.7" office:value-type="float" office:value="-59.532">
            <text:p>-59.532</text:p>
          </table:table-cell>
          <table:table-cell table:style-name="ce162" table:formula="of:=[.Y8]-2.2" office:value-type="float" office:value="-26.95">
            <text:p>-26.950</text:p>
          </table:table-cell>
          <table:table-cell table:style-name="ce157" table:formula="of:=[.Z8]-3.8" office:value-type="float" office:value="-15.398">
            <text:p>-15.398</text:p>
          </table:table-cell>
          <table:table-cell table:style-name="ce162" office:value-type="float" office:value="0">
            <text:p>0.000</text:p>
          </table:table-cell>
          <table:table-cell table:style-name="ce157" office:value-type="float" office:value="-10">
            <text:p>-10.000</text:p>
          </table:table-cell>
          <table:table-cell table:style-name="ce162" office:value-type="float" office:value="1">
            <text:p>1.000</text:p>
          </table:table-cell>
          <table:table-cell table:style-name="ce157" table:formula="of:=[.AD8]-2.6" office:value-type="float" office:value="-62.891">
            <text:p>-62.891</text:p>
          </table:table-cell>
          <table:table-cell table:style-name="ce162" table:formula="of:=[.AE8]-1.06" office:value-type="float" office:value="-9.448">
            <text:p>-9.448</text:p>
          </table:table-cell>
          <table:table-cell table:style-name="ce157" table:formula="of:=[.AF8]-2.5" office:value-type="float" office:value="-7.897">
            <text:p>-7.897</text:p>
          </table:table-cell>
          <table:table-cell table:style-name="ce162" office:value-type="float" office:value="-10">
            <text:p>-10.000</text:p>
          </table:table-cell>
          <table:table-cell table:style-name="ce157" office:value-type="float" office:value="-10">
            <text:p>-10.000</text:p>
          </table:table-cell>
          <table:table-cell table:style-name="ce168" office:value-type="float" office:value="2">
            <text:p>2.000</text:p>
          </table:table-cell>
          <table:table-cell table:style-name="ce162"/>
          <table:table-cell table:style-name="ce172" table:formula="of:=POWER(10;[.U7])/1000" office:value-type="float" office:value="0.0000000000001">
            <text:p>0.00</text:p>
          </table:table-cell>
          <table:table-cell table:style-name="ce133" table:formula="of:=POWER(10;[.V7])/1000" office:value-type="float" office:value="0.0436515832240166">
            <text:p>0.04</text:p>
          </table:table-cell>
          <table:table-cell table:style-name="ce129" table:formula="of:=POWER(10;[.W7])/1000" office:value-type="float" office:value="38.2824743316823">
            <text:p>38.28</text:p>
          </table:table-cell>
          <table:table-cell table:style-name="ce133" table:formula="of:=POWER(10;[.X7])/1000" office:value-type="float" office:value="2.93764965196136E-063">
            <text:p>0.00</text:p>
          </table:table-cell>
          <table:table-cell table:style-name="ce129" table:formula="of:=POWER(10;[.Y7])/1000" office:value-type="float" office:value="1.12201845430197E-030">
            <text:p>0.00</text:p>
          </table:table-cell>
          <table:table-cell table:style-name="ce133" table:formula="of:=POWER(10;[.Z7])/1000" office:value-type="float" office:value="3.99944749761098E-019">
            <text:p>0.00</text:p>
          </table:table-cell>
          <table:table-cell table:style-name="ce129" table:formula="of:=POWER(10;[.AA7])/1000" office:value-type="float" office:value="0.001">
            <text:p>0.00</text:p>
          </table:table-cell>
          <table:table-cell table:style-name="ce133" table:formula="of:=POWER(10;[.AB7])/1000" office:value-type="float" office:value="0.0000000000001">
            <text:p>0.00</text:p>
          </table:table-cell>
          <table:table-cell table:style-name="ce129" table:formula="of:=POWER(10;[.AC7])/1000" office:value-type="float" office:value="0.01">
            <text:p>0.01</text:p>
          </table:table-cell>
          <table:table-cell table:style-name="ce133" table:formula="of:=POWER(10;[.AD7])/1000" office:value-type="float" office:value="1.28528665994354E-066">
            <text:p>0.00</text:p>
          </table:table-cell>
          <table:table-cell table:style-name="ce129" table:formula="of:=POWER(10;[.AE7])/1000" office:value-type="float" office:value="0.000000000000356451133426242">
            <text:p>0.00</text:p>
          </table:table-cell>
          <table:table-cell table:style-name="ce133" table:formula="of:=POWER(10;[.AF7])/1000" office:value-type="float" office:value="0.0000000000126765186585784">
            <text:p>0.00</text:p>
          </table:table-cell>
          <table:table-cell table:style-name="ce129" table:formula="of:=POWER(10;[.AG7])/1000" office:value-type="float" office:value="0.0000000000001">
            <text:p>0.00</text:p>
          </table:table-cell>
          <table:table-cell table:style-name="ce133" table:formula="of:=POWER(10;[.AH7])/1000" office:value-type="float" office:value="0.0000000000001">
            <text:p>0.00</text:p>
          </table:table-cell>
          <table:table-cell table:style-name="ce176" table:formula="of:=POWER(10;[.AI7])/1000" office:value-type="float" office:value="0.1">
            <text:p>0.10</text:p>
          </table:table-cell>
          <table:table-cell table:style-name="ce129"/>
          <table:table-cell table:style-name="ce181" table:formula="of:=([.R7]+[.S7]*[.$BE$26]+[.T7]*[.$BE$27])" office:value-type="float" office:value="25.887218728379">
            <text:p>25.89</text:p>
          </table:table-cell>
          <table:table-cell table:style-name="ce185" table:formula="of:=([.R7]+[.S7]*[.$BE$35]+[.T7]*[.$BE$36])" office:value-type="float" office:value="51.7360133245559">
            <text:p>51.74</text:p>
          </table:table-cell>
          <table:table-cell table:style-name="ce2"/>
          <table:table-cell table:style-name="ce189" office:value-type="string">
            <text:p>m1</text:p>
          </table:table-cell>
          <table:table-cell table:style-name="ce192" table:formula="of:=(-1.3515-1.7703*[.BE4]+5.9114*[.BE5])/[.BE6]" office:value-type="float" office:value="-1.04032146386134">
            <text:p>-1.04</text:p>
          </table:table-cell>
          <table:table-cell table:style-name="ce2"/>
          <table:table-cell table:style-name="ce200" office:value-type="string">
            <text:p>Bruce RGB</text:p>
          </table:table-cell>
          <table:table-cell table:style-name="ce204" office:value-type="float" office:value="2.74566">
            <text:p>2.745660</text:p>
          </table:table-cell>
          <table:table-cell table:style-name="ce204" office:value-type="float" office:value="-0.969257">
            <text:p>-0.969257</text:p>
          </table:table-cell>
          <table:table-cell table:style-name="ce204" office:value-type="float" office:value="0.0112707">
            <text:p>0.011271</text:p>
          </table:table-cell>
          <table:table-cell table:style-name="ce204" office:value-type="float" office:value="-1.13589">
            <text:p>-1.135890</text:p>
          </table:table-cell>
          <table:table-cell table:style-name="ce204" office:value-type="float" office:value="1.87599">
            <text:p>1.875990</text:p>
          </table:table-cell>
          <table:table-cell table:style-name="ce204" office:value-type="float" office:value="-0.113959">
            <text:p>-0.113959</text:p>
          </table:table-cell>
          <table:table-cell table:style-name="ce204" office:value-type="float" office:value="-0.435057">
            <text:p>-0.435057</text:p>
          </table:table-cell>
          <table:table-cell table:style-name="ce204" office:value-type="float" office:value="0.0415557">
            <text:p>0.041556</text:p>
          </table:table-cell>
          <table:table-cell table:style-name="ce204" office:value-type="float" office:value="1.01311">
            <text:p>1.013110</text:p>
          </table:table-cell>
          <table:table-cell table:style-name="ce211" office:value-type="float" office:value="2.2">
            <text:p>2.2</text:p>
          </table:table-cell>
          <table:table-cell table:style-name="ce2" table:number-columns-repeated="955"/>
        </table:table-row>
        <table:table-row table:style-name="ro2">
          <table:table-cell/>
          <table:table-cell table:style-name="ce12" office:value-type="float" office:value="380">
            <text:p>380</text:p>
          </table:table-cell>
          <table:table-cell table:style-name="ce119" office:value-type="float" office:value="0.001368">
            <text:p>0.001368000000</text:p>
          </table:table-cell>
          <table:table-cell table:style-name="ce119" office:value-type="float" office:value="0.000039">
            <text:p>0.000039000000</text:p>
          </table:table-cell>
          <table:table-cell table:style-name="ce52" office:value-type="float" office:value="0.006450001">
            <text:p>0.006450001000</text:p>
          </table:table-cell>
          <table:table-cell table:style-name="ce119" office:value-type="float" office:value="0.000159952">
            <text:p>0.000159952000</text:p>
          </table:table-cell>
          <table:table-cell table:style-name="ce52" office:value-type="float" office:value="0.000017364">
            <text:p>0.000017364000</text:p>
          </table:table-cell>
          <table:table-cell table:style-name="ce119" office:value-type="float" office:value="0.000704776">
            <text:p>0.000704776000</text:p>
          </table:table-cell>
          <table:table-cell table:style-name="ce129" table:formula="of:=(100*[.$BE$12])/(1E-045*[.B8]*[.B8]*[.B8]*[.B8]*[.B8]*(POWER([.$BE$11];[.$BE$13]/([.$BE$17]*[.B8]*0.000000001))-1)*[.$BE$18])" office:value-type="float" office:value="9.80220494479739">
            <text:p>9.80</text:p>
          </table:table-cell>
          <table:table-cell table:style-name="ce134" office:value-type="float" office:value="22.4">
            <text:p>22.40</text:p>
          </table:table-cell>
          <table:table-cell table:style-name="ce138" office:value-type="float" office:value="33">
            <text:p>33.00</text:p>
          </table:table-cell>
          <table:table-cell table:style-name="ce134" table:formula="of:=([.R8]+[.S8]*[.$BE$7]+[.T8]*[.$BE$8])" office:value-type="float" office:value="24.4478713101718">
            <text:p>24.45</text:p>
          </table:table-cell>
          <table:table-cell table:style-name="ce138" office:value-type="float" office:value="100">
            <text:p>100.00</text:p>
          </table:table-cell>
          <table:table-cell table:style-name="ce134" office:value-type="float" office:value="1.18">
            <text:p>1.18</text:p>
          </table:table-cell>
          <table:table-cell table:style-name="ce134" office:value-type="float" office:value="2.56">
            <text:p>2.56</text:p>
          </table:table-cell>
          <table:table-cell table:style-name="ce138" office:value-type="float" office:value="0.91">
            <text:p>0.91</text:p>
          </table:table-cell>
          <table:table-cell table:style-name="ce133" table:formula="of:=(100*[.$BE$12])/(1E-045*[.B8]*[.B8]*[.B8]*[.B8]*[.B8]*(POWER([.$BE$11];[.$BE$13]/(Blackbody_Temperature*[.B8]*0.000000001))-1)*[.$BE$14])" office:value-type="float" office:value="60.6180225364725">
            <text:p>60.62</text:p>
          </table:table-cell>
          <table:table-cell table:style-name="ce138" office:value-type="float" office:value="63.4">
            <text:p>63.40</text:p>
          </table:table-cell>
          <table:table-cell table:style-name="ce134" office:value-type="float" office:value="38.5">
            <text:p>38.50</text:p>
          </table:table-cell>
          <table:table-cell table:style-name="ce138" office:value-type="float" office:value="3">
            <text:p>3.00</text:p>
          </table:table-cell>
          <table:table-cell table:style-name="ce149" office:value-type="float" office:value="-10">
            <text:p>-10.000</text:p>
          </table:table-cell>
          <table:table-cell table:style-name="ce157" office:value-type="float" office:value="2.86">
            <text:p>2.860</text:p>
          </table:table-cell>
          <table:table-cell table:style-name="ce162" office:value-type="float" office:value="4.76">
            <text:p>4.760</text:p>
          </table:table-cell>
          <table:table-cell table:style-name="ce157" table:formula="of:=[.X9]-2.7" office:value-type="float" office:value="-56.832">
            <text:p>-56.832</text:p>
          </table:table-cell>
          <table:table-cell table:style-name="ce162" table:formula="of:=[.Y9]-2.2" office:value-type="float" office:value="-24.75">
            <text:p>-24.750</text:p>
          </table:table-cell>
          <table:table-cell table:style-name="ce157" table:formula="of:=[.Z9]-3.8" office:value-type="float" office:value="-11.598">
            <text:p>-11.598</text:p>
          </table:table-cell>
          <table:table-cell table:style-name="ce162" office:value-type="float" office:value="0">
            <text:p>0.000</text:p>
          </table:table-cell>
          <table:table-cell table:style-name="ce157" office:value-type="float" office:value="-10">
            <text:p>-10.000</text:p>
          </table:table-cell>
          <table:table-cell table:style-name="ce162" office:value-type="float" office:value="2.431">
            <text:p>2.431</text:p>
          </table:table-cell>
          <table:table-cell table:style-name="ce157" table:formula="of:=[.AD9]-2.6" office:value-type="float" office:value="-60.291">
            <text:p>-60.291</text:p>
          </table:table-cell>
          <table:table-cell table:style-name="ce162" table:formula="of:=[.AE9]-1.06" office:value-type="float" office:value="-8.388">
            <text:p>-8.388</text:p>
          </table:table-cell>
          <table:table-cell table:style-name="ce157" table:formula="of:=[.AF9]-2.5" office:value-type="float" office:value="-5.397">
            <text:p>-5.397</text:p>
          </table:table-cell>
          <table:table-cell table:style-name="ce162" office:value-type="float" office:value="-10">
            <text:p>-10.000</text:p>
          </table:table-cell>
          <table:table-cell table:style-name="ce157" office:value-type="float" office:value="-10">
            <text:p>-10.000</text:p>
          </table:table-cell>
          <table:table-cell table:style-name="ce168" office:value-type="float" office:value="2.477">
            <text:p>2.477</text:p>
          </table:table-cell>
          <table:table-cell table:style-name="ce162"/>
          <table:table-cell table:style-name="ce172" table:formula="of:=POWER(10;[.U8])/1000" office:value-type="float" office:value="0.0000000000001">
            <text:p>0.00</text:p>
          </table:table-cell>
          <table:table-cell table:style-name="ce133" table:formula="of:=POWER(10;[.V8])/1000" office:value-type="float" office:value="0.72443596007499">
            <text:p>0.72</text:p>
          </table:table-cell>
          <table:table-cell table:style-name="ce129" table:formula="of:=POWER(10;[.W8])/1000" office:value-type="float" office:value="57.5439937337157">
            <text:p>57.54</text:p>
          </table:table-cell>
          <table:table-cell table:style-name="ce133" table:formula="of:=POWER(10;[.X8])/1000" office:value-type="float" office:value="1.47231250243264E-060">
            <text:p>0.00</text:p>
          </table:table-cell>
          <table:table-cell table:style-name="ce129" table:formula="of:=POWER(10;[.Y8])/1000" office:value-type="float" office:value="1.77827941003894E-028">
            <text:p>0.00</text:p>
          </table:table-cell>
          <table:table-cell table:style-name="ce133" table:formula="of:=POWER(10;[.Z8])/1000" office:value-type="float" office:value="2.52348077248058E-015">
            <text:p>0.00</text:p>
          </table:table-cell>
          <table:table-cell table:style-name="ce129" table:formula="of:=POWER(10;[.AA8])/1000" office:value-type="float" office:value="0.001">
            <text:p>0.00</text:p>
          </table:table-cell>
          <table:table-cell table:style-name="ce133" table:formula="of:=POWER(10;[.AB8])/1000" office:value-type="float" office:value="0.0000000000001">
            <text:p>0.00</text:p>
          </table:table-cell>
          <table:table-cell table:style-name="ce129" table:formula="of:=POWER(10;[.AC8])/1000" office:value-type="float" office:value="0.269773943244492">
            <text:p>0.27</text:p>
          </table:table-cell>
          <table:table-cell table:style-name="ce133" table:formula="of:=POWER(10;[.AD8])/1000" office:value-type="float" office:value="5.11681835540278E-064">
            <text:p>0.00</text:p>
          </table:table-cell>
          <table:table-cell table:style-name="ce129" table:formula="of:=POWER(10;[.AE8])/1000" office:value-type="float" office:value="0.00000000000409260659730009">
            <text:p>0.00</text:p>
          </table:table-cell>
          <table:table-cell table:style-name="ce133" table:formula="of:=POWER(10;[.AF8])/1000" office:value-type="float" office:value="0.00000000400866717627303">
            <text:p>0.00</text:p>
          </table:table-cell>
          <table:table-cell table:style-name="ce129" table:formula="of:=POWER(10;[.AG8])/1000" office:value-type="float" office:value="0.0000000000001">
            <text:p>0.00</text:p>
          </table:table-cell>
          <table:table-cell table:style-name="ce133" table:formula="of:=POWER(10;[.AH8])/1000" office:value-type="float" office:value="0.0000000000001">
            <text:p>0.00</text:p>
          </table:table-cell>
          <table:table-cell table:style-name="ce176" table:formula="of:=POWER(10;[.AI8])/1000" office:value-type="float" office:value="0.299916251898765">
            <text:p>0.30</text:p>
          </table:table-cell>
          <table:table-cell table:style-name="ce129"/>
          <table:table-cell table:style-name="ce181" table:formula="of:=([.R8]+[.S8]*[.$BE$26]+[.T8]*[.$BE$27])" office:value-type="float" office:value="24.4478713101718">
            <text:p>24.45</text:p>
          </table:table-cell>
          <table:table-cell table:style-name="ce185" table:formula="of:=([.R8]+[.S8]*[.$BE$35]+[.T8]*[.$BE$36])" office:value-type="float" office:value="49.9227325852081">
            <text:p>49.92</text:p>
          </table:table-cell>
          <table:table-cell/>
          <table:table-cell table:style-name="ce190" office:value-type="string">
            <text:p>m2</text:p>
          </table:table-cell>
          <table:table-cell table:style-name="ce193" table:formula="of:=(0.03-31.4424*[.BE4]+30.0717*[.BE5])/[.BE6]" office:value-type="float" office:value="0.36674922294441">
            <text:p>0.37</text:p>
          </table:table-cell>
          <table:table-cell/>
          <table:table-cell table:style-name="ce200" office:value-type="string">
            <text:p>CIE RGB</text:p>
          </table:table-cell>
          <table:table-cell table:style-name="ce204" office:value-type="float" office:value="2.37067">
            <text:p>2.370670</text:p>
          </table:table-cell>
          <table:table-cell table:style-name="ce204" office:value-type="float" office:value="-0.513885">
            <text:p>-0.513885</text:p>
          </table:table-cell>
          <table:table-cell table:style-name="ce204" office:value-type="float" office:value="0.00529818">
            <text:p>0.005298</text:p>
          </table:table-cell>
          <table:table-cell table:style-name="ce204" office:value-type="float" office:value="-0.90004">
            <text:p>-0.900040</text:p>
          </table:table-cell>
          <table:table-cell table:style-name="ce204" office:value-type="float" office:value="1.4253">
            <text:p>1.425300</text:p>
          </table:table-cell>
          <table:table-cell table:style-name="ce204" office:value-type="float" office:value="-0.0146949">
            <text:p>-0.014695</text:p>
          </table:table-cell>
          <table:table-cell table:style-name="ce204" office:value-type="float" office:value="-0.470634">
            <text:p>-0.470634</text:p>
          </table:table-cell>
          <table:table-cell table:style-name="ce204" office:value-type="float" office:value="0.0885814">
            <text:p>0.088581</text:p>
          </table:table-cell>
          <table:table-cell table:style-name="ce204" office:value-type="float" office:value="1.0094">
            <text:p>1.009400</text:p>
          </table:table-cell>
          <table:table-cell table:style-name="ce211" office:value-type="float" office:value="2.2">
            <text:p>2.2</text:p>
          </table:table-cell>
          <table:table-cell table:number-columns-repeated="955"/>
        </table:table-row>
        <table:table-row table:style-name="ro1">
          <table:table-cell/>
          <table:table-cell table:style-name="ce13" office:value-type="float" office:value="390">
            <text:p>390</text:p>
          </table:table-cell>
          <table:table-cell table:style-name="ce120" office:value-type="float" office:value="0.004243">
            <text:p>0.004243000000</text:p>
          </table:table-cell>
          <table:table-cell table:style-name="ce120" office:value-type="float" office:value="0.00012">
            <text:p>0.000120000000</text:p>
          </table:table-cell>
          <table:table-cell table:style-name="ce53" office:value-type="float" office:value="0.02005001">
            <text:p>0.020050010000</text:p>
          </table:table-cell>
          <table:table-cell table:style-name="ce120" office:value-type="float" office:value="0.0023616">
            <text:p>0.002361600000</text:p>
          </table:table-cell>
          <table:table-cell table:style-name="ce53" office:value-type="float" office:value="0.0002534">
            <text:p>0.000253400000</text:p>
          </table:table-cell>
          <table:table-cell table:style-name="ce120" office:value-type="float" office:value="0.0104822">
            <text:p>0.010482200000</text:p>
          </table:table-cell>
          <table:table-cell table:style-name="ce130" table:formula="of:=(100*[.$BE$12])/(1E-045*[.B9]*[.B9]*[.B9]*[.B9]*[.B9]*(POWER([.$BE$11];[.$BE$13]/([.$BE$17]*[.B9]*0.000000001))-1)*[.$BE$18])" office:value-type="float" office:value="12.0934123060953">
            <text:p>12.09</text:p>
          </table:table-cell>
          <table:table-cell table:style-name="ce135" office:value-type="float" office:value="31.3">
            <text:p>31.30</text:p>
          </table:table-cell>
          <table:table-cell table:style-name="ce139" office:value-type="float" office:value="47.4">
            <text:p>47.40</text:p>
          </table:table-cell>
          <table:table-cell table:style-name="ce135" table:formula="of:=([.R9]+[.S9]*[.$BE$7]+[.T9]*[.$BE$8])" office:value-type="float" office:value="29.8288478323866">
            <text:p>29.83</text:p>
          </table:table-cell>
          <table:table-cell table:style-name="ce139" office:value-type="float" office:value="100">
            <text:p>100.00</text:p>
          </table:table-cell>
          <table:table-cell table:style-name="ce135" office:value-type="float" office:value="1.84">
            <text:p>1.84</text:p>
          </table:table-cell>
          <table:table-cell table:style-name="ce135" office:value-type="float" office:value="3.84">
            <text:p>3.84</text:p>
          </table:table-cell>
          <table:table-cell table:style-name="ce139" office:value-type="float" office:value="0.46">
            <text:p>0.46</text:p>
          </table:table-cell>
          <table:table-cell table:style-name="ce143" table:formula="of:=(100*[.$BE$12])/(1E-045*[.B9]*[.B9]*[.B9]*[.B9]*[.B9]*(POWER([.$BE$11];[.$BE$13]/(Blackbody_Temperature*[.B9]*0.000000001))-1)*[.$BE$14])" office:value-type="float" office:value="64.6503334643546">
            <text:p>64.65</text:p>
          </table:table-cell>
          <table:table-cell table:style-name="ce139" office:value-type="float" office:value="65.8">
            <text:p>65.80</text:p>
          </table:table-cell>
          <table:table-cell table:style-name="ce135" office:value-type="float" office:value="35">
            <text:p>35.00</text:p>
          </table:table-cell>
          <table:table-cell table:style-name="ce139" office:value-type="float" office:value="1.2">
            <text:p>1.20</text:p>
          </table:table-cell>
          <table:table-cell table:style-name="ce150" office:value-type="float" office:value="-10">
            <text:p>-10.000</text:p>
          </table:table-cell>
          <table:table-cell table:style-name="ce158" office:value-type="float" office:value="4.46">
            <text:p>4.460</text:p>
          </table:table-cell>
          <table:table-cell table:style-name="ce163" office:value-type="float" office:value="4.851">
            <text:p>4.851</text:p>
          </table:table-cell>
          <table:table-cell table:style-name="ce158" table:formula="of:=[.X10]-2.7" office:value-type="float" office:value="-54.132">
            <text:p>-54.132</text:p>
          </table:table-cell>
          <table:table-cell table:style-name="ce163" table:formula="of:=[.Y10]-2.2" office:value-type="float" office:value="-22.55">
            <text:p>-22.550</text:p>
          </table:table-cell>
          <table:table-cell table:style-name="ce158" table:formula="of:=[.Z10]-3.8" office:value-type="float" office:value="-7.798">
            <text:p>-7.798</text:p>
          </table:table-cell>
          <table:table-cell table:style-name="ce163" office:value-type="float" office:value="0">
            <text:p>0.000</text:p>
          </table:table-cell>
          <table:table-cell table:style-name="ce158" office:value-type="float" office:value="-10">
            <text:p>-10.000</text:p>
          </table:table-cell>
          <table:table-cell table:style-name="ce163" office:value-type="float" office:value="3.431">
            <text:p>3.431</text:p>
          </table:table-cell>
          <table:table-cell table:style-name="ce158" table:formula="of:=[.AD10]-2.6" office:value-type="float" office:value="-57.691">
            <text:p>-57.691</text:p>
          </table:table-cell>
          <table:table-cell table:style-name="ce163" table:formula="of:=[.AE10]-1.06" office:value-type="float" office:value="-7.328">
            <text:p>-7.328</text:p>
          </table:table-cell>
          <table:table-cell table:style-name="ce158" table:formula="of:=[.AF10]-2.5" office:value-type="float" office:value="-2.897">
            <text:p>-2.897</text:p>
          </table:table-cell>
          <table:table-cell table:style-name="ce163" office:value-type="float" office:value="-10">
            <text:p>-10.000</text:p>
          </table:table-cell>
          <table:table-cell table:style-name="ce158" office:value-type="float" office:value="-10">
            <text:p>-10.000</text:p>
          </table:table-cell>
          <table:table-cell table:style-name="ce169" office:value-type="float" office:value="3.176">
            <text:p>3.176</text:p>
          </table:table-cell>
          <table:table-cell table:style-name="ce162"/>
          <table:table-cell table:style-name="ce173" table:formula="of:=POWER(10;[.U9])/1000" office:value-type="float" office:value="0.0000000000001">
            <text:p>0.00</text:p>
          </table:table-cell>
          <table:table-cell table:style-name="ce143" table:formula="of:=POWER(10;[.V9])/1000" office:value-type="float" office:value="28.8403150312661">
            <text:p>28.84</text:p>
          </table:table-cell>
          <table:table-cell table:style-name="ce130" table:formula="of:=POWER(10;[.W9])/1000" office:value-type="float" office:value="70.9577767963389">
            <text:p>70.96</text:p>
          </table:table-cell>
          <table:table-cell table:style-name="ce143" table:formula="of:=POWER(10;[.X9])/1000" office:value-type="float" office:value="7.37904230129068E-058">
            <text:p>0.00</text:p>
          </table:table-cell>
          <table:table-cell table:style-name="ce130" table:formula="of:=POWER(10;[.Y9])/1000" office:value-type="float" office:value="2.81838293126447E-026">
            <text:p>0.00</text:p>
          </table:table-cell>
          <table:table-cell table:style-name="ce143" table:formula="of:=POWER(10;[.Z9])/1000" office:value-type="float" office:value="0.0000000000159220872705117">
            <text:p>0.00</text:p>
          </table:table-cell>
          <table:table-cell table:style-name="ce130" table:formula="of:=POWER(10;[.AA9])/1000" office:value-type="float" office:value="0.001">
            <text:p>0.00</text:p>
          </table:table-cell>
          <table:table-cell table:style-name="ce143" table:formula="of:=POWER(10;[.AB9])/1000" office:value-type="float" office:value="0.0000000000001">
            <text:p>0.00</text:p>
          </table:table-cell>
          <table:table-cell table:style-name="ce130" table:formula="of:=POWER(10;[.AC9])/1000" office:value-type="float" office:value="2.69773943244492">
            <text:p>2.70</text:p>
          </table:table-cell>
          <table:table-cell table:style-name="ce143" table:formula="of:=POWER(10;[.AD9])/1000" office:value-type="float" office:value="2.03704207770561E-061">
            <text:p>0.00</text:p>
          </table:table-cell>
          <table:table-cell table:style-name="ce130" table:formula="of:=POWER(10;[.AE9])/1000" office:value-type="float" office:value="0.0000000000469894108605214">
            <text:p>0.00</text:p>
          </table:table-cell>
          <table:table-cell table:style-name="ce143" table:formula="of:=POWER(10;[.AF9])/1000" office:value-type="float" office:value="0.00000126765186585785">
            <text:p>0.00</text:p>
          </table:table-cell>
          <table:table-cell table:style-name="ce130" table:formula="of:=POWER(10;[.AG9])/1000" office:value-type="float" office:value="0.0000000000001">
            <text:p>0.00</text:p>
          </table:table-cell>
          <table:table-cell table:style-name="ce143" table:formula="of:=POWER(10;[.AH9])/1000" office:value-type="float" office:value="0.0000000000001">
            <text:p>0.00</text:p>
          </table:table-cell>
          <table:table-cell table:style-name="ce177" table:formula="of:=POWER(10;[.AI9])/1000" office:value-type="float" office:value="1.49968483550237">
            <text:p>1.50</text:p>
          </table:table-cell>
          <table:table-cell table:style-name="ce129"/>
          <table:table-cell table:style-name="ce182" table:formula="of:=([.R9]+[.S9]*[.$BE$26]+[.T9]*[.$BE$27])" office:value-type="float" office:value="29.8288478323866">
            <text:p>29.83</text:p>
          </table:table-cell>
          <table:table-cell table:style-name="ce186" table:formula="of:=([.R9]+[.S9]*[.$BE$35]+[.T9]*[.$BE$36])" office:value-type="float" office:value="54.5994449156273">
            <text:p>54.60</text:p>
          </table:table-cell>
          <table:table-cell table:number-columns-repeated="4"/>
          <table:table-cell table:style-name="ce200" office:value-type="string">
            <text:p>ColorMatch RGB</text:p>
          </table:table-cell>
          <table:table-cell table:style-name="ce204" office:value-type="float" office:value="2.64229">
            <text:p>2.642290</text:p>
          </table:table-cell>
          <table:table-cell table:style-name="ce204" office:value-type="float" office:value="-1.11198">
            <text:p>-1.111980</text:p>
          </table:table-cell>
          <table:table-cell table:style-name="ce204" office:value-type="float" office:value="0.0821698">
            <text:p>0.082170</text:p>
          </table:table-cell>
          <table:table-cell table:style-name="ce204" office:value-type="float" office:value="-1.22343">
            <text:p>-1.223430</text:p>
          </table:table-cell>
          <table:table-cell table:style-name="ce204" office:value-type="float" office:value="2.05902">
            <text:p>2.059020</text:p>
          </table:table-cell>
          <table:table-cell table:style-name="ce204" office:value-type="float" office:value="-0.280725">
            <text:p>-0.280725</text:p>
          </table:table-cell>
          <table:table-cell table:style-name="ce204" office:value-type="float" office:value="-0.393014">
            <text:p>-0.393014</text:p>
          </table:table-cell>
          <table:table-cell table:style-name="ce204" office:value-type="float" office:value="0.0159614">
            <text:p>0.015961</text:p>
          </table:table-cell>
          <table:table-cell table:style-name="ce204" office:value-type="float" office:value="1.45599">
            <text:p>1.455990</text:p>
          </table:table-cell>
          <table:table-cell table:style-name="ce211" office:value-type="float" office:value="1.8">
            <text:p>1.8</text:p>
          </table:table-cell>
          <table:table-cell table:number-columns-repeated="955"/>
        </table:table-row>
        <table:table-row table:style-name="ro2">
          <table:table-cell/>
          <table:table-cell table:style-name="ce12" office:value-type="float" office:value="400">
            <text:p>400</text:p>
          </table:table-cell>
          <table:table-cell table:style-name="ce119" office:value-type="float" office:value="0.01431">
            <text:p>0.014310000000</text:p>
          </table:table-cell>
          <table:table-cell table:style-name="ce119" office:value-type="float" office:value="0.000396">
            <text:p>0.000396000000</text:p>
          </table:table-cell>
          <table:table-cell table:style-name="ce52" office:value-type="float" office:value="0.06785001">
            <text:p>0.067850010000</text:p>
          </table:table-cell>
          <table:table-cell table:style-name="ce119" office:value-type="float" office:value="0.0191097">
            <text:p>0.019109700000</text:p>
          </table:table-cell>
          <table:table-cell table:style-name="ce52" office:value-type="float" office:value="0.0020044">
            <text:p>0.002004400000</text:p>
          </table:table-cell>
          <table:table-cell table:style-name="ce119" office:value-type="float" office:value="0.0860109">
            <text:p>0.086010900000</text:p>
          </table:table-cell>
          <table:table-cell table:style-name="ce129" table:formula="of:=(100*[.$BE$12])/(1E-045*[.B10]*[.B10]*[.B10]*[.B10]*[.B10]*(POWER([.$BE$11];[.$BE$13]/([.$BE$17]*[.B10]*0.000000001))-1)*[.$BE$18])" office:value-type="float" office:value="14.717047084402">
            <text:p>14.72</text:p>
          </table:table-cell>
          <table:table-cell table:style-name="ce134" office:value-type="float" office:value="41.3">
            <text:p>41.30</text:p>
          </table:table-cell>
          <table:table-cell table:style-name="ce138" office:value-type="float" office:value="63.3">
            <text:p>63.30</text:p>
          </table:table-cell>
          <table:table-cell table:style-name="ce134" table:formula="of:=([.R10]+[.S10]*[.$BE$7]+[.T10]*[.$BE$8])" office:value-type="float" office:value="49.2466243231792">
            <text:p>49.25</text:p>
          </table:table-cell>
          <table:table-cell table:style-name="ce138" office:value-type="float" office:value="100">
            <text:p>100.00</text:p>
          </table:table-cell>
          <table:table-cell table:style-name="ce134" office:value-type="float" office:value="3.44">
            <text:p>3.44</text:p>
          </table:table-cell>
          <table:table-cell table:style-name="ce134" office:value-type="float" office:value="6.15">
            <text:p>6.15</text:p>
          </table:table-cell>
          <table:table-cell table:style-name="ce138" office:value-type="float" office:value="1.29">
            <text:p>1.29</text:p>
          </table:table-cell>
          <table:table-cell table:style-name="ce133" table:formula="of:=(100*[.$BE$12])/(1E-045*[.B10]*[.B10]*[.B10]*[.B10]*[.B10]*(POWER([.$BE$11];[.$BE$13]/(Blackbody_Temperature*[.B10]*0.000000001))-1)*[.$BE$14])" office:value-type="float" office:value="68.5107439856117">
            <text:p>68.51</text:p>
          </table:table-cell>
          <table:table-cell table:style-name="ce138" office:value-type="float" office:value="94.8">
            <text:p>94.80</text:p>
          </table:table-cell>
          <table:table-cell table:style-name="ce134" office:value-type="float" office:value="43.4">
            <text:p>43.40</text:p>
          </table:table-cell>
          <table:table-cell table:style-name="ce138" office:value-type="float" office:value="-1.1">
            <text:p>-1.10</text:p>
          </table:table-cell>
          <table:table-cell table:style-name="ce151" office:value-type="float" office:value="1">
            <text:p>1.000</text:p>
          </table:table-cell>
          <table:table-cell table:style-name="ce157" office:value-type="float" office:value="5">
            <text:p>5.000</text:p>
          </table:table-cell>
          <table:table-cell table:style-name="ce162" office:value-type="float" office:value="4.916">
            <text:p>4.916</text:p>
          </table:table-cell>
          <table:table-cell table:style-name="ce157" table:formula="of:=[.X11]-2.7" office:value-type="float" office:value="-51.432">
            <text:p>-51.432</text:p>
          </table:table-cell>
          <table:table-cell table:style-name="ce162" table:formula="of:=[.Y11]-2.2" office:value-type="float" office:value="-20.35">
            <text:p>-20.350</text:p>
          </table:table-cell>
          <table:table-cell table:style-name="ce157" table:formula="of:=[.Z11]-3.8" office:value-type="float" office:value="-3.998">
            <text:p>-3.998</text:p>
          </table:table-cell>
          <table:table-cell table:style-name="ce162" office:value-type="float" office:value="0">
            <text:p>0.000</text:p>
          </table:table-cell>
          <table:table-cell table:style-name="ce157" office:value-type="float" office:value="-10">
            <text:p>-10.000</text:p>
          </table:table-cell>
          <table:table-cell table:style-name="ce162" office:value-type="float" office:value="4.114">
            <text:p>4.114</text:p>
          </table:table-cell>
          <table:table-cell table:style-name="ce157" table:formula="of:=[.AD11]-2.6" office:value-type="float" office:value="-55.091">
            <text:p>-55.091</text:p>
          </table:table-cell>
          <table:table-cell table:style-name="ce162" table:formula="of:=[.AE11]-1.06" office:value-type="float" office:value="-6.268">
            <text:p>-6.268</text:p>
          </table:table-cell>
          <table:table-cell table:style-name="ce157" table:formula="of:=[.AF11]-2.5" office:value-type="float" office:value="-0.397">
            <text:p>-0.397</text:p>
          </table:table-cell>
          <table:table-cell table:style-name="ce162" office:value-type="float" office:value="-10">
            <text:p>-10.000</text:p>
          </table:table-cell>
          <table:table-cell table:style-name="ce157" office:value-type="float" office:value="-10">
            <text:p>-10.000</text:p>
          </table:table-cell>
          <table:table-cell table:style-name="ce168" office:value-type="float" office:value="3.778">
            <text:p>3.778</text:p>
          </table:table-cell>
          <table:table-cell table:style-name="ce162"/>
          <table:table-cell table:style-name="ce172" table:formula="of:=POWER(10;[.U10])/1000" office:value-type="float" office:value="0.01">
            <text:p>0.01</text:p>
          </table:table-cell>
          <table:table-cell table:style-name="ce133" table:formula="of:=POWER(10;[.V10])/1000" office:value-type="float" office:value="100">
            <text:p>100.00</text:p>
          </table:table-cell>
          <table:table-cell table:style-name="ce129" table:formula="of:=POWER(10;[.W10])/1000" office:value-type="float" office:value="82.4138115013003">
            <text:p>82.41</text:p>
          </table:table-cell>
          <table:table-cell table:style-name="ce133" table:formula="of:=POWER(10;[.X10])/1000" office:value-type="float" office:value="3.69828179780252E-055">
            <text:p>0.00</text:p>
          </table:table-cell>
          <table:table-cell table:style-name="ce129" table:formula="of:=POWER(10;[.Y10])/1000" office:value-type="float" office:value="4.46683592150965E-024">
            <text:p>0.00</text:p>
          </table:table-cell>
          <table:table-cell table:style-name="ce133" table:formula="of:=POWER(10;[.Z10])/1000" office:value-type="float" office:value="0.00000010046157902784">
            <text:p>0.00</text:p>
          </table:table-cell>
          <table:table-cell table:style-name="ce129" table:formula="of:=POWER(10;[.AA10])/1000" office:value-type="float" office:value="0.001">
            <text:p>0.00</text:p>
          </table:table-cell>
          <table:table-cell table:style-name="ce133" table:formula="of:=POWER(10;[.AB10])/1000" office:value-type="float" office:value="0.0000000000001">
            <text:p>0.00</text:p>
          </table:table-cell>
          <table:table-cell table:style-name="ce129" table:formula="of:=POWER(10;[.AC10])/1000" office:value-type="float" office:value="13.0016957803329">
            <text:p>13.00</text:p>
          </table:table-cell>
          <table:table-cell table:style-name="ce133" table:formula="of:=POWER(10;[.AD10])/1000" office:value-type="float" office:value="8.10961057853799E-059">
            <text:p>0.00</text:p>
          </table:table-cell>
          <table:table-cell table:style-name="ce129" table:formula="of:=POWER(10;[.AE10])/1000" office:value-type="float" office:value="0.000000000539510622515127">
            <text:p>0.00</text:p>
          </table:table-cell>
          <table:table-cell table:style-name="ce133" table:formula="of:=POWER(10;[.AF10])/1000" office:value-type="float" office:value="0.000400866717627303">
            <text:p>0.00</text:p>
          </table:table-cell>
          <table:table-cell table:style-name="ce129" table:formula="of:=POWER(10;[.AG10])/1000" office:value-type="float" office:value="0.0000000000001">
            <text:p>0.00</text:p>
          </table:table-cell>
          <table:table-cell table:style-name="ce133" table:formula="of:=POWER(10;[.AH10])/1000" office:value-type="float" office:value="0.0000000000001">
            <text:p>0.00</text:p>
          </table:table-cell>
          <table:table-cell table:style-name="ce176" table:formula="of:=POWER(10;[.AI10])/1000" office:value-type="float" office:value="5.99791076255509">
            <text:p>6.00</text:p>
          </table:table-cell>
          <table:table-cell table:style-name="ce129"/>
          <table:table-cell table:style-name="ce181" table:formula="of:=([.R10]+[.S10]*[.$BE$26]+[.T10]*[.$BE$27])" office:value-type="float" office:value="49.2466243231792">
            <text:p>49.25</text:p>
          </table:table-cell>
          <table:table-cell table:style-name="ce185" table:formula="of:=([.R10]+[.S10]*[.$BE$35]+[.T10]*[.$BE$36])" office:value-type="float" office:value="82.6931139901929">
            <text:p>82.69</text:p>
          </table:table-cell>
          <table:table-cell/>
          <table:table-cell table:style-name="ce188" office:value-type="string" table:number-columns-spanned="2" table:number-rows-spanned="1">
            <text:p>Blackbody</text:p>
          </table:table-cell>
          <table:covered-table-cell table:style-name="ce112"/>
          <table:table-cell/>
          <table:table-cell table:style-name="ce200" office:value-type="string">
            <text:p>Don RGB 4</text:p>
          </table:table-cell>
          <table:table-cell table:style-name="ce204" office:value-type="float" office:value="1.76039">
            <text:p>1.760390</text:p>
          </table:table-cell>
          <table:table-cell table:style-name="ce204" office:value-type="float" office:value="-0.712629">
            <text:p>-0.712629</text:p>
          </table:table-cell>
          <table:table-cell table:style-name="ce204" office:value-type="float" office:value="0.00782072">
            <text:p>0.007821</text:p>
          </table:table-cell>
          <table:table-cell table:style-name="ce204" office:value-type="float" office:value="-0.48812">
            <text:p>-0.488120</text:p>
          </table:table-cell>
          <table:table-cell table:style-name="ce204" office:value-type="float" office:value="1.65274">
            <text:p>1.652740</text:p>
          </table:table-cell>
          <table:table-cell table:style-name="ce204" office:value-type="float" office:value="-0.0347411">
            <text:p>-0.034741</text:p>
          </table:table-cell>
          <table:table-cell table:style-name="ce204" office:value-type="float" office:value="-0.253613">
            <text:p>-0.253613</text:p>
          </table:table-cell>
          <table:table-cell table:style-name="ce204" office:value-type="float" office:value="0.0416715">
            <text:p>0.041672</text:p>
          </table:table-cell>
          <table:table-cell table:style-name="ce204" office:value-type="float" office:value="1.24477">
            <text:p>1.244770</text:p>
          </table:table-cell>
          <table:table-cell table:style-name="ce211" office:value-type="float" office:value="2.2">
            <text:p>2.2</text:p>
          </table:table-cell>
          <table:table-cell table:number-columns-repeated="955"/>
        </table:table-row>
        <table:table-row table:style-name="ro2">
          <table:table-cell/>
          <table:table-cell table:style-name="ce12" office:value-type="float" office:value="410">
            <text:p>410</text:p>
          </table:table-cell>
          <table:table-cell table:style-name="ce119" office:value-type="float" office:value="0.04351">
            <text:p>0.043510000000</text:p>
          </table:table-cell>
          <table:table-cell table:style-name="ce119" office:value-type="float" office:value="0.00121">
            <text:p>0.001210000000</text:p>
          </table:table-cell>
          <table:table-cell table:style-name="ce52" office:value-type="float" office:value="0.2074">
            <text:p>0.207400000000</text:p>
          </table:table-cell>
          <table:table-cell table:style-name="ce119" office:value-type="float" office:value="0.084736">
            <text:p>0.084736000000</text:p>
          </table:table-cell>
          <table:table-cell table:style-name="ce52" office:value-type="float" office:value="0.008756">
            <text:p>0.008756000000</text:p>
          </table:table-cell>
          <table:table-cell table:style-name="ce119" office:value-type="float" office:value="0.389366">
            <text:p>0.389366000000</text:p>
          </table:table-cell>
          <table:table-cell table:style-name="ce129" table:formula="of:=(100*[.$BE$12])/(1E-045*[.B11]*[.B11]*[.B11]*[.B11]*[.B11]*(POWER([.$BE$11];[.$BE$13]/([.$BE$17]*[.B11]*0.000000001))-1)*[.$BE$18])" office:value-type="float" office:value="17.6851535306055">
            <text:p>17.69</text:p>
          </table:table-cell>
          <table:table-cell table:style-name="ce134" office:value-type="float" office:value="52.1">
            <text:p>52.10</text:p>
          </table:table-cell>
          <table:table-cell table:style-name="ce138" office:value-type="float" office:value="80.6">
            <text:p>80.60</text:p>
          </table:table-cell>
          <table:table-cell table:style-name="ce134" table:formula="of:=([.R11]+[.S11]*[.$BE$7]+[.T11]*[.$BE$8])" office:value-type="float" office:value="56.449741611748">
            <text:p>56.45</text:p>
          </table:table-cell>
          <table:table-cell table:style-name="ce138" office:value-type="float" office:value="100">
            <text:p>100.00</text:p>
          </table:table-cell>
          <table:table-cell table:style-name="ce134" office:value-type="float" office:value="3.85">
            <text:p>3.85</text:p>
          </table:table-cell>
          <table:table-cell table:style-name="ce134" office:value-type="float" office:value="7.37">
            <text:p>7.37</text:p>
          </table:table-cell>
          <table:table-cell table:style-name="ce138" office:value-type="float" office:value="1.59">
            <text:p>1.59</text:p>
          </table:table-cell>
          <table:table-cell table:style-name="ce133" table:formula="of:=(100*[.$BE$12])/(1E-045*[.B11]*[.B11]*[.B11]*[.B11]*[.B11]*(POWER([.$BE$11];[.$BE$13]/(Blackbody_Temperature*[.B11]*0.000000001))-1)*[.$BE$14])" office:value-type="float" office:value="72.1778640497318">
            <text:p>72.18</text:p>
          </table:table-cell>
          <table:table-cell table:style-name="ce138" office:value-type="float" office:value="104.8">
            <text:p>104.80</text:p>
          </table:table-cell>
          <table:table-cell table:style-name="ce134" office:value-type="float" office:value="46.3">
            <text:p>46.30</text:p>
          </table:table-cell>
          <table:table-cell table:style-name="ce138" office:value-type="float" office:value="-0.5">
            <text:p>-0.50</text:p>
          </table:table-cell>
          <table:table-cell table:style-name="ce151" office:value-type="float" office:value="1.322">
            <text:p>1.322</text:p>
          </table:table-cell>
          <table:table-cell table:style-name="ce157" office:value-type="float" office:value="4.46">
            <text:p>4.460</text:p>
          </table:table-cell>
          <table:table-cell table:style-name="ce162" office:value-type="float" office:value="4.956">
            <text:p>4.956</text:p>
          </table:table-cell>
          <table:table-cell table:style-name="ce157" table:formula="of:=[.X12]-2.7" office:value-type="float" office:value="-48.732">
            <text:p>-48.732</text:p>
          </table:table-cell>
          <table:table-cell table:style-name="ce162" table:formula="of:=[.Y12]-2.2" office:value-type="float" office:value="-18.15">
            <text:p>-18.150</text:p>
          </table:table-cell>
          <table:table-cell table:style-name="ce157" table:formula="of:=[.Z12]-3.8" office:value-type="float" office:value="-0.198">
            <text:p>-0.198</text:p>
          </table:table-cell>
          <table:table-cell table:style-name="ce162" office:value-type="float" office:value="0">
            <text:p>0.000</text:p>
          </table:table-cell>
          <table:table-cell table:style-name="ce157" office:value-type="float" office:value="-10">
            <text:p>-10.000</text:p>
          </table:table-cell>
          <table:table-cell table:style-name="ce162" office:value-type="float" office:value="4.477">
            <text:p>4.477</text:p>
          </table:table-cell>
          <table:table-cell table:style-name="ce157" table:formula="of:=[.AD12]-2.6" office:value-type="float" office:value="-52.491">
            <text:p>-52.491</text:p>
          </table:table-cell>
          <table:table-cell table:style-name="ce162" table:formula="of:=[.AE12]-1.06" office:value-type="float" office:value="-5.208">
            <text:p>-5.208</text:p>
          </table:table-cell>
          <table:table-cell table:style-name="ce157" office:value-type="float" office:value="2.103">
            <text:p>2.103</text:p>
          </table:table-cell>
          <table:table-cell table:style-name="ce162" office:value-type="float" office:value="-10">
            <text:p>-10.000</text:p>
          </table:table-cell>
          <table:table-cell table:style-name="ce157" office:value-type="float" office:value="-10">
            <text:p>-10.000</text:p>
          </table:table-cell>
          <table:table-cell table:style-name="ce168" office:value-type="float" office:value="4.23">
            <text:p>4.230</text:p>
          </table:table-cell>
          <table:table-cell table:style-name="ce162"/>
          <table:table-cell table:style-name="ce172" table:formula="of:=POWER(10;[.U11])/1000" office:value-type="float" office:value="0.0209893988362352">
            <text:p>0.02</text:p>
          </table:table-cell>
          <table:table-cell table:style-name="ce133" table:formula="of:=POWER(10;[.V11])/1000" office:value-type="float" office:value="28.8403150312661">
            <text:p>28.84</text:p>
          </table:table-cell>
          <table:table-cell table:style-name="ce129" table:formula="of:=POWER(10;[.W11])/1000" office:value-type="float" office:value="90.3649473722302">
            <text:p>90.36</text:p>
          </table:table-cell>
          <table:table-cell table:style-name="ce133" table:formula="of:=POWER(10;[.X11])/1000" office:value-type="float" office:value="1.85353162341475E-052">
            <text:p>0.00</text:p>
          </table:table-cell>
          <table:table-cell table:style-name="ce129" table:formula="of:=POWER(10;[.Y11])/1000" office:value-type="float" office:value="7.0794578438414E-022">
            <text:p>0.00</text:p>
          </table:table-cell>
          <table:table-cell table:style-name="ce133" table:formula="of:=POWER(10;[.Z11])/1000" office:value-type="float" office:value="0.000633869711256927">
            <text:p>0.00</text:p>
          </table:table-cell>
          <table:table-cell table:style-name="ce129" table:formula="of:=POWER(10;[.AA11])/1000" office:value-type="float" office:value="0.001">
            <text:p>0.00</text:p>
          </table:table-cell>
          <table:table-cell table:style-name="ce133" table:formula="of:=POWER(10;[.AB11])/1000" office:value-type="float" office:value="0.0000000000001">
            <text:p>0.00</text:p>
          </table:table-cell>
          <table:table-cell table:style-name="ce129" table:formula="of:=POWER(10;[.AC11])/1000" office:value-type="float" office:value="29.9916251898765">
            <text:p>29.99</text:p>
          </table:table-cell>
          <table:table-cell table:style-name="ce133" table:formula="of:=POWER(10;[.AD11])/1000" office:value-type="float" office:value="3.22849412171248E-056">
            <text:p>0.00</text:p>
          </table:table-cell>
          <table:table-cell table:style-name="ce129" table:formula="of:=POWER(10;[.AE11])/1000" office:value-type="float" office:value="0.00000000619441075076781">
            <text:p>0.00</text:p>
          </table:table-cell>
          <table:table-cell table:style-name="ce133" table:formula="of:=POWER(10;[.AF11])/1000" office:value-type="float" office:value="0.126765186585785">
            <text:p>0.13</text:p>
          </table:table-cell>
          <table:table-cell table:style-name="ce129" table:formula="of:=POWER(10;[.AG11])/1000" office:value-type="float" office:value="0.0000000000001">
            <text:p>0.00</text:p>
          </table:table-cell>
          <table:table-cell table:style-name="ce133" table:formula="of:=POWER(10;[.AH11])/1000" office:value-type="float" office:value="0.0000000000001">
            <text:p>0.00</text:p>
          </table:table-cell>
          <table:table-cell table:style-name="ce176" table:formula="of:=POWER(10;[.AI11])/1000" office:value-type="float" office:value="16.9824365246175">
            <text:p>16.98</text:p>
          </table:table-cell>
          <table:table-cell table:style-name="ce129"/>
          <table:table-cell table:style-name="ce181" table:formula="of:=([.R11]+[.S11]*[.$BE$26]+[.T11]*[.$BE$27])" office:value-type="float" office:value="56.449741611748">
            <text:p>56.45</text:p>
          </table:table-cell>
          <table:table-cell table:style-name="ce185" table:formula="of:=([.R11]+[.S11]*[.$BE$35]+[.T11]*[.$BE$36])" office:value-type="float" office:value="91.4204314750196">
            <text:p>91.42</text:p>
          </table:table-cell>
          <table:table-cell/>
          <table:table-cell table:style-name="ce189" office:value-type="string">
            <text:p>e</text:p>
          </table:table-cell>
          <table:table-cell table:style-name="ce192" office:value-type="float" office:value="2.71828182845904">
            <text:p>2.72</text:p>
          </table:table-cell>
          <table:table-cell/>
          <table:table-cell table:style-name="ce200" office:value-type="string">
            <text:p>ECI RGB</text:p>
          </table:table-cell>
          <table:table-cell table:style-name="ce204" office:value-type="float" office:value="1.78276">
            <text:p>1.782760</text:p>
          </table:table-cell>
          <table:table-cell table:style-name="ce204" office:value-type="float" office:value="-0.959362">
            <text:p>-0.959362</text:p>
          </table:table-cell>
          <table:table-cell table:style-name="ce204" office:value-type="float" office:value="0.0859318">
            <text:p>0.085932</text:p>
          </table:table-cell>
          <table:table-cell table:style-name="ce204" office:value-type="float" office:value="-0.496985">
            <text:p>-0.496985</text:p>
          </table:table-cell>
          <table:table-cell table:style-name="ce204" office:value-type="float" office:value="1.9478">
            <text:p>1.947800</text:p>
          </table:table-cell>
          <table:table-cell table:style-name="ce204" office:value-type="float" office:value="-0.174467">
            <text:p>-0.174467</text:p>
          </table:table-cell>
          <table:table-cell table:style-name="ce204" office:value-type="float" office:value="-0.26901">
            <text:p>-0.269010</text:p>
          </table:table-cell>
          <table:table-cell table:style-name="ce204" office:value-type="float" office:value="-0.0275807">
            <text:p>-0.027581</text:p>
          </table:table-cell>
          <table:table-cell table:style-name="ce204" office:value-type="float" office:value="1.32283">
            <text:p>1.322830</text:p>
          </table:table-cell>
          <table:table-cell table:style-name="ce211" office:value-type="float" office:value="1.8">
            <text:p>1.8</text:p>
          </table:table-cell>
          <table:table-cell table:number-columns-repeated="955"/>
        </table:table-row>
        <table:table-row table:style-name="ro1">
          <table:table-cell/>
          <table:table-cell table:style-name="ce12" office:value-type="float" office:value="420">
            <text:p>420</text:p>
          </table:table-cell>
          <table:table-cell table:style-name="ce119" office:value-type="float" office:value="0.13438">
            <text:p>0.134380000000</text:p>
          </table:table-cell>
          <table:table-cell table:style-name="ce119" office:value-type="float" office:value="0.004">
            <text:p>0.004000000000</text:p>
          </table:table-cell>
          <table:table-cell table:style-name="ce52" office:value-type="float" office:value="0.6456">
            <text:p>0.645600000000</text:p>
          </table:table-cell>
          <table:table-cell table:style-name="ce119" office:value-type="float" office:value="0.204492">
            <text:p>0.204492000000</text:p>
          </table:table-cell>
          <table:table-cell table:style-name="ce52" office:value-type="float" office:value="0.021391">
            <text:p>0.021391000000</text:p>
          </table:table-cell>
          <table:table-cell table:style-name="ce119" office:value-type="float" office:value="0.972542">
            <text:p>0.972542000000</text:p>
          </table:table-cell>
          <table:table-cell table:style-name="ce129" table:formula="of:=(100*[.$BE$12])/(1E-045*[.B12]*[.B12]*[.B12]*[.B12]*[.B12]*(POWER([.$BE$11];[.$BE$13]/([.$BE$17]*[.B12]*0.000000001))-1)*[.$BE$18])" office:value-type="float" office:value="21.0056723474672">
            <text:p>21.01</text:p>
          </table:table-cell>
          <table:table-cell table:style-name="ce134" office:value-type="float" office:value="63.2">
            <text:p>63.20</text:p>
          </table:table-cell>
          <table:table-cell table:style-name="ce138" office:value-type="float" office:value="98.1">
            <text:p>98.10</text:p>
          </table:table-cell>
          <table:table-cell table:style-name="ce134" table:formula="of:=([.R12]+[.S12]*[.$BE$7]+[.T12]*[.$BE$8])" office:value-type="float" office:value="59.9731632804263">
            <text:p>59.97</text:p>
          </table:table-cell>
          <table:table-cell table:style-name="ce138" office:value-type="float" office:value="100">
            <text:p>100.00</text:p>
          </table:table-cell>
          <table:table-cell table:style-name="ce134" office:value-type="float" office:value="4.19">
            <text:p>4.19</text:p>
          </table:table-cell>
          <table:table-cell table:style-name="ce134" office:value-type="float" office:value="7.71">
            <text:p>7.71</text:p>
          </table:table-cell>
          <table:table-cell table:style-name="ce138" office:value-type="float" office:value="2.46">
            <text:p>2.46</text:p>
          </table:table-cell>
          <table:table-cell table:style-name="ce133" table:formula="of:=(100*[.$BE$12])/(1E-045*[.B12]*[.B12]*[.B12]*[.B12]*[.B12]*(POWER([.$BE$11];[.$BE$13]/(Blackbody_Temperature*[.B12]*0.000000001))-1)*[.$BE$14])" office:value-type="float" office:value="75.6346880163644">
            <text:p>75.63</text:p>
          </table:table-cell>
          <table:table-cell table:style-name="ce138" office:value-type="float" office:value="105.9">
            <text:p>105.90</text:p>
          </table:table-cell>
          <table:table-cell table:style-name="ce134" office:value-type="float" office:value="43.9">
            <text:p>43.90</text:p>
          </table:table-cell>
          <table:table-cell table:style-name="ce138" office:value-type="float" office:value="-0.7">
            <text:p>-0.70</text:p>
          </table:table-cell>
          <table:table-cell table:style-name="ce151" office:value-type="float" office:value="1.914">
            <text:p>1.914</text:p>
          </table:table-cell>
          <table:table-cell table:style-name="ce157" office:value-type="float" office:value="2.86">
            <text:p>2.860</text:p>
          </table:table-cell>
          <table:table-cell table:style-name="ce162" office:value-type="float" office:value="4.988">
            <text:p>4.988</text:p>
          </table:table-cell>
          <table:table-cell table:style-name="ce157" table:formula="of:=[.X13]-2.7" office:value-type="float" office:value="-46.032">
            <text:p>-46.032</text:p>
          </table:table-cell>
          <table:table-cell table:style-name="ce162" table:formula="of:=[.Y13]-2.2" office:value-type="float" office:value="-15.95">
            <text:p>-15.950</text:p>
          </table:table-cell>
          <table:table-cell table:style-name="ce157" office:value-type="float" office:value="3.602">
            <text:p>3.602</text:p>
          </table:table-cell>
          <table:table-cell table:style-name="ce162" office:value-type="float" office:value="0">
            <text:p>0.000</text:p>
          </table:table-cell>
          <table:table-cell table:style-name="ce157" office:value-type="float" office:value="-10">
            <text:p>-10.000</text:p>
          </table:table-cell>
          <table:table-cell table:style-name="ce162" office:value-type="float" office:value="4.778">
            <text:p>4.778</text:p>
          </table:table-cell>
          <table:table-cell table:style-name="ce157" table:formula="of:=[.AD13]-2.6" office:value-type="float" office:value="-49.891">
            <text:p>-49.891</text:p>
          </table:table-cell>
          <table:table-cell table:style-name="ce162" table:formula="of:=[.AE13]-1.06" office:value-type="float" office:value="-4.148">
            <text:p>-4.148</text:p>
          </table:table-cell>
          <table:table-cell table:style-name="ce157" office:value-type="float" office:value="4.111">
            <text:p>4.111</text:p>
          </table:table-cell>
          <table:table-cell table:style-name="ce162" office:value-type="float" office:value="-10">
            <text:p>-10.000</text:p>
          </table:table-cell>
          <table:table-cell table:style-name="ce157" office:value-type="float" office:value="-10">
            <text:p>-10.000</text:p>
          </table:table-cell>
          <table:table-cell table:style-name="ce168" office:value-type="float" office:value="4.602">
            <text:p>4.602</text:p>
          </table:table-cell>
          <table:table-cell table:style-name="ce162"/>
          <table:table-cell table:style-name="ce172" table:formula="of:=POWER(10;[.U12])/1000" office:value-type="float" office:value="0.0820351544329819">
            <text:p>0.08</text:p>
          </table:table-cell>
          <table:table-cell table:style-name="ce133" table:formula="of:=POWER(10;[.V12])/1000" office:value-type="float" office:value="0.72443596007499">
            <text:p>0.72</text:p>
          </table:table-cell>
          <table:table-cell table:style-name="ce129" table:formula="of:=POWER(10;[.W12])/1000" office:value-type="float" office:value="97.2747223776964">
            <text:p>97.27</text:p>
          </table:table-cell>
          <table:table-cell table:style-name="ce133" table:formula="of:=POWER(10;[.X12])/1000" office:value-type="float" office:value="9.28966386779914E-050">
            <text:p>0.00</text:p>
          </table:table-cell>
          <table:table-cell table:style-name="ce129" table:formula="of:=POWER(10;[.Y12])/1000" office:value-type="float" office:value="1.12201845430197E-019">
            <text:p>0.00</text:p>
          </table:table-cell>
          <table:table-cell table:style-name="ce133" table:formula="of:=POWER(10;[.Z12])/1000" office:value-type="float" office:value="3.99944749761097">
            <text:p>4.00</text:p>
          </table:table-cell>
          <table:table-cell table:style-name="ce129" table:formula="of:=POWER(10;[.AA12])/1000" office:value-type="float" office:value="0.001">
            <text:p>0.00</text:p>
          </table:table-cell>
          <table:table-cell table:style-name="ce133" table:formula="of:=POWER(10;[.AB12])/1000" office:value-type="float" office:value="0.0000000000001">
            <text:p>0.00</text:p>
          </table:table-cell>
          <table:table-cell table:style-name="ce129" table:formula="of:=POWER(10;[.AC12])/1000" office:value-type="float" office:value="59.979107625551">
            <text:p>59.98</text:p>
          </table:table-cell>
          <table:table-cell table:style-name="ce133" table:formula="of:=POWER(10;[.AD12])/1000" office:value-type="float" office:value="1.28528665994356E-053">
            <text:p>0.00</text:p>
          </table:table-cell>
          <table:table-cell table:style-name="ce129" table:formula="of:=POWER(10;[.AE12])/1000" office:value-type="float" office:value="0.0000000711213513653328">
            <text:p>0.00</text:p>
          </table:table-cell>
          <table:table-cell table:style-name="ce133" table:formula="of:=POWER(10;[.AF12])/1000" office:value-type="float" office:value="12.9121927361353">
            <text:p>12.91</text:p>
          </table:table-cell>
          <table:table-cell table:style-name="ce129" table:formula="of:=POWER(10;[.AG12])/1000" office:value-type="float" office:value="0.0000000000001">
            <text:p>0.00</text:p>
          </table:table-cell>
          <table:table-cell table:style-name="ce133" table:formula="of:=POWER(10;[.AH12])/1000" office:value-type="float" office:value="0.0000000000001">
            <text:p>0.00</text:p>
          </table:table-cell>
          <table:table-cell table:style-name="ce176" table:formula="of:=POWER(10;[.AI12])/1000" office:value-type="float" office:value="39.9944749761098">
            <text:p>39.99</text:p>
          </table:table-cell>
          <table:table-cell table:style-name="ce129"/>
          <table:table-cell table:style-name="ce181" table:formula="of:=([.R12]+[.S12]*[.$BE$26]+[.T12]*[.$BE$27])" office:value-type="float" office:value="59.9731632804263">
            <text:p>59.97</text:p>
          </table:table-cell>
          <table:table-cell table:style-name="ce185" table:formula="of:=([.R12]+[.S12]*[.$BE$35]+[.T12]*[.$BE$36])" office:value-type="float" office:value="93.3695141996243">
            <text:p>93.37</text:p>
          </table:table-cell>
          <table:table-cell/>
          <table:table-cell table:style-name="ce189" office:value-type="string">
            <text:p>c1</text:p>
          </table:table-cell>
          <table:table-cell table:style-name="ce194" office:value-type="float" office:value="3.741832E-016">
            <text:p>3.74E-16</text:p>
          </table:table-cell>
          <table:table-cell/>
          <table:table-cell table:style-name="ce200" office:value-type="string">
            <text:p>Ekta Space PS5 RGB</text:p>
          </table:table-cell>
          <table:table-cell table:style-name="ce204" office:value-type="float" office:value="2.00438">
            <text:p>2.004380</text:p>
          </table:table-cell>
          <table:table-cell table:style-name="ce204" office:value-type="float" office:value="-0.711029">
            <text:p>-0.711029</text:p>
          </table:table-cell>
          <table:table-cell table:style-name="ce204" office:value-type="float" office:value="0.0381263">
            <text:p>0.038126</text:p>
          </table:table-cell>
          <table:table-cell table:style-name="ce204" office:value-type="float" office:value="-0.730484">
            <text:p>-0.730484</text:p>
          </table:table-cell>
          <table:table-cell table:style-name="ce204" office:value-type="float" office:value="1.62021">
            <text:p>1.620210</text:p>
          </table:table-cell>
          <table:table-cell table:style-name="ce204" office:value-type="float" office:value="-0.086878">
            <text:p>-0.086878</text:p>
          </table:table-cell>
          <table:table-cell table:style-name="ce204" office:value-type="float" office:value="-0.245005">
            <text:p>-0.245005</text:p>
          </table:table-cell>
          <table:table-cell table:style-name="ce204" office:value-type="float" office:value="0.0792227">
            <text:p>0.079223</text:p>
          </table:table-cell>
          <table:table-cell table:style-name="ce204" office:value-type="float" office:value="1.27254">
            <text:p>1.272540</text:p>
          </table:table-cell>
          <table:table-cell table:style-name="ce211" office:value-type="float" office:value="2.2">
            <text:p>2.2</text:p>
          </table:table-cell>
          <table:table-cell table:number-columns-repeated="955"/>
        </table:table-row>
        <table:table-row table:style-name="ro2">
          <table:table-cell/>
          <table:table-cell table:style-name="ce12" office:value-type="float" office:value="430">
            <text:p>430</text:p>
          </table:table-cell>
          <table:table-cell table:style-name="ce119" office:value-type="float" office:value="0.2839">
            <text:p>0.283900000000</text:p>
          </table:table-cell>
          <table:table-cell table:style-name="ce119" office:value-type="float" office:value="0.0116">
            <text:p>0.011600000000</text:p>
          </table:table-cell>
          <table:table-cell table:style-name="ce52" office:value-type="float" office:value="1.3856">
            <text:p>1.385600000000</text:p>
          </table:table-cell>
          <table:table-cell table:style-name="ce119" office:value-type="float" office:value="0.314679">
            <text:p>0.314679000000</text:p>
          </table:table-cell>
          <table:table-cell table:style-name="ce52" office:value-type="float" office:value="0.038676">
            <text:p>0.038676000000</text:p>
          </table:table-cell>
          <table:table-cell table:style-name="ce119" office:value-type="float" office:value="1.55348">
            <text:p>1.553480000000</text:p>
          </table:table-cell>
          <table:table-cell table:style-name="ce129" table:formula="of:=(100*[.$BE$12])/(1E-045*[.B13]*[.B13]*[.B13]*[.B13]*[.B13]*(POWER([.$BE$11];[.$BE$13]/([.$BE$17]*[.B13]*0.000000001))-1)*[.$BE$18])" office:value-type="float" office:value="24.6823419684453">
            <text:p>24.68</text:p>
          </table:table-cell>
          <table:table-cell table:style-name="ce134" office:value-type="float" office:value="73.1">
            <text:p>73.10</text:p>
          </table:table-cell>
          <table:table-cell table:style-name="ce138" office:value-type="float" office:value="112.4">
            <text:p>112.40</text:p>
          </table:table-cell>
          <table:table-cell table:style-name="ce134" table:formula="of:=([.R13]+[.S13]*[.$BE$7]+[.T13]*[.$BE$8])" office:value-type="float" office:value="57.7639746232112">
            <text:p>57.76</text:p>
          </table:table-cell>
          <table:table-cell table:style-name="ce138" office:value-type="float" office:value="100">
            <text:p>100.00</text:p>
          </table:table-cell>
          <table:table-cell table:style-name="ce134" office:value-type="float" office:value="5.06">
            <text:p>5.06</text:p>
          </table:table-cell>
          <table:table-cell table:style-name="ce134" office:value-type="float" office:value="9.15">
            <text:p>9.15</text:p>
          </table:table-cell>
          <table:table-cell table:style-name="ce138" office:value-type="float" office:value="4.49">
            <text:p>4.49</text:p>
          </table:table-cell>
          <table:table-cell table:style-name="ce133" table:formula="of:=(100*[.$BE$12])/(1E-045*[.B13]*[.B13]*[.B13]*[.B13]*[.B13]*(POWER([.$BE$11];[.$BE$13]/(Blackbody_Temperature*[.B13]*0.000000001))-1)*[.$BE$14])" office:value-type="float" office:value="78.8683088902654">
            <text:p>78.87</text:p>
          </table:table-cell>
          <table:table-cell table:style-name="ce138" office:value-type="float" office:value="96.8">
            <text:p>96.80</text:p>
          </table:table-cell>
          <table:table-cell table:style-name="ce134" office:value-type="float" office:value="37.1">
            <text:p>37.10</text:p>
          </table:table-cell>
          <table:table-cell table:style-name="ce138" office:value-type="float" office:value="-1.2">
            <text:p>-1.20</text:p>
          </table:table-cell>
          <table:table-cell table:style-name="ce151" office:value-type="float" office:value="2.447">
            <text:p>2.447</text:p>
          </table:table-cell>
          <table:table-cell table:style-name="ce157" office:value-type="float" office:value="1.64">
            <text:p>1.640</text:p>
          </table:table-cell>
          <table:table-cell table:style-name="ce162" office:value-type="float" office:value="5">
            <text:p>5.000</text:p>
          </table:table-cell>
          <table:table-cell table:style-name="ce157" table:formula="of:=[.X14]-2.7" office:value-type="float" office:value="-43.332">
            <text:p>-43.332</text:p>
          </table:table-cell>
          <table:table-cell table:style-name="ce162" table:formula="of:=[.Y14]-2.2" office:value-type="float" office:value="-13.75">
            <text:p>-13.750</text:p>
          </table:table-cell>
          <table:table-cell table:style-name="ce157" office:value-type="float" office:value="4.819">
            <text:p>4.819</text:p>
          </table:table-cell>
          <table:table-cell table:style-name="ce162" office:value-type="float" office:value="0">
            <text:p>0.000</text:p>
          </table:table-cell>
          <table:table-cell table:style-name="ce157" office:value-type="float" office:value="-10">
            <text:p>-10.000</text:p>
          </table:table-cell>
          <table:table-cell table:style-name="ce162" office:value-type="float" office:value="4.914">
            <text:p>4.914</text:p>
          </table:table-cell>
          <table:table-cell table:style-name="ce157" table:formula="of:=[.AD14]-2.6" office:value-type="float" office:value="-47.291">
            <text:p>-47.291</text:p>
          </table:table-cell>
          <table:table-cell table:style-name="ce162" table:formula="of:=[.AE14]-1.06" office:value-type="float" office:value="-3.088">
            <text:p>-3.088</text:p>
          </table:table-cell>
          <table:table-cell table:style-name="ce157" office:value-type="float" office:value="4.632">
            <text:p>4.632</text:p>
          </table:table-cell>
          <table:table-cell table:style-name="ce162" office:value-type="float" office:value="-10">
            <text:p>-10.000</text:p>
          </table:table-cell>
          <table:table-cell table:style-name="ce157" office:value-type="float" office:value="-10">
            <text:p>-10.000</text:p>
          </table:table-cell>
          <table:table-cell table:style-name="ce168" office:value-type="float" office:value="4.778">
            <text:p>4.778</text:p>
          </table:table-cell>
          <table:table-cell table:style-name="ce162"/>
          <table:table-cell table:style-name="ce172" table:formula="of:=POWER(10;[.U13])/1000" office:value-type="float" office:value="0.279898131963436">
            <text:p>0.28</text:p>
          </table:table-cell>
          <table:table-cell table:style-name="ce133" table:formula="of:=POWER(10;[.V13])/1000" office:value-type="float" office:value="0.0436515832240166">
            <text:p>0.04</text:p>
          </table:table-cell>
          <table:table-cell table:style-name="ce129" table:formula="of:=POWER(10;[.W13])/1000" office:value-type="float" office:value="100">
            <text:p>100.00</text:p>
          </table:table-cell>
          <table:table-cell table:style-name="ce133" table:formula="of:=POWER(10;[.X13])/1000" office:value-type="float" office:value="4.65586093522951E-047">
            <text:p>0.00</text:p>
          </table:table-cell>
          <table:table-cell table:style-name="ce129" table:formula="of:=POWER(10;[.Y13])/1000" office:value-type="float" office:value="1.77827941003892E-017">
            <text:p>0.00</text:p>
          </table:table-cell>
          <table:table-cell table:style-name="ce133" table:formula="of:=POWER(10;[.Z13])/1000" office:value-type="float" office:value="65.9173895244321">
            <text:p>65.92</text:p>
          </table:table-cell>
          <table:table-cell table:style-name="ce129" table:formula="of:=POWER(10;[.AA13])/1000" office:value-type="float" office:value="0.001">
            <text:p>0.00</text:p>
          </table:table-cell>
          <table:table-cell table:style-name="ce133" table:formula="of:=POWER(10;[.AB13])/1000" office:value-type="float" office:value="0.0000000000001">
            <text:p>0.00</text:p>
          </table:table-cell>
          <table:table-cell table:style-name="ce129" table:formula="of:=POWER(10;[.AC13])/1000" office:value-type="float" office:value="82.0351544329818">
            <text:p>82.04</text:p>
          </table:table-cell>
          <table:table-cell table:style-name="ce133" table:formula="of:=POWER(10;[.AD13])/1000" office:value-type="float" office:value="5.11681835540286E-051">
            <text:p>0.00</text:p>
          </table:table-cell>
          <table:table-cell table:style-name="ce129" table:formula="of:=POWER(10;[.AE13])/1000" office:value-type="float" office:value="0.000000816582371358591">
            <text:p>0.00</text:p>
          </table:table-cell>
          <table:table-cell table:style-name="ce133" table:formula="of:=POWER(10;[.AF13])/1000" office:value-type="float" office:value="42.8548520397439">
            <text:p>42.85</text:p>
          </table:table-cell>
          <table:table-cell table:style-name="ce129" table:formula="of:=POWER(10;[.AG13])/1000" office:value-type="float" office:value="0.0000000000001">
            <text:p>0.00</text:p>
          </table:table-cell>
          <table:table-cell table:style-name="ce133" table:formula="of:=POWER(10;[.AH13])/1000" office:value-type="float" office:value="0.0000000000001">
            <text:p>0.00</text:p>
          </table:table-cell>
          <table:table-cell table:style-name="ce176" table:formula="of:=POWER(10;[.AI13])/1000" office:value-type="float" office:value="59.979107625551">
            <text:p>59.98</text:p>
          </table:table-cell>
          <table:table-cell table:style-name="ce129"/>
          <table:table-cell table:style-name="ce181" table:formula="of:=([.R13]+[.S13]*[.$BE$26]+[.T13]*[.$BE$27])" office:value-type="float" office:value="57.7639746232112">
            <text:p>57.76</text:p>
          </table:table-cell>
          <table:table-cell table:style-name="ce185" table:formula="of:=([.R13]+[.S13]*[.$BE$35]+[.T13]*[.$BE$36])" office:value-type="float" office:value="86.6293495057669">
            <text:p>86.63</text:p>
          </table:table-cell>
          <table:table-cell/>
          <table:table-cell table:style-name="ce189" office:value-type="string">
            <text:p>c2</text:p>
          </table:table-cell>
          <table:table-cell table:style-name="ce194" office:value-type="float" office:value="0.01438786">
            <text:p>1.44E-02</text:p>
          </table:table-cell>
          <table:table-cell/>
          <table:table-cell table:style-name="ce200" office:value-type="string">
            <text:p>NTSC RGB</text:p>
          </table:table-cell>
          <table:table-cell table:style-name="ce204" office:value-type="float" office:value="1.91049">
            <text:p>1.910490</text:p>
          </table:table-cell>
          <table:table-cell table:style-name="ce204" office:value-type="float" office:value="-0.98431">
            <text:p>-0.984310</text:p>
          </table:table-cell>
          <table:table-cell table:style-name="ce204" office:value-type="float" office:value="0.0583744">
            <text:p>0.058374</text:p>
          </table:table-cell>
          <table:table-cell table:style-name="ce204" office:value-type="float" office:value="-0.532592">
            <text:p>-0.532592</text:p>
          </table:table-cell>
          <table:table-cell table:style-name="ce204" office:value-type="float" office:value="1.99845">
            <text:p>1.998450</text:p>
          </table:table-cell>
          <table:table-cell table:style-name="ce204" office:value-type="float" office:value="-0.118518">
            <text:p>-0.118518</text:p>
          </table:table-cell>
          <table:table-cell table:style-name="ce204" office:value-type="float" office:value="-0.288284">
            <text:p>-0.288284</text:p>
          </table:table-cell>
          <table:table-cell table:style-name="ce204" office:value-type="float" office:value="-0.028298">
            <text:p>-0.028298</text:p>
          </table:table-cell>
          <table:table-cell table:style-name="ce204" office:value-type="float" office:value="0.898611">
            <text:p>0.898611</text:p>
          </table:table-cell>
          <table:table-cell table:style-name="ce211" office:value-type="float" office:value="2.2">
            <text:p>2.2</text:p>
          </table:table-cell>
          <table:table-cell table:number-columns-repeated="955"/>
        </table:table-row>
        <table:table-row table:style-name="ro2">
          <table:table-cell/>
          <table:table-cell table:style-name="ce12" office:value-type="float" office:value="440">
            <text:p>440</text:p>
          </table:table-cell>
          <table:table-cell table:style-name="ce119" office:value-type="float" office:value="0.34828">
            <text:p>0.348280000000</text:p>
          </table:table-cell>
          <table:table-cell table:style-name="ce119" office:value-type="float" office:value="0.023">
            <text:p>0.023000000000</text:p>
          </table:table-cell>
          <table:table-cell table:style-name="ce52" office:value-type="float" office:value="1.74706">
            <text:p>1.747060000000</text:p>
          </table:table-cell>
          <table:table-cell table:style-name="ce119" office:value-type="float" office:value="0.383734">
            <text:p>0.383734000000</text:p>
          </table:table-cell>
          <table:table-cell table:style-name="ce52" office:value-type="float" office:value="0.062077">
            <text:p>0.062077000000</text:p>
          </table:table-cell>
          <table:table-cell table:style-name="ce119" office:value-type="float" office:value="1.96728">
            <text:p>1.967280000000</text:p>
          </table:table-cell>
          <table:table-cell table:style-name="ce129" table:formula="of:=(100*[.$BE$12])/(1E-045*[.B14]*[.B14]*[.B14]*[.B14]*[.B14]*(POWER([.$BE$11];[.$BE$13]/([.$BE$17]*[.B14]*0.000000001))-1)*[.$BE$18])" office:value-type="float" office:value="28.7147145979033">
            <text:p>28.71</text:p>
          </table:table-cell>
          <table:table-cell table:style-name="ce134" office:value-type="float" office:value="80.8">
            <text:p>80.80</text:p>
          </table:table-cell>
          <table:table-cell table:style-name="ce138" office:value-type="float" office:value="121.5">
            <text:p>121.50</text:p>
          </table:table-cell>
          <table:table-cell table:style-name="ce134" table:formula="of:=([.R14]+[.S14]*[.$BE$7]+[.T14]*[.$BE$8])" office:value-type="float" office:value="74.7666542966335">
            <text:p>74.77</text:p>
          </table:table-cell>
          <table:table-cell table:style-name="ce138" office:value-type="float" office:value="100">
            <text:p>100.00</text:p>
          </table:table-cell>
          <table:table-cell table:style-name="ce134" office:value-type="float" office:value="11.81">
            <text:p>11.81</text:p>
          </table:table-cell>
          <table:table-cell table:style-name="ce134" office:value-type="float" office:value="17.52">
            <text:p>17.52</text:p>
          </table:table-cell>
          <table:table-cell table:style-name="ce138" office:value-type="float" office:value="12.13">
            <text:p>12.13</text:p>
          </table:table-cell>
          <table:table-cell table:style-name="ce133" table:formula="of:=(100*[.$BE$12])/(1E-045*[.B14]*[.B14]*[.B14]*[.B14]*[.B14]*(POWER([.$BE$11];[.$BE$13]/(Blackbody_Temperature*[.B14]*0.000000001))-1)*[.$BE$14])" office:value-type="float" office:value="81.8695828453823">
            <text:p>81.87</text:p>
          </table:table-cell>
          <table:table-cell table:style-name="ce138" office:value-type="float" office:value="113.9">
            <text:p>113.90</text:p>
          </table:table-cell>
          <table:table-cell table:style-name="ce134" office:value-type="float" office:value="36.7">
            <text:p>36.70</text:p>
          </table:table-cell>
          <table:table-cell table:style-name="ce138" office:value-type="float" office:value="-2.6">
            <text:p>-2.60</text:p>
          </table:table-cell>
          <table:table-cell table:style-name="ce151" office:value-type="float" office:value="2.811">
            <text:p>2.811</text:p>
          </table:table-cell>
          <table:table-cell table:style-name="ce157" office:value-type="float" office:value="1">
            <text:p>1.000</text:p>
          </table:table-cell>
          <table:table-cell table:style-name="ce162" office:value-type="float" office:value="4.99">
            <text:p>4.990</text:p>
          </table:table-cell>
          <table:table-cell table:style-name="ce157" table:formula="of:=[.X15]-2.7" office:value-type="float" office:value="-40.632">
            <text:p>-40.632</text:p>
          </table:table-cell>
          <table:table-cell table:style-name="ce162" table:formula="of:=[.Y15]-2.2" office:value-type="float" office:value="-11.55">
            <text:p>-11.550</text:p>
          </table:table-cell>
          <table:table-cell table:style-name="ce157" office:value-type="float" office:value="5">
            <text:p>5.000</text:p>
          </table:table-cell>
          <table:table-cell table:style-name="ce162" office:value-type="float" office:value="0">
            <text:p>0.000</text:p>
          </table:table-cell>
          <table:table-cell table:style-name="ce157" office:value-type="float" office:value="-10">
            <text:p>-10.000</text:p>
          </table:table-cell>
          <table:table-cell table:style-name="ce162" office:value-type="float" office:value="5">
            <text:p>5.000</text:p>
          </table:table-cell>
          <table:table-cell table:style-name="ce157" table:formula="of:=[.AD15]-2.6" office:value-type="float" office:value="-44.691">
            <text:p>-44.691</text:p>
          </table:table-cell>
          <table:table-cell table:style-name="ce162" table:formula="of:=[.AE15]-1.06" office:value-type="float" office:value="-2.028">
            <text:p>-2.028</text:p>
          </table:table-cell>
          <table:table-cell table:style-name="ce157" office:value-type="float" office:value="4.871">
            <text:p>4.871</text:p>
          </table:table-cell>
          <table:table-cell table:style-name="ce162" office:value-type="float" office:value="-10">
            <text:p>-10.000</text:p>
          </table:table-cell>
          <table:table-cell table:style-name="ce157" office:value-type="float" office:value="-10">
            <text:p>-10.000</text:p>
          </table:table-cell>
          <table:table-cell table:style-name="ce168" office:value-type="float" office:value="4.914">
            <text:p>4.914</text:p>
          </table:table-cell>
          <table:table-cell table:style-name="ce162"/>
          <table:table-cell table:style-name="ce172" table:formula="of:=POWER(10;[.U14])/1000" office:value-type="float" office:value="0.647142615748583">
            <text:p>0.65</text:p>
          </table:table-cell>
          <table:table-cell table:style-name="ce133" table:formula="of:=POWER(10;[.V14])/1000" office:value-type="float" office:value="0.01">
            <text:p>0.01</text:p>
          </table:table-cell>
          <table:table-cell table:style-name="ce129" table:formula="of:=POWER(10;[.W14])/1000" office:value-type="float" office:value="97.7237220955811">
            <text:p>97.72</text:p>
          </table:table-cell>
          <table:table-cell table:style-name="ce133" table:formula="of:=POWER(10;[.X14])/1000" office:value-type="float" office:value="2.33345806228098E-044">
            <text:p>0.00</text:p>
          </table:table-cell>
          <table:table-cell table:style-name="ce129" table:formula="of:=POWER(10;[.Y14])/1000" office:value-type="float" office:value="2.81838293126445E-015">
            <text:p>0.00</text:p>
          </table:table-cell>
          <table:table-cell table:style-name="ce133" table:formula="of:=POWER(10;[.Z14])/1000" office:value-type="float" office:value="100">
            <text:p>100.00</text:p>
          </table:table-cell>
          <table:table-cell table:style-name="ce129" table:formula="of:=POWER(10;[.AA14])/1000" office:value-type="float" office:value="0.001">
            <text:p>0.00</text:p>
          </table:table-cell>
          <table:table-cell table:style-name="ce133" table:formula="of:=POWER(10;[.AB14])/1000" office:value-type="float" office:value="0.0000000000001">
            <text:p>0.00</text:p>
          </table:table-cell>
          <table:table-cell table:style-name="ce129" table:formula="of:=POWER(10;[.AC14])/1000" office:value-type="float" office:value="100">
            <text:p>100.00</text:p>
          </table:table-cell>
          <table:table-cell table:style-name="ce133" table:formula="of:=POWER(10;[.AD14])/1000" office:value-type="float" office:value="2.03704207770564E-048">
            <text:p>0.00</text:p>
          </table:table-cell>
          <table:table-cell table:style-name="ce129" table:formula="of:=POWER(10;[.AE14])/1000" office:value-type="float" office:value="0.00000937562006925879">
            <text:p>0.00</text:p>
          </table:table-cell>
          <table:table-cell table:style-name="ce133" table:formula="of:=POWER(10;[.AF14])/1000" office:value-type="float" office:value="74.3019137896702">
            <text:p>74.30</text:p>
          </table:table-cell>
          <table:table-cell table:style-name="ce129" table:formula="of:=POWER(10;[.AG14])/1000" office:value-type="float" office:value="0.0000000000001">
            <text:p>0.00</text:p>
          </table:table-cell>
          <table:table-cell table:style-name="ce133" table:formula="of:=POWER(10;[.AH14])/1000" office:value-type="float" office:value="0.0000000000001">
            <text:p>0.00</text:p>
          </table:table-cell>
          <table:table-cell table:style-name="ce176" table:formula="of:=POWER(10;[.AI14])/1000" office:value-type="float" office:value="82.0351544329818">
            <text:p>82.04</text:p>
          </table:table-cell>
          <table:table-cell table:style-name="ce129"/>
          <table:table-cell table:style-name="ce181" table:formula="of:=([.R14]+[.S14]*[.$BE$26]+[.T14]*[.$BE$27])" office:value-type="float" office:value="74.7666542966335">
            <text:p>74.77</text:p>
          </table:table-cell>
          <table:table-cell table:style-name="ce185" table:formula="of:=([.R14]+[.S14]*[.$BE$35]+[.T14]*[.$BE$36])" office:value-type="float" office:value="104.811794438067">
            <text:p>104.81</text:p>
          </table:table-cell>
          <table:table-cell/>
          <table:table-cell table:style-name="ce190" office:value-type="string">
            <text:p>m560</text:p>
          </table:table-cell>
          <table:table-cell table:style-name="ce195" table:formula="of:=([.$BE$12])/(1E-045*560*560*560*560*560*(POWER([.$BE$11];[.$BE$13]/(Blackbody_Temperature*560*0.000000001))-1))" office:value-type="float" office:value="40092937497550.7">
            <text:p>4.01E+13</text:p>
          </table:table-cell>
          <table:table-cell/>
          <table:table-cell table:style-name="ce200" office:value-type="string">
            <text:p>PAL/SECAM RGB</text:p>
          </table:table-cell>
          <table:table-cell table:style-name="ce204" office:value-type="float" office:value="3.06313">
            <text:p>3.063130</text:p>
          </table:table-cell>
          <table:table-cell table:style-name="ce204" office:value-type="float" office:value="-0.969258">
            <text:p>-0.969258</text:p>
          </table:table-cell>
          <table:table-cell table:style-name="ce204" office:value-type="float" office:value="0.0678674">
            <text:p>0.067867</text:p>
          </table:table-cell>
          <table:table-cell table:style-name="ce204" office:value-type="float" office:value="-1.39328">
            <text:p>-1.393280</text:p>
          </table:table-cell>
          <table:table-cell table:style-name="ce204" office:value-type="float" office:value="1.87599">
            <text:p>1.875990</text:p>
          </table:table-cell>
          <table:table-cell table:style-name="ce204" office:value-type="float" office:value="-0.228821">
            <text:p>-0.228821</text:p>
          </table:table-cell>
          <table:table-cell table:style-name="ce204" office:value-type="float" office:value="-0.475788">
            <text:p>-0.475788</text:p>
          </table:table-cell>
          <table:table-cell table:style-name="ce204" office:value-type="float" office:value="0.0415557">
            <text:p>0.041556</text:p>
          </table:table-cell>
          <table:table-cell table:style-name="ce204" office:value-type="float" office:value="1.06919">
            <text:p>1.069190</text:p>
          </table:table-cell>
          <table:table-cell table:style-name="ce211" office:value-type="float" office:value="2.2">
            <text:p>2.2</text:p>
          </table:table-cell>
          <table:table-cell table:number-columns-repeated="955"/>
        </table:table-row>
        <table:table-row table:style-name="ro1">
          <table:table-cell/>
          <table:table-cell table:style-name="ce12" office:value-type="float" office:value="450">
            <text:p>450</text:p>
          </table:table-cell>
          <table:table-cell table:style-name="ce119" office:value-type="float" office:value="0.3362">
            <text:p>0.336200000000</text:p>
          </table:table-cell>
          <table:table-cell table:style-name="ce119" office:value-type="float" office:value="0.038">
            <text:p>0.038000000000</text:p>
          </table:table-cell>
          <table:table-cell table:style-name="ce52" office:value-type="float" office:value="1.77211">
            <text:p>1.772110000000</text:p>
          </table:table-cell>
          <table:table-cell table:style-name="ce119" office:value-type="float" office:value="0.370702">
            <text:p>0.370702000000</text:p>
          </table:table-cell>
          <table:table-cell table:style-name="ce52" office:value-type="float" office:value="0.089456">
            <text:p>0.089456000000</text:p>
          </table:table-cell>
          <table:table-cell table:style-name="ce119" office:value-type="float" office:value="1.9948">
            <text:p>1.994800000000</text:p>
          </table:table-cell>
          <table:table-cell table:style-name="ce129" table:formula="of:=(100*[.$BE$12])/(1E-045*[.B15]*[.B15]*[.B15]*[.B15]*[.B15]*(POWER([.$BE$11];[.$BE$13]/([.$BE$17]*[.B15]*0.000000001))-1)*[.$BE$18])" office:value-type="float" office:value="33.0982739554643">
            <text:p>33.10</text:p>
          </table:table-cell>
          <table:table-cell table:style-name="ce134" office:value-type="float" office:value="85.4">
            <text:p>85.40</text:p>
          </table:table-cell>
          <table:table-cell table:style-name="ce138" office:value-type="float" office:value="124">
            <text:p>124.00</text:p>
          </table:table-cell>
          <table:table-cell table:style-name="ce134" table:formula="of:=([.R15]+[.S15]*[.$BE$7]+[.T15]*[.$BE$8])" office:value-type="float" office:value="87.1888867008393">
            <text:p>87.19</text:p>
          </table:table-cell>
          <table:table-cell table:style-name="ce138" office:value-type="float" office:value="100">
            <text:p>100.00</text:p>
          </table:table-cell>
          <table:table-cell table:style-name="ce134" office:value-type="float" office:value="6.63">
            <text:p>6.63</text:p>
          </table:table-cell>
          <table:table-cell table:style-name="ce134" office:value-type="float" office:value="12">
            <text:p>12.00</text:p>
          </table:table-cell>
          <table:table-cell table:style-name="ce138" office:value-type="float" office:value="7.19">
            <text:p>7.19</text:p>
          </table:table-cell>
          <table:table-cell table:style-name="ce133" table:formula="of:=(100*[.$BE$12])/(1E-045*[.B15]*[.B15]*[.B15]*[.B15]*[.B15]*(POWER([.$BE$11];[.$BE$13]/(Blackbody_Temperature*[.B15]*0.000000001))-1)*[.$BE$14])" office:value-type="float" office:value="84.6327651531368">
            <text:p>84.63</text:p>
          </table:table-cell>
          <table:table-cell table:style-name="ce138" office:value-type="float" office:value="125.6">
            <text:p>125.60</text:p>
          </table:table-cell>
          <table:table-cell table:style-name="ce134" office:value-type="float" office:value="35.9">
            <text:p>35.90</text:p>
          </table:table-cell>
          <table:table-cell table:style-name="ce138" office:value-type="float" office:value="-2.9">
            <text:p>-2.90</text:p>
          </table:table-cell>
          <table:table-cell table:style-name="ce151" office:value-type="float" office:value="3.09">
            <text:p>3.090</text:p>
          </table:table-cell>
          <table:table-cell table:style-name="ce157" office:value-type="float" office:value="-10">
            <text:p>-10.000</text:p>
          </table:table-cell>
          <table:table-cell table:style-name="ce162" office:value-type="float" office:value="4.951">
            <text:p>4.951</text:p>
          </table:table-cell>
          <table:table-cell table:style-name="ce157" table:formula="of:=[.X16]-2.7" office:value-type="float" office:value="-37.932">
            <text:p>-37.932</text:p>
          </table:table-cell>
          <table:table-cell table:style-name="ce162" table:formula="of:=[.Y16]-2.2" office:value-type="float" office:value="-9.35">
            <text:p>-9.350</text:p>
          </table:table-cell>
          <table:table-cell table:style-name="ce157" office:value-type="float" office:value="4.912">
            <text:p>4.912</text:p>
          </table:table-cell>
          <table:table-cell table:style-name="ce162" office:value-type="float" office:value="0">
            <text:p>0.000</text:p>
          </table:table-cell>
          <table:table-cell table:style-name="ce157" office:value-type="float" office:value="-10">
            <text:p>-10.000</text:p>
          </table:table-cell>
          <table:table-cell table:style-name="ce162" office:value-type="float" office:value="4.959">
            <text:p>4.959</text:p>
          </table:table-cell>
          <table:table-cell table:style-name="ce157" table:formula="of:=[.AD16]-2.6" office:value-type="float" office:value="-42.091">
            <text:p>-42.091</text:p>
          </table:table-cell>
          <table:table-cell table:style-name="ce162" table:formula="of:=[.AE16]-1.06" office:value-type="float" office:value="-0.968">
            <text:p>-0.968</text:p>
          </table:table-cell>
          <table:table-cell table:style-name="ce157" office:value-type="float" office:value="5">
            <text:p>5.000</text:p>
          </table:table-cell>
          <table:table-cell table:style-name="ce162" office:value-type="float" office:value="-10">
            <text:p>-10.000</text:p>
          </table:table-cell>
          <table:table-cell table:style-name="ce157" office:value-type="float" office:value="-10">
            <text:p>-10.000</text:p>
          </table:table-cell>
          <table:table-cell table:style-name="ce168" office:value-type="float" office:value="4.973">
            <text:p>4.973</text:p>
          </table:table-cell>
          <table:table-cell table:style-name="ce162"/>
          <table:table-cell table:style-name="ce172" table:formula="of:=POWER(10;[.U15])/1000" office:value-type="float" office:value="1.23026877081238">
            <text:p>1.23</text:p>
          </table:table-cell>
          <table:table-cell table:style-name="ce133" table:formula="of:=POWER(10;[.V15])/1000" office:value-type="float" office:value="0.0000000000001">
            <text:p>0.00</text:p>
          </table:table-cell>
          <table:table-cell table:style-name="ce129" table:formula="of:=POWER(10;[.W15])/1000" office:value-type="float" office:value="89.3305483733296">
            <text:p>89.33</text:p>
          </table:table-cell>
          <table:table-cell table:style-name="ce133" table:formula="of:=POWER(10;[.X15])/1000" office:value-type="float" office:value="1.16949939101987E-041">
            <text:p>0.00</text:p>
          </table:table-cell>
          <table:table-cell table:style-name="ce129" table:formula="of:=POWER(10;[.Y15])/1000" office:value-type="float" office:value="0.000000000000446683592150962">
            <text:p>0.00</text:p>
          </table:table-cell>
          <table:table-cell table:style-name="ce133" table:formula="of:=POWER(10;[.Z15])/1000" office:value-type="float" office:value="81.6582371358592">
            <text:p>81.66</text:p>
          </table:table-cell>
          <table:table-cell table:style-name="ce129" table:formula="of:=POWER(10;[.AA15])/1000" office:value-type="float" office:value="0.001">
            <text:p>0.00</text:p>
          </table:table-cell>
          <table:table-cell table:style-name="ce133" table:formula="of:=POWER(10;[.AB15])/1000" office:value-type="float" office:value="0.0000000000001">
            <text:p>0.00</text:p>
          </table:table-cell>
          <table:table-cell table:style-name="ce129" table:formula="of:=POWER(10;[.AC15])/1000" office:value-type="float" office:value="90.9913272632251">
            <text:p>90.99</text:p>
          </table:table-cell>
          <table:table-cell table:style-name="ce133" table:formula="of:=POWER(10;[.AD15])/1000" office:value-type="float" office:value="8.10961057853812E-046">
            <text:p>0.00</text:p>
          </table:table-cell>
          <table:table-cell table:style-name="ce129" table:formula="of:=POWER(10;[.AE15])/1000" office:value-type="float" office:value="0.000107646521362983">
            <text:p>0.00</text:p>
          </table:table-cell>
          <table:table-cell table:style-name="ce133" table:formula="of:=POWER(10;[.AF15])/1000" office:value-type="float" office:value="100">
            <text:p>100.00</text:p>
          </table:table-cell>
          <table:table-cell table:style-name="ce129" table:formula="of:=POWER(10;[.AG15])/1000" office:value-type="float" office:value="0.0000000000001">
            <text:p>0.00</text:p>
          </table:table-cell>
          <table:table-cell table:style-name="ce133" table:formula="of:=POWER(10;[.AH15])/1000" office:value-type="float" office:value="0.0000000000001">
            <text:p>0.00</text:p>
          </table:table-cell>
          <table:table-cell table:style-name="ce176" table:formula="of:=POWER(10;[.AI15])/1000" office:value-type="float" office:value="93.9723310564638">
            <text:p>93.97</text:p>
          </table:table-cell>
          <table:table-cell table:style-name="ce129"/>
          <table:table-cell table:style-name="ce181" table:formula="of:=([.R15]+[.S15]*[.$BE$26]+[.T15]*[.$BE$27])" office:value-type="float" office:value="87.1888867008393">
            <text:p>87.19</text:p>
          </table:table-cell>
          <table:table-cell table:style-name="ce185" table:formula="of:=([.R15]+[.S15]*[.$BE$35]+[.T15]*[.$BE$36])" office:value-type="float" office:value="116.955468793766">
            <text:p>116.96</text:p>
          </table:table-cell>
          <table:table-cell table:number-columns-repeated="4"/>
          <table:table-cell table:style-name="ce200" office:value-type="string">
            <text:p>ProPhoto RGB</text:p>
          </table:table-cell>
          <table:table-cell table:style-name="ce204" office:value-type="float" office:value="1.34594">
            <text:p>1.345940</text:p>
          </table:table-cell>
          <table:table-cell table:style-name="ce204" office:value-type="float" office:value="-0.544599">
            <text:p>-0.544599</text:p>
          </table:table-cell>
          <table:table-cell table:style-name="ce204" office:value-type="float" office:value="0.0000000611051">
            <text:p>0.000000</text:p>
          </table:table-cell>
          <table:table-cell table:style-name="ce204" office:value-type="float" office:value="-0.255608">
            <text:p>-0.255608</text:p>
          </table:table-cell>
          <table:table-cell table:style-name="ce204" office:value-type="float" office:value="1.50817">
            <text:p>1.508170</text:p>
          </table:table-cell>
          <table:table-cell table:style-name="ce204" office:value-type="float" office:value="-0.0000000330911">
            <text:p>0.000000</text:p>
          </table:table-cell>
          <table:table-cell table:style-name="ce204" office:value-type="float" office:value="-0.0511118">
            <text:p>-0.051112</text:p>
          </table:table-cell>
          <table:table-cell table:style-name="ce204" office:value-type="float" office:value="0.0205351">
            <text:p>0.020535</text:p>
          </table:table-cell>
          <table:table-cell table:style-name="ce204" office:value-type="float" office:value="1.21181">
            <text:p>1.211810</text:p>
          </table:table-cell>
          <table:table-cell table:style-name="ce211" office:value-type="float" office:value="1.8">
            <text:p>1.8</text:p>
          </table:table-cell>
          <table:table-cell table:number-columns-repeated="955"/>
        </table:table-row>
        <table:table-row table:style-name="ro2">
          <table:table-cell/>
          <table:table-cell table:style-name="ce12" office:value-type="float" office:value="460">
            <text:p>460</text:p>
          </table:table-cell>
          <table:table-cell table:style-name="ce119" office:value-type="float" office:value="0.2908">
            <text:p>0.290800000000</text:p>
          </table:table-cell>
          <table:table-cell table:style-name="ce119" office:value-type="float" office:value="0.06">
            <text:p>0.060000000000</text:p>
          </table:table-cell>
          <table:table-cell table:style-name="ce52" office:value-type="float" office:value="1.6692">
            <text:p>1.669200000000</text:p>
          </table:table-cell>
          <table:table-cell table:style-name="ce119" office:value-type="float" office:value="0.302273">
            <text:p>0.302273000000</text:p>
          </table:table-cell>
          <table:table-cell table:style-name="ce52" office:value-type="float" office:value="0.128201">
            <text:p>0.128201000000</text:p>
          </table:table-cell>
          <table:table-cell table:style-name="ce119" office:value-type="float" office:value="1.74537">
            <text:p>1.745370000000</text:p>
          </table:table-cell>
          <table:table-cell table:style-name="ce129" table:formula="of:=(100*[.$BE$12])/(1E-045*[.B16]*[.B16]*[.B16]*[.B16]*[.B16]*(POWER([.$BE$11];[.$BE$13]/([.$BE$17]*[.B16]*0.000000001))-1)*[.$BE$18])" office:value-type="float" office:value="37.8246395790688">
            <text:p>37.82</text:p>
          </table:table-cell>
          <table:table-cell table:style-name="ce134" office:value-type="float" office:value="88.3">
            <text:p>88.30</text:p>
          </table:table-cell>
          <table:table-cell table:style-name="ce138" office:value-type="float" office:value="123.1">
            <text:p>123.10</text:p>
          </table:table-cell>
          <table:table-cell table:style-name="ce134" table:formula="of:=([.R16]+[.S16]*[.$BE$7]+[.T16]*[.$BE$8])" office:value-type="float" office:value="90.5586224538761">
            <text:p>90.56</text:p>
          </table:table-cell>
          <table:table-cell table:style-name="ce138" office:value-type="float" office:value="100">
            <text:p>100.00</text:p>
          </table:table-cell>
          <table:table-cell table:style-name="ce134" office:value-type="float" office:value="7.19">
            <text:p>7.19</text:p>
          </table:table-cell>
          <table:table-cell table:style-name="ce134" office:value-type="float" office:value="13.08">
            <text:p>13.08</text:p>
          </table:table-cell>
          <table:table-cell table:style-name="ce138" office:value-type="float" office:value="6.72">
            <text:p>6.72</text:p>
          </table:table-cell>
          <table:table-cell table:style-name="ce133" table:formula="of:=(100*[.$BE$12])/(1E-045*[.B16]*[.B16]*[.B16]*[.B16]*[.B16]*(POWER([.$BE$11];[.$BE$13]/(Blackbody_Temperature*[.B16]*0.000000001))-1)*[.$BE$14])" office:value-type="float" office:value="87.155134431788">
            <text:p>87.16</text:p>
          </table:table-cell>
          <table:table-cell table:style-name="ce138" office:value-type="float" office:value="125.5">
            <text:p>125.50</text:p>
          </table:table-cell>
          <table:table-cell table:style-name="ce134" office:value-type="float" office:value="32.6">
            <text:p>32.60</text:p>
          </table:table-cell>
          <table:table-cell table:style-name="ce138" office:value-type="float" office:value="-2.8">
            <text:p>-2.80</text:p>
          </table:table-cell>
          <table:table-cell table:style-name="ce151" office:value-type="float" office:value="3.346">
            <text:p>3.346</text:p>
          </table:table-cell>
          <table:table-cell table:style-name="ce157" office:value-type="float" office:value="-10">
            <text:p>-10.000</text:p>
          </table:table-cell>
          <table:table-cell table:style-name="ce162" office:value-type="float" office:value="4.864">
            <text:p>4.864</text:p>
          </table:table-cell>
          <table:table-cell table:style-name="ce157" table:formula="of:=[.X17]-2.7" office:value-type="float" office:value="-35.232">
            <text:p>-35.232</text:p>
          </table:table-cell>
          <table:table-cell table:style-name="ce162" table:formula="of:=[.Y17]-2.2" office:value-type="float" office:value="-7.15">
            <text:p>-7.150</text:p>
          </table:table-cell>
          <table:table-cell table:style-name="ce157" office:value-type="float" office:value="4.62">
            <text:p>4.620</text:p>
          </table:table-cell>
          <table:table-cell table:style-name="ce162" office:value-type="float" office:value="0">
            <text:p>0.000</text:p>
          </table:table-cell>
          <table:table-cell table:style-name="ce157" office:value-type="float" office:value="-10">
            <text:p>-10.000</text:p>
          </table:table-cell>
          <table:table-cell table:style-name="ce162" office:value-type="float" office:value="4.881">
            <text:p>4.881</text:p>
          </table:table-cell>
          <table:table-cell table:style-name="ce157" table:formula="of:=[.AD17]-2.6" office:value-type="float" office:value="-39.491">
            <text:p>-39.491</text:p>
          </table:table-cell>
          <table:table-cell table:style-name="ce162" table:formula="of:=[.AE17]-1.06" office:value-type="float" office:value="0.0919999999999999">
            <text:p>0.092</text:p>
          </table:table-cell>
          <table:table-cell table:style-name="ce157" office:value-type="float" office:value="4.955">
            <text:p>4.955</text:p>
          </table:table-cell>
          <table:table-cell table:style-name="ce162" office:value-type="float" office:value="-10">
            <text:p>-10.000</text:p>
          </table:table-cell>
          <table:table-cell table:style-name="ce157" office:value-type="float" office:value="-10">
            <text:p>-10.000</text:p>
          </table:table-cell>
          <table:table-cell table:style-name="ce168" office:value-type="float" office:value="5">
            <text:p>5.000</text:p>
          </table:table-cell>
          <table:table-cell table:style-name="ce162"/>
          <table:table-cell table:style-name="ce172" table:formula="of:=POWER(10;[.U16])/1000" office:value-type="float" office:value="2.21819641980022">
            <text:p>2.22</text:p>
          </table:table-cell>
          <table:table-cell table:style-name="ce133" table:formula="of:=POWER(10;[.V16])/1000" office:value-type="float" office:value="0.0000000000001">
            <text:p>0.00</text:p>
          </table:table-cell>
          <table:table-cell table:style-name="ce129" table:formula="of:=POWER(10;[.W16])/1000" office:value-type="float" office:value="73.1139083483417">
            <text:p>73.11</text:p>
          </table:table-cell>
          <table:table-cell table:style-name="ce133" table:formula="of:=POWER(10;[.X16])/1000" office:value-type="float" office:value="5.8613816451403E-039">
            <text:p>0.00</text:p>
          </table:table-cell>
          <table:table-cell table:style-name="ce129" table:formula="of:=POWER(10;[.Y16])/1000" office:value-type="float" office:value="0.0000000000707945784384136">
            <text:p>0.00</text:p>
          </table:table-cell>
          <table:table-cell table:style-name="ce133" table:formula="of:=POWER(10;[.Z16])/1000" office:value-type="float" office:value="41.6869383470336">
            <text:p>41.69</text:p>
          </table:table-cell>
          <table:table-cell table:style-name="ce129" table:formula="of:=POWER(10;[.AA16])/1000" office:value-type="float" office:value="0.001">
            <text:p>0.00</text:p>
          </table:table-cell>
          <table:table-cell table:style-name="ce133" table:formula="of:=POWER(10;[.AB16])/1000" office:value-type="float" office:value="0.0000000000001">
            <text:p>0.00</text:p>
          </table:table-cell>
          <table:table-cell table:style-name="ce129" table:formula="of:=POWER(10;[.AC16])/1000" office:value-type="float" office:value="76.0326276940182">
            <text:p>76.03</text:p>
          </table:table-cell>
          <table:table-cell table:style-name="ce133" table:formula="of:=POWER(10;[.AD16])/1000" office:value-type="float" office:value="3.22849412171253E-043">
            <text:p>0.00</text:p>
          </table:table-cell>
          <table:table-cell table:style-name="ce129" table:formula="of:=POWER(10;[.AE16])/1000" office:value-type="float" office:value="0.00123594743344451">
            <text:p>0.00</text:p>
          </table:table-cell>
          <table:table-cell table:style-name="ce133" table:formula="of:=POWER(10;[.AF16])/1000" office:value-type="float" office:value="90.1571137605957">
            <text:p>90.16</text:p>
          </table:table-cell>
          <table:table-cell table:style-name="ce129" table:formula="of:=POWER(10;[.AG16])/1000" office:value-type="float" office:value="0.0000000000001">
            <text:p>0.00</text:p>
          </table:table-cell>
          <table:table-cell table:style-name="ce133" table:formula="of:=POWER(10;[.AH16])/1000" office:value-type="float" office:value="0.0000000000001">
            <text:p>0.00</text:p>
          </table:table-cell>
          <table:table-cell table:style-name="ce176" table:formula="of:=POWER(10;[.AI16])/1000" office:value-type="float" office:value="100">
            <text:p>100.00</text:p>
          </table:table-cell>
          <table:table-cell table:style-name="ce129"/>
          <table:table-cell table:style-name="ce181" table:formula="of:=([.R16]+[.S16]*[.$BE$26]+[.T16]*[.$BE$27])" office:value-type="float" office:value="90.5586224538761">
            <text:p>90.56</text:p>
          </table:table-cell>
          <table:table-cell table:style-name="ce185" table:formula="of:=([.R16]+[.S16]*[.$BE$35]+[.T16]*[.$BE$36])" office:value-type="float" office:value="117.764775213763">
            <text:p>117.76</text:p>
          </table:table-cell>
          <table:table-cell/>
          <table:table-cell table:style-name="ce188" office:value-type="string" table:number-columns-spanned="2" table:number-rows-spanned="1">
            <text:p>Illuminant A</text:p>
          </table:table-cell>
          <table:covered-table-cell table:style-name="ce112"/>
          <table:table-cell/>
          <table:table-cell table:style-name="ce200" office:value-type="string">
            <text:p>SMPTE-C RGB</text:p>
          </table:table-cell>
          <table:table-cell table:style-name="ce204" office:value-type="float" office:value="3.5057">
            <text:p>3.505700</text:p>
          </table:table-cell>
          <table:table-cell table:style-name="ce204" office:value-type="float" office:value="-1.06906">
            <text:p>-1.069060</text:p>
          </table:table-cell>
          <table:table-cell table:style-name="ce204" office:value-type="float" office:value="0.0563117">
            <text:p>0.056312</text:p>
          </table:table-cell>
          <table:table-cell table:style-name="ce204" office:value-type="float" office:value="-1.73964">
            <text:p>-1.739640</text:p>
          </table:table-cell>
          <table:table-cell table:style-name="ce204" office:value-type="float" office:value="1.97781">
            <text:p>1.977810</text:p>
          </table:table-cell>
          <table:table-cell table:style-name="ce204" office:value-type="float" office:value="-0.196994">
            <text:p>-0.196994</text:p>
          </table:table-cell>
          <table:table-cell table:style-name="ce204" office:value-type="float" office:value="-0.544011">
            <text:p>-0.544011</text:p>
          </table:table-cell>
          <table:table-cell table:style-name="ce204" office:value-type="float" office:value="0.035172">
            <text:p>0.035172</text:p>
          </table:table-cell>
          <table:table-cell table:style-name="ce204" office:value-type="float" office:value="1.05005">
            <text:p>1.050050</text:p>
          </table:table-cell>
          <table:table-cell table:style-name="ce211" office:value-type="float" office:value="2.2">
            <text:p>2.2</text:p>
          </table:table-cell>
          <table:table-cell table:number-columns-repeated="955"/>
        </table:table-row>
        <table:table-row table:style-name="ro1">
          <table:table-cell/>
          <table:table-cell table:style-name="ce12" office:value-type="float" office:value="470">
            <text:p>470</text:p>
          </table:table-cell>
          <table:table-cell table:style-name="ce119" office:value-type="float" office:value="0.19536">
            <text:p>0.195360000000</text:p>
          </table:table-cell>
          <table:table-cell table:style-name="ce119" office:value-type="float" office:value="0.09098">
            <text:p>0.090980000000</text:p>
          </table:table-cell>
          <table:table-cell table:style-name="ce52" office:value-type="float" office:value="1.28764">
            <text:p>1.287640000000</text:p>
          </table:table-cell>
          <table:table-cell table:style-name="ce119" office:value-type="float" office:value="0.195618">
            <text:p>0.195618000000</text:p>
          </table:table-cell>
          <table:table-cell table:style-name="ce52" office:value-type="float" office:value="0.18519">
            <text:p>0.185190000000</text:p>
          </table:table-cell>
          <table:table-cell table:style-name="ce119" office:value-type="float" office:value="1.31756">
            <text:p>1.317560000000</text:p>
          </table:table-cell>
          <table:table-cell table:style-name="ce129" table:formula="of:=(100*[.$BE$12])/(1E-045*[.B17]*[.B17]*[.B17]*[.B17]*[.B17]*(POWER([.$BE$11];[.$BE$13]/([.$BE$17]*[.B17]*0.000000001))-1)*[.$BE$18])" office:value-type="float" office:value="42.8818415742991">
            <text:p>42.88</text:p>
          </table:table-cell>
          <table:table-cell table:style-name="ce134" office:value-type="float" office:value="92">
            <text:p>92.00</text:p>
          </table:table-cell>
          <table:table-cell table:style-name="ce138" office:value-type="float" office:value="123.8">
            <text:p>123.80</text:p>
          </table:table-cell>
          <table:table-cell table:style-name="ce134" table:formula="of:=([.R17]+[.S17]*[.$BE$7]+[.T17]*[.$BE$8])" office:value-type="float" office:value="91.3214831786133">
            <text:p>91.32</text:p>
          </table:table-cell>
          <table:table-cell table:style-name="ce138" office:value-type="float" office:value="100">
            <text:p>100.00</text:p>
          </table:table-cell>
          <table:table-cell table:style-name="ce134" office:value-type="float" office:value="7.54">
            <text:p>7.54</text:p>
          </table:table-cell>
          <table:table-cell table:style-name="ce134" office:value-type="float" office:value="13.71">
            <text:p>13.71</text:p>
          </table:table-cell>
          <table:table-cell table:style-name="ce138" office:value-type="float" office:value="5.46">
            <text:p>5.46</text:p>
          </table:table-cell>
          <table:table-cell table:style-name="ce133" table:formula="of:=(100*[.$BE$12])/(1E-045*[.B17]*[.B17]*[.B17]*[.B17]*[.B17]*(POWER([.$BE$11];[.$BE$13]/(Blackbody_Temperature*[.B17]*0.000000001))-1)*[.$BE$14])" office:value-type="float" office:value="89.436618359693">
            <text:p>89.44</text:p>
          </table:table-cell>
          <table:table-cell table:style-name="ce138" office:value-type="float" office:value="121.3">
            <text:p>121.30</text:p>
          </table:table-cell>
          <table:table-cell table:style-name="ce134" office:value-type="float" office:value="27.9">
            <text:p>27.90</text:p>
          </table:table-cell>
          <table:table-cell table:style-name="ce138" office:value-type="float" office:value="-2.6">
            <text:p>-2.60</text:p>
          </table:table-cell>
          <table:table-cell table:style-name="ce151" office:value-type="float" office:value="3.582">
            <text:p>3.582</text:p>
          </table:table-cell>
          <table:table-cell table:style-name="ce157" office:value-type="float" office:value="-10">
            <text:p>-10.000</text:p>
          </table:table-cell>
          <table:table-cell table:style-name="ce162" office:value-type="float" office:value="4.743">
            <text:p>4.743</text:p>
          </table:table-cell>
          <table:table-cell table:style-name="ce157" table:formula="of:=[.X18]-2.7" office:value-type="float" office:value="-32.532">
            <text:p>-32.532</text:p>
          </table:table-cell>
          <table:table-cell table:style-name="ce162" table:formula="of:=[.Y18]-2.2" office:value-type="float" office:value="-4.95">
            <text:p>-4.950</text:p>
          </table:table-cell>
          <table:table-cell table:style-name="ce157" office:value-type="float" office:value="4.04">
            <text:p>4.040</text:p>
          </table:table-cell>
          <table:table-cell table:style-name="ce162" office:value-type="float" office:value="0">
            <text:p>0.000</text:p>
          </table:table-cell>
          <table:table-cell table:style-name="ce157" office:value-type="float" office:value="1">
            <text:p>1.000</text:p>
          </table:table-cell>
          <table:table-cell table:style-name="ce162" office:value-type="float" office:value="4.672">
            <text:p>4.672</text:p>
          </table:table-cell>
          <table:table-cell table:style-name="ce157" table:formula="of:=[.AD18]-2.6" office:value-type="float" office:value="-36.891">
            <text:p>-36.891</text:p>
          </table:table-cell>
          <table:table-cell table:style-name="ce162" office:value-type="float" office:value="1.152">
            <text:p>1.152</text:p>
          </table:table-cell>
          <table:table-cell table:style-name="ce157" office:value-type="float" office:value="4.743">
            <text:p>4.743</text:p>
          </table:table-cell>
          <table:table-cell table:style-name="ce162" office:value-type="float" office:value="-10">
            <text:p>-10.000</text:p>
          </table:table-cell>
          <table:table-cell table:style-name="ce157" office:value-type="float" office:value="0">
            <text:p>0.000</text:p>
          </table:table-cell>
          <table:table-cell table:style-name="ce168" office:value-type="float" office:value="4.987">
            <text:p>4.987</text:p>
          </table:table-cell>
          <table:table-cell table:style-name="ce162"/>
          <table:table-cell table:style-name="ce172" table:formula="of:=POWER(10;[.U17])/1000" office:value-type="float" office:value="3.81944270840046">
            <text:p>3.82</text:p>
          </table:table-cell>
          <table:table-cell table:style-name="ce133" table:formula="of:=POWER(10;[.V17])/1000" office:value-type="float" office:value="0.0000000000001">
            <text:p>0.00</text:p>
          </table:table-cell>
          <table:table-cell table:style-name="ce129" table:formula="of:=POWER(10;[.W17])/1000" office:value-type="float" office:value="55.3350109215737">
            <text:p>55.34</text:p>
          </table:table-cell>
          <table:table-cell table:style-name="ce133" table:formula="of:=POWER(10;[.X17])/1000" office:value-type="float" office:value="2.93764965196155E-036">
            <text:p>0.00</text:p>
          </table:table-cell>
          <table:table-cell table:style-name="ce129" table:formula="of:=POWER(10;[.Y17])/1000" office:value-type="float" office:value="0.0000000112201845430196">
            <text:p>0.00</text:p>
          </table:table-cell>
          <table:table-cell table:style-name="ce133" table:formula="of:=POWER(10;[.Z17])/1000" office:value-type="float" office:value="10.9647819614319">
            <text:p>10.96</text:p>
          </table:table-cell>
          <table:table-cell table:style-name="ce129" table:formula="of:=POWER(10;[.AA17])/1000" office:value-type="float" office:value="0.001">
            <text:p>0.00</text:p>
          </table:table-cell>
          <table:table-cell table:style-name="ce133" table:formula="of:=POWER(10;[.AB17])/1000" office:value-type="float" office:value="0.01">
            <text:p>0.01</text:p>
          </table:table-cell>
          <table:table-cell table:style-name="ce129" table:formula="of:=POWER(10;[.AC17])/1000" office:value-type="float" office:value="46.9894108605215">
            <text:p>46.99</text:p>
          </table:table-cell>
          <table:table-cell table:style-name="ce133" table:formula="of:=POWER(10;[.AD17])/1000" office:value-type="float" office:value="1.28528665994358E-040">
            <text:p>0.00</text:p>
          </table:table-cell>
          <table:table-cell table:style-name="ce129" table:formula="of:=POWER(10;[.AE17])/1000" office:value-type="float" office:value="0.0141905752168909">
            <text:p>0.01</text:p>
          </table:table-cell>
          <table:table-cell table:style-name="ce133" table:formula="of:=POWER(10;[.AF17])/1000" office:value-type="float" office:value="55.3350109215737">
            <text:p>55.34</text:p>
          </table:table-cell>
          <table:table-cell table:style-name="ce129" table:formula="of:=POWER(10;[.AG17])/1000" office:value-type="float" office:value="0.0000000000001">
            <text:p>0.00</text:p>
          </table:table-cell>
          <table:table-cell table:style-name="ce133" table:formula="of:=POWER(10;[.AH17])/1000" office:value-type="float" office:value="0.001">
            <text:p>0.00</text:p>
          </table:table-cell>
          <table:table-cell table:style-name="ce176" table:formula="of:=POWER(10;[.AI17])/1000" office:value-type="float" office:value="97.050996724549">
            <text:p>97.05</text:p>
          </table:table-cell>
          <table:table-cell table:style-name="ce129"/>
          <table:table-cell table:style-name="ce181" table:formula="of:=([.R17]+[.S17]*[.$BE$26]+[.T17]*[.$BE$27])" office:value-type="float" office:value="91.3214831786133">
            <text:p>91.32</text:p>
          </table:table-cell>
          <table:table-cell table:style-name="ce185" table:formula="of:=([.R17]+[.S17]*[.$BE$35]+[.T17]*[.$BE$36])" office:value-type="float" office:value="114.820207879007">
            <text:p>114.82</text:p>
          </table:table-cell>
          <table:table-cell/>
          <table:table-cell table:style-name="ce189" office:value-type="string">
            <text:p>temp</text:p>
          </table:table-cell>
          <table:table-cell table:style-name="ce192" office:value-type="float" office:value="2856">
            <text:p>2856</text:p>
          </table:table-cell>
          <table:table-cell/>
          <table:table-cell table:style-name="ce200" office:value-type="string">
            <text:p>sRGB</text:p>
          </table:table-cell>
          <table:table-cell table:style-name="ce204" office:value-type="float" office:value="3.24071">
            <text:p>3.240710</text:p>
          </table:table-cell>
          <table:table-cell table:style-name="ce204" office:value-type="float" office:value="-0.969258">
            <text:p>-0.969258</text:p>
          </table:table-cell>
          <table:table-cell table:style-name="ce204" office:value-type="float" office:value="0.0556352">
            <text:p>0.055635</text:p>
          </table:table-cell>
          <table:table-cell table:style-name="ce204" office:value-type="float" office:value="-1.53726">
            <text:p>-1.537260</text:p>
          </table:table-cell>
          <table:table-cell table:style-name="ce204" office:value-type="float" office:value="1.87599">
            <text:p>1.875990</text:p>
          </table:table-cell>
          <table:table-cell table:style-name="ce204" office:value-type="float" office:value="-0.203996">
            <text:p>-0.203996</text:p>
          </table:table-cell>
          <table:table-cell table:style-name="ce204" office:value-type="float" office:value="-0.498571">
            <text:p>-0.498571</text:p>
          </table:table-cell>
          <table:table-cell table:style-name="ce204" office:value-type="float" office:value="0.0415557">
            <text:p>0.041556</text:p>
          </table:table-cell>
          <table:table-cell table:style-name="ce204" office:value-type="float" office:value="1.05707">
            <text:p>1.057070</text:p>
          </table:table-cell>
          <table:table-cell table:style-name="ce211" office:value-type="float" office:value="2.4">
            <text:p>2.4</text:p>
          </table:table-cell>
          <table:table-cell table:number-columns-repeated="955"/>
        </table:table-row>
        <table:table-row table:style-name="ro2">
          <table:table-cell/>
          <table:table-cell table:style-name="ce12" office:value-type="float" office:value="480">
            <text:p>480</text:p>
          </table:table-cell>
          <table:table-cell table:style-name="ce119" office:value-type="float" office:value="0.09564">
            <text:p>0.095640000000</text:p>
          </table:table-cell>
          <table:table-cell table:style-name="ce119" office:value-type="float" office:value="0.13902">
            <text:p>0.139020000000</text:p>
          </table:table-cell>
          <table:table-cell table:style-name="ce52" office:value-type="float" office:value="0.8129501">
            <text:p>0.812950100000</text:p>
          </table:table-cell>
          <table:table-cell table:style-name="ce119" office:value-type="float" office:value="0.080507">
            <text:p>0.080507000000</text:p>
          </table:table-cell>
          <table:table-cell table:style-name="ce52" office:value-type="float" office:value="0.253589">
            <text:p>0.253589000000</text:p>
          </table:table-cell>
          <table:table-cell table:style-name="ce119" office:value-type="float" office:value="0.772125">
            <text:p>0.772125000000</text:p>
          </table:table-cell>
          <table:table-cell table:style-name="ce129" table:formula="of:=(100*[.$BE$12])/(1E-045*[.B18]*[.B18]*[.B18]*[.B18]*[.B18]*(POWER([.$BE$11];[.$BE$13]/([.$BE$17]*[.B18]*0.000000001))-1)*[.$BE$18])" office:value-type="float" office:value="48.2546496489675">
            <text:p>48.25</text:p>
          </table:table-cell>
          <table:table-cell table:style-name="ce134" office:value-type="float" office:value="95.2">
            <text:p>95.20</text:p>
          </table:table-cell>
          <table:table-cell table:style-name="ce138" office:value-type="float" office:value="123.9">
            <text:p>123.90</text:p>
          </table:table-cell>
          <table:table-cell table:style-name="ce134" table:formula="of:=([.R18]+[.S18]*[.$BE$7]+[.T18]*[.$BE$8])" office:value-type="float" office:value="95.0666404485141">
            <text:p>95.07</text:p>
          </table:table-cell>
          <table:table-cell table:style-name="ce138" office:value-type="float" office:value="100">
            <text:p>100.00</text:p>
          </table:table-cell>
          <table:table-cell table:style-name="ce134" office:value-type="float" office:value="7.65">
            <text:p>7.65</text:p>
          </table:table-cell>
          <table:table-cell table:style-name="ce134" office:value-type="float" office:value="13.95">
            <text:p>13.95</text:p>
          </table:table-cell>
          <table:table-cell table:style-name="ce138" office:value-type="float" office:value="5.66">
            <text:p>5.66</text:p>
          </table:table-cell>
          <table:table-cell table:style-name="ce133" table:formula="of:=(100*[.$BE$12])/(1E-045*[.B18]*[.B18]*[.B18]*[.B18]*[.B18]*(POWER([.$BE$11];[.$BE$13]/(Blackbody_Temperature*[.B18]*0.000000001))-1)*[.$BE$14])" office:value-type="float" office:value="91.4794307108123">
            <text:p>91.48</text:p>
          </table:table-cell>
          <table:table-cell table:style-name="ce138" office:value-type="float" office:value="121.3">
            <text:p>121.30</text:p>
          </table:table-cell>
          <table:table-cell table:style-name="ce134" office:value-type="float" office:value="24.3">
            <text:p>24.30</text:p>
          </table:table-cell>
          <table:table-cell table:style-name="ce138" office:value-type="float" office:value="-2.6">
            <text:p>-2.60</text:p>
          </table:table-cell>
          <table:table-cell table:style-name="ce151" office:value-type="float" office:value="3.818">
            <text:p>3.818</text:p>
          </table:table-cell>
          <table:table-cell table:style-name="ce157" office:value-type="float" office:value="-10">
            <text:p>-10.000</text:p>
          </table:table-cell>
          <table:table-cell table:style-name="ce162" office:value-type="float" office:value="4.582">
            <text:p>4.582</text:p>
          </table:table-cell>
          <table:table-cell table:style-name="ce157" table:formula="of:=[.X19]-2.7" office:value-type="float" office:value="-29.832">
            <text:p>-29.832</text:p>
          </table:table-cell>
          <table:table-cell table:style-name="ce162" table:formula="of:=[.Y19]-2.2" office:value-type="float" office:value="-2.75">
            <text:p>-2.750</text:p>
          </table:table-cell>
          <table:table-cell table:style-name="ce157" office:value-type="float" office:value="2.898">
            <text:p>2.898</text:p>
          </table:table-cell>
          <table:table-cell table:style-name="ce162" office:value-type="float" office:value="0">
            <text:p>0.000</text:p>
          </table:table-cell>
          <table:table-cell table:style-name="ce157" office:value-type="float" office:value="3">
            <text:p>3.000</text:p>
          </table:table-cell>
          <table:table-cell table:style-name="ce162" office:value-type="float" office:value="4.255">
            <text:p>4.255</text:p>
          </table:table-cell>
          <table:table-cell table:style-name="ce157" table:formula="of:=[.AD19]-2.6" office:value-type="float" office:value="-34.291">
            <text:p>-34.291</text:p>
          </table:table-cell>
          <table:table-cell table:style-name="ce162" office:value-type="float" office:value="2.207">
            <text:p>2.207</text:p>
          </table:table-cell>
          <table:table-cell table:style-name="ce157" office:value-type="float" office:value="4.343">
            <text:p>4.343</text:p>
          </table:table-cell>
          <table:table-cell table:style-name="ce162" office:value-type="float" office:value="-10">
            <text:p>-10.000</text:p>
          </table:table-cell>
          <table:table-cell table:style-name="ce157" office:value-type="float" office:value="3">
            <text:p>3.000</text:p>
          </table:table-cell>
          <table:table-cell table:style-name="ce168" office:value-type="float" office:value="4.929">
            <text:p>4.929</text:p>
          </table:table-cell>
          <table:table-cell table:style-name="ce162"/>
          <table:table-cell table:style-name="ce172" table:formula="of:=POWER(10;[.U18])/1000" office:value-type="float" office:value="6.57657837355421">
            <text:p>6.58</text:p>
          </table:table-cell>
          <table:table-cell table:style-name="ce133" table:formula="of:=POWER(10;[.V18])/1000" office:value-type="float" office:value="0.0000000000001">
            <text:p>0.00</text:p>
          </table:table-cell>
          <table:table-cell table:style-name="ce129" table:formula="of:=POWER(10;[.W18])/1000" office:value-type="float" office:value="38.1944270840046">
            <text:p>38.19</text:p>
          </table:table-cell>
          <table:table-cell table:style-name="ce133" table:formula="of:=POWER(10;[.X18])/1000" office:value-type="float" office:value="1.47231250243274E-033">
            <text:p>0.00</text:p>
          </table:table-cell>
          <table:table-cell table:style-name="ce129" table:formula="of:=POWER(10;[.Y18])/1000" office:value-type="float" office:value="0.00000177827941003892">
            <text:p>0.00</text:p>
          </table:table-cell>
          <table:table-cell table:style-name="ce133" table:formula="of:=POWER(10;[.Z18])/1000" office:value-type="float" office:value="0.790678627999825">
            <text:p>0.79</text:p>
          </table:table-cell>
          <table:table-cell table:style-name="ce129" table:formula="of:=POWER(10;[.AA18])/1000" office:value-type="float" office:value="0.001">
            <text:p>0.00</text:p>
          </table:table-cell>
          <table:table-cell table:style-name="ce133" table:formula="of:=POWER(10;[.AB18])/1000" office:value-type="float" office:value="1">
            <text:p>1.00</text:p>
          </table:table-cell>
          <table:table-cell table:style-name="ce129" table:formula="of:=POWER(10;[.AC18])/1000" office:value-type="float" office:value="17.9887091512879">
            <text:p>17.99</text:p>
          </table:table-cell>
          <table:table-cell table:style-name="ce133" table:formula="of:=POWER(10;[.AD18])/1000" office:value-type="float" office:value="5.11681835540295E-038">
            <text:p>0.00</text:p>
          </table:table-cell>
          <table:table-cell table:style-name="ce129" table:formula="of:=POWER(10;[.AE18])/1000" office:value-type="float" office:value="0.161064563517827">
            <text:p>0.16</text:p>
          </table:table-cell>
          <table:table-cell table:style-name="ce133" table:formula="of:=POWER(10;[.AF18])/1000" office:value-type="float" office:value="22.0292646305346">
            <text:p>22.03</text:p>
          </table:table-cell>
          <table:table-cell table:style-name="ce129" table:formula="of:=POWER(10;[.AG18])/1000" office:value-type="float" office:value="0.0000000000001">
            <text:p>0.00</text:p>
          </table:table-cell>
          <table:table-cell table:style-name="ce133" table:formula="of:=POWER(10;[.AH18])/1000" office:value-type="float" office:value="1">
            <text:p>1.00</text:p>
          </table:table-cell>
          <table:table-cell table:style-name="ce176" table:formula="of:=POWER(10;[.AI18])/1000" office:value-type="float" office:value="84.9180475036314">
            <text:p>84.92</text:p>
          </table:table-cell>
          <table:table-cell table:style-name="ce129"/>
          <table:table-cell table:style-name="ce181" table:formula="of:=([.R18]+[.S18]*[.$BE$26]+[.T18]*[.$BE$27])" office:value-type="float" office:value="95.0666404485141">
            <text:p>95.07</text:p>
          </table:table-cell>
          <table:table-cell table:style-name="ce185" table:formula="of:=([.R18]+[.S18]*[.$BE$35]+[.T18]*[.$BE$36])" office:value-type="float" office:value="115.887286104846">
            <text:p>115.89</text:p>
          </table:table-cell>
          <table:table-cell/>
          <table:table-cell table:style-name="ce190" office:value-type="string">
            <text:p>m560</text:p>
          </table:table-cell>
          <table:table-cell table:style-name="ce195" table:formula="of:=([.$BE$12])/(1E-045*560*560*560*560*560*(POWER([.$BE$11];[.$BE$13]/([.$BE$17]*560*0.000000001))-1))" office:value-type="float" office:value="841937916959.754">
            <text:p>8.42E+11</text:p>
          </table:table-cell>
          <table:table-cell/>
          <table:table-cell table:style-name="ce201" office:value-type="string">
            <text:p>Wide Gamut RGB</text:p>
          </table:table-cell>
          <table:table-cell table:style-name="ce205" office:value-type="float" office:value="1.46281">
            <text:p>1.462810</text:p>
          </table:table-cell>
          <table:table-cell table:style-name="ce205" office:value-type="float" office:value="-0.521793">
            <text:p>-0.521793</text:p>
          </table:table-cell>
          <table:table-cell table:style-name="ce205" office:value-type="float" office:value="0.0349342">
            <text:p>0.034934</text:p>
          </table:table-cell>
          <table:table-cell table:style-name="ce205" office:value-type="float" office:value="-0.184062">
            <text:p>-0.184062</text:p>
          </table:table-cell>
          <table:table-cell table:style-name="ce205" office:value-type="float" office:value="1.44724">
            <text:p>1.447240</text:p>
          </table:table-cell>
          <table:table-cell table:style-name="ce205" office:value-type="float" office:value="-0.0968931">
            <text:p>-0.096893</text:p>
          </table:table-cell>
          <table:table-cell table:style-name="ce205" office:value-type="float" office:value="-0.274361">
            <text:p>-0.274361</text:p>
          </table:table-cell>
          <table:table-cell table:style-name="ce205" office:value-type="float" office:value="0.0677228">
            <text:p>0.067723</text:p>
          </table:table-cell>
          <table:table-cell table:style-name="ce205" office:value-type="float" office:value="1.28841">
            <text:p>1.288410</text:p>
          </table:table-cell>
          <table:table-cell table:style-name="ce212" office:value-type="float" office:value="2.2">
            <text:p>2.2</text:p>
          </table:table-cell>
          <table:table-cell table:number-columns-repeated="955"/>
        </table:table-row>
        <table:table-row table:style-name="ro2">
          <table:table-cell/>
          <table:table-cell table:style-name="ce13" office:value-type="float" office:value="490">
            <text:p>490</text:p>
          </table:table-cell>
          <table:table-cell table:style-name="ce120" office:value-type="float" office:value="0.03201">
            <text:p>0.032010000000</text:p>
          </table:table-cell>
          <table:table-cell table:style-name="ce120" office:value-type="float" office:value="0.20802">
            <text:p>0.208020000000</text:p>
          </table:table-cell>
          <table:table-cell table:style-name="ce53" office:value-type="float" office:value="0.46518">
            <text:p>0.465180000000</text:p>
          </table:table-cell>
          <table:table-cell table:style-name="ce120" office:value-type="float" office:value="0.016172">
            <text:p>0.016172000000</text:p>
          </table:table-cell>
          <table:table-cell table:style-name="ce53" office:value-type="float" office:value="0.339133">
            <text:p>0.339133000000</text:p>
          </table:table-cell>
          <table:table-cell table:style-name="ce120" office:value-type="float" office:value="0.415254">
            <text:p>0.415254000000</text:p>
          </table:table-cell>
          <table:table-cell table:style-name="ce130" table:formula="of:=(100*[.$BE$12])/(1E-045*[.B19]*[.B19]*[.B19]*[.B19]*[.B19]*(POWER([.$BE$11];[.$BE$13]/([.$BE$17]*[.B19]*0.000000001))-1)*[.$BE$18])" office:value-type="float" office:value="53.9249409341631">
            <text:p>53.92</text:p>
          </table:table-cell>
          <table:table-cell table:style-name="ce135" office:value-type="float" office:value="96.5">
            <text:p>96.50</text:p>
          </table:table-cell>
          <table:table-cell table:style-name="ce139" office:value-type="float" office:value="120.7">
            <text:p>120.70</text:p>
          </table:table-cell>
          <table:table-cell table:style-name="ce135" table:formula="of:=([.R19]+[.S19]*[.$BE$7]+[.T19]*[.$BE$8])" office:value-type="float" office:value="91.9293899750872">
            <text:p>91.93</text:p>
          </table:table-cell>
          <table:table-cell table:style-name="ce139" office:value-type="float" office:value="100">
            <text:p>100.00</text:p>
          </table:table-cell>
          <table:table-cell table:style-name="ce135" office:value-type="float" office:value="7.62">
            <text:p>7.62</text:p>
          </table:table-cell>
          <table:table-cell table:style-name="ce135" office:value-type="float" office:value="13.82">
            <text:p>13.82</text:p>
          </table:table-cell>
          <table:table-cell table:style-name="ce139" office:value-type="float" office:value="14.96">
            <text:p>14.96</text:p>
          </table:table-cell>
          <table:table-cell table:style-name="ce143" table:formula="of:=(100*[.$BE$12])/(1E-045*[.B19]*[.B19]*[.B19]*[.B19]*[.B19]*(POWER([.$BE$11];[.$BE$13]/(Blackbody_Temperature*[.B19]*0.000000001))-1)*[.$BE$14])" office:value-type="float" office:value="93.2877267894908">
            <text:p>93.29</text:p>
          </table:table-cell>
          <table:table-cell table:style-name="ce139" office:value-type="float" office:value="113.5">
            <text:p>113.50</text:p>
          </table:table-cell>
          <table:table-cell table:style-name="ce135" office:value-type="float" office:value="20.1">
            <text:p>20.10</text:p>
          </table:table-cell>
          <table:table-cell table:style-name="ce139" office:value-type="float" office:value="-1.8">
            <text:p>-1.80</text:p>
          </table:table-cell>
          <table:table-cell table:style-name="ce152" office:value-type="float" office:value="4.041">
            <text:p>4.041</text:p>
          </table:table-cell>
          <table:table-cell table:style-name="ce158" office:value-type="float" office:value="-10">
            <text:p>-10.000</text:p>
          </table:table-cell>
          <table:table-cell table:style-name="ce163" office:value-type="float" office:value="4.351">
            <text:p>4.351</text:p>
          </table:table-cell>
          <table:table-cell table:style-name="ce158" table:formula="of:=[.X20]-2.7" office:value-type="float" office:value="-27.132">
            <text:p>-27.132</text:p>
          </table:table-cell>
          <table:table-cell table:style-name="ce163" table:formula="of:=[.Y20]-2.2" office:value-type="float" office:value="-0.55">
            <text:p>-0.550</text:p>
          </table:table-cell>
          <table:table-cell table:style-name="ce158" office:value-type="float" office:value="1.566">
            <text:p>1.566</text:p>
          </table:table-cell>
          <table:table-cell table:style-name="ce163" office:value-type="float" office:value="0">
            <text:p>0.000</text:p>
          </table:table-cell>
          <table:table-cell table:style-name="ce158" office:value-type="float" office:value="3.699">
            <text:p>3.699</text:p>
          </table:table-cell>
          <table:table-cell table:style-name="ce163" office:value-type="float" office:value="3.778">
            <text:p>3.778</text:p>
          </table:table-cell>
          <table:table-cell table:style-name="ce158" table:formula="of:=[.AD20]-2.6" office:value-type="float" office:value="-31.691">
            <text:p>-31.691</text:p>
          </table:table-cell>
          <table:table-cell table:style-name="ce163" office:value-type="float" office:value="3.156">
            <text:p>3.156</text:p>
          </table:table-cell>
          <table:table-cell table:style-name="ce158" office:value-type="float" office:value="3.743">
            <text:p>3.743</text:p>
          </table:table-cell>
          <table:table-cell table:style-name="ce163" office:value-type="float" office:value="-10">
            <text:p>-10.000</text:p>
          </table:table-cell>
          <table:table-cell table:style-name="ce158" office:value-type="float" office:value="3.699">
            <text:p>3.699</text:p>
          </table:table-cell>
          <table:table-cell table:style-name="ce169" office:value-type="float" office:value="4.813">
            <text:p>4.813</text:p>
          </table:table-cell>
          <table:table-cell table:style-name="ce162"/>
          <table:table-cell table:style-name="ce173" table:formula="of:=POWER(10;[.U19])/1000" office:value-type="float" office:value="10.9900583943252">
            <text:p>10.99</text:p>
          </table:table-cell>
          <table:table-cell table:style-name="ce143" table:formula="of:=POWER(10;[.V19])/1000" office:value-type="float" office:value="0.0000000000001">
            <text:p>0.00</text:p>
          </table:table-cell>
          <table:table-cell table:style-name="ce130" table:formula="of:=POWER(10;[.W19])/1000" office:value-type="float" office:value="22.4388192378277">
            <text:p>22.44</text:p>
          </table:table-cell>
          <table:table-cell table:style-name="ce143" table:formula="of:=POWER(10;[.X19])/1000" office:value-type="float" office:value="7.3790423012911E-031">
            <text:p>0.00</text:p>
          </table:table-cell>
          <table:table-cell table:style-name="ce130" table:formula="of:=POWER(10;[.Y19])/1000" office:value-type="float" office:value="0.000281838293126445">
            <text:p>0.00</text:p>
          </table:table-cell>
          <table:table-cell table:style-name="ce143" table:formula="of:=POWER(10;[.Z19])/1000" office:value-type="float" office:value="0.0368128973642531">
            <text:p>0.04</text:p>
          </table:table-cell>
          <table:table-cell table:style-name="ce130" table:formula="of:=POWER(10;[.AA19])/1000" office:value-type="float" office:value="0.001">
            <text:p>0.00</text:p>
          </table:table-cell>
          <table:table-cell table:style-name="ce143" table:formula="of:=POWER(10;[.AB19])/1000" office:value-type="float" office:value="5.00034534976978">
            <text:p>5.00</text:p>
          </table:table-cell>
          <table:table-cell table:style-name="ce130" table:formula="of:=POWER(10;[.AC19])/1000" office:value-type="float" office:value="5.99791076255509">
            <text:p>6.00</text:p>
          </table:table-cell>
          <table:table-cell table:style-name="ce143" table:formula="of:=POWER(10;[.AD19])/1000" office:value-type="float" office:value="2.03704207770567E-035">
            <text:p>0.00</text:p>
          </table:table-cell>
          <table:table-cell table:style-name="ce130" table:formula="of:=POWER(10;[.AE19])/1000" office:value-type="float" office:value="1.43218789927354">
            <text:p>1.43</text:p>
          </table:table-cell>
          <table:table-cell table:style-name="ce143" table:formula="of:=POWER(10;[.AF19])/1000" office:value-type="float" office:value="5.53350109215737">
            <text:p>5.53</text:p>
          </table:table-cell>
          <table:table-cell table:style-name="ce130" table:formula="of:=POWER(10;[.AG19])/1000" office:value-type="float" office:value="0.0000000000001">
            <text:p>0.00</text:p>
          </table:table-cell>
          <table:table-cell table:style-name="ce143" table:formula="of:=POWER(10;[.AH19])/1000" office:value-type="float" office:value="5.00034534976978">
            <text:p>5.00</text:p>
          </table:table-cell>
          <table:table-cell table:style-name="ce177" table:formula="of:=POWER(10;[.AI19])/1000" office:value-type="float" office:value="65.012969034309">
            <text:p>65.01</text:p>
          </table:table-cell>
          <table:table-cell table:style-name="ce129"/>
          <table:table-cell table:style-name="ce182" table:formula="of:=([.R19]+[.S19]*[.$BE$26]+[.T19]*[.$BE$27])" office:value-type="float" office:value="91.9293899750872">
            <text:p>91.93</text:p>
          </table:table-cell>
          <table:table-cell table:style-name="ce186" table:formula="of:=([.R19]+[.S19]*[.$BE$35]+[.T19]*[.$BE$36])" office:value-type="float" office:value="108.781421738809">
            <text:p>108.78</text:p>
          </table:table-cell>
          <table:table-cell table:number-columns-repeated="2"/>
          <table:table-cell table:style-name="ce196"/>
          <table:table-cell table:number-columns-repeated="967"/>
        </table:table-row>
        <table:table-row table:style-name="ro2">
          <table:table-cell/>
          <table:table-cell table:style-name="ce12" office:value-type="float" office:value="500">
            <text:p>500</text:p>
          </table:table-cell>
          <table:table-cell table:style-name="ce119" office:value-type="float" office:value="0.0049">
            <text:p>0.004900000000</text:p>
          </table:table-cell>
          <table:table-cell table:style-name="ce119" office:value-type="float" office:value="0.323">
            <text:p>0.323000000000</text:p>
          </table:table-cell>
          <table:table-cell table:style-name="ce52" office:value-type="float" office:value="0.272">
            <text:p>0.272000000000</text:p>
          </table:table-cell>
          <table:table-cell table:style-name="ce119" office:value-type="float" office:value="0.003816">
            <text:p>0.003816000000</text:p>
          </table:table-cell>
          <table:table-cell table:style-name="ce52" office:value-type="float" office:value="0.460777">
            <text:p>0.460777000000</text:p>
          </table:table-cell>
          <table:table-cell table:style-name="ce119" office:value-type="float" office:value="0.218502">
            <text:p>0.218502000000</text:p>
          </table:table-cell>
          <table:table-cell table:style-name="ce129" table:formula="of:=(100*[.$BE$12])/(1E-045*[.B20]*[.B20]*[.B20]*[.B20]*[.B20]*(POWER([.$BE$11];[.$BE$13]/([.$BE$17]*[.B20]*0.000000001))-1)*[.$BE$18])" office:value-type="float" office:value="59.8720922697231">
            <text:p>59.87</text:p>
          </table:table-cell>
          <table:table-cell table:style-name="ce134" office:value-type="float" office:value="94.2">
            <text:p>94.20</text:p>
          </table:table-cell>
          <table:table-cell table:style-name="ce138" office:value-type="float" office:value="112.1">
            <text:p>112.10</text:p>
          </table:table-cell>
          <table:table-cell table:style-name="ce134" table:formula="of:=([.R20]+[.S20]*[.$BE$7]+[.T20]*[.$BE$8])" office:value-type="float" office:value="95.6966684510298">
            <text:p>95.70</text:p>
          </table:table-cell>
          <table:table-cell table:style-name="ce138" office:value-type="float" office:value="100">
            <text:p>100.00</text:p>
          </table:table-cell>
          <table:table-cell table:style-name="ce134" office:value-type="float" office:value="7.28">
            <text:p>7.28</text:p>
          </table:table-cell>
          <table:table-cell table:style-name="ce134" office:value-type="float" office:value="13.43">
            <text:p>13.43</text:p>
          </table:table-cell>
          <table:table-cell table:style-name="ce138" office:value-type="float" office:value="4.72">
            <text:p>4.72</text:p>
          </table:table-cell>
          <table:table-cell table:style-name="ce133" table:formula="of:=(100*[.$BE$12])/(1E-045*[.B20]*[.B20]*[.B20]*[.B20]*[.B20]*(POWER([.$BE$11];[.$BE$13]/(Blackbody_Temperature*[.B20]*0.000000001))-1)*[.$BE$14])" office:value-type="float" office:value="94.8672820432164">
            <text:p>94.87</text:p>
          </table:table-cell>
          <table:table-cell table:style-name="ce138" office:value-type="float" office:value="113.1">
            <text:p>113.10</text:p>
          </table:table-cell>
          <table:table-cell table:style-name="ce134" office:value-type="float" office:value="16.2">
            <text:p>16.20</text:p>
          </table:table-cell>
          <table:table-cell table:style-name="ce138" office:value-type="float" office:value="-1.5">
            <text:p>-1.50</text:p>
          </table:table-cell>
          <table:table-cell table:style-name="ce151" office:value-type="float" office:value="4.276">
            <text:p>4.276</text:p>
          </table:table-cell>
          <table:table-cell table:style-name="ce157" office:value-type="float" office:value="-10">
            <text:p>-10.000</text:p>
          </table:table-cell>
          <table:table-cell table:style-name="ce162" office:value-type="float" office:value="3.993">
            <text:p>3.993</text:p>
          </table:table-cell>
          <table:table-cell table:style-name="ce157" table:formula="of:=[.X21]-2.7" office:value-type="float" office:value="-24.432">
            <text:p>-24.432</text:p>
          </table:table-cell>
          <table:table-cell table:style-name="ce162" office:value-type="float" office:value="1.65">
            <text:p>1.650</text:p>
          </table:table-cell>
          <table:table-cell table:style-name="ce157" office:value-type="float" office:value="0.165">
            <text:p>0.165</text:p>
          </table:table-cell>
          <table:table-cell table:style-name="ce162" office:value-type="float" office:value="0">
            <text:p>0.000</text:p>
          </table:table-cell>
          <table:table-cell table:style-name="ce157" office:value-type="float" office:value="4.447">
            <text:p>4.447</text:p>
          </table:table-cell>
          <table:table-cell table:style-name="ce162" office:value-type="float" office:value="2.903">
            <text:p>2.903</text:p>
          </table:table-cell>
          <table:table-cell table:style-name="ce157" table:formula="of:=[.AD21]-2.6" office:value-type="float" office:value="-29.091">
            <text:p>-29.091</text:p>
          </table:table-cell>
          <table:table-cell table:style-name="ce162" office:value-type="float" office:value="3.804">
            <text:p>3.804</text:p>
          </table:table-cell>
          <table:table-cell table:style-name="ce157" office:value-type="float" office:value="2.99">
            <text:p>2.990</text:p>
          </table:table-cell>
          <table:table-cell table:style-name="ce162" office:value-type="float" office:value="-10">
            <text:p>-10.000</text:p>
          </table:table-cell>
          <table:table-cell table:style-name="ce157" office:value-type="float" office:value="4.447">
            <text:p>4.447</text:p>
          </table:table-cell>
          <table:table-cell table:style-name="ce168" office:value-type="float" office:value="4.602">
            <text:p>4.602</text:p>
          </table:table-cell>
          <table:table-cell table:style-name="ce162"/>
          <table:table-cell table:style-name="ce172" table:formula="of:=POWER(10;[.U20])/1000" office:value-type="float" office:value="18.8799134909629">
            <text:p>18.88</text:p>
          </table:table-cell>
          <table:table-cell table:style-name="ce133" table:formula="of:=POWER(10;[.V20])/1000" office:value-type="float" office:value="0.0000000000001">
            <text:p>0.00</text:p>
          </table:table-cell>
          <table:table-cell table:style-name="ce129" table:formula="of:=POWER(10;[.W20])/1000" office:value-type="float" office:value="9.84011105761133">
            <text:p>9.84</text:p>
          </table:table-cell>
          <table:table-cell table:style-name="ce133" table:formula="of:=POWER(10;[.X20])/1000" office:value-type="float" office:value="3.6982817978027E-028">
            <text:p>0.00</text:p>
          </table:table-cell>
          <table:table-cell table:style-name="ce129" table:formula="of:=POWER(10;[.Y20])/1000" office:value-type="float" office:value="0.0446683592150963">
            <text:p>0.04</text:p>
          </table:table-cell>
          <table:table-cell table:style-name="ce133" table:formula="of:=POWER(10;[.Z20])/1000" office:value-type="float" office:value="0.00146217717445672">
            <text:p>0.00</text:p>
          </table:table-cell>
          <table:table-cell table:style-name="ce129" table:formula="of:=POWER(10;[.AA20])/1000" office:value-type="float" office:value="0.001">
            <text:p>0.00</text:p>
          </table:table-cell>
          <table:table-cell table:style-name="ce133" table:formula="of:=POWER(10;[.AB20])/1000" office:value-type="float" office:value="27.9898131963436">
            <text:p>27.99</text:p>
          </table:table-cell>
          <table:table-cell table:style-name="ce129" table:formula="of:=POWER(10;[.AC20])/1000" office:value-type="float" office:value="0.799834255007028">
            <text:p>0.80</text:p>
          </table:table-cell>
          <table:table-cell table:style-name="ce133" table:formula="of:=POWER(10;[.AD20])/1000" office:value-type="float" office:value="8.10961057853825E-033">
            <text:p>0.00</text:p>
          </table:table-cell>
          <table:table-cell table:style-name="ce129" table:formula="of:=POWER(10;[.AE20])/1000" office:value-type="float" office:value="6.36795520907916">
            <text:p>6.37</text:p>
          </table:table-cell>
          <table:table-cell table:style-name="ce133" table:formula="of:=POWER(10;[.AF20])/1000" office:value-type="float" office:value="0.977237220955811">
            <text:p>0.98</text:p>
          </table:table-cell>
          <table:table-cell table:style-name="ce129" table:formula="of:=POWER(10;[.AG20])/1000" office:value-type="float" office:value="0.0000000000001">
            <text:p>0.00</text:p>
          </table:table-cell>
          <table:table-cell table:style-name="ce133" table:formula="of:=POWER(10;[.AH20])/1000" office:value-type="float" office:value="27.9898131963436">
            <text:p>27.99</text:p>
          </table:table-cell>
          <table:table-cell table:style-name="ce176" table:formula="of:=POWER(10;[.AI20])/1000" office:value-type="float" office:value="39.9944749761098">
            <text:p>39.99</text:p>
          </table:table-cell>
          <table:table-cell table:style-name="ce129"/>
          <table:table-cell table:style-name="ce181" table:formula="of:=([.R20]+[.S20]*[.$BE$26]+[.T20]*[.$BE$27])" office:value-type="float" office:value="95.6966684510298">
            <text:p>95.70</text:p>
          </table:table-cell>
          <table:table-cell table:style-name="ce185" table:formula="of:=([.R20]+[.S20]*[.$BE$35]+[.T20]*[.$BE$36])" office:value-type="float" office:value="109.330877289066">
            <text:p>109.33</text:p>
          </table:table-cell>
          <table:table-cell/>
          <table:table-cell table:style-name="ce188" office:value-type="string" table:number-columns-spanned="2" table:number-rows-spanned="1">
            <text:p>D50 Illuminant</text:p>
          </table:table-cell>
          <table:covered-table-cell table:style-name="ce112"/>
          <table:table-cell/>
          <table:table-cell table:style-name="ce202" office:value-type="string">
            <text:p>Illuminant</text:p>
          </table:table-cell>
          <table:table-cell table:style-name="ce61" office:value-type="string">
            <text:p>X</text:p>
          </table:table-cell>
          <table:table-cell table:style-name="ce45" office:value-type="string">
            <text:p>Y</text:p>
          </table:table-cell>
          <table:table-cell table:style-name="ce112" office:value-type="string">
            <text:p>Z</text:p>
          </table:table-cell>
          <table:table-cell table:number-columns-repeated="962"/>
        </table:table-row>
        <table:table-row table:style-name="ro2">
          <table:table-cell/>
          <table:table-cell table:style-name="ce12" office:value-type="float" office:value="510">
            <text:p>510</text:p>
          </table:table-cell>
          <table:table-cell table:style-name="ce119" office:value-type="float" office:value="0.0093">
            <text:p>0.009300000000</text:p>
          </table:table-cell>
          <table:table-cell table:style-name="ce119" office:value-type="float" office:value="0.503">
            <text:p>0.503000000000</text:p>
          </table:table-cell>
          <table:table-cell table:style-name="ce52" office:value-type="float" office:value="0.1582">
            <text:p>0.158200000000</text:p>
          </table:table-cell>
          <table:table-cell table:style-name="ce119" office:value-type="float" office:value="0.037465">
            <text:p>0.037465000000</text:p>
          </table:table-cell>
          <table:table-cell table:style-name="ce52" office:value-type="float" office:value="0.606741">
            <text:p>0.606741000000</text:p>
          </table:table-cell>
          <table:table-cell table:style-name="ce119" office:value-type="float" office:value="0.112044">
            <text:p>0.112044000000</text:p>
          </table:table-cell>
          <table:table-cell table:style-name="ce129" table:formula="of:=(100*[.$BE$12])/(1E-045*[.B21]*[.B21]*[.B21]*[.B21]*[.B21]*(POWER([.$BE$11];[.$BE$13]/([.$BE$17]*[.B21]*0.000000001))-1)*[.$BE$18])" office:value-type="float" office:value="66.0733841487138">
            <text:p>66.07</text:p>
          </table:table-cell>
          <table:table-cell table:style-name="ce134" office:value-type="float" office:value="90.7">
            <text:p>90.70</text:p>
          </table:table-cell>
          <table:table-cell table:style-name="ce138" office:value-type="float" office:value="102.3">
            <text:p>102.30</text:p>
          </table:table-cell>
          <table:table-cell table:style-name="ce134" table:formula="of:=([.R21]+[.S21]*[.$BE$7]+[.T21]*[.$BE$8])" office:value-type="float" office:value="96.5909826872026">
            <text:p>96.59</text:p>
          </table:table-cell>
          <table:table-cell table:style-name="ce138" office:value-type="float" office:value="100">
            <text:p>100.00</text:p>
          </table:table-cell>
          <table:table-cell table:style-name="ce134" office:value-type="float" office:value="7.05">
            <text:p>7.05</text:p>
          </table:table-cell>
          <table:table-cell table:style-name="ce134" office:value-type="float" office:value="13.08">
            <text:p>13.08</text:p>
          </table:table-cell>
          <table:table-cell table:style-name="ce138" office:value-type="float" office:value="1.47">
            <text:p>1.47</text:p>
          </table:table-cell>
          <table:table-cell table:style-name="ce133" table:formula="of:=(100*[.$BE$12])/(1E-045*[.B21]*[.B21]*[.B21]*[.B21]*[.B21]*(POWER([.$BE$11];[.$BE$13]/(Blackbody_Temperature*[.B21]*0.000000001))-1)*[.$BE$14])" office:value-type="float" office:value="96.2251967766155">
            <text:p>96.23</text:p>
          </table:table-cell>
          <table:table-cell table:style-name="ce138" office:value-type="float" office:value="110.8">
            <text:p>110.80</text:p>
          </table:table-cell>
          <table:table-cell table:style-name="ce134" office:value-type="float" office:value="13.2">
            <text:p>13.20</text:p>
          </table:table-cell>
          <table:table-cell table:style-name="ce138" office:value-type="float" office:value="-1.3">
            <text:p>-1.30</text:p>
          </table:table-cell>
          <table:table-cell table:style-name="ce151" office:value-type="float" office:value="4.513">
            <text:p>4.513</text:p>
          </table:table-cell>
          <table:table-cell table:style-name="ce157" office:value-type="float" office:value="-10">
            <text:p>-10.000</text:p>
          </table:table-cell>
          <table:table-cell table:style-name="ce162" office:value-type="float" office:value="3.402">
            <text:p>3.402</text:p>
          </table:table-cell>
          <table:table-cell table:style-name="ce157" table:formula="of:=[.X22]-2.7" office:value-type="float" office:value="-21.732">
            <text:p>-21.732</text:p>
          </table:table-cell>
          <table:table-cell table:style-name="ce162" office:value-type="float" office:value="3.822">
            <text:p>3.822</text:p>
          </table:table-cell>
          <table:table-cell table:style-name="ce157" table:formula="of:=[.Z20]-1.4" office:value-type="float" office:value="-1.235">
            <text:p>-1.235</text:p>
          </table:table-cell>
          <table:table-cell table:style-name="ce162" office:value-type="float" office:value="0">
            <text:p>0.000</text:p>
          </table:table-cell>
          <table:table-cell table:style-name="ce157" office:value-type="float" office:value="4.833">
            <text:p>4.833</text:p>
          </table:table-cell>
          <table:table-cell table:style-name="ce162" office:value-type="float" office:value="1.699">
            <text:p>1.699</text:p>
          </table:table-cell>
          <table:table-cell table:style-name="ce157" table:formula="of:=[.AD22]-2.6" office:value-type="float" office:value="-26.491">
            <text:p>-26.491</text:p>
          </table:table-cell>
          <table:table-cell table:style-name="ce162" office:value-type="float" office:value="4.272">
            <text:p>4.272</text:p>
          </table:table-cell>
          <table:table-cell table:style-name="ce157" office:value-type="float" office:value="1.852">
            <text:p>1.852</text:p>
          </table:table-cell>
          <table:table-cell table:style-name="ce162" office:value-type="float" office:value="-10">
            <text:p>-10.000</text:p>
          </table:table-cell>
          <table:table-cell table:style-name="ce157" office:value-type="float" office:value="4.833">
            <text:p>4.833</text:p>
          </table:table-cell>
          <table:table-cell table:style-name="ce168" office:value-type="float" office:value="4.255">
            <text:p>4.255</text:p>
          </table:table-cell>
          <table:table-cell table:style-name="ce162"/>
          <table:table-cell table:style-name="ce172" table:formula="of:=POWER(10;[.U21])/1000" office:value-type="float" office:value="32.5836701002009">
            <text:p>32.58</text:p>
          </table:table-cell>
          <table:table-cell table:style-name="ce133" table:formula="of:=POWER(10;[.V21])/1000" office:value-type="float" office:value="0.0000000000001">
            <text:p>0.00</text:p>
          </table:table-cell>
          <table:table-cell table:style-name="ce129" table:formula="of:=POWER(10;[.W21])/1000" office:value-type="float" office:value="2.52348077248058">
            <text:p>2.52</text:p>
          </table:table-cell>
          <table:table-cell table:style-name="ce133" table:formula="of:=POWER(10;[.X21])/1000" office:value-type="float" office:value="1.85353162341483E-025">
            <text:p>0.00</text:p>
          </table:table-cell>
          <table:table-cell table:style-name="ce129" table:formula="of:=POWER(10;[.Y21])/1000" office:value-type="float" office:value="6.63743070401909">
            <text:p>6.64</text:p>
          </table:table-cell>
          <table:table-cell table:style-name="ce133" table:formula="of:=POWER(10;[.Z21])/1000" office:value-type="float" office:value="0.0000582103217770872">
            <text:p>0.00</text:p>
          </table:table-cell>
          <table:table-cell table:style-name="ce129" table:formula="of:=POWER(10;[.AA21])/1000" office:value-type="float" office:value="0.001">
            <text:p>0.00</text:p>
          </table:table-cell>
          <table:table-cell table:style-name="ce133" table:formula="of:=POWER(10;[.AB21])/1000" office:value-type="float" office:value="68.0769358693742">
            <text:p>68.08</text:p>
          </table:table-cell>
          <table:table-cell table:style-name="ce129" table:formula="of:=POWER(10;[.AC21])/1000" office:value-type="float" office:value="0.0500034534976979">
            <text:p>0.05</text:p>
          </table:table-cell>
          <table:table-cell table:style-name="ce133" table:formula="of:=POWER(10;[.AD21])/1000" office:value-type="float" office:value="3.22849412171258E-030">
            <text:p>0.00</text:p>
          </table:table-cell>
          <table:table-cell table:style-name="ce129" table:formula="of:=POWER(10;[.AE21])/1000" office:value-type="float" office:value="18.706821403658">
            <text:p>18.71</text:p>
          </table:table-cell>
          <table:table-cell table:style-name="ce133" table:formula="of:=POWER(10;[.AF21])/1000" office:value-type="float" office:value="0.0711213513653329">
            <text:p>0.07</text:p>
          </table:table-cell>
          <table:table-cell table:style-name="ce129" table:formula="of:=POWER(10;[.AG21])/1000" office:value-type="float" office:value="0.0000000000001">
            <text:p>0.00</text:p>
          </table:table-cell>
          <table:table-cell table:style-name="ce133" table:formula="of:=POWER(10;[.AH21])/1000" office:value-type="float" office:value="68.0769358693742">
            <text:p>68.08</text:p>
          </table:table-cell>
          <table:table-cell table:style-name="ce176" table:formula="of:=POWER(10;[.AI21])/1000" office:value-type="float" office:value="17.9887091512879">
            <text:p>17.99</text:p>
          </table:table-cell>
          <table:table-cell table:style-name="ce129"/>
          <table:table-cell table:style-name="ce181" table:formula="of:=([.R21]+[.S21]*[.$BE$26]+[.T21]*[.$BE$27])" office:value-type="float" office:value="96.5909826872026">
            <text:p>96.59</text:p>
          </table:table-cell>
          <table:table-cell table:style-name="ce185" table:formula="of:=([.R21]+[.S21]*[.$BE$35]+[.T21]*[.$BE$36])" office:value-type="float" office:value="107.78241190322">
            <text:p>107.78</text:p>
          </table:table-cell>
          <table:table-cell/>
          <table:table-cell table:style-name="ce189" office:value-type="string">
            <text:p>temp</text:p>
          </table:table-cell>
          <table:table-cell table:style-name="ce192" office:value-type="float" office:value="5000">
            <text:p>5000</text:p>
          </table:table-cell>
          <table:table-cell/>
          <table:table-cell table:style-name="ce203" office:value-type="string">
            <text:p>D50</text:p>
          </table:table-cell>
          <table:table-cell table:style-name="ce206" table:formula="of:=SUMPRODUCT(Sample;xObs2;Illuminant_D50)/SUMPRODUCT(yObs2;Illuminant_D50)" office:value-type="float" office:value="0.115201315824777">
            <text:p>0.1152013</text:p>
          </table:table-cell>
          <table:table-cell table:style-name="ce206" table:formula="of:=SUMPRODUCT(Sample;yObs2;Illuminant_D50)/SUMPRODUCT(yObs2;Illuminant_D50)" office:value-type="float" office:value="0.0994717382070526">
            <text:p>0.0994717</text:p>
          </table:table-cell>
          <table:table-cell table:style-name="ce208" table:formula="of:=SUMPRODUCT(Sample;zObs2;Illuminant_D50)/SUMPRODUCT(yObs2;Illuminant_D50)" office:value-type="float" office:value="0.0470145839308222">
            <text:p>0.0470146</text:p>
          </table:table-cell>
          <table:table-cell table:number-columns-repeated="962"/>
        </table:table-row>
        <table:table-row table:style-name="ro1">
          <table:table-cell/>
          <table:table-cell table:style-name="ce12" office:value-type="float" office:value="520">
            <text:p>520</text:p>
          </table:table-cell>
          <table:table-cell table:style-name="ce119" office:value-type="float" office:value="0.06327">
            <text:p>0.063270000000</text:p>
          </table:table-cell>
          <table:table-cell table:style-name="ce119" office:value-type="float" office:value="0.71">
            <text:p>0.710000000000</text:p>
          </table:table-cell>
          <table:table-cell table:style-name="ce52" office:value-type="float" office:value="0.07824999">
            <text:p>0.078249990000</text:p>
          </table:table-cell>
          <table:table-cell table:style-name="ce119" office:value-type="float" office:value="0.117749">
            <text:p>0.117749000000</text:p>
          </table:table-cell>
          <table:table-cell table:style-name="ce52" office:value-type="float" office:value="0.761757">
            <text:p>0.761757000000</text:p>
          </table:table-cell>
          <table:table-cell table:style-name="ce119" office:value-type="float" office:value="0.060709">
            <text:p>0.060709000000</text:p>
          </table:table-cell>
          <table:table-cell table:style-name="ce129" table:formula="of:=(100*[.$BE$12])/(1E-045*[.B22]*[.B22]*[.B22]*[.B22]*[.B22]*(POWER([.$BE$11];[.$BE$13]/([.$BE$17]*[.B22]*0.000000001))-1)*[.$BE$18])" office:value-type="float" office:value="72.5044052239568">
            <text:p>72.50</text:p>
          </table:table-cell>
          <table:table-cell table:style-name="ce134" office:value-type="float" office:value="89.5">
            <text:p>89.50</text:p>
          </table:table-cell>
          <table:table-cell table:style-name="ce138" office:value-type="float" office:value="96.9">
            <text:p>96.90</text:p>
          </table:table-cell>
          <table:table-cell table:style-name="ce134" table:formula="of:=([.R22]+[.S22]*[.$BE$7]+[.T22]*[.$BE$8])" office:value-type="float" office:value="97.1131363432592">
            <text:p>97.11</text:p>
          </table:table-cell>
          <table:table-cell table:style-name="ce138" office:value-type="float" office:value="100">
            <text:p>100.00</text:p>
          </table:table-cell>
          <table:table-cell table:style-name="ce134" office:value-type="float" office:value="7.16">
            <text:p>7.16</text:p>
          </table:table-cell>
          <table:table-cell table:style-name="ce134" office:value-type="float" office:value="12.78">
            <text:p>12.78</text:p>
          </table:table-cell>
          <table:table-cell table:style-name="ce138" office:value-type="float" office:value="0.89">
            <text:p>0.89</text:p>
          </table:table-cell>
          <table:table-cell table:style-name="ce133" table:formula="of:=(100*[.$BE$12])/(1E-045*[.B22]*[.B22]*[.B22]*[.B22]*[.B22]*(POWER([.$BE$11];[.$BE$13]/(Blackbody_Temperature*[.B22]*0.000000001))-1)*[.$BE$14])" office:value-type="float" office:value="97.3696284269231">
            <text:p>97.37</text:p>
          </table:table-cell>
          <table:table-cell table:style-name="ce138" office:value-type="float" office:value="106.5">
            <text:p>106.50</text:p>
          </table:table-cell>
          <table:table-cell table:style-name="ce134" office:value-type="float" office:value="8.6">
            <text:p>8.60</text:p>
          </table:table-cell>
          <table:table-cell table:style-name="ce138" office:value-type="float" office:value="-1.2">
            <text:p>-1.20</text:p>
          </table:table-cell>
          <table:table-cell table:style-name="ce151" office:value-type="float" office:value="4.702">
            <text:p>4.702</text:p>
          </table:table-cell>
          <table:table-cell table:style-name="ce157" office:value-type="float" office:value="-10">
            <text:p>-10.000</text:p>
          </table:table-cell>
          <table:table-cell table:style-name="ce162" office:value-type="float" office:value="2.805">
            <text:p>2.805</text:p>
          </table:table-cell>
          <table:table-cell table:style-name="ce157" table:formula="of:=[.X23]-2.7" office:value-type="float" office:value="-19.032">
            <text:p>-19.032</text:p>
          </table:table-cell>
          <table:table-cell table:style-name="ce162" office:value-type="float" office:value="4.782">
            <text:p>4.782</text:p>
          </table:table-cell>
          <table:table-cell table:style-name="ce157" table:formula="of:=[.Z21]-1.4" office:value-type="float" office:value="-2.635">
            <text:p>-2.635</text:p>
          </table:table-cell>
          <table:table-cell table:style-name="ce162" office:value-type="float" office:value="0">
            <text:p>0.000</text:p>
          </table:table-cell>
          <table:table-cell table:style-name="ce157" office:value-type="float" office:value="4.964">
            <text:p>4.964</text:p>
          </table:table-cell>
          <table:table-cell table:style-name="ce162" office:value-type="float" office:value="1">
            <text:p>1.000</text:p>
          </table:table-cell>
          <table:table-cell table:style-name="ce157" table:formula="of:=[.AD23]-2.6" office:value-type="float" office:value="-23.891">
            <text:p>-23.891</text:p>
          </table:table-cell>
          <table:table-cell table:style-name="ce162" office:value-type="float" office:value="4.626">
            <text:p>4.626</text:p>
          </table:table-cell>
          <table:table-cell table:style-name="ce157" table:formula="of:=[.AF21]-2.2" office:value-type="float" office:value="-0.348">
            <text:p>-0.348</text:p>
          </table:table-cell>
          <table:table-cell table:style-name="ce162" office:value-type="float" office:value="-10">
            <text:p>-10.000</text:p>
          </table:table-cell>
          <table:table-cell table:style-name="ce157" office:value-type="float" office:value="4.964">
            <text:p>4.964</text:p>
          </table:table-cell>
          <table:table-cell table:style-name="ce168" office:value-type="float" office:value="3.699">
            <text:p>3.699</text:p>
          </table:table-cell>
          <table:table-cell table:style-name="ce162"/>
          <table:table-cell table:style-name="ce172" table:formula="of:=POWER(10;[.U22])/1000" office:value-type="float" office:value="50.3500608787905">
            <text:p>50.35</text:p>
          </table:table-cell>
          <table:table-cell table:style-name="ce133" table:formula="of:=POWER(10;[.V22])/1000" office:value-type="float" office:value="0.0000000000001">
            <text:p>0.00</text:p>
          </table:table-cell>
          <table:table-cell table:style-name="ce129" table:formula="of:=POWER(10;[.W22])/1000" office:value-type="float" office:value="0.638263486190549">
            <text:p>0.64</text:p>
          </table:table-cell>
          <table:table-cell table:style-name="ce133" table:formula="of:=POWER(10;[.X22])/1000" office:value-type="float" office:value="9.28966386779944E-023">
            <text:p>0.00</text:p>
          </table:table-cell>
          <table:table-cell table:style-name="ce129" table:formula="of:=POWER(10;[.Y22])/1000" office:value-type="float" office:value="60.5340874753914">
            <text:p>60.53</text:p>
          </table:table-cell>
          <table:table-cell table:style-name="ce133" table:formula="of:=POWER(10;[.Z22])/1000" office:value-type="float" office:value="0.00000231739464996848">
            <text:p>0.00</text:p>
          </table:table-cell>
          <table:table-cell table:style-name="ce129" table:formula="of:=POWER(10;[.AA22])/1000" office:value-type="float" office:value="0.001">
            <text:p>0.00</text:p>
          </table:table-cell>
          <table:table-cell table:style-name="ce133" table:formula="of:=POWER(10;[.AB22])/1000" office:value-type="float" office:value="92.0449571753172">
            <text:p>92.04</text:p>
          </table:table-cell>
          <table:table-cell table:style-name="ce129" table:formula="of:=POWER(10;[.AC22])/1000" office:value-type="float" office:value="0.01">
            <text:p>0.01</text:p>
          </table:table-cell>
          <table:table-cell table:style-name="ce133" table:formula="of:=POWER(10;[.AD22])/1000" office:value-type="float" office:value="1.2852866599436E-027">
            <text:p>0.00</text:p>
          </table:table-cell>
          <table:table-cell table:style-name="ce129" table:formula="of:=POWER(10;[.AE22])/1000" office:value-type="float" office:value="42.2668614265603">
            <text:p>42.27</text:p>
          </table:table-cell>
          <table:table-cell table:style-name="ce133" table:formula="of:=POWER(10;[.AF22])/1000" office:value-type="float" office:value="0.000448745389933132">
            <text:p>0.00</text:p>
          </table:table-cell>
          <table:table-cell table:style-name="ce129" table:formula="of:=POWER(10;[.AG22])/1000" office:value-type="float" office:value="0.0000000000001">
            <text:p>0.00</text:p>
          </table:table-cell>
          <table:table-cell table:style-name="ce133" table:formula="of:=POWER(10;[.AH22])/1000" office:value-type="float" office:value="92.0449571753172">
            <text:p>92.04</text:p>
          </table:table-cell>
          <table:table-cell table:style-name="ce176" table:formula="of:=POWER(10;[.AI22])/1000" office:value-type="float" office:value="5.00034534976978">
            <text:p>5.00</text:p>
          </table:table-cell>
          <table:table-cell table:style-name="ce129"/>
          <table:table-cell table:style-name="ce181" table:formula="of:=([.R22]+[.S22]*[.$BE$26]+[.T22]*[.$BE$27])" office:value-type="float" office:value="97.1131363432592">
            <text:p>97.11</text:p>
          </table:table-cell>
          <table:table-cell table:style-name="ce185" table:formula="of:=([.R22]+[.S22]*[.$BE$35]+[.T22]*[.$BE$36])" office:value-type="float" office:value="104.777052126991">
            <text:p>104.78</text:p>
          </table:table-cell>
          <table:table-cell/>
          <table:table-cell table:style-name="ce189" office:value-type="string">
            <text:p>itemp</text:p>
          </table:table-cell>
          <table:table-cell table:style-name="ce192" table:formula="of:=1/[.BE21]" office:value-type="float" office:value="0.0002">
            <text:p>0</text:p>
          </table:table-cell>
          <table:table-cell/>
          <table:table-cell table:style-name="ce8" office:value-type="string">
            <text:p>D65</text:p>
          </table:table-cell>
          <table:table-cell table:style-name="ce207" table:formula="of:=SUMPRODUCT(Sample;xObs2;Illuminant_D65)/SUMPRODUCT(yObs2;Illuminant_D65)" office:value-type="float" office:value="0.108316063841385">
            <text:p>0.1083161</text:p>
          </table:table-cell>
          <table:table-cell table:style-name="ce207" table:formula="of:=SUMPRODUCT(Sample;yObs2;Illuminant_D65)/SUMPRODUCT(yObs2;Illuminant_D65)" office:value-type="float" office:value="0.0968135456790277">
            <text:p>0.0968135</text:p>
          </table:table-cell>
          <table:table-cell table:style-name="ce209" table:formula="of:=SUMPRODUCT(Sample;zObs2;Illuminant_D65)/SUMPRODUCT(yObs2;Illuminant_D65)" office:value-type="float" office:value="0.0620711286993945">
            <text:p>0.0620711</text:p>
          </table:table-cell>
          <table:table-cell table:number-columns-repeated="962"/>
        </table:table-row>
        <table:table-row table:style-name="ro2">
          <table:table-cell/>
          <table:table-cell table:style-name="ce12" office:value-type="float" office:value="530">
            <text:p>530</text:p>
          </table:table-cell>
          <table:table-cell table:style-name="ce119" office:value-type="float" office:value="0.1655">
            <text:p>0.165500000000</text:p>
          </table:table-cell>
          <table:table-cell table:style-name="ce119" office:value-type="float" office:value="0.862">
            <text:p>0.862000000000</text:p>
          </table:table-cell>
          <table:table-cell table:style-name="ce52" office:value-type="float" office:value="0.04216">
            <text:p>0.042160000000</text:p>
          </table:table-cell>
          <table:table-cell table:style-name="ce119" office:value-type="float" office:value="0.236491">
            <text:p>0.236491000000</text:p>
          </table:table-cell>
          <table:table-cell table:style-name="ce52" office:value-type="float" office:value="0.875211">
            <text:p>0.875211000000</text:p>
          </table:table-cell>
          <table:table-cell table:style-name="ce119" office:value-type="float" office:value="0.030451">
            <text:p>0.030451000000</text:p>
          </table:table-cell>
          <table:table-cell table:style-name="ce129" table:formula="of:=(100*[.$BE$12])/(1E-045*[.B23]*[.B23]*[.B23]*[.B23]*[.B23]*(POWER([.$BE$11];[.$BE$13]/([.$BE$17]*[.B23]*0.000000001))-1)*[.$BE$18])" office:value-type="float" office:value="79.1394480600833">
            <text:p>79.14</text:p>
          </table:table-cell>
          <table:table-cell table:style-name="ce134" office:value-type="float" office:value="92.2">
            <text:p>92.20</text:p>
          </table:table-cell>
          <table:table-cell table:style-name="ce138" office:value-type="float" office:value="98">
            <text:p>98.00</text:p>
          </table:table-cell>
          <table:table-cell table:style-name="ce134" table:formula="of:=([.R23]+[.S23]*[.$BE$7]+[.T23]*[.$BE$8])" office:value-type="float" office:value="102.087289847501">
            <text:p>102.09</text:p>
          </table:table-cell>
          <table:table-cell table:style-name="ce138" office:value-type="float" office:value="100">
            <text:p>100.00</text:p>
          </table:table-cell>
          <table:table-cell table:style-name="ce134" office:value-type="float" office:value="8.04">
            <text:p>8.04</text:p>
          </table:table-cell>
          <table:table-cell table:style-name="ce134" office:value-type="float" office:value="12.44">
            <text:p>12.44</text:p>
          </table:table-cell>
          <table:table-cell table:style-name="ce138" office:value-type="float" office:value="1.18">
            <text:p>1.18</text:p>
          </table:table-cell>
          <table:table-cell table:style-name="ce133" table:formula="of:=(100*[.$BE$12])/(1E-045*[.B23]*[.B23]*[.B23]*[.B23]*[.B23]*(POWER([.$BE$11];[.$BE$13]/(Blackbody_Temperature*[.B23]*0.000000001))-1)*[.$BE$14])" office:value-type="float" office:value="98.3095517366159">
            <text:p>98.31</text:p>
          </table:table-cell>
          <table:table-cell table:style-name="ce138" office:value-type="float" office:value="108.8">
            <text:p>108.80</text:p>
          </table:table-cell>
          <table:table-cell table:style-name="ce134" office:value-type="float" office:value="6.1">
            <text:p>6.10</text:p>
          </table:table-cell>
          <table:table-cell table:style-name="ce138" office:value-type="float" office:value="-1">
            <text:p>-1.00</text:p>
          </table:table-cell>
          <table:table-cell table:style-name="ce151" office:value-type="float" office:value="4.825">
            <text:p>4.825</text:p>
          </table:table-cell>
          <table:table-cell table:style-name="ce157" office:value-type="float" office:value="-10">
            <text:p>-10.000</text:p>
          </table:table-cell>
          <table:table-cell table:style-name="ce162" office:value-type="float" office:value="2.211">
            <text:p>2.211</text:p>
          </table:table-cell>
          <table:table-cell table:style-name="ce157" table:formula="of:=[.X24]-2.7" office:value-type="float" office:value="-16.332">
            <text:p>-16.332</text:p>
          </table:table-cell>
          <table:table-cell table:style-name="ce162" office:value-type="float" office:value="5">
            <text:p>5.000</text:p>
          </table:table-cell>
          <table:table-cell table:style-name="ce157" table:formula="of:=[.Z22]-1.4" office:value-type="float" office:value="-4.035">
            <text:p>-4.035</text:p>
          </table:table-cell>
          <table:table-cell table:style-name="ce162" office:value-type="float" office:value="0">
            <text:p>0.000</text:p>
          </table:table-cell>
          <table:table-cell table:style-name="ce157" office:value-type="float" office:value="5">
            <text:p>5.000</text:p>
          </table:table-cell>
          <table:table-cell table:style-name="ce162" office:value-type="float" office:value="-10">
            <text:p>-10.000</text:p>
          </table:table-cell>
          <table:table-cell table:style-name="ce157" table:formula="of:=[.AD24]-2.6" office:value-type="float" office:value="-21.291">
            <text:p>-21.291</text:p>
          </table:table-cell>
          <table:table-cell table:style-name="ce162" office:value-type="float" office:value="4.872">
            <text:p>4.872</text:p>
          </table:table-cell>
          <table:table-cell table:style-name="ce157" table:formula="of:=[.AF22]-2.2" office:value-type="float" office:value="-2.548">
            <text:p>-2.548</text:p>
          </table:table-cell>
          <table:table-cell table:style-name="ce162" office:value-type="float" office:value="-10">
            <text:p>-10.000</text:p>
          </table:table-cell>
          <table:table-cell table:style-name="ce157" office:value-type="float" office:value="5">
            <text:p>5.000</text:p>
          </table:table-cell>
          <table:table-cell table:style-name="ce168" office:value-type="float" office:value="2.301">
            <text:p>2.301</text:p>
          </table:table-cell>
          <table:table-cell table:style-name="ce162"/>
          <table:table-cell table:style-name="ce172" table:formula="of:=POWER(10;[.U23])/1000" office:value-type="float" office:value="66.8343917568615">
            <text:p>66.83</text:p>
          </table:table-cell>
          <table:table-cell table:style-name="ce133" table:formula="of:=POWER(10;[.V23])/1000" office:value-type="float" office:value="0.0000000000001">
            <text:p>0.00</text:p>
          </table:table-cell>
          <table:table-cell table:style-name="ce129" table:formula="of:=POWER(10;[.W23])/1000" office:value-type="float" office:value="0.162554875575048">
            <text:p>0.16</text:p>
          </table:table-cell>
          <table:table-cell table:style-name="ce133" table:formula="of:=POWER(10;[.X23])/1000" office:value-type="float" office:value="4.65586093522962E-020">
            <text:p>0.00</text:p>
          </table:table-cell>
          <table:table-cell table:style-name="ce129" table:formula="of:=POWER(10;[.Y23])/1000" office:value-type="float" office:value="100">
            <text:p>100.00</text:p>
          </table:table-cell>
          <table:table-cell table:style-name="ce133" table:formula="of:=POWER(10;[.Z23])/1000" office:value-type="float" office:value="0.0000000922571427154763">
            <text:p>0.00</text:p>
          </table:table-cell>
          <table:table-cell table:style-name="ce129" table:formula="of:=POWER(10;[.AA23])/1000" office:value-type="float" office:value="0.001">
            <text:p>0.00</text:p>
          </table:table-cell>
          <table:table-cell table:style-name="ce133" table:formula="of:=POWER(10;[.AB23])/1000" office:value-type="float" office:value="100">
            <text:p>100.00</text:p>
          </table:table-cell>
          <table:table-cell table:style-name="ce129" table:formula="of:=POWER(10;[.AC23])/1000" office:value-type="float" office:value="0.0000000000001">
            <text:p>0.00</text:p>
          </table:table-cell>
          <table:table-cell table:style-name="ce133" table:formula="of:=POWER(10;[.AD23])/1000" office:value-type="float" office:value="5.11681835540303E-025">
            <text:p>0.00</text:p>
          </table:table-cell>
          <table:table-cell table:style-name="ce129" table:formula="of:=POWER(10;[.AE23])/1000" office:value-type="float" office:value="74.4731973905989">
            <text:p>74.47</text:p>
          </table:table-cell>
          <table:table-cell table:style-name="ce133" table:formula="of:=POWER(10;[.AF23])/1000" office:value-type="float" office:value="0.00000283139199579938">
            <text:p>0.00</text:p>
          </table:table-cell>
          <table:table-cell table:style-name="ce129" table:formula="of:=POWER(10;[.AG23])/1000" office:value-type="float" office:value="0.0000000000001">
            <text:p>0.00</text:p>
          </table:table-cell>
          <table:table-cell table:style-name="ce133" table:formula="of:=POWER(10;[.AH23])/1000" office:value-type="float" office:value="100">
            <text:p>100.00</text:p>
          </table:table-cell>
          <table:table-cell table:style-name="ce176" table:formula="of:=POWER(10;[.AI23])/1000" office:value-type="float" office:value="0.199986186963274">
            <text:p>0.20</text:p>
          </table:table-cell>
          <table:table-cell table:style-name="ce129"/>
          <table:table-cell table:style-name="ce181" table:formula="of:=([.R23]+[.S23]*[.$BE$26]+[.T23]*[.$BE$27])" office:value-type="float" office:value="102.087289847501">
            <text:p>102.09</text:p>
          </table:table-cell>
          <table:table-cell table:style-name="ce185" table:formula="of:=([.R23]+[.S23]*[.$BE$35]+[.T23]*[.$BE$36])" office:value-type="float" office:value="107.680381432">
            <text:p>107.68</text:p>
          </table:table-cell>
          <table:table-cell/>
          <table:table-cell table:style-name="ce189" office:value-type="string">
            <text:p>xx</text:p>
          </table:table-cell>
          <table:table-cell table:style-name="ce192" table:formula="of:=IF([.BE21]&lt;=7000;((-4607000000*[.BE22]+2967800)*[.BE22]+99.11)*[.BE22]+0.244063;((-2006400000*[.BE22]+1901800)*[.BE22]+247.48)*[.BE22]+0.23704)" office:value-type="float" office:value="0.345741">
            <text:p>0.35</text:p>
          </table:table-cell>
          <table:table-cell table:number-columns-repeated="967"/>
        </table:table-row>
        <table:table-row table:style-name="ro1">
          <table:table-cell/>
          <table:table-cell table:style-name="ce12" office:value-type="float" office:value="540">
            <text:p>540</text:p>
          </table:table-cell>
          <table:table-cell table:style-name="ce119" office:value-type="float" office:value="0.2904">
            <text:p>0.290400000000</text:p>
          </table:table-cell>
          <table:table-cell table:style-name="ce119" office:value-type="float" office:value="0.954">
            <text:p>0.954000000000</text:p>
          </table:table-cell>
          <table:table-cell table:style-name="ce52" office:value-type="float" office:value="0.0203">
            <text:p>0.020300000000</text:p>
          </table:table-cell>
          <table:table-cell table:style-name="ce119" office:value-type="float" office:value="0.376772">
            <text:p>0.376772000000</text:p>
          </table:table-cell>
          <table:table-cell table:style-name="ce52" office:value-type="float" office:value="0.961988">
            <text:p>0.961988000000</text:p>
          </table:table-cell>
          <table:table-cell table:style-name="ce119" office:value-type="float" office:value="0.013676">
            <text:p>0.013676000000</text:p>
          </table:table-cell>
          <table:table-cell table:style-name="ce129" table:formula="of:=(100*[.$BE$12])/(1E-045*[.B24]*[.B24]*[.B24]*[.B24]*[.B24]*(POWER([.$BE$11];[.$BE$13]/([.$BE$17]*[.B24]*0.000000001))-1)*[.$BE$18])" office:value-type="float" office:value="85.9518885745516">
            <text:p>85.95</text:p>
          </table:table-cell>
          <table:table-cell table:style-name="ce134" office:value-type="float" office:value="96.9">
            <text:p>96.90</text:p>
          </table:table-cell>
          <table:table-cell table:style-name="ce138" office:value-type="float" office:value="102.1">
            <text:p>102.10</text:p>
          </table:table-cell>
          <table:table-cell table:style-name="ce134" table:formula="of:=([.R24]+[.S24]*[.$BE$7]+[.T24]*[.$BE$8])" office:value-type="float" office:value="100.74727524031">
            <text:p>100.75</text:p>
          </table:table-cell>
          <table:table-cell table:style-name="ce138" office:value-type="float" office:value="100">
            <text:p>100.00</text:p>
          </table:table-cell>
          <table:table-cell table:style-name="ce134" office:value-type="float" office:value="10.01">
            <text:p>10.01</text:p>
          </table:table-cell>
          <table:table-cell table:style-name="ce134" office:value-type="float" office:value="12.26">
            <text:p>12.26</text:p>
          </table:table-cell>
          <table:table-cell table:style-name="ce138" office:value-type="float" office:value="39.59">
            <text:p>39.59</text:p>
          </table:table-cell>
          <table:table-cell table:style-name="ce133" table:formula="of:=(100*[.$BE$12])/(1E-045*[.B24]*[.B24]*[.B24]*[.B24]*[.B24]*(POWER([.$BE$11];[.$BE$13]/(Blackbody_Temperature*[.B24]*0.000000001))-1)*[.$BE$14])" office:value-type="float" office:value="99.0545463196175">
            <text:p>99.05</text:p>
          </table:table-cell>
          <table:table-cell table:style-name="ce138" office:value-type="float" office:value="105.3">
            <text:p>105.30</text:p>
          </table:table-cell>
          <table:table-cell table:style-name="ce134" office:value-type="float" office:value="4.2">
            <text:p>4.20</text:p>
          </table:table-cell>
          <table:table-cell table:style-name="ce138" office:value-type="float" office:value="-0.5">
            <text:p>-0.50</text:p>
          </table:table-cell>
          <table:table-cell table:style-name="ce151" office:value-type="float" office:value="4.905">
            <text:p>4.905</text:p>
          </table:table-cell>
          <table:table-cell table:style-name="ce157" office:value-type="float" office:value="-10">
            <text:p>-10.000</text:p>
          </table:table-cell>
          <table:table-cell table:style-name="ce162" office:value-type="float" office:value="1">
            <text:p>1.000</text:p>
          </table:table-cell>
          <table:table-cell table:style-name="ce157" table:formula="of:=[.X25]-2.7" office:value-type="float" office:value="-13.632">
            <text:p>-13.632</text:p>
          </table:table-cell>
          <table:table-cell table:style-name="ce162" office:value-type="float" office:value="4.906">
            <text:p>4.906</text:p>
          </table:table-cell>
          <table:table-cell table:style-name="ce157" table:formula="of:=[.Z23]-1.4" office:value-type="float" office:value="-5.435">
            <text:p>-5.435</text:p>
          </table:table-cell>
          <table:table-cell table:style-name="ce162" office:value-type="float" office:value="0">
            <text:p>0.000</text:p>
          </table:table-cell>
          <table:table-cell table:style-name="ce157" office:value-type="float" office:value="4.944">
            <text:p>4.944</text:p>
          </table:table-cell>
          <table:table-cell table:style-name="ce162" office:value-type="float" office:value="-10">
            <text:p>-10.000</text:p>
          </table:table-cell>
          <table:table-cell table:style-name="ce157" table:formula="of:=[.AD25]-2.6" office:value-type="float" office:value="-18.691">
            <text:p>-18.691</text:p>
          </table:table-cell>
          <table:table-cell table:style-name="ce162" office:value-type="float" office:value="5">
            <text:p>5.000</text:p>
          </table:table-cell>
          <table:table-cell table:style-name="ce157" table:formula="of:=[.AF23]-2.2" office:value-type="float" office:value="-4.748">
            <text:p>-4.748</text:p>
          </table:table-cell>
          <table:table-cell table:style-name="ce162" office:value-type="float" office:value="-10">
            <text:p>-10.000</text:p>
          </table:table-cell>
          <table:table-cell table:style-name="ce157" office:value-type="float" office:value="4.944">
            <text:p>4.944</text:p>
          </table:table-cell>
          <table:table-cell table:style-name="ce168" office:value-type="float" office:value="1.602">
            <text:p>1.602</text:p>
          </table:table-cell>
          <table:table-cell table:style-name="ce162"/>
          <table:table-cell table:style-name="ce172" table:formula="of:=POWER(10;[.U24])/1000" office:value-type="float" office:value="80.3526122185618">
            <text:p>80.35</text:p>
          </table:table-cell>
          <table:table-cell table:style-name="ce133" table:formula="of:=POWER(10;[.V24])/1000" office:value-type="float" office:value="0.0000000000001">
            <text:p>0.00</text:p>
          </table:table-cell>
          <table:table-cell table:style-name="ce129" table:formula="of:=POWER(10;[.W24])/1000" office:value-type="float" office:value="0.01">
            <text:p>0.01</text:p>
          </table:table-cell>
          <table:table-cell table:style-name="ce133" table:formula="of:=POWER(10;[.X24])/1000" office:value-type="float" office:value="2.33345806228101E-017">
            <text:p>0.00</text:p>
          </table:table-cell>
          <table:table-cell table:style-name="ce129" table:formula="of:=POWER(10;[.Y24])/1000" office:value-type="float" office:value="80.5378441199066">
            <text:p>80.54</text:p>
          </table:table-cell>
          <table:table-cell table:style-name="ce133" table:formula="of:=POWER(10;[.Z24])/1000" office:value-type="float" office:value="0.00000000367282300498084">
            <text:p>0.00</text:p>
          </table:table-cell>
          <table:table-cell table:style-name="ce129" table:formula="of:=POWER(10;[.AA24])/1000" office:value-type="float" office:value="0.001">
            <text:p>0.00</text:p>
          </table:table-cell>
          <table:table-cell table:style-name="ce133" table:formula="of:=POWER(10;[.AB24])/1000" office:value-type="float" office:value="87.9022516830884">
            <text:p>87.90</text:p>
          </table:table-cell>
          <table:table-cell table:style-name="ce129" table:formula="of:=POWER(10;[.AC24])/1000" office:value-type="float" office:value="0.0000000000001">
            <text:p>0.00</text:p>
          </table:table-cell>
          <table:table-cell table:style-name="ce133" table:formula="of:=POWER(10;[.AD24])/1000" office:value-type="float" office:value="2.03704207770571E-022">
            <text:p>0.00</text:p>
          </table:table-cell>
          <table:table-cell table:style-name="ce129" table:formula="of:=POWER(10;[.AE24])/1000" office:value-type="float" office:value="100">
            <text:p>100.00</text:p>
          </table:table-cell>
          <table:table-cell table:style-name="ce133" table:formula="of:=POWER(10;[.AF24])/1000" office:value-type="float" office:value="0.0000000178648757485205">
            <text:p>0.00</text:p>
          </table:table-cell>
          <table:table-cell table:style-name="ce129" table:formula="of:=POWER(10;[.AG24])/1000" office:value-type="float" office:value="0.0000000000001">
            <text:p>0.00</text:p>
          </table:table-cell>
          <table:table-cell table:style-name="ce133" table:formula="of:=POWER(10;[.AH24])/1000" office:value-type="float" office:value="87.9022516830884">
            <text:p>87.90</text:p>
          </table:table-cell>
          <table:table-cell table:style-name="ce176" table:formula="of:=POWER(10;[.AI24])/1000" office:value-type="float" office:value="0.0399944749761097">
            <text:p>0.04</text:p>
          </table:table-cell>
          <table:table-cell table:style-name="ce129"/>
          <table:table-cell table:style-name="ce181" table:formula="of:=([.R24]+[.S24]*[.$BE$26]+[.T24]*[.$BE$27])" office:value-type="float" office:value="100.74727524031">
            <text:p>100.75</text:p>
          </table:table-cell>
          <table:table-cell table:style-name="ce185" table:formula="of:=([.R24]+[.S24]*[.$BE$35]+[.T24]*[.$BE$36])" office:value-type="float" office:value="104.399318504968">
            <text:p>104.40</text:p>
          </table:table-cell>
          <table:table-cell/>
          <table:table-cell table:style-name="ce189" office:value-type="string">
            <text:p>yy</text:p>
          </table:table-cell>
          <table:table-cell table:style-name="ce192" table:formula="of:=(-3*[.BE23]+2.87)*[.BE23]-0.275" office:value-type="float" office:value="0.358666152757">
            <text:p>0.36</text:p>
          </table:table-cell>
          <table:table-cell table:number-columns-repeated="967"/>
        </table:table-row>
        <table:table-row table:style-name="ro2">
          <table:table-cell/>
          <table:table-cell table:style-name="ce12" office:value-type="float" office:value="550">
            <text:p>550</text:p>
          </table:table-cell>
          <table:table-cell table:style-name="ce119" office:value-type="float" office:value="0.4334499">
            <text:p>0.433449900000</text:p>
          </table:table-cell>
          <table:table-cell table:style-name="ce119" office:value-type="float" office:value="0.9949501">
            <text:p>0.994950100000</text:p>
          </table:table-cell>
          <table:table-cell table:style-name="ce52" office:value-type="float" office:value="0.008749999">
            <text:p>0.008749999000</text:p>
          </table:table-cell>
          <table:table-cell table:style-name="ce119" office:value-type="float" office:value="0.529826">
            <text:p>0.529826000000</text:p>
          </table:table-cell>
          <table:table-cell table:style-name="ce52" office:value-type="float" office:value="0.991761">
            <text:p>0.991761000000</text:p>
          </table:table-cell>
          <table:table-cell table:style-name="ce119" office:value-type="float" office:value="0.003988">
            <text:p>0.003988000000</text:p>
          </table:table-cell>
          <table:table-cell table:style-name="ce129" table:formula="of:=(100*[.$BE$12])/(1E-045*[.B25]*[.B25]*[.B25]*[.B25]*[.B25]*(POWER([.$BE$11];[.$BE$13]/([.$BE$17]*[.B25]*0.000000001))-1)*[.$BE$18])" office:value-type="float" office:value="92.914543282795">
            <text:p>92.91</text:p>
          </table:table-cell>
          <table:table-cell table:style-name="ce134" office:value-type="float" office:value="101">
            <text:p>101.00</text:p>
          </table:table-cell>
          <table:table-cell table:style-name="ce138" office:value-type="float" office:value="105.2">
            <text:p>105.20</text:p>
          </table:table-cell>
          <table:table-cell table:style-name="ce134" table:formula="of:=([.R25]+[.S25]*[.$BE$7]+[.T25]*[.$BE$8])" office:value-type="float" office:value="102.31336445178">
            <text:p>102.31</text:p>
          </table:table-cell>
          <table:table-cell table:style-name="ce138" office:value-type="float" office:value="100">
            <text:p>100.00</text:p>
          </table:table-cell>
          <table:table-cell table:style-name="ce134" office:value-type="float" office:value="16.64">
            <text:p>16.64</text:p>
          </table:table-cell>
          <table:table-cell table:style-name="ce134" office:value-type="float" office:value="17.05">
            <text:p>17.05</text:p>
          </table:table-cell>
          <table:table-cell table:style-name="ce138" office:value-type="float" office:value="32.61">
            <text:p>32.61</text:p>
          </table:table-cell>
          <table:table-cell table:style-name="ce133" table:formula="of:=(100*[.$BE$12])/(1E-045*[.B25]*[.B25]*[.B25]*[.B25]*[.B25]*(POWER([.$BE$11];[.$BE$13]/(Blackbody_Temperature*[.B25]*0.000000001))-1)*[.$BE$14])" office:value-type="float" office:value="99.6146105138301">
            <text:p>99.61</text:p>
          </table:table-cell>
          <table:table-cell table:style-name="ce138" office:value-type="float" office:value="104.4">
            <text:p>104.40</text:p>
          </table:table-cell>
          <table:table-cell table:style-name="ce134" office:value-type="float" office:value="1.9">
            <text:p>1.90</text:p>
          </table:table-cell>
          <table:table-cell table:style-name="ce138" office:value-type="float" office:value="-0.3">
            <text:p>-0.30</text:p>
          </table:table-cell>
          <table:table-cell table:style-name="ce151" office:value-type="float" office:value="4.957">
            <text:p>4.957</text:p>
          </table:table-cell>
          <table:table-cell table:style-name="ce157" office:value-type="float" office:value="-10">
            <text:p>-10.000</text:p>
          </table:table-cell>
          <table:table-cell table:style-name="ce162" office:value-type="float" office:value="-10">
            <text:p>-10.000</text:p>
          </table:table-cell>
          <table:table-cell table:style-name="ce157" table:formula="of:=[.X26]-2.7" office:value-type="float" office:value="-10.932">
            <text:p>-10.932</text:p>
          </table:table-cell>
          <table:table-cell table:style-name="ce162" office:value-type="float" office:value="4.644">
            <text:p>4.644</text:p>
          </table:table-cell>
          <table:table-cell table:style-name="ce157" table:formula="of:=[.Z24]-1.4" office:value-type="float" office:value="-6.835">
            <text:p>-6.835</text:p>
          </table:table-cell>
          <table:table-cell table:style-name="ce162" office:value-type="float" office:value="0">
            <text:p>0.000</text:p>
          </table:table-cell>
          <table:table-cell table:style-name="ce157" office:value-type="float" office:value="4.82">
            <text:p>4.820</text:p>
          </table:table-cell>
          <table:table-cell table:style-name="ce162" office:value-type="float" office:value="-10">
            <text:p>-10.000</text:p>
          </table:table-cell>
          <table:table-cell table:style-name="ce157" table:formula="of:=[.AD26]-2.6" office:value-type="float" office:value="-16.091">
            <text:p>-16.091</text:p>
          </table:table-cell>
          <table:table-cell table:style-name="ce162" office:value-type="float" office:value="4.995">
            <text:p>4.995</text:p>
          </table:table-cell>
          <table:table-cell table:style-name="ce157" table:formula="of:=[.AF24]-2.2" office:value-type="float" office:value="-6.948">
            <text:p>-6.948</text:p>
          </table:table-cell>
          <table:table-cell table:style-name="ce162" office:value-type="float" office:value="-10">
            <text:p>-10.000</text:p>
          </table:table-cell>
          <table:table-cell table:style-name="ce157" office:value-type="float" office:value="4.82">
            <text:p>4.820</text:p>
          </table:table-cell>
          <table:table-cell table:style-name="ce168" office:value-type="float" office:value="0">
            <text:p>0.000</text:p>
          </table:table-cell>
          <table:table-cell table:style-name="ce162"/>
          <table:table-cell table:style-name="ce172" table:formula="of:=POWER(10;[.U25])/1000" office:value-type="float" office:value="90.57326008982">
            <text:p>90.57</text:p>
          </table:table-cell>
          <table:table-cell table:style-name="ce133" table:formula="of:=POWER(10;[.V25])/1000" office:value-type="float" office:value="0.0000000000001">
            <text:p>0.00</text:p>
          </table:table-cell>
          <table:table-cell table:style-name="ce129" table:formula="of:=POWER(10;[.W25])/1000" office:value-type="float" office:value="0.0000000000001">
            <text:p>0.00</text:p>
          </table:table-cell>
          <table:table-cell table:style-name="ce133" table:formula="of:=POWER(10;[.X25])/1000" office:value-type="float" office:value="0.0000000000000116949939101987">
            <text:p>0.00</text:p>
          </table:table-cell>
          <table:table-cell table:style-name="ce129" table:formula="of:=POWER(10;[.Y25])/1000" office:value-type="float" office:value="44.0554863506553">
            <text:p>44.06</text:p>
          </table:table-cell>
          <table:table-cell table:style-name="ce133" table:formula="of:=POWER(10;[.Z25])/1000" office:value-type="float" office:value="0.000000000146217717445672">
            <text:p>0.00</text:p>
          </table:table-cell>
          <table:table-cell table:style-name="ce129" table:formula="of:=POWER(10;[.AA25])/1000" office:value-type="float" office:value="0.001">
            <text:p>0.00</text:p>
          </table:table-cell>
          <table:table-cell table:style-name="ce133" table:formula="of:=POWER(10;[.AB25])/1000" office:value-type="float" office:value="66.0693448007597">
            <text:p>66.07</text:p>
          </table:table-cell>
          <table:table-cell table:style-name="ce129" table:formula="of:=POWER(10;[.AC25])/1000" office:value-type="float" office:value="0.0000000000001">
            <text:p>0.00</text:p>
          </table:table-cell>
          <table:table-cell table:style-name="ce133" table:formula="of:=POWER(10;[.AD25])/1000" office:value-type="float" office:value="8.10961057853839E-020">
            <text:p>0.00</text:p>
          </table:table-cell>
          <table:table-cell table:style-name="ce129" table:formula="of:=POWER(10;[.AE25])/1000" office:value-type="float" office:value="98.8553094656939">
            <text:p>98.86</text:p>
          </table:table-cell>
          <table:table-cell table:style-name="ce133" table:formula="of:=POWER(10;[.AF25])/1000" office:value-type="float" office:value="0.000000000112719745617551">
            <text:p>0.00</text:p>
          </table:table-cell>
          <table:table-cell table:style-name="ce129" table:formula="of:=POWER(10;[.AG25])/1000" office:value-type="float" office:value="0.0000000000001">
            <text:p>0.00</text:p>
          </table:table-cell>
          <table:table-cell table:style-name="ce133" table:formula="of:=POWER(10;[.AH25])/1000" office:value-type="float" office:value="66.0693448007597">
            <text:p>66.07</text:p>
          </table:table-cell>
          <table:table-cell table:style-name="ce176" table:formula="of:=POWER(10;[.AI25])/1000" office:value-type="float" office:value="0.001">
            <text:p>0.00</text:p>
          </table:table-cell>
          <table:table-cell table:style-name="ce129"/>
          <table:table-cell table:style-name="ce181" table:formula="of:=([.R25]+[.S25]*[.$BE$26]+[.T25]*[.$BE$27])" office:value-type="float" office:value="102.31336445178">
            <text:p>102.31</text:p>
          </table:table-cell>
          <table:table-cell table:style-name="ce185" table:formula="of:=([.R25]+[.S25]*[.$BE$35]+[.T25]*[.$BE$36])" office:value-type="float" office:value="104.04336568632">
            <text:p>104.04</text:p>
          </table:table-cell>
          <table:table-cell/>
          <table:table-cell table:style-name="ce189" office:value-type="string">
            <text:p>den</text:p>
          </table:table-cell>
          <table:table-cell table:style-name="ce192" table:formula="of:=0.0241+0.2562*[.BE23]-0.734*[.BE24]" office:value-type="float" office:value="-0.150582111923638">
            <text:p>-0.15</text:p>
          </table:table-cell>
          <table:table-cell table:number-columns-repeated="967"/>
        </table:table-row>
        <table:table-row table:style-name="ro2">
          <table:table-cell/>
          <table:table-cell table:style-name="ce12" office:value-type="float" office:value="560">
            <text:p>560</text:p>
          </table:table-cell>
          <table:table-cell table:style-name="ce119" office:value-type="float" office:value="0.5945">
            <text:p>0.594500000000</text:p>
          </table:table-cell>
          <table:table-cell table:style-name="ce119" office:value-type="float" office:value="0.995">
            <text:p>0.995000000000</text:p>
          </table:table-cell>
          <table:table-cell table:style-name="ce52" office:value-type="float" office:value="0.0039">
            <text:p>0.003900000000</text:p>
          </table:table-cell>
          <table:table-cell table:style-name="ce119" office:value-type="float" office:value="0.705224">
            <text:p>0.705224000000</text:p>
          </table:table-cell>
          <table:table-cell table:style-name="ce52" office:value-type="float" office:value="0.99734">
            <text:p>0.997340000000</text:p>
          </table:table-cell>
          <table:table-cell table:style-name="ce119" office:value-type="float" office:value="0">
            <text:p>0.000000000000</text:p>
          </table:table-cell>
          <table:table-cell table:style-name="ce129" table:formula="of:=(100*[.$BE$12])/(1E-045*[.B26]*[.B26]*[.B26]*[.B26]*[.B26]*(POWER([.$BE$11];[.$BE$13]/([.$BE$17]*[.B26]*0.000000001))-1)*[.$BE$18])" office:value-type="float" office:value="100">
            <text:p>100.00</text:p>
          </table:table-cell>
          <table:table-cell table:style-name="ce134" office:value-type="float" office:value="102.8">
            <text:p>102.80</text:p>
          </table:table-cell>
          <table:table-cell table:style-name="ce138" office:value-type="float" office:value="105.3">
            <text:p>105.30</text:p>
          </table:table-cell>
          <table:table-cell table:style-name="ce134" table:formula="of:=([.R26]+[.S26]*[.$BE$7]+[.T26]*[.$BE$8])" office:value-type="float" office:value="100">
            <text:p>100.00</text:p>
          </table:table-cell>
          <table:table-cell table:style-name="ce138" office:value-type="float" office:value="100">
            <text:p>100.00</text:p>
          </table:table-cell>
          <table:table-cell table:style-name="ce134" office:value-type="float" office:value="16.16">
            <text:p>16.16</text:p>
          </table:table-cell>
          <table:table-cell table:style-name="ce134" office:value-type="float" office:value="12.58">
            <text:p>12.58</text:p>
          </table:table-cell>
          <table:table-cell table:style-name="ce138" office:value-type="float" office:value="2.83">
            <text:p>2.83</text:p>
          </table:table-cell>
          <table:table-cell table:style-name="ce133" table:formula="of:=(100*[.$BE$12])/(1E-045*[.B26]*[.B26]*[.B26]*[.B26]*[.B26]*(POWER([.$BE$11];[.$BE$13]/(Blackbody_Temperature*[.B26]*0.000000001))-1)*[.$BE$14])" office:value-type="float" office:value="100">
            <text:p>100.00</text:p>
          </table:table-cell>
          <table:table-cell table:style-name="ce138" office:value-type="float" office:value="100">
            <text:p>100.00</text:p>
          </table:table-cell>
          <table:table-cell table:style-name="ce134" office:value-type="float" office:value="0">
            <text:p>0.00</text:p>
          </table:table-cell>
          <table:table-cell table:style-name="ce138" office:value-type="float" office:value="0">
            <text:p>0.00</text:p>
          </table:table-cell>
          <table:table-cell table:style-name="ce151" office:value-type="float" office:value="4.989">
            <text:p>4.989</text:p>
          </table:table-cell>
          <table:table-cell table:style-name="ce157" office:value-type="float" office:value="-10">
            <text:p>-10.000</text:p>
          </table:table-cell>
          <table:table-cell table:style-name="ce162" office:value-type="float" office:value="-10">
            <text:p>-10.000</text:p>
          </table:table-cell>
          <table:table-cell table:style-name="ce157" table:formula="of:=[.X27]-2.7" office:value-type="float" office:value="-8.232">
            <text:p>-8.232</text:p>
          </table:table-cell>
          <table:table-cell table:style-name="ce162" office:value-type="float" office:value="4.221">
            <text:p>4.221</text:p>
          </table:table-cell>
          <table:table-cell table:style-name="ce157" table:formula="of:=[.Z25]-1.4" office:value-type="float" office:value="-8.235">
            <text:p>-8.235</text:p>
          </table:table-cell>
          <table:table-cell table:style-name="ce162" office:value-type="float" office:value="1">
            <text:p>1.000</text:p>
          </table:table-cell>
          <table:table-cell table:style-name="ce157" office:value-type="float" office:value="4.623">
            <text:p>4.623</text:p>
          </table:table-cell>
          <table:table-cell table:style-name="ce162" office:value-type="float" office:value="-10">
            <text:p>-10.000</text:p>
          </table:table-cell>
          <table:table-cell table:style-name="ce157" table:formula="of:=[.AD27]-2.6" office:value-type="float" office:value="-13.491">
            <text:p>-13.491</text:p>
          </table:table-cell>
          <table:table-cell table:style-name="ce162" office:value-type="float" office:value="4.818">
            <text:p>4.818</text:p>
          </table:table-cell>
          <table:table-cell table:style-name="ce157" table:formula="of:=[.AF25]-2.2" office:value-type="float" office:value="-9.148">
            <text:p>-9.148</text:p>
          </table:table-cell>
          <table:table-cell table:style-name="ce162" office:value-type="float" office:value="0">
            <text:p>0.000</text:p>
          </table:table-cell>
          <table:table-cell table:style-name="ce157" office:value-type="float" office:value="4.623">
            <text:p>4.623</text:p>
          </table:table-cell>
          <table:table-cell table:style-name="ce168" office:value-type="float" office:value="-10">
            <text:p>-10.000</text:p>
          </table:table-cell>
          <table:table-cell table:style-name="ce162"/>
          <table:table-cell table:style-name="ce172" table:formula="of:=POWER(10;[.U26])/1000" office:value-type="float" office:value="97.4989637717387">
            <text:p>97.50</text:p>
          </table:table-cell>
          <table:table-cell table:style-name="ce133" table:formula="of:=POWER(10;[.V26])/1000" office:value-type="float" office:value="0.0000000000001">
            <text:p>0.00</text:p>
          </table:table-cell>
          <table:table-cell table:style-name="ce129" table:formula="of:=POWER(10;[.W26])/1000" office:value-type="float" office:value="0.0000000000001">
            <text:p>0.00</text:p>
          </table:table-cell>
          <table:table-cell table:style-name="ce133" table:formula="of:=POWER(10;[.X26])/1000" office:value-type="float" office:value="0.0000000000058613816451403">
            <text:p>0.00</text:p>
          </table:table-cell>
          <table:table-cell table:style-name="ce129" table:formula="of:=POWER(10;[.Y26])/1000" office:value-type="float" office:value="16.6341265037017">
            <text:p>16.63</text:p>
          </table:table-cell>
          <table:table-cell table:style-name="ce133" table:formula="of:=POWER(10;[.Z26])/1000" office:value-type="float" office:value="0.0000000000058210321777087">
            <text:p>0.00</text:p>
          </table:table-cell>
          <table:table-cell table:style-name="ce129" table:formula="of:=POWER(10;[.AA26])/1000" office:value-type="float" office:value="0.01">
            <text:p>0.01</text:p>
          </table:table-cell>
          <table:table-cell table:style-name="ce133" table:formula="of:=POWER(10;[.AB26])/1000" office:value-type="float" office:value="41.9758983991008">
            <text:p>41.98</text:p>
          </table:table-cell>
          <table:table-cell table:style-name="ce129" table:formula="of:=POWER(10;[.AC26])/1000" office:value-type="float" office:value="0.0000000000001">
            <text:p>0.00</text:p>
          </table:table-cell>
          <table:table-cell table:style-name="ce133" table:formula="of:=POWER(10;[.AD26])/1000" office:value-type="float" office:value="3.22849412171264E-017">
            <text:p>0.00</text:p>
          </table:table-cell>
          <table:table-cell table:style-name="ce129" table:formula="of:=POWER(10;[.AE26])/1000" office:value-type="float" office:value="65.765783735542">
            <text:p>65.77</text:p>
          </table:table-cell>
          <table:table-cell table:style-name="ce133" table:formula="of:=POWER(10;[.AF26])/1000" office:value-type="float" office:value="0.000000000000711213513653327">
            <text:p>0.00</text:p>
          </table:table-cell>
          <table:table-cell table:style-name="ce129" table:formula="of:=POWER(10;[.AG26])/1000" office:value-type="float" office:value="0.001">
            <text:p>0.00</text:p>
          </table:table-cell>
          <table:table-cell table:style-name="ce133" table:formula="of:=POWER(10;[.AH26])/1000" office:value-type="float" office:value="41.9758983991008">
            <text:p>41.98</text:p>
          </table:table-cell>
          <table:table-cell table:style-name="ce176" table:formula="of:=POWER(10;[.AI26])/1000" office:value-type="float" office:value="0.0000000000001">
            <text:p>0.00</text:p>
          </table:table-cell>
          <table:table-cell table:style-name="ce129"/>
          <table:table-cell table:style-name="ce181" table:formula="of:=([.R26]+[.S26]*[.$BE$26]+[.T26]*[.$BE$27])" office:value-type="float" office:value="100">
            <text:p>100.00</text:p>
          </table:table-cell>
          <table:table-cell table:style-name="ce185" table:formula="of:=([.R26]+[.S26]*[.$BE$35]+[.T26]*[.$BE$36])" office:value-type="float" office:value="100">
            <text:p>100.00</text:p>
          </table:table-cell>
          <table:table-cell/>
          <table:table-cell table:style-name="ce189" office:value-type="string">
            <text:p>m1</text:p>
          </table:table-cell>
          <table:table-cell table:style-name="ce192" table:formula="of:=(-1.3515-1.7703*[.BE23]+5.9114*[.BE24])/[.BE25]" office:value-type="float" office:value="-1.04032146386134">
            <text:p>-1.04</text:p>
          </table:table-cell>
          <table:table-cell table:number-columns-repeated="967"/>
        </table:table-row>
        <table:table-row table:style-name="ro2">
          <table:table-cell/>
          <table:table-cell table:style-name="ce12" office:value-type="float" office:value="570">
            <text:p>570</text:p>
          </table:table-cell>
          <table:table-cell table:style-name="ce119" office:value-type="float" office:value="0.7621">
            <text:p>0.762100000000</text:p>
          </table:table-cell>
          <table:table-cell table:style-name="ce119" office:value-type="float" office:value="0.952">
            <text:p>0.952000000000</text:p>
          </table:table-cell>
          <table:table-cell table:style-name="ce52" office:value-type="float" office:value="0.0021">
            <text:p>0.002100000000</text:p>
          </table:table-cell>
          <table:table-cell table:style-name="ce119" office:value-type="float" office:value="0.878655">
            <text:p>0.878655000000</text:p>
          </table:table-cell>
          <table:table-cell table:style-name="ce52" office:value-type="float" office:value="0.955552">
            <text:p>0.955552000000</text:p>
          </table:table-cell>
          <table:table-cell table:style-name="ce119" office:value-type="float" office:value="0">
            <text:p>0.000000000000</text:p>
          </table:table-cell>
          <table:table-cell table:style-name="ce129" table:formula="of:=(100*[.$BE$12])/(1E-045*[.B27]*[.B27]*[.B27]*[.B27]*[.B27]*(POWER([.$BE$11];[.$BE$13]/([.$BE$17]*[.B27]*0.000000001))-1)*[.$BE$18])" office:value-type="float" office:value="107.180919026627">
            <text:p>107.18</text:p>
          </table:table-cell>
          <table:table-cell table:style-name="ce134" office:value-type="float" office:value="102.6">
            <text:p>102.60</text:p>
          </table:table-cell>
          <table:table-cell table:style-name="ce138" office:value-type="float" office:value="102.3">
            <text:p>102.30</text:p>
          </table:table-cell>
          <table:table-cell table:style-name="ce134" table:formula="of:=([.R27]+[.S27]*[.$BE$7]+[.T27]*[.$BE$8])" office:value-type="float" office:value="97.737864186767">
            <text:p>97.74</text:p>
          </table:table-cell>
          <table:table-cell table:style-name="ce138" office:value-type="float" office:value="100">
            <text:p>100.00</text:p>
          </table:table-cell>
          <table:table-cell table:style-name="ce134" office:value-type="float" office:value="18.62">
            <text:p>18.62</text:p>
          </table:table-cell>
          <table:table-cell table:style-name="ce134" office:value-type="float" office:value="12.83">
            <text:p>12.83</text:p>
          </table:table-cell>
          <table:table-cell table:style-name="ce138" office:value-type="float" office:value="1.67">
            <text:p>1.67</text:p>
          </table:table-cell>
          <table:table-cell table:style-name="ce133" table:formula="of:=(100*[.$BE$12])/(1E-045*[.B27]*[.B27]*[.B27]*[.B27]*[.B27]*(POWER([.$BE$11];[.$BE$13]/(Blackbody_Temperature*[.B27]*0.000000001))-1)*[.$BE$14])" office:value-type="float" office:value="100.221089405954">
            <text:p>100.22</text:p>
          </table:table-cell>
          <table:table-cell table:style-name="ce138" office:value-type="float" office:value="96">
            <text:p>96.00</text:p>
          </table:table-cell>
          <table:table-cell table:style-name="ce134" office:value-type="float" office:value="-1.6">
            <text:p>-1.60</text:p>
          </table:table-cell>
          <table:table-cell table:style-name="ce138" office:value-type="float" office:value="0.2">
            <text:p>0.20</text:p>
          </table:table-cell>
          <table:table-cell table:style-name="ce151" office:value-type="float" office:value="5">
            <text:p>5.000</text:p>
          </table:table-cell>
          <table:table-cell table:style-name="ce157" office:value-type="float" office:value="-10">
            <text:p>-10.000</text:p>
          </table:table-cell>
          <table:table-cell table:style-name="ce162" office:value-type="float" office:value="-10">
            <text:p>-10.000</text:p>
          </table:table-cell>
          <table:table-cell table:style-name="ce157" table:formula="of:=[.X28]-2.7" office:value-type="float" office:value="-5.532">
            <text:p>-5.532</text:p>
          </table:table-cell>
          <table:table-cell table:style-name="ce162" office:value-type="float" office:value="3.609">
            <text:p>3.609</text:p>
          </table:table-cell>
          <table:table-cell table:style-name="ce157" table:formula="of:=[.Z26]-1.4" office:value-type="float" office:value="-9.635">
            <text:p>-9.635</text:p>
          </table:table-cell>
          <table:table-cell table:style-name="ce162" office:value-type="float" office:value="1.778">
            <text:p>1.778</text:p>
          </table:table-cell>
          <table:table-cell table:style-name="ce157" office:value-type="float" office:value="4.342">
            <text:p>4.342</text:p>
          </table:table-cell>
          <table:table-cell table:style-name="ce162" office:value-type="float" office:value="-10">
            <text:p>-10.000</text:p>
          </table:table-cell>
          <table:table-cell table:style-name="ce157" table:formula="of:=[.AD28]-2.6" office:value-type="float" office:value="-10.891">
            <text:p>-10.891</text:p>
          </table:table-cell>
          <table:table-cell table:style-name="ce162" office:value-type="float" office:value="4.458">
            <text:p>4.458</text:p>
          </table:table-cell>
          <table:table-cell table:style-name="ce157" table:formula="of:=[.AF26]-2.2" office:value-type="float" office:value="-11.348">
            <text:p>-11.348</text:p>
          </table:table-cell>
          <table:table-cell table:style-name="ce162" office:value-type="float" office:value="1.778">
            <text:p>1.778</text:p>
          </table:table-cell>
          <table:table-cell table:style-name="ce157" office:value-type="float" office:value="4.342">
            <text:p>4.342</text:p>
          </table:table-cell>
          <table:table-cell table:style-name="ce168" office:value-type="float" office:value="-10">
            <text:p>-10.000</text:p>
          </table:table-cell>
          <table:table-cell table:style-name="ce162"/>
          <table:table-cell table:style-name="ce172" table:formula="of:=POWER(10;[.U27])/1000" office:value-type="float" office:value="100">
            <text:p>100.00</text:p>
          </table:table-cell>
          <table:table-cell table:style-name="ce133" table:formula="of:=POWER(10;[.V27])/1000" office:value-type="float" office:value="0.0000000000001">
            <text:p>0.00</text:p>
          </table:table-cell>
          <table:table-cell table:style-name="ce129" table:formula="of:=POWER(10;[.W27])/1000" office:value-type="float" office:value="0.0000000000001">
            <text:p>0.00</text:p>
          </table:table-cell>
          <table:table-cell table:style-name="ce133" table:formula="of:=POWER(10;[.X27])/1000" office:value-type="float" office:value="0.00000000293764965196153">
            <text:p>0.00</text:p>
          </table:table-cell>
          <table:table-cell table:style-name="ce129" table:formula="of:=POWER(10;[.Y27])/1000" office:value-type="float" office:value="4.06443329165213">
            <text:p>4.06</text:p>
          </table:table-cell>
          <table:table-cell table:style-name="ce133" table:formula="of:=POWER(10;[.Z27])/1000" office:value-type="float" office:value="0.000000000000231739464996847">
            <text:p>0.00</text:p>
          </table:table-cell>
          <table:table-cell table:style-name="ce129" table:formula="of:=POWER(10;[.AA27])/1000" office:value-type="float" office:value="0.059979107625551">
            <text:p>0.06</text:p>
          </table:table-cell>
          <table:table-cell table:style-name="ce133" table:formula="of:=POWER(10;[.AB27])/1000" office:value-type="float" office:value="21.9785987278482">
            <text:p>21.98</text:p>
          </table:table-cell>
          <table:table-cell table:style-name="ce129" table:formula="of:=POWER(10;[.AC27])/1000" office:value-type="float" office:value="0.0000000000001">
            <text:p>0.00</text:p>
          </table:table-cell>
          <table:table-cell table:style-name="ce133" table:formula="of:=POWER(10;[.AD27])/1000" office:value-type="float" office:value="0.0000000000000128528665994362">
            <text:p>0.00</text:p>
          </table:table-cell>
          <table:table-cell table:style-name="ce129" table:formula="of:=POWER(10;[.AE27])/1000" office:value-type="float" office:value="28.7078058202469">
            <text:p>28.71</text:p>
          </table:table-cell>
          <table:table-cell table:style-name="ce133" table:formula="of:=POWER(10;[.AF27])/1000" office:value-type="float" office:value="4.4874538993313E-015">
            <text:p>0.00</text:p>
          </table:table-cell>
          <table:table-cell table:style-name="ce129" table:formula="of:=POWER(10;[.AG27])/1000" office:value-type="float" office:value="0.059979107625551">
            <text:p>0.06</text:p>
          </table:table-cell>
          <table:table-cell table:style-name="ce133" table:formula="of:=POWER(10;[.AH27])/1000" office:value-type="float" office:value="21.9785987278482">
            <text:p>21.98</text:p>
          </table:table-cell>
          <table:table-cell table:style-name="ce176" table:formula="of:=POWER(10;[.AI27])/1000" office:value-type="float" office:value="0.0000000000001">
            <text:p>0.00</text:p>
          </table:table-cell>
          <table:table-cell table:style-name="ce129"/>
          <table:table-cell table:style-name="ce181" table:formula="of:=([.R27]+[.S27]*[.$BE$26]+[.T27]*[.$BE$27])" office:value-type="float" office:value="97.737864186767">
            <text:p>97.74</text:p>
          </table:table-cell>
          <table:table-cell table:style-name="ce185" table:formula="of:=([.R27]+[.S27]*[.$BE$35]+[.T27]*[.$BE$36])" office:value-type="float" office:value="96.3365597485496">
            <text:p>96.34</text:p>
          </table:table-cell>
          <table:table-cell/>
          <table:table-cell table:style-name="ce190" office:value-type="string">
            <text:p>m2</text:p>
          </table:table-cell>
          <table:table-cell table:style-name="ce193" table:formula="of:=(0.03-31.4424*[.BE23]+30.0717*[.BE24])/[.BE25]" office:value-type="float" office:value="0.36674922294441">
            <text:p>0.37</text:p>
          </table:table-cell>
          <table:table-cell table:number-columns-repeated="967"/>
        </table:table-row>
        <table:table-row table:style-name="ro2">
          <table:table-cell/>
          <table:table-cell table:style-name="ce12" office:value-type="float" office:value="580">
            <text:p>580</text:p>
          </table:table-cell>
          <table:table-cell table:style-name="ce119" office:value-type="float" office:value="0.9163">
            <text:p>0.916300000000</text:p>
          </table:table-cell>
          <table:table-cell table:style-name="ce119" office:value-type="float" office:value="0.87">
            <text:p>0.870000000000</text:p>
          </table:table-cell>
          <table:table-cell table:style-name="ce52" office:value-type="float" office:value="0.001650001">
            <text:p>0.001650001000</text:p>
          </table:table-cell>
          <table:table-cell table:style-name="ce119" office:value-type="float" office:value="1.01416">
            <text:p>1.014160000000</text:p>
          </table:table-cell>
          <table:table-cell table:style-name="ce52" office:value-type="float" office:value="0.868934">
            <text:p>0.868934000000</text:p>
          </table:table-cell>
          <table:table-cell table:style-name="ce119" office:value-type="float" office:value="0">
            <text:p>0.000000000000</text:p>
          </table:table-cell>
          <table:table-cell table:style-name="ce129" table:formula="of:=(100*[.$BE$12])/(1E-045*[.B28]*[.B28]*[.B28]*[.B28]*[.B28]*(POWER([.$BE$11];[.$BE$13]/([.$BE$17]*[.B28]*0.000000001))-1)*[.$BE$18])" office:value-type="float" office:value="114.430303042661">
            <text:p>114.43</text:p>
          </table:table-cell>
          <table:table-cell table:style-name="ce134" office:value-type="float" office:value="101">
            <text:p>101.00</text:p>
          </table:table-cell>
          <table:table-cell table:style-name="ce138" office:value-type="float" office:value="97.8">
            <text:p>97.80</text:p>
          </table:table-cell>
          <table:table-cell table:style-name="ce134" table:formula="of:=([.R28]+[.S28]*[.$BE$7]+[.T28]*[.$BE$8])" office:value-type="float" office:value="98.9244997349869">
            <text:p>98.92</text:p>
          </table:table-cell>
          <table:table-cell table:style-name="ce138" office:value-type="float" office:value="100">
            <text:p>100.00</text:p>
          </table:table-cell>
          <table:table-cell table:style-name="ce134" office:value-type="float" office:value="22.79">
            <text:p>22.79</text:p>
          </table:table-cell>
          <table:table-cell table:style-name="ce134" office:value-type="float" office:value="16.75">
            <text:p>16.75</text:p>
          </table:table-cell>
          <table:table-cell table:style-name="ce138" office:value-type="float" office:value="11.28">
            <text:p>11.28</text:p>
          </table:table-cell>
          <table:table-cell table:style-name="ce133" table:formula="of:=(100*[.$BE$12])/(1E-045*[.B28]*[.B28]*[.B28]*[.B28]*[.B28]*(POWER([.$BE$11];[.$BE$13]/(Blackbody_Temperature*[.B28]*0.000000001))-1)*[.$BE$14])" office:value-type="float" office:value="100.288254972601">
            <text:p>100.29</text:p>
          </table:table-cell>
          <table:table-cell table:style-name="ce138" office:value-type="float" office:value="95.1">
            <text:p>95.10</text:p>
          </table:table-cell>
          <table:table-cell table:style-name="ce134" office:value-type="float" office:value="-3.5">
            <text:p>-3.50</text:p>
          </table:table-cell>
          <table:table-cell table:style-name="ce138" office:value-type="float" office:value="0.5">
            <text:p>0.50</text:p>
          </table:table-cell>
          <table:table-cell table:style-name="ce151" office:value-type="float" office:value="4.989">
            <text:p>4.989</text:p>
          </table:table-cell>
          <table:table-cell table:style-name="ce157" office:value-type="float" office:value="-10">
            <text:p>-10.000</text:p>
          </table:table-cell>
          <table:table-cell table:style-name="ce162" office:value-type="float" office:value="-10">
            <text:p>-10.000</text:p>
          </table:table-cell>
          <table:table-cell table:style-name="ce157" table:formula="of:=[.X29]-2.7" office:value-type="float" office:value="-2.832">
            <text:p>-2.832</text:p>
          </table:table-cell>
          <table:table-cell table:style-name="ce162" office:value-type="float" office:value="2.766">
            <text:p>2.766</text:p>
          </table:table-cell>
          <table:table-cell table:style-name="ce157" table:formula="of:=[.Z27]-1.4" office:value-type="float" office:value="-11.035">
            <text:p>-11.035</text:p>
          </table:table-cell>
          <table:table-cell table:style-name="ce162" office:value-type="float" office:value="2.653">
            <text:p>2.653</text:p>
          </table:table-cell>
          <table:table-cell table:style-name="ce157" office:value-type="float" office:value="3.954">
            <text:p>3.954</text:p>
          </table:table-cell>
          <table:table-cell table:style-name="ce162" office:value-type="float" office:value="-10">
            <text:p>-10.000</text:p>
          </table:table-cell>
          <table:table-cell table:style-name="ce157" table:formula="of:=[.AD29]-2.6" office:value-type="float" office:value="-8.291">
            <text:p>-8.291</text:p>
          </table:table-cell>
          <table:table-cell table:style-name="ce162" office:value-type="float" office:value="3.915">
            <text:p>3.915</text:p>
          </table:table-cell>
          <table:table-cell table:style-name="ce157" table:formula="of:=[.AF27]-2.2" office:value-type="float" office:value="-13.548">
            <text:p>-13.548</text:p>
          </table:table-cell>
          <table:table-cell table:style-name="ce162" office:value-type="float" office:value="2.653">
            <text:p>2.653</text:p>
          </table:table-cell>
          <table:table-cell table:style-name="ce157" office:value-type="float" office:value="3.954">
            <text:p>3.954</text:p>
          </table:table-cell>
          <table:table-cell table:style-name="ce168" office:value-type="float" office:value="-10">
            <text:p>-10.000</text:p>
          </table:table-cell>
          <table:table-cell table:style-name="ce162"/>
          <table:table-cell table:style-name="ce172" table:formula="of:=POWER(10;[.U28])/1000" office:value-type="float" office:value="97.4989637717387">
            <text:p>97.50</text:p>
          </table:table-cell>
          <table:table-cell table:style-name="ce133" table:formula="of:=POWER(10;[.V28])/1000" office:value-type="float" office:value="0.0000000000001">
            <text:p>0.00</text:p>
          </table:table-cell>
          <table:table-cell table:style-name="ce129" table:formula="of:=POWER(10;[.W28])/1000" office:value-type="float" office:value="0.0000000000001">
            <text:p>0.00</text:p>
          </table:table-cell>
          <table:table-cell table:style-name="ce133" table:formula="of:=POWER(10;[.X28])/1000" office:value-type="float" office:value="0.00000147231250243272">
            <text:p>0.00</text:p>
          </table:table-cell>
          <table:table-cell table:style-name="ce129" table:formula="of:=POWER(10;[.Y28])/1000" office:value-type="float" office:value="0.583445104273745">
            <text:p>0.58</text:p>
          </table:table-cell>
          <table:table-cell table:style-name="ce133" table:formula="of:=POWER(10;[.Z28])/1000" office:value-type="float" office:value="9.22571427154759E-015">
            <text:p>0.00</text:p>
          </table:table-cell>
          <table:table-cell table:style-name="ce129" table:formula="of:=POWER(10;[.AA28])/1000" office:value-type="float" office:value="0.449779854893288">
            <text:p>0.45</text:p>
          </table:table-cell>
          <table:table-cell table:style-name="ce133" table:formula="of:=POWER(10;[.AB28])/1000" office:value-type="float" office:value="8.99497581530036">
            <text:p>8.99</text:p>
          </table:table-cell>
          <table:table-cell table:style-name="ce129" table:formula="of:=POWER(10;[.AC28])/1000" office:value-type="float" office:value="0.0000000000001">
            <text:p>0.00</text:p>
          </table:table-cell>
          <table:table-cell table:style-name="ce133" table:formula="of:=POWER(10;[.AD28])/1000" office:value-type="float" office:value="0.00000000000511681835540307">
            <text:p>0.00</text:p>
          </table:table-cell>
          <table:table-cell table:style-name="ce129" table:formula="of:=POWER(10;[.AE28])/1000" office:value-type="float" office:value="8.22242649947071">
            <text:p>8.22</text:p>
          </table:table-cell>
          <table:table-cell table:style-name="ce133" table:formula="of:=POWER(10;[.AF28])/1000" office:value-type="float" office:value="2.83139199579937E-017">
            <text:p>0.00</text:p>
          </table:table-cell>
          <table:table-cell table:style-name="ce129" table:formula="of:=POWER(10;[.AG28])/1000" office:value-type="float" office:value="0.449779854893288">
            <text:p>0.45</text:p>
          </table:table-cell>
          <table:table-cell table:style-name="ce133" table:formula="of:=POWER(10;[.AH28])/1000" office:value-type="float" office:value="8.99497581530036">
            <text:p>8.99</text:p>
          </table:table-cell>
          <table:table-cell table:style-name="ce176" table:formula="of:=POWER(10;[.AI28])/1000" office:value-type="float" office:value="0.0000000000001">
            <text:p>0.00</text:p>
          </table:table-cell>
          <table:table-cell table:style-name="ce129"/>
          <table:table-cell table:style-name="ce181" table:formula="of:=([.R28]+[.S28]*[.$BE$26]+[.T28]*[.$BE$27])" office:value-type="float" office:value="98.9244997349869">
            <text:p>98.92</text:p>
          </table:table-cell>
          <table:table-cell table:style-name="ce185" table:formula="of:=([.R28]+[.S28]*[.$BE$35]+[.T28]*[.$BE$36])" office:value-type="float" office:value="95.7931940622296">
            <text:p>95.79</text:p>
          </table:table-cell>
          <table:table-cell table:number-columns-repeated="970"/>
        </table:table-row>
        <table:table-row table:style-name="ro2">
          <table:table-cell/>
          <table:table-cell table:style-name="ce116" office:value-type="float" office:value="590">
            <text:p>590</text:p>
          </table:table-cell>
          <table:table-cell table:style-name="ce120" office:value-type="float" office:value="1.0263">
            <text:p>1.026300000000</text:p>
          </table:table-cell>
          <table:table-cell table:style-name="ce120" office:value-type="float" office:value="0.757">
            <text:p>0.757000000000</text:p>
          </table:table-cell>
          <table:table-cell table:style-name="ce53" office:value-type="float" office:value="0.0011">
            <text:p>0.001100000000</text:p>
          </table:table-cell>
          <table:table-cell table:style-name="ce120" office:value-type="float" office:value="1.11852">
            <text:p>1.118520000000</text:p>
          </table:table-cell>
          <table:table-cell table:style-name="ce53" office:value-type="float" office:value="0.777405">
            <text:p>0.777405000000</text:p>
          </table:table-cell>
          <table:table-cell table:style-name="ce120" office:value-type="float" office:value="0">
            <text:p>0.000000000000</text:p>
          </table:table-cell>
          <table:table-cell table:style-name="ce130" table:formula="of:=(100*[.$BE$12])/(1E-045*[.B29]*[.B29]*[.B29]*[.B29]*[.B29]*(POWER([.$BE$11];[.$BE$13]/([.$BE$17]*[.B29]*0.000000001))-1)*[.$BE$18])" office:value-type="float" office:value="121.721734953715">
            <text:p>121.72</text:p>
          </table:table-cell>
          <table:table-cell table:style-name="ce135" office:value-type="float" office:value="99.2">
            <text:p>99.20</text:p>
          </table:table-cell>
          <table:table-cell table:style-name="ce139" office:value-type="float" office:value="93.2">
            <text:p>93.20</text:p>
          </table:table-cell>
          <table:table-cell table:style-name="ce135" table:formula="of:=([.R29]+[.S29]*[.$BE$7]+[.T29]*[.$BE$8])" office:value-type="float" office:value="93.5112984916979">
            <text:p>93.51</text:p>
          </table:table-cell>
          <table:table-cell table:style-name="ce139" office:value-type="float" office:value="100">
            <text:p>100.00</text:p>
          </table:table-cell>
          <table:table-cell table:style-name="ce135" office:value-type="float" office:value="18.66">
            <text:p>18.66</text:p>
          </table:table-cell>
          <table:table-cell table:style-name="ce135" office:value-type="float" office:value="12.67">
            <text:p>12.67</text:p>
          </table:table-cell>
          <table:table-cell table:style-name="ce139" office:value-type="float" office:value="12.73">
            <text:p>12.73</text:p>
          </table:table-cell>
          <table:table-cell table:style-name="ce143" table:formula="of:=(100*[.$BE$12])/(1E-045*[.B29]*[.B29]*[.B29]*[.B29]*[.B29]*(POWER([.$BE$11];[.$BE$13]/(Blackbody_Temperature*[.B29]*0.000000001))-1)*[.$BE$14])" office:value-type="float" office:value="100.211776305705">
            <text:p>100.21</text:p>
          </table:table-cell>
          <table:table-cell table:style-name="ce139" office:value-type="float" office:value="89.1">
            <text:p>89.10</text:p>
          </table:table-cell>
          <table:table-cell table:style-name="ce135" office:value-type="float" office:value="-3.5">
            <text:p>-3.50</text:p>
          </table:table-cell>
          <table:table-cell table:style-name="ce139" office:value-type="float" office:value="2.1">
            <text:p>2.10</text:p>
          </table:table-cell>
          <table:table-cell table:style-name="ce152" office:value-type="float" office:value="4.956">
            <text:p>4.956</text:p>
          </table:table-cell>
          <table:table-cell table:style-name="ce158" office:value-type="float" office:value="-10">
            <text:p>-10.000</text:p>
          </table:table-cell>
          <table:table-cell table:style-name="ce163" office:value-type="float" office:value="-10">
            <text:p>-10.000</text:p>
          </table:table-cell>
          <table:table-cell table:style-name="ce158" table:formula="of:=[.X30]-2.7" office:value-type="float" office:value="-0.132">
            <text:p>-0.132</text:p>
          </table:table-cell>
          <table:table-cell table:style-name="ce163" office:value-type="float" office:value="1.579">
            <text:p>1.579</text:p>
          </table:table-cell>
          <table:table-cell table:style-name="ce158" table:formula="of:=[.Z28]-1.4" office:value-type="float" office:value="-12.435">
            <text:p>-12.435</text:p>
          </table:table-cell>
          <table:table-cell table:style-name="ce163" office:value-type="float" office:value="4.477">
            <text:p>4.477</text:p>
          </table:table-cell>
          <table:table-cell table:style-name="ce158" office:value-type="float" office:value="3.398">
            <text:p>3.398</text:p>
          </table:table-cell>
          <table:table-cell table:style-name="ce163" office:value-type="float" office:value="-10">
            <text:p>-10.000</text:p>
          </table:table-cell>
          <table:table-cell table:style-name="ce158" table:formula="of:=[.AD30]-2.6" office:value-type="float" office:value="-5.691">
            <text:p>-5.691</text:p>
          </table:table-cell>
          <table:table-cell table:style-name="ce163" office:value-type="float" office:value="3.172">
            <text:p>3.172</text:p>
          </table:table-cell>
          <table:table-cell table:style-name="ce158" table:formula="of:=[.AF28]-2.2" office:value-type="float" office:value="-15.748">
            <text:p>-15.748</text:p>
          </table:table-cell>
          <table:table-cell table:style-name="ce163" office:value-type="float" office:value="4.477">
            <text:p>4.477</text:p>
          </table:table-cell>
          <table:table-cell table:style-name="ce158" office:value-type="float" office:value="3.398">
            <text:p>3.398</text:p>
          </table:table-cell>
          <table:table-cell table:style-name="ce169" office:value-type="float" office:value="-10">
            <text:p>-10.000</text:p>
          </table:table-cell>
          <table:table-cell table:style-name="ce162"/>
          <table:table-cell table:style-name="ce173" table:formula="of:=POWER(10;[.U29])/1000" office:value-type="float" office:value="90.3649473722302">
            <text:p>90.36</text:p>
          </table:table-cell>
          <table:table-cell table:style-name="ce143" table:formula="of:=POWER(10;[.V29])/1000" office:value-type="float" office:value="0.0000000000001">
            <text:p>0.00</text:p>
          </table:table-cell>
          <table:table-cell table:style-name="ce130" table:formula="of:=POWER(10;[.W29])/1000" office:value-type="float" office:value="0.0000000000001">
            <text:p>0.00</text:p>
          </table:table-cell>
          <table:table-cell table:style-name="ce143" table:formula="of:=POWER(10;[.X29])/1000" office:value-type="float" office:value="0.000737904230129101">
            <text:p>0.00</text:p>
          </table:table-cell>
          <table:table-cell table:style-name="ce130" table:formula="of:=POWER(10;[.Y29])/1000" office:value-type="float" office:value="0.0379314984973682">
            <text:p>0.04</text:p>
          </table:table-cell>
          <table:table-cell table:style-name="ce143" table:formula="of:=POWER(10;[.Z29])/1000" office:value-type="float" office:value="3.67282300498083E-016">
            <text:p>0.00</text:p>
          </table:table-cell>
          <table:table-cell table:style-name="ce130" table:formula="of:=POWER(10;[.AA29])/1000" office:value-type="float" office:value="29.9916251898765">
            <text:p>29.99</text:p>
          </table:table-cell>
          <table:table-cell table:style-name="ce143" table:formula="of:=POWER(10;[.AB29])/1000" office:value-type="float" office:value="2.50034536169643">
            <text:p>2.50</text:p>
          </table:table-cell>
          <table:table-cell table:style-name="ce130" table:formula="of:=POWER(10;[.AC29])/1000" office:value-type="float" office:value="0.0000000000001">
            <text:p>0.00</text:p>
          </table:table-cell>
          <table:table-cell table:style-name="ce143" table:formula="of:=POWER(10;[.AD29])/1000" office:value-type="float" office:value="0.00000000203704207770571">
            <text:p>0.00</text:p>
          </table:table-cell>
          <table:table-cell table:style-name="ce130" table:formula="of:=POWER(10;[.AE29])/1000" office:value-type="float" office:value="1.48593564228701">
            <text:p>1.49</text:p>
          </table:table-cell>
          <table:table-cell table:style-name="ce143" table:formula="of:=POWER(10;[.AF29])/1000" office:value-type="float" office:value="1.78648757485205E-019">
            <text:p>0.00</text:p>
          </table:table-cell>
          <table:table-cell table:style-name="ce130" table:formula="of:=POWER(10;[.AG29])/1000" office:value-type="float" office:value="29.9916251898765">
            <text:p>29.99</text:p>
          </table:table-cell>
          <table:table-cell table:style-name="ce143" table:formula="of:=POWER(10;[.AH29])/1000" office:value-type="float" office:value="2.50034536169643">
            <text:p>2.50</text:p>
          </table:table-cell>
          <table:table-cell table:style-name="ce177" table:formula="of:=POWER(10;[.AI29])/1000" office:value-type="float" office:value="0.0000000000001">
            <text:p>0.00</text:p>
          </table:table-cell>
          <table:table-cell table:style-name="ce129"/>
          <table:table-cell table:style-name="ce182" table:formula="of:=([.R29]+[.S29]*[.$BE$26]+[.T29]*[.$BE$27])" office:value-type="float" office:value="93.5112984916979">
            <text:p>93.51</text:p>
          </table:table-cell>
          <table:table-cell table:style-name="ce186" table:formula="of:=([.R29]+[.S29]*[.$BE$35]+[.T29]*[.$BE$36])" office:value-type="float" office:value="88.6916161365325">
            <text:p>88.69</text:p>
          </table:table-cell>
          <table:table-cell/>
          <table:table-cell table:style-name="ce188" office:value-type="string" table:number-columns-spanned="2" table:number-rows-spanned="1">
            <text:p>D65 Illuminant</text:p>
          </table:table-cell>
          <table:covered-table-cell table:style-name="ce112"/>
          <table:table-cell table:number-columns-repeated="967"/>
        </table:table-row>
        <table:table-row table:style-name="ro2">
          <table:table-cell/>
          <table:table-cell table:style-name="ce12" office:value-type="float" office:value="600">
            <text:p>600</text:p>
          </table:table-cell>
          <table:table-cell table:style-name="ce119" office:value-type="float" office:value="1.0622">
            <text:p>1.062200000000</text:p>
          </table:table-cell>
          <table:table-cell table:style-name="ce119" office:value-type="float" office:value="0.631">
            <text:p>0.631000000000</text:p>
          </table:table-cell>
          <table:table-cell table:style-name="ce52" office:value-type="float" office:value="0.0008">
            <text:p>0.000800000000</text:p>
          </table:table-cell>
          <table:table-cell table:style-name="ce119" office:value-type="float" office:value="1.12399">
            <text:p>1.123990000000</text:p>
          </table:table-cell>
          <table:table-cell table:style-name="ce52" office:value-type="float" office:value="0.658341">
            <text:p>0.658341000000</text:p>
          </table:table-cell>
          <table:table-cell table:style-name="ce119" office:value-type="float" office:value="0">
            <text:p>0.000000000000</text:p>
          </table:table-cell>
          <table:table-cell table:style-name="ce129" table:formula="of:=(100*[.$BE$12])/(1E-045*[.B30]*[.B30]*[.B30]*[.B30]*[.B30]*(POWER([.$BE$11];[.$BE$13]/([.$BE$17]*[.B30]*0.000000001))-1)*[.$BE$18])" office:value-type="float" office:value="129.029583775588">
            <text:p>129.03</text:p>
          </table:table-cell>
          <table:table-cell table:style-name="ce134" office:value-type="float" office:value="98">
            <text:p>98.00</text:p>
          </table:table-cell>
          <table:table-cell table:style-name="ce138" office:value-type="float" office:value="89.7">
            <text:p>89.70</text:p>
          </table:table-cell>
          <table:table-cell table:style-name="ce134" table:formula="of:=([.R30]+[.S30]*[.$BE$7]+[.T30]*[.$BE$8])" office:value-type="float" office:value="97.7074620038179">
            <text:p>97.71</text:p>
          </table:table-cell>
          <table:table-cell table:style-name="ce138" office:value-type="float" office:value="100">
            <text:p>100.00</text:p>
          </table:table-cell>
          <table:table-cell table:style-name="ce134" office:value-type="float" office:value="16.54">
            <text:p>16.54</text:p>
          </table:table-cell>
          <table:table-cell table:style-name="ce134" office:value-type="float" office:value="12.19">
            <text:p>12.19</text:p>
          </table:table-cell>
          <table:table-cell table:style-name="ce138" office:value-type="float" office:value="7.33">
            <text:p>7.33</text:p>
          </table:table-cell>
          <table:table-cell table:style-name="ce133" table:formula="of:=(100*[.$BE$12])/(1E-045*[.B30]*[.B30]*[.B30]*[.B30]*[.B30]*(POWER([.$BE$11];[.$BE$13]/(Blackbody_Temperature*[.B30]*0.000000001))-1)*[.$BE$14])" office:value-type="float" office:value="100.001755252113">
            <text:p>100.00</text:p>
          </table:table-cell>
          <table:table-cell table:style-name="ce138" office:value-type="float" office:value="90.5">
            <text:p>90.50</text:p>
          </table:table-cell>
          <table:table-cell table:style-name="ce134" office:value-type="float" office:value="-5.8">
            <text:p>-5.80</text:p>
          </table:table-cell>
          <table:table-cell table:style-name="ce138" office:value-type="float" office:value="3.2">
            <text:p>3.20</text:p>
          </table:table-cell>
          <table:table-cell table:style-name="ce151" office:value-type="float" office:value="4.902">
            <text:p>4.902</text:p>
          </table:table-cell>
          <table:table-cell table:style-name="ce157" office:value-type="float" office:value="-10">
            <text:p>-10.000</text:p>
          </table:table-cell>
          <table:table-cell table:style-name="ce162" office:value-type="float" office:value="-10">
            <text:p>-10.000</text:p>
          </table:table-cell>
          <table:table-cell table:style-name="ce157" office:value-type="float" office:value="2.568">
            <text:p>2.568</text:p>
          </table:table-cell>
          <table:table-cell table:style-name="ce162" table:formula="of:=[.Y29]-1.7" office:value-type="float" office:value="-0.121">
            <text:p>-0.121</text:p>
          </table:table-cell>
          <table:table-cell table:style-name="ce157" table:formula="of:=[.Z29]-1.4" office:value-type="float" office:value="-13.835">
            <text:p>-13.835</text:p>
          </table:table-cell>
          <table:table-cell table:style-name="ce162" office:value-type="float" office:value="5">
            <text:p>5.000</text:p>
          </table:table-cell>
          <table:table-cell table:style-name="ce157" office:value-type="float" office:value="2.845">
            <text:p>2.845</text:p>
          </table:table-cell>
          <table:table-cell table:style-name="ce162" office:value-type="float" office:value="-10">
            <text:p>-10.000</text:p>
          </table:table-cell>
          <table:table-cell table:style-name="ce157" table:formula="of:=[.AD31]-2.6" office:value-type="float" office:value="-3.091">
            <text:p>-3.091</text:p>
          </table:table-cell>
          <table:table-cell table:style-name="ce162" office:value-type="float" office:value="2.239">
            <text:p>2.239</text:p>
          </table:table-cell>
          <table:table-cell table:style-name="ce157" table:formula="of:=[.AF29]-2.2" office:value-type="float" office:value="-17.948">
            <text:p>-17.948</text:p>
          </table:table-cell>
          <table:table-cell table:style-name="ce162" office:value-type="float" office:value="5">
            <text:p>5.000</text:p>
          </table:table-cell>
          <table:table-cell table:style-name="ce157" office:value-type="float" office:value="2.845">
            <text:p>2.845</text:p>
          </table:table-cell>
          <table:table-cell table:style-name="ce168" office:value-type="float" office:value="-10">
            <text:p>-10.000</text:p>
          </table:table-cell>
          <table:table-cell table:style-name="ce162"/>
          <table:table-cell table:style-name="ce172" table:formula="of:=POWER(10;[.U30])/1000" office:value-type="float" office:value="79.7994687267977">
            <text:p>79.80</text:p>
          </table:table-cell>
          <table:table-cell table:style-name="ce133" table:formula="of:=POWER(10;[.V30])/1000" office:value-type="float" office:value="0.0000000000001">
            <text:p>0.00</text:p>
          </table:table-cell>
          <table:table-cell table:style-name="ce129" table:formula="of:=POWER(10;[.W30])/1000" office:value-type="float" office:value="0.0000000000001">
            <text:p>0.00</text:p>
          </table:table-cell>
          <table:table-cell table:style-name="ce133" table:formula="of:=POWER(10;[.X30])/1000" office:value-type="float" office:value="0.369828179780266">
            <text:p>0.37</text:p>
          </table:table-cell>
          <table:table-cell table:style-name="ce129" table:formula="of:=POWER(10;[.Y30])/1000" office:value-type="float" office:value="0.000756832895020974">
            <text:p>0.00</text:p>
          </table:table-cell>
          <table:table-cell table:style-name="ce133" table:formula="of:=POWER(10;[.Z30])/1000" office:value-type="float" office:value="1.46217717445671E-017">
            <text:p>0.00</text:p>
          </table:table-cell>
          <table:table-cell table:style-name="ce129" table:formula="of:=POWER(10;[.AA30])/1000" office:value-type="float" office:value="100">
            <text:p>100.00</text:p>
          </table:table-cell>
          <table:table-cell table:style-name="ce133" table:formula="of:=POWER(10;[.AB30])/1000" office:value-type="float" office:value="0.699841996002273">
            <text:p>0.70</text:p>
          </table:table-cell>
          <table:table-cell table:style-name="ce129" table:formula="of:=POWER(10;[.AC30])/1000" office:value-type="float" office:value="0.0000000000001">
            <text:p>0.00</text:p>
          </table:table-cell>
          <table:table-cell table:style-name="ce133" table:formula="of:=POWER(10;[.AD30])/1000" office:value-type="float" office:value="0.000000810961057853841">
            <text:p>0.00</text:p>
          </table:table-cell>
          <table:table-cell table:style-name="ce129" table:formula="of:=POWER(10;[.AE30])/1000" office:value-type="float" office:value="0.173380399775414">
            <text:p>0.17</text:p>
          </table:table-cell>
          <table:table-cell table:style-name="ce133" table:formula="of:=POWER(10;[.AF30])/1000" office:value-type="float" office:value="1.12719745617551E-021">
            <text:p>0.00</text:p>
          </table:table-cell>
          <table:table-cell table:style-name="ce129" table:formula="of:=POWER(10;[.AG30])/1000" office:value-type="float" office:value="100">
            <text:p>100.00</text:p>
          </table:table-cell>
          <table:table-cell table:style-name="ce133" table:formula="of:=POWER(10;[.AH30])/1000" office:value-type="float" office:value="0.699841996002273">
            <text:p>0.70</text:p>
          </table:table-cell>
          <table:table-cell table:style-name="ce176" table:formula="of:=POWER(10;[.AI30])/1000" office:value-type="float" office:value="0.0000000000001">
            <text:p>0.00</text:p>
          </table:table-cell>
          <table:table-cell table:style-name="ce129"/>
          <table:table-cell table:style-name="ce181" table:formula="of:=([.R30]+[.S30]*[.$BE$26]+[.T30]*[.$BE$27])" office:value-type="float" office:value="97.7074620038179">
            <text:p>97.71</text:p>
          </table:table-cell>
          <table:table-cell table:style-name="ce185" table:formula="of:=([.R30]+[.S30]*[.$BE$35]+[.T30]*[.$BE$36])" office:value-type="float" office:value="90.0160257346795">
            <text:p>90.02</text:p>
          </table:table-cell>
          <table:table-cell/>
          <table:table-cell table:style-name="ce189" office:value-type="string">
            <text:p>temp</text:p>
          </table:table-cell>
          <table:table-cell table:style-name="ce192" office:value-type="float" office:value="6500">
            <text:p>6500</text:p>
          </table:table-cell>
          <table:table-cell table:number-columns-repeated="967"/>
        </table:table-row>
        <table:table-row table:style-name="ro1">
          <table:table-cell/>
          <table:table-cell table:style-name="ce12" office:value-type="float" office:value="610">
            <text:p>610</text:p>
          </table:table-cell>
          <table:table-cell table:style-name="ce119" office:value-type="float" office:value="1.0026">
            <text:p>1.002600000000</text:p>
          </table:table-cell>
          <table:table-cell table:style-name="ce119" office:value-type="float" office:value="0.503">
            <text:p>0.503000000000</text:p>
          </table:table-cell>
          <table:table-cell table:style-name="ce52" office:value-type="float" office:value="0.00034">
            <text:p>0.000340000000</text:p>
          </table:table-cell>
          <table:table-cell table:style-name="ce119" office:value-type="float" office:value="1.03048">
            <text:p>1.030480000000</text:p>
          </table:table-cell>
          <table:table-cell table:style-name="ce52" office:value-type="float" office:value="0.527963">
            <text:p>0.527963000000</text:p>
          </table:table-cell>
          <table:table-cell table:style-name="ce119" office:value-type="float" office:value="0">
            <text:p>0.000000000000</text:p>
          </table:table-cell>
          <table:table-cell table:style-name="ce129" table:formula="of:=(100*[.$BE$12])/(1E-045*[.B31]*[.B31]*[.B31]*[.B31]*[.B31]*(POWER([.$BE$11];[.$BE$13]/([.$BE$17]*[.B31]*0.000000001))-1)*[.$BE$18])" office:value-type="float" office:value="136.329179323375">
            <text:p>136.33</text:p>
          </table:table-cell>
          <table:table-cell table:style-name="ce134" office:value-type="float" office:value="98.5">
            <text:p>98.50</text:p>
          </table:table-cell>
          <table:table-cell table:style-name="ce138" office:value-type="float" office:value="88.4">
            <text:p>88.40</text:p>
          </table:table-cell>
          <table:table-cell table:style-name="ce134" table:formula="of:=([.R31]+[.S31]*[.$BE$7]+[.T31]*[.$BE$8])" office:value-type="float" office:value="99.2939863538737">
            <text:p>99.29</text:p>
          </table:table-cell>
          <table:table-cell table:style-name="ce138" office:value-type="float" office:value="100">
            <text:p>100.00</text:p>
          </table:table-cell>
          <table:table-cell table:style-name="ce134" office:value-type="float" office:value="13.8">
            <text:p>13.80</text:p>
          </table:table-cell>
          <table:table-cell table:style-name="ce134" office:value-type="float" office:value="11.6">
            <text:p>11.60</text:p>
          </table:table-cell>
          <table:table-cell table:style-name="ce138" office:value-type="float" office:value="55.27">
            <text:p>55.27</text:p>
          </table:table-cell>
          <table:table-cell table:style-name="ce133" table:formula="of:=(100*[.$BE$12])/(1E-045*[.B31]*[.B31]*[.B31]*[.B31]*[.B31]*(POWER([.$BE$11];[.$BE$13]/(Blackbody_Temperature*[.B31]*0.000000001))-1)*[.$BE$14])" office:value-type="float" office:value="99.6680500021549">
            <text:p>99.67</text:p>
          </table:table-cell>
          <table:table-cell table:style-name="ce138" office:value-type="float" office:value="90.3">
            <text:p>90.30</text:p>
          </table:table-cell>
          <table:table-cell table:style-name="ce134" office:value-type="float" office:value="-7.2">
            <text:p>-7.20</text:p>
          </table:table-cell>
          <table:table-cell table:style-name="ce138" office:value-type="float" office:value="4.1">
            <text:p>4.10</text:p>
          </table:table-cell>
          <table:table-cell table:style-name="ce151" office:value-type="float" office:value="4.827">
            <text:p>4.827</text:p>
          </table:table-cell>
          <table:table-cell table:style-name="ce157" office:value-type="float" office:value="-10">
            <text:p>-10.000</text:p>
          </table:table-cell>
          <table:table-cell table:style-name="ce162" office:value-type="float" office:value="-10">
            <text:p>-10.000</text:p>
          </table:table-cell>
          <table:table-cell table:style-name="ce157" office:value-type="float" office:value="4.638">
            <text:p>4.638</text:p>
          </table:table-cell>
          <table:table-cell table:style-name="ce162" table:formula="of:=[.Y30]-1.7" office:value-type="float" office:value="-1.821">
            <text:p>-1.821</text:p>
          </table:table-cell>
          <table:table-cell table:style-name="ce157" table:formula="of:=[.Z30]-1.4" office:value-type="float" office:value="-15.235">
            <text:p>-15.235</text:p>
          </table:table-cell>
          <table:table-cell table:style-name="ce162" office:value-type="float" office:value="4.929">
            <text:p>4.929</text:p>
          </table:table-cell>
          <table:table-cell table:style-name="ce157" office:value-type="float" office:value="1.954">
            <text:p>1.954</text:p>
          </table:table-cell>
          <table:table-cell table:style-name="ce162" office:value-type="float" office:value="-10">
            <text:p>-10.000</text:p>
          </table:table-cell>
          <table:table-cell table:style-name="ce157" table:formula="of:=[.AD32]-2.6" office:value-type="float" office:value="-0.491">
            <text:p>-0.491</text:p>
          </table:table-cell>
          <table:table-cell table:style-name="ce162" office:value-type="float" office:value="1.07">
            <text:p>1.070</text:p>
          </table:table-cell>
          <table:table-cell table:style-name="ce157" table:formula="of:=[.AF30]-2.2" office:value-type="float" office:value="-20.148">
            <text:p>-20.148</text:p>
          </table:table-cell>
          <table:table-cell table:style-name="ce162" office:value-type="float" office:value="4.929">
            <text:p>4.929</text:p>
          </table:table-cell>
          <table:table-cell table:style-name="ce157" office:value-type="float" office:value="1.954">
            <text:p>1.954</text:p>
          </table:table-cell>
          <table:table-cell table:style-name="ce168" office:value-type="float" office:value="-10">
            <text:p>-10.000</text:p>
          </table:table-cell>
          <table:table-cell table:style-name="ce162"/>
          <table:table-cell table:style-name="ce172" table:formula="of:=POWER(10;[.U31])/1000" office:value-type="float" office:value="67.1428852925952">
            <text:p>67.14</text:p>
          </table:table-cell>
          <table:table-cell table:style-name="ce133" table:formula="of:=POWER(10;[.V31])/1000" office:value-type="float" office:value="0.0000000000001">
            <text:p>0.00</text:p>
          </table:table-cell>
          <table:table-cell table:style-name="ce129" table:formula="of:=POWER(10;[.W31])/1000" office:value-type="float" office:value="0.0000000000001">
            <text:p>0.00</text:p>
          </table:table-cell>
          <table:table-cell table:style-name="ce133" table:formula="of:=POWER(10;[.X31])/1000" office:value-type="float" office:value="43.4510224171572">
            <text:p>43.45</text:p>
          </table:table-cell>
          <table:table-cell table:style-name="ce129" table:formula="of:=POWER(10;[.Y31])/1000" office:value-type="float" office:value="0.0000151008015416415">
            <text:p>0.00</text:p>
          </table:table-cell>
          <table:table-cell table:style-name="ce133" table:formula="of:=POWER(10;[.Z31])/1000" office:value-type="float" office:value="5.82103217770867E-019">
            <text:p>0.00</text:p>
          </table:table-cell>
          <table:table-cell table:style-name="ce129" table:formula="of:=POWER(10;[.AA31])/1000" office:value-type="float" office:value="84.9180475036314">
            <text:p>84.92</text:p>
          </table:table-cell>
          <table:table-cell table:style-name="ce133" table:formula="of:=POWER(10;[.AB31])/1000" office:value-type="float" office:value="0.0899497581530036">
            <text:p>0.09</text:p>
          </table:table-cell>
          <table:table-cell table:style-name="ce129" table:formula="of:=POWER(10;[.AC31])/1000" office:value-type="float" office:value="0.0000000000001">
            <text:p>0.00</text:p>
          </table:table-cell>
          <table:table-cell table:style-name="ce133" table:formula="of:=POWER(10;[.AD31])/1000" office:value-type="float" office:value="0.000322849412171263">
            <text:p>0.00</text:p>
          </table:table-cell>
          <table:table-cell table:style-name="ce129" table:formula="of:=POWER(10;[.AE31])/1000" office:value-type="float" office:value="0.0117489755493953">
            <text:p>0.01</text:p>
          </table:table-cell>
          <table:table-cell table:style-name="ce133" table:formula="of:=POWER(10;[.AF31])/1000" office:value-type="float" office:value="7.1121351365333E-024">
            <text:p>0.00</text:p>
          </table:table-cell>
          <table:table-cell table:style-name="ce129" table:formula="of:=POWER(10;[.AG31])/1000" office:value-type="float" office:value="84.9180475036314">
            <text:p>84.92</text:p>
          </table:table-cell>
          <table:table-cell table:style-name="ce133" table:formula="of:=POWER(10;[.AH31])/1000" office:value-type="float" office:value="0.0899497581530036">
            <text:p>0.09</text:p>
          </table:table-cell>
          <table:table-cell table:style-name="ce176" table:formula="of:=POWER(10;[.AI31])/1000" office:value-type="float" office:value="0.0000000000001">
            <text:p>0.00</text:p>
          </table:table-cell>
          <table:table-cell table:style-name="ce129"/>
          <table:table-cell table:style-name="ce181" table:formula="of:=([.R31]+[.S31]*[.$BE$26]+[.T31]*[.$BE$27])" office:value-type="float" office:value="99.2939863538737">
            <text:p>99.29</text:p>
          </table:table-cell>
          <table:table-cell table:style-name="ce185" table:formula="of:=([.R31]+[.S31]*[.$BE$35]+[.T31]*[.$BE$36])" office:value-type="float" office:value="89.6113630170789">
            <text:p>89.61</text:p>
          </table:table-cell>
          <table:table-cell/>
          <table:table-cell table:style-name="ce189" office:value-type="string">
            <text:p>itemp</text:p>
          </table:table-cell>
          <table:table-cell table:style-name="ce192" table:formula="of:=1/[.BE30]" office:value-type="float" office:value="0.000153846153846154">
            <text:p>0</text:p>
          </table:table-cell>
          <table:table-cell table:number-columns-repeated="967"/>
        </table:table-row>
        <table:table-row table:style-name="ro2">
          <table:table-cell/>
          <table:table-cell table:style-name="ce12" office:value-type="float" office:value="620">
            <text:p>620</text:p>
          </table:table-cell>
          <table:table-cell table:style-name="ce119" office:value-type="float" office:value="0.8544499">
            <text:p>0.854449900000</text:p>
          </table:table-cell>
          <table:table-cell table:style-name="ce119" office:value-type="float" office:value="0.381">
            <text:p>0.381000000000</text:p>
          </table:table-cell>
          <table:table-cell table:style-name="ce52" office:value-type="float" office:value="0.00019">
            <text:p>0.000190000000</text:p>
          </table:table-cell>
          <table:table-cell table:style-name="ce119" office:value-type="float" office:value="0.856297">
            <text:p>0.856297000000</text:p>
          </table:table-cell>
          <table:table-cell table:style-name="ce52" office:value-type="float" office:value="0.398057">
            <text:p>0.398057000000</text:p>
          </table:table-cell>
          <table:table-cell table:style-name="ce119" office:value-type="float" office:value="0">
            <text:p>0.000000000000</text:p>
          </table:table-cell>
          <table:table-cell table:style-name="ce129" table:formula="of:=(100*[.$BE$12])/(1E-045*[.B32]*[.B32]*[.B32]*[.B32]*[.B32]*(POWER([.$BE$11];[.$BE$13]/([.$BE$17]*[.B32]*0.000000001))-1)*[.$BE$18])" office:value-type="float" office:value="143.596957001047">
            <text:p>143.60</text:p>
          </table:table-cell>
          <table:table-cell table:style-name="ce134" office:value-type="float" office:value="99.7">
            <text:p>99.70</text:p>
          </table:table-cell>
          <table:table-cell table:style-name="ce138" office:value-type="float" office:value="88.1">
            <text:p>88.10</text:p>
          </table:table-cell>
          <table:table-cell table:style-name="ce134" table:formula="of:=([.R32]+[.S32]*[.$BE$7]+[.T32]*[.$BE$8])" office:value-type="float" office:value="99.0704859370462">
            <text:p>99.07</text:p>
          </table:table-cell>
          <table:table-cell table:style-name="ce138" office:value-type="float" office:value="100">
            <text:p>100.00</text:p>
          </table:table-cell>
          <table:table-cell table:style-name="ce134" office:value-type="float" office:value="10.95">
            <text:p>10.95</text:p>
          </table:table-cell>
          <table:table-cell table:style-name="ce134" office:value-type="float" office:value="11.12">
            <text:p>11.12</text:p>
          </table:table-cell>
          <table:table-cell table:style-name="ce138" office:value-type="float" office:value="13.18">
            <text:p>13.18</text:p>
          </table:table-cell>
          <table:table-cell table:style-name="ce133" table:formula="of:=(100*[.$BE$12])/(1E-045*[.B32]*[.B32]*[.B32]*[.B32]*[.B32]*(POWER([.$BE$11];[.$BE$13]/(Blackbody_Temperature*[.B32]*0.000000001))-1)*[.$BE$14])" office:value-type="float" office:value="99.2202226162133">
            <text:p>99.22</text:p>
          </table:table-cell>
          <table:table-cell table:style-name="ce138" office:value-type="float" office:value="88.4">
            <text:p>88.40</text:p>
          </table:table-cell>
          <table:table-cell table:style-name="ce134" office:value-type="float" office:value="-8.6">
            <text:p>-8.60</text:p>
          </table:table-cell>
          <table:table-cell table:style-name="ce138" office:value-type="float" office:value="4.7">
            <text:p>4.70</text:p>
          </table:table-cell>
          <table:table-cell table:style-name="ce151" office:value-type="float" office:value="4.731">
            <text:p>4.731</text:p>
          </table:table-cell>
          <table:table-cell table:style-name="ce157" office:value-type="float" office:value="-10">
            <text:p>-10.000</text:p>
          </table:table-cell>
          <table:table-cell table:style-name="ce162" office:value-type="float" office:value="-10">
            <text:p>-10.000</text:p>
          </table:table-cell>
          <table:table-cell table:style-name="ce157" office:value-type="float" office:value="5">
            <text:p>5.000</text:p>
          </table:table-cell>
          <table:table-cell table:style-name="ce162" table:formula="of:=[.Y31]-1.7" office:value-type="float" office:value="-3.521">
            <text:p>-3.521</text:p>
          </table:table-cell>
          <table:table-cell table:style-name="ce157" table:formula="of:=[.Z31]-1.4" office:value-type="float" office:value="-16.635">
            <text:p>-16.635</text:p>
          </table:table-cell>
          <table:table-cell table:style-name="ce162" office:value-type="float" office:value="4.74">
            <text:p>4.740</text:p>
          </table:table-cell>
          <table:table-cell table:style-name="ce157" office:value-type="float" office:value="1">
            <text:p>1.000</text:p>
          </table:table-cell>
          <table:table-cell table:style-name="ce162" office:value-type="float" office:value="-10">
            <text:p>-10.000</text:p>
          </table:table-cell>
          <table:table-cell table:style-name="ce157" office:value-type="float" office:value="2.109">
            <text:p>2.109</text:p>
          </table:table-cell>
          <table:table-cell table:style-name="ce162" table:formula="of:=[.AE31]-1.2" office:value-type="float" office:value="-0.13">
            <text:p>-0.130</text:p>
          </table:table-cell>
          <table:table-cell table:style-name="ce157" table:formula="of:=[.AF31]-2.2" office:value-type="float" office:value="-22.348">
            <text:p>-22.348</text:p>
          </table:table-cell>
          <table:table-cell table:style-name="ce162" office:value-type="float" office:value="4.74">
            <text:p>4.740</text:p>
          </table:table-cell>
          <table:table-cell table:style-name="ce157" office:value-type="float" office:value="1">
            <text:p>1.000</text:p>
          </table:table-cell>
          <table:table-cell table:style-name="ce168" office:value-type="float" office:value="-10">
            <text:p>-10.000</text:p>
          </table:table-cell>
          <table:table-cell table:style-name="ce162"/>
          <table:table-cell table:style-name="ce172" table:formula="of:=POWER(10;[.U32])/1000" office:value-type="float" office:value="53.8269782516288">
            <text:p>53.83</text:p>
          </table:table-cell>
          <table:table-cell table:style-name="ce133" table:formula="of:=POWER(10;[.V32])/1000" office:value-type="float" office:value="0.0000000000001">
            <text:p>0.00</text:p>
          </table:table-cell>
          <table:table-cell table:style-name="ce129" table:formula="of:=POWER(10;[.W32])/1000" office:value-type="float" office:value="0.0000000000001">
            <text:p>0.00</text:p>
          </table:table-cell>
          <table:table-cell table:style-name="ce133" table:formula="of:=POWER(10;[.X32])/1000" office:value-type="float" office:value="100">
            <text:p>100.00</text:p>
          </table:table-cell>
          <table:table-cell table:style-name="ce129" table:formula="of:=POWER(10;[.Y32])/1000" office:value-type="float" office:value="0.000000301300602418612">
            <text:p>0.00</text:p>
          </table:table-cell>
          <table:table-cell table:style-name="ce133" table:formula="of:=POWER(10;[.Z32])/1000" office:value-type="float" office:value="2.31739464996847E-020">
            <text:p>0.00</text:p>
          </table:table-cell>
          <table:table-cell table:style-name="ce129" table:formula="of:=POWER(10;[.AA32])/1000" office:value-type="float" office:value="54.9540873857625">
            <text:p>54.95</text:p>
          </table:table-cell>
          <table:table-cell table:style-name="ce133" table:formula="of:=POWER(10;[.AB32])/1000" office:value-type="float" office:value="0.01">
            <text:p>0.01</text:p>
          </table:table-cell>
          <table:table-cell table:style-name="ce129" table:formula="of:=POWER(10;[.AC32])/1000" office:value-type="float" office:value="0.0000000000001">
            <text:p>0.00</text:p>
          </table:table-cell>
          <table:table-cell table:style-name="ce133" table:formula="of:=POWER(10;[.AD32])/1000" office:value-type="float" office:value="0.128528665994362">
            <text:p>0.13</text:p>
          </table:table-cell>
          <table:table-cell table:style-name="ce129" table:formula="of:=POWER(10;[.AE32])/1000" office:value-type="float" office:value="0.000741310241300918">
            <text:p>0.00</text:p>
          </table:table-cell>
          <table:table-cell table:style-name="ce133" table:formula="of:=POWER(10;[.AF32])/1000" office:value-type="float" office:value="4.48745389933133E-026">
            <text:p>0.00</text:p>
          </table:table-cell>
          <table:table-cell table:style-name="ce129" table:formula="of:=POWER(10;[.AG32])/1000" office:value-type="float" office:value="54.9540873857625">
            <text:p>54.95</text:p>
          </table:table-cell>
          <table:table-cell table:style-name="ce133" table:formula="of:=POWER(10;[.AH32])/1000" office:value-type="float" office:value="0.01">
            <text:p>0.01</text:p>
          </table:table-cell>
          <table:table-cell table:style-name="ce176" table:formula="of:=POWER(10;[.AI32])/1000" office:value-type="float" office:value="0.0000000000001">
            <text:p>0.00</text:p>
          </table:table-cell>
          <table:table-cell table:style-name="ce129"/>
          <table:table-cell table:style-name="ce181" table:formula="of:=([.R32]+[.S32]*[.$BE$26]+[.T32]*[.$BE$27])" office:value-type="float" office:value="99.0704859370462">
            <text:p>99.07</text:p>
          </table:table-cell>
          <table:table-cell table:style-name="ce185" table:formula="of:=([.R32]+[.S32]*[.$BE$35]+[.T32]*[.$BE$36])" office:value-type="float" office:value="87.7132461605465">
            <text:p>87.71</text:p>
          </table:table-cell>
          <table:table-cell/>
          <table:table-cell table:style-name="ce189" office:value-type="string">
            <text:p>xx</text:p>
          </table:table-cell>
          <table:table-cell table:style-name="ce192" table:formula="of:=IF([.BE30]&lt;=7000;((-4607000000*[.BE31]+2967800)*[.BE31]+99.11)*[.BE31]+0.244063;((-2006400000*[.BE31]+1901800)*[.BE31]+247.48)*[.BE31]+0.23704)" office:value-type="float" office:value="0.312778876194811">
            <text:p>0.31</text:p>
          </table:table-cell>
          <table:table-cell table:number-columns-repeated="967"/>
        </table:table-row>
        <table:table-row table:style-name="ro1">
          <table:table-cell/>
          <table:table-cell table:style-name="ce12" office:value-type="float" office:value="630">
            <text:p>630</text:p>
          </table:table-cell>
          <table:table-cell table:style-name="ce119" office:value-type="float" office:value="0.6424">
            <text:p>0.642400000000</text:p>
          </table:table-cell>
          <table:table-cell table:style-name="ce119" office:value-type="float" office:value="0.265">
            <text:p>0.265000000000</text:p>
          </table:table-cell>
          <table:table-cell table:style-name="ce52" office:value-type="float" office:value="0.00004999999">
            <text:p>0.000049999990</text:p>
          </table:table-cell>
          <table:table-cell table:style-name="ce119" office:value-type="float" office:value="0.647467">
            <text:p>0.647467000000</text:p>
          </table:table-cell>
          <table:table-cell table:style-name="ce52" office:value-type="float" office:value="0.283493">
            <text:p>0.283493000000</text:p>
          </table:table-cell>
          <table:table-cell table:style-name="ce119" office:value-type="float" office:value="0">
            <text:p>0.000000000000</text:p>
          </table:table-cell>
          <table:table-cell table:style-name="ce129" table:formula="of:=(100*[.$BE$12])/(1E-045*[.B33]*[.B33]*[.B33]*[.B33]*[.B33]*(POWER([.$BE$11];[.$BE$13]/([.$BE$17]*[.B33]*0.000000001))-1)*[.$BE$18])" office:value-type="float" office:value="150.810574383898">
            <text:p>150.81</text:p>
          </table:table-cell>
          <table:table-cell table:style-name="ce134" office:value-type="float" office:value="101">
            <text:p>101.00</text:p>
          </table:table-cell>
          <table:table-cell table:style-name="ce138" office:value-type="float" office:value="88">
            <text:p>88.00</text:p>
          </table:table-cell>
          <table:table-cell table:style-name="ce134" table:formula="of:=([.R33]+[.S33]*[.$BE$7]+[.T33]*[.$BE$8])" office:value-type="float" office:value="95.7534749436992">
            <text:p>95.75</text:p>
          </table:table-cell>
          <table:table-cell table:style-name="ce138" office:value-type="float" office:value="100">
            <text:p>100.00</text:p>
          </table:table-cell>
          <table:table-cell table:style-name="ce134" office:value-type="float" office:value="8.4">
            <text:p>8.40</text:p>
          </table:table-cell>
          <table:table-cell table:style-name="ce134" office:value-type="float" office:value="10.76">
            <text:p>10.76</text:p>
          </table:table-cell>
          <table:table-cell table:style-name="ce138" office:value-type="float" office:value="12.26">
            <text:p>12.26</text:p>
          </table:table-cell>
          <table:table-cell table:style-name="ce133" table:formula="of:=(100*[.$BE$12])/(1E-045*[.B33]*[.B33]*[.B33]*[.B33]*[.B33]*(POWER([.$BE$11];[.$BE$13]/(Blackbody_Temperature*[.B33]*0.000000001))-1)*[.$BE$14])" office:value-type="float" office:value="98.6674982912566">
            <text:p>98.67</text:p>
          </table:table-cell>
          <table:table-cell table:style-name="ce138" office:value-type="float" office:value="84">
            <text:p>84.00</text:p>
          </table:table-cell>
          <table:table-cell table:style-name="ce134" office:value-type="float" office:value="-9.5">
            <text:p>-9.50</text:p>
          </table:table-cell>
          <table:table-cell table:style-name="ce138" office:value-type="float" office:value="5.1">
            <text:p>5.10</text:p>
          </table:table-cell>
          <table:table-cell table:style-name="ce151" office:value-type="float" office:value="4.593">
            <text:p>4.593</text:p>
          </table:table-cell>
          <table:table-cell table:style-name="ce157" office:value-type="float" office:value="-10">
            <text:p>-10.000</text:p>
          </table:table-cell>
          <table:table-cell table:style-name="ce162" office:value-type="float" office:value="-10">
            <text:p>-10.000</text:p>
          </table:table-cell>
          <table:table-cell table:style-name="ce157" office:value-type="float" office:value="4.871">
            <text:p>4.871</text:p>
          </table:table-cell>
          <table:table-cell table:style-name="ce162" table:formula="of:=[.Y32]-1.7" office:value-type="float" office:value="-5.221">
            <text:p>-5.221</text:p>
          </table:table-cell>
          <table:table-cell table:style-name="ce157" table:formula="of:=[.Z32]-1.4" office:value-type="float" office:value="-18.035">
            <text:p>-18.035</text:p>
          </table:table-cell>
          <table:table-cell table:style-name="ce162" office:value-type="float" office:value="4.398">
            <text:p>4.398</text:p>
          </table:table-cell>
          <table:table-cell table:style-name="ce157" office:value-type="float" office:value="-10">
            <text:p>-10.000</text:p>
          </table:table-cell>
          <table:table-cell table:style-name="ce162" office:value-type="float" office:value="-10">
            <text:p>-10.000</text:p>
          </table:table-cell>
          <table:table-cell table:style-name="ce157" office:value-type="float" office:value="4.479">
            <text:p>4.479</text:p>
          </table:table-cell>
          <table:table-cell table:style-name="ce162" table:formula="of:=[.AE32]-1.2" office:value-type="float" office:value="-1.33">
            <text:p>-1.330</text:p>
          </table:table-cell>
          <table:table-cell table:style-name="ce157" table:formula="of:=[.AF32]-2.2" office:value-type="float" office:value="-24.548">
            <text:p>-24.548</text:p>
          </table:table-cell>
          <table:table-cell table:style-name="ce162" office:value-type="float" office:value="4.398">
            <text:p>4.398</text:p>
          </table:table-cell>
          <table:table-cell table:style-name="ce157" office:value-type="float" office:value="0">
            <text:p>0.000</text:p>
          </table:table-cell>
          <table:table-cell table:style-name="ce168" office:value-type="float" office:value="-10">
            <text:p>-10.000</text:p>
          </table:table-cell>
          <table:table-cell table:style-name="ce162"/>
          <table:table-cell table:style-name="ce172" table:formula="of:=POWER(10;[.U33])/1000" office:value-type="float" office:value="39.1741877107783">
            <text:p>39.17</text:p>
          </table:table-cell>
          <table:table-cell table:style-name="ce133" table:formula="of:=POWER(10;[.V33])/1000" office:value-type="float" office:value="0.0000000000001">
            <text:p>0.00</text:p>
          </table:table-cell>
          <table:table-cell table:style-name="ce129" table:formula="of:=POWER(10;[.W33])/1000" office:value-type="float" office:value="0.0000000000001">
            <text:p>0.00</text:p>
          </table:table-cell>
          <table:table-cell table:style-name="ce133" table:formula="of:=POWER(10;[.X33])/1000" office:value-type="float" office:value="74.3019137896702">
            <text:p>74.30</text:p>
          </table:table-cell>
          <table:table-cell table:style-name="ce129" table:formula="of:=POWER(10;[.Y33])/1000" office:value-type="float" office:value="0.00000000601173737483277">
            <text:p>0.00</text:p>
          </table:table-cell>
          <table:table-cell table:style-name="ce133" table:formula="of:=POWER(10;[.Z33])/1000" office:value-type="float" office:value="9.22571427154763E-022">
            <text:p>0.00</text:p>
          </table:table-cell>
          <table:table-cell table:style-name="ce129" table:formula="of:=POWER(10;[.AA33])/1000" office:value-type="float" office:value="25.0034536169643">
            <text:p>25.00</text:p>
          </table:table-cell>
          <table:table-cell table:style-name="ce133" table:formula="of:=POWER(10;[.AB33])/1000" office:value-type="float" office:value="0.0000000000001">
            <text:p>0.00</text:p>
          </table:table-cell>
          <table:table-cell table:style-name="ce129" table:formula="of:=POWER(10;[.AC33])/1000" office:value-type="float" office:value="0.0000000000001">
            <text:p>0.00</text:p>
          </table:table-cell>
          <table:table-cell table:style-name="ce133" table:formula="of:=POWER(10;[.AD33])/1000" office:value-type="float" office:value="30.1300602418612">
            <text:p>30.13</text:p>
          </table:table-cell>
          <table:table-cell table:style-name="ce129" table:formula="of:=POWER(10;[.AE33])/1000" office:value-type="float" office:value="0.0000467735141287198">
            <text:p>0.00</text:p>
          </table:table-cell>
          <table:table-cell table:style-name="ce133" table:formula="of:=POWER(10;[.AF33])/1000" office:value-type="float" office:value="2.83139199579939E-028">
            <text:p>0.00</text:p>
          </table:table-cell>
          <table:table-cell table:style-name="ce129" table:formula="of:=POWER(10;[.AG33])/1000" office:value-type="float" office:value="25.0034536169643">
            <text:p>25.00</text:p>
          </table:table-cell>
          <table:table-cell table:style-name="ce133" table:formula="of:=POWER(10;[.AH33])/1000" office:value-type="float" office:value="0.001">
            <text:p>0.00</text:p>
          </table:table-cell>
          <table:table-cell table:style-name="ce176" table:formula="of:=POWER(10;[.AI33])/1000" office:value-type="float" office:value="0.0000000000001">
            <text:p>0.00</text:p>
          </table:table-cell>
          <table:table-cell table:style-name="ce129"/>
          <table:table-cell table:style-name="ce181" table:formula="of:=([.R33]+[.S33]*[.$BE$26]+[.T33]*[.$BE$27])" office:value-type="float" office:value="95.7534749436992">
            <text:p>95.75</text:p>
          </table:table-cell>
          <table:table-cell table:style-name="ce185" table:formula="of:=([.R33]+[.S33]*[.$BE$35]+[.T33]*[.$BE$36])" office:value-type="float" office:value="83.3046212355819">
            <text:p>83.30</text:p>
          </table:table-cell>
          <table:table-cell/>
          <table:table-cell table:style-name="ce189" office:value-type="string">
            <text:p>yy</text:p>
          </table:table-cell>
          <table:table-cell table:style-name="ce192" table:formula="of:=(-3*[.BE32]+2.87)*[.BE32]-0.275" office:value-type="float" office:value="0.329183498498041">
            <text:p>0.33</text:p>
          </table:table-cell>
          <table:table-cell table:number-columns-repeated="967"/>
        </table:table-row>
        <table:table-row table:style-name="ro2">
          <table:table-cell/>
          <table:table-cell table:style-name="ce12" office:value-type="float" office:value="640">
            <text:p>640</text:p>
          </table:table-cell>
          <table:table-cell table:style-name="ce119" office:value-type="float" office:value="0.4479">
            <text:p>0.447900000000</text:p>
          </table:table-cell>
          <table:table-cell table:style-name="ce119" office:value-type="float" office:value="0.175">
            <text:p>0.175000000000</text:p>
          </table:table-cell>
          <table:table-cell table:style-name="ce52" office:value-type="float" office:value="0.00002">
            <text:p>0.000020000000</text:p>
          </table:table-cell>
          <table:table-cell table:style-name="ce119" office:value-type="float" office:value="0.431567">
            <text:p>0.431567000000</text:p>
          </table:table-cell>
          <table:table-cell table:style-name="ce52" office:value-type="float" office:value="0.179828">
            <text:p>0.179828000000</text:p>
          </table:table-cell>
          <table:table-cell table:style-name="ce119" office:value-type="float" office:value="0">
            <text:p>0.000000000000</text:p>
          </table:table-cell>
          <table:table-cell table:style-name="ce129" table:formula="of:=(100*[.$BE$12])/(1E-045*[.B34]*[.B34]*[.B34]*[.B34]*[.B34]*(POWER([.$BE$11];[.$BE$13]/([.$BE$17]*[.B34]*0.000000001))-1)*[.$BE$18])" office:value-type="float" office:value="157.949001566365">
            <text:p>157.95</text:p>
          </table:table-cell>
          <table:table-cell table:style-name="ce134" office:value-type="float" office:value="102.2">
            <text:p>102.20</text:p>
          </table:table-cell>
          <table:table-cell table:style-name="ce138" office:value-type="float" office:value="87.8">
            <text:p>87.80</text:p>
          </table:table-cell>
          <table:table-cell table:style-name="ce134" table:formula="of:=([.R34]+[.S34]*[.$BE$7]+[.T34]*[.$BE$8])" office:value-type="float" office:value="98.8967237498161">
            <text:p>98.90</text:p>
          </table:table-cell>
          <table:table-cell table:style-name="ce138" office:value-type="float" office:value="100">
            <text:p>100.00</text:p>
          </table:table-cell>
          <table:table-cell table:style-name="ce134" office:value-type="float" office:value="6.31">
            <text:p>6.31</text:p>
          </table:table-cell>
          <table:table-cell table:style-name="ce134" office:value-type="float" office:value="10.11">
            <text:p>10.11</text:p>
          </table:table-cell>
          <table:table-cell table:style-name="ce138" office:value-type="float" office:value="2.07">
            <text:p>2.07</text:p>
          </table:table-cell>
          <table:table-cell table:style-name="ce133" table:formula="of:=(100*[.$BE$12])/(1E-045*[.B34]*[.B34]*[.B34]*[.B34]*[.B34]*(POWER([.$BE$11];[.$BE$13]/(Blackbody_Temperature*[.B34]*0.000000001))-1)*[.$BE$14])" office:value-type="float" office:value="98.0187348132922">
            <text:p>98.02</text:p>
          </table:table-cell>
          <table:table-cell table:style-name="ce138" office:value-type="float" office:value="85.1">
            <text:p>85.10</text:p>
          </table:table-cell>
          <table:table-cell table:style-name="ce134" office:value-type="float" office:value="-10.9">
            <text:p>-10.90</text:p>
          </table:table-cell>
          <table:table-cell table:style-name="ce138" office:value-type="float" office:value="6.7">
            <text:p>6.70</text:p>
          </table:table-cell>
          <table:table-cell table:style-name="ce151" office:value-type="float" office:value="4.433">
            <text:p>4.433</text:p>
          </table:table-cell>
          <table:table-cell table:style-name="ce157" office:value-type="float" office:value="-10">
            <text:p>-10.000</text:p>
          </table:table-cell>
          <table:table-cell table:style-name="ce162" office:value-type="float" office:value="-10">
            <text:p>-10.000</text:p>
          </table:table-cell>
          <table:table-cell table:style-name="ce157" office:value-type="float" office:value="4.604">
            <text:p>4.604</text:p>
          </table:table-cell>
          <table:table-cell table:style-name="ce162" table:formula="of:=[.Y33]-1.7" office:value-type="float" office:value="-6.921">
            <text:p>-6.921</text:p>
          </table:table-cell>
          <table:table-cell table:style-name="ce157" table:formula="of:=[.Z33]-1.4" office:value-type="float" office:value="-19.435">
            <text:p>-19.435</text:p>
          </table:table-cell>
          <table:table-cell table:style-name="ce162" office:value-type="float" office:value="4">
            <text:p>4.000</text:p>
          </table:table-cell>
          <table:table-cell table:style-name="ce157" office:value-type="float" office:value="-10">
            <text:p>-10.000</text:p>
          </table:table-cell>
          <table:table-cell table:style-name="ce162" office:value-type="float" office:value="-10">
            <text:p>-10.000</text:p>
          </table:table-cell>
          <table:table-cell table:style-name="ce157" office:value-type="float" office:value="5">
            <text:p>5.000</text:p>
          </table:table-cell>
          <table:table-cell table:style-name="ce162" table:formula="of:=[.AE33]-1.2" office:value-type="float" office:value="-2.53">
            <text:p>-2.530</text:p>
          </table:table-cell>
          <table:table-cell table:style-name="ce157" table:formula="of:=[.AF33]-2.2" office:value-type="float" office:value="-26.748">
            <text:p>-26.748</text:p>
          </table:table-cell>
          <table:table-cell table:style-name="ce162" office:value-type="float" office:value="4">
            <text:p>4.000</text:p>
          </table:table-cell>
          <table:table-cell table:style-name="ce157" office:value-type="float" office:value="-10">
            <text:p>-10.000</text:p>
          </table:table-cell>
          <table:table-cell table:style-name="ce168" office:value-type="float" office:value="-10">
            <text:p>-10.000</text:p>
          </table:table-cell>
          <table:table-cell table:style-name="ce162"/>
          <table:table-cell table:style-name="ce172" table:formula="of:=POWER(10;[.U34])/1000" office:value-type="float" office:value="27.1019163189084">
            <text:p>27.10</text:p>
          </table:table-cell>
          <table:table-cell table:style-name="ce133" table:formula="of:=POWER(10;[.V34])/1000" office:value-type="float" office:value="0.0000000000001">
            <text:p>0.00</text:p>
          </table:table-cell>
          <table:table-cell table:style-name="ce129" table:formula="of:=POWER(10;[.W34])/1000" office:value-type="float" office:value="0.0000000000001">
            <text:p>0.00</text:p>
          </table:table-cell>
          <table:table-cell table:style-name="ce133" table:formula="of:=POWER(10;[.X34])/1000" office:value-type="float" office:value="40.179081084894">
            <text:p>40.18</text:p>
          </table:table-cell>
          <table:table-cell table:style-name="ce129" table:formula="of:=POWER(10;[.Y34])/1000" office:value-type="float" office:value="0.000000000119949930314938">
            <text:p>0.00</text:p>
          </table:table-cell>
          <table:table-cell table:style-name="ce133" table:formula="of:=POWER(10;[.Z34])/1000" office:value-type="float" office:value="3.67282300498086E-023">
            <text:p>0.00</text:p>
          </table:table-cell>
          <table:table-cell table:style-name="ce129" table:formula="of:=POWER(10;[.AA34])/1000" office:value-type="float" office:value="10">
            <text:p>10.00</text:p>
          </table:table-cell>
          <table:table-cell table:style-name="ce133" table:formula="of:=POWER(10;[.AB34])/1000" office:value-type="float" office:value="0.0000000000001">
            <text:p>0.00</text:p>
          </table:table-cell>
          <table:table-cell table:style-name="ce129" table:formula="of:=POWER(10;[.AC34])/1000" office:value-type="float" office:value="0.0000000000001">
            <text:p>0.00</text:p>
          </table:table-cell>
          <table:table-cell table:style-name="ce133" table:formula="of:=POWER(10;[.AD34])/1000" office:value-type="float" office:value="100">
            <text:p>100.00</text:p>
          </table:table-cell>
          <table:table-cell table:style-name="ce129" table:formula="of:=POWER(10;[.AE34])/1000" office:value-type="float" office:value="0.00000295120922666639">
            <text:p>0.00</text:p>
          </table:table-cell>
          <table:table-cell table:style-name="ce133" table:formula="of:=POWER(10;[.AF34])/1000" office:value-type="float" office:value="1.78648757485206E-030">
            <text:p>0.00</text:p>
          </table:table-cell>
          <table:table-cell table:style-name="ce129" table:formula="of:=POWER(10;[.AG34])/1000" office:value-type="float" office:value="10">
            <text:p>10.00</text:p>
          </table:table-cell>
          <table:table-cell table:style-name="ce133" table:formula="of:=POWER(10;[.AH34])/1000" office:value-type="float" office:value="0.0000000000001">
            <text:p>0.00</text:p>
          </table:table-cell>
          <table:table-cell table:style-name="ce176" table:formula="of:=POWER(10;[.AI34])/1000" office:value-type="float" office:value="0.0000000000001">
            <text:p>0.00</text:p>
          </table:table-cell>
          <table:table-cell table:style-name="ce129"/>
          <table:table-cell table:style-name="ce181" table:formula="of:=([.R34]+[.S34]*[.$BE$26]+[.T34]*[.$BE$27])" office:value-type="float" office:value="98.8967237498161">
            <text:p>98.90</text:p>
          </table:table-cell>
          <table:table-cell table:style-name="ce185" table:formula="of:=([.R34]+[.S34]*[.$BE$35]+[.T34]*[.$BE$36])" office:value-type="float" office:value="83.7180181754888">
            <text:p>83.72</text:p>
          </table:table-cell>
          <table:table-cell/>
          <table:table-cell table:style-name="ce189" office:value-type="string">
            <text:p>den</text:p>
          </table:table-cell>
          <table:table-cell table:style-name="ce192" table:formula="of:=0.0241+0.2562*[.BE32]-0.734*[.BE33]" office:value-type="float" office:value="-0.137386739816451">
            <text:p>-0.14</text:p>
          </table:table-cell>
          <table:table-cell table:number-columns-repeated="967"/>
        </table:table-row>
        <table:table-row table:style-name="ro2">
          <table:table-cell/>
          <table:table-cell table:style-name="ce12" office:value-type="float" office:value="650">
            <text:p>650</text:p>
          </table:table-cell>
          <table:table-cell table:style-name="ce119" office:value-type="float" office:value="0.2835">
            <text:p>0.283500000000</text:p>
          </table:table-cell>
          <table:table-cell table:style-name="ce119" office:value-type="float" office:value="0.107">
            <text:p>0.107000000000</text:p>
          </table:table-cell>
          <table:table-cell table:style-name="ce52" office:value-type="float" office:value="0">
            <text:p>0.000000000000</text:p>
          </table:table-cell>
          <table:table-cell table:style-name="ce119" office:value-type="float" office:value="0.268329">
            <text:p>0.268329000000</text:p>
          </table:table-cell>
          <table:table-cell table:style-name="ce52" office:value-type="float" office:value="0.107633">
            <text:p>0.107633000000</text:p>
          </table:table-cell>
          <table:table-cell table:style-name="ce119" office:value-type="float" office:value="0">
            <text:p>0.000000000000</text:p>
          </table:table-cell>
          <table:table-cell table:style-name="ce129" table:formula="of:=(100*[.$BE$12])/(1E-045*[.B35]*[.B35]*[.B35]*[.B35]*[.B35]*(POWER([.$BE$11];[.$BE$13]/([.$BE$17]*[.B35]*0.000000001))-1)*[.$BE$18])" office:value-type="float" office:value="164.992587428587">
            <text:p>164.99</text:p>
          </table:table-cell>
          <table:table-cell table:style-name="ce134" office:value-type="float" office:value="103.9">
            <text:p>103.90</text:p>
          </table:table-cell>
          <table:table-cell table:style-name="ce138" office:value-type="float" office:value="88.2">
            <text:p>88.20</text:p>
          </table:table-cell>
          <table:table-cell table:style-name="ce134" table:formula="of:=([.R35]+[.S35]*[.$BE$7]+[.T35]*[.$BE$8])" office:value-type="float" office:value="95.7087089908105">
            <text:p>95.71</text:p>
          </table:table-cell>
          <table:table-cell table:style-name="ce138" office:value-type="float" office:value="100">
            <text:p>100.00</text:p>
          </table:table-cell>
          <table:table-cell table:style-name="ce134" office:value-type="float" office:value="4.68">
            <text:p>4.68</text:p>
          </table:table-cell>
          <table:table-cell table:style-name="ce134" office:value-type="float" office:value="10.02">
            <text:p>10.02</text:p>
          </table:table-cell>
          <table:table-cell table:style-name="ce138" office:value-type="float" office:value="3.58">
            <text:p>3.58</text:p>
          </table:table-cell>
          <table:table-cell table:style-name="ce133" table:formula="of:=(100*[.$BE$12])/(1E-045*[.B35]*[.B35]*[.B35]*[.B35]*[.B35]*(POWER([.$BE$11];[.$BE$13]/(Blackbody_Temperature*[.B35]*0.000000001))-1)*[.$BE$14])" office:value-type="float" office:value="97.2824007772762">
            <text:p>97.28</text:p>
          </table:table-cell>
          <table:table-cell table:style-name="ce138" office:value-type="float" office:value="81.9">
            <text:p>81.90</text:p>
          </table:table-cell>
          <table:table-cell table:style-name="ce134" office:value-type="float" office:value="-10.7">
            <text:p>-10.70</text:p>
          </table:table-cell>
          <table:table-cell table:style-name="ce138" office:value-type="float" office:value="7.3">
            <text:p>7.30</text:p>
          </table:table-cell>
          <table:table-cell table:style-name="ce151" office:value-type="float" office:value="4.238">
            <text:p>4.238</text:p>
          </table:table-cell>
          <table:table-cell table:style-name="ce157" office:value-type="float" office:value="-10">
            <text:p>-10.000</text:p>
          </table:table-cell>
          <table:table-cell table:style-name="ce162" office:value-type="float" office:value="-10">
            <text:p>-10.000</text:p>
          </table:table-cell>
          <table:table-cell table:style-name="ce157" office:value-type="float" office:value="4.286">
            <text:p>4.286</text:p>
          </table:table-cell>
          <table:table-cell table:style-name="ce162" table:formula="of:=[.Y34]-1.7" office:value-type="float" office:value="-8.621">
            <text:p>-8.621</text:p>
          </table:table-cell>
          <table:table-cell table:style-name="ce157" table:formula="of:=[.Z34]-1.4" office:value-type="float" office:value="-20.835">
            <text:p>-20.835</text:p>
          </table:table-cell>
          <table:table-cell table:style-name="ce162" office:value-type="float" office:value="3.699">
            <text:p>3.699</text:p>
          </table:table-cell>
          <table:table-cell table:style-name="ce157" office:value-type="float" office:value="-10">
            <text:p>-10.000</text:p>
          </table:table-cell>
          <table:table-cell table:style-name="ce162" office:value-type="float" office:value="-10">
            <text:p>-10.000</text:p>
          </table:table-cell>
          <table:table-cell table:style-name="ce157" office:value-type="float" office:value="4.899">
            <text:p>4.899</text:p>
          </table:table-cell>
          <table:table-cell table:style-name="ce162" table:formula="of:=[.AE34]-1.2" office:value-type="float" office:value="-3.73">
            <text:p>-3.730</text:p>
          </table:table-cell>
          <table:table-cell table:style-name="ce157" table:formula="of:=[.AF34]-2.2" office:value-type="float" office:value="-28.948">
            <text:p>-28.948</text:p>
          </table:table-cell>
          <table:table-cell table:style-name="ce162" office:value-type="float" office:value="3.699">
            <text:p>3.699</text:p>
          </table:table-cell>
          <table:table-cell table:style-name="ce157" office:value-type="float" office:value="-10">
            <text:p>-10.000</text:p>
          </table:table-cell>
          <table:table-cell table:style-name="ce168" office:value-type="float" office:value="-10">
            <text:p>-10.000</text:p>
          </table:table-cell>
          <table:table-cell table:style-name="ce162"/>
          <table:table-cell table:style-name="ce172" table:formula="of:=POWER(10;[.U35])/1000" office:value-type="float" office:value="17.298163592151">
            <text:p>17.30</text:p>
          </table:table-cell>
          <table:table-cell table:style-name="ce133" table:formula="of:=POWER(10;[.V35])/1000" office:value-type="float" office:value="0.0000000000001">
            <text:p>0.00</text:p>
          </table:table-cell>
          <table:table-cell table:style-name="ce129" table:formula="of:=POWER(10;[.W35])/1000" office:value-type="float" office:value="0.0000000000001">
            <text:p>0.00</text:p>
          </table:table-cell>
          <table:table-cell table:style-name="ce133" table:formula="of:=POWER(10;[.X35])/1000" office:value-type="float" office:value="19.3196831701692">
            <text:p>19.32</text:p>
          </table:table-cell>
          <table:table-cell table:style-name="ce129" table:formula="of:=POWER(10;[.Y35])/1000" office:value-type="float" office:value="0.00000000000239331575640538">
            <text:p>0.00</text:p>
          </table:table-cell>
          <table:table-cell table:style-name="ce133" table:formula="of:=POWER(10;[.Z35])/1000" office:value-type="float" office:value="1.46217717445673E-024">
            <text:p>0.00</text:p>
          </table:table-cell>
          <table:table-cell table:style-name="ce129" table:formula="of:=POWER(10;[.AA35])/1000" office:value-type="float" office:value="5.00034534976978">
            <text:p>5.00</text:p>
          </table:table-cell>
          <table:table-cell table:style-name="ce133" table:formula="of:=POWER(10;[.AB35])/1000" office:value-type="float" office:value="0.0000000000001">
            <text:p>0.00</text:p>
          </table:table-cell>
          <table:table-cell table:style-name="ce129" table:formula="of:=POWER(10;[.AC35])/1000" office:value-type="float" office:value="0.0000000000001">
            <text:p>0.00</text:p>
          </table:table-cell>
          <table:table-cell table:style-name="ce133" table:formula="of:=POWER(10;[.AD35])/1000" office:value-type="float" office:value="79.2501330480472">
            <text:p>79.25</text:p>
          </table:table-cell>
          <table:table-cell table:style-name="ce129" table:formula="of:=POWER(10;[.AE35])/1000" office:value-type="float" office:value="0.000000186208713666287">
            <text:p>0.00</text:p>
          </table:table-cell>
          <table:table-cell table:style-name="ce133" table:formula="of:=POWER(10;[.AF35])/1000" office:value-type="float" office:value="1.12719745617552E-032">
            <text:p>0.00</text:p>
          </table:table-cell>
          <table:table-cell table:style-name="ce129" table:formula="of:=POWER(10;[.AG35])/1000" office:value-type="float" office:value="5.00034534976978">
            <text:p>5.00</text:p>
          </table:table-cell>
          <table:table-cell table:style-name="ce133" table:formula="of:=POWER(10;[.AH35])/1000" office:value-type="float" office:value="0.0000000000001">
            <text:p>0.00</text:p>
          </table:table-cell>
          <table:table-cell table:style-name="ce176" table:formula="of:=POWER(10;[.AI35])/1000" office:value-type="float" office:value="0.0000000000001">
            <text:p>0.00</text:p>
          </table:table-cell>
          <table:table-cell table:style-name="ce129"/>
          <table:table-cell table:style-name="ce181" table:formula="of:=([.R35]+[.S35]*[.$BE$26]+[.T35]*[.$BE$27])" office:value-type="float" office:value="95.7087089908105">
            <text:p>95.71</text:p>
          </table:table-cell>
          <table:table-cell table:style-name="ce185" table:formula="of:=([.R35]+[.S35]*[.$BE$35]+[.T35]*[.$BE$36])" office:value-type="float" office:value="80.0456443296947">
            <text:p>80.05</text:p>
          </table:table-cell>
          <table:table-cell/>
          <table:table-cell table:style-name="ce189" office:value-type="string">
            <text:p>m1</text:p>
          </table:table-cell>
          <table:table-cell table:style-name="ce192" table:formula="of:=(-1.3515-1.7703*[.BE32]+5.9114*[.BE33])/[.BE34]" office:value-type="float" office:value="-0.296410618288568">
            <text:p>-0.3</text:p>
          </table:table-cell>
          <table:table-cell table:number-columns-repeated="967"/>
        </table:table-row>
        <table:table-row table:style-name="ro2">
          <table:table-cell/>
          <table:table-cell table:style-name="ce12" office:value-type="float" office:value="660">
            <text:p>660</text:p>
          </table:table-cell>
          <table:table-cell table:style-name="ce119" office:value-type="float" office:value="0.1649">
            <text:p>0.164900000000</text:p>
          </table:table-cell>
          <table:table-cell table:style-name="ce119" office:value-type="float" office:value="0.061">
            <text:p>0.061000000000</text:p>
          </table:table-cell>
          <table:table-cell table:style-name="ce52" office:value-type="float" office:value="0">
            <text:p>0.000000000000</text:p>
          </table:table-cell>
          <table:table-cell table:style-name="ce119" office:value-type="float" office:value="0.152568">
            <text:p>0.152568000000</text:p>
          </table:table-cell>
          <table:table-cell table:style-name="ce52" office:value-type="float" office:value="0.060281">
            <text:p>0.060281000000</text:p>
          </table:table-cell>
          <table:table-cell table:style-name="ce119" office:value-type="float" office:value="0">
            <text:p>0.000000000000</text:p>
          </table:table-cell>
          <table:table-cell table:style-name="ce129" table:formula="of:=(100*[.$BE$12])/(1E-045*[.B36]*[.B36]*[.B36]*[.B36]*[.B36]*(POWER([.$BE$11];[.$BE$13]/([.$BE$17]*[.B36]*0.000000001))-1)*[.$BE$18])" office:value-type="float" office:value="171.923104072678">
            <text:p>171.92</text:p>
          </table:table-cell>
          <table:table-cell table:style-name="ce134" office:value-type="float" office:value="105">
            <text:p>105.00</text:p>
          </table:table-cell>
          <table:table-cell table:style-name="ce138" office:value-type="float" office:value="87.9">
            <text:p>87.90</text:p>
          </table:table-cell>
          <table:table-cell table:style-name="ce134" table:formula="of:=([.R36]+[.S36]*[.$BE$7]+[.T36]*[.$BE$8])" office:value-type="float" office:value="98.2379008836579">
            <text:p>98.24</text:p>
          </table:table-cell>
          <table:table-cell table:style-name="ce138" office:value-type="float" office:value="100">
            <text:p>100.00</text:p>
          </table:table-cell>
          <table:table-cell table:style-name="ce134" office:value-type="float" office:value="3.45">
            <text:p>3.45</text:p>
          </table:table-cell>
          <table:table-cell table:style-name="ce134" office:value-type="float" office:value="9.87">
            <text:p>9.87</text:p>
          </table:table-cell>
          <table:table-cell table:style-name="ce138" office:value-type="float" office:value="2.48">
            <text:p>2.48</text:p>
          </table:table-cell>
          <table:table-cell table:style-name="ce133" table:formula="of:=(100*[.$BE$12])/(1E-045*[.B36]*[.B36]*[.B36]*[.B36]*[.B36]*(POWER([.$BE$11];[.$BE$13]/(Blackbody_Temperature*[.B36]*0.000000001))-1)*[.$BE$14])" office:value-type="float" office:value="96.4665612919319">
            <text:p>96.47</text:p>
          </table:table-cell>
          <table:table-cell table:style-name="ce138" office:value-type="float" office:value="82.6">
            <text:p>82.60</text:p>
          </table:table-cell>
          <table:table-cell table:style-name="ce134" office:value-type="float" office:value="-12">
            <text:p>-12.00</text:p>
          </table:table-cell>
          <table:table-cell table:style-name="ce138" office:value-type="float" office:value="8.6">
            <text:p>8.60</text:p>
          </table:table-cell>
          <table:table-cell table:style-name="ce151" office:value-type="float" office:value="4.013">
            <text:p>4.013</text:p>
          </table:table-cell>
          <table:table-cell table:style-name="ce157" office:value-type="float" office:value="-10">
            <text:p>-10.000</text:p>
          </table:table-cell>
          <table:table-cell table:style-name="ce162" office:value-type="float" office:value="-10">
            <text:p>-10.000</text:p>
          </table:table-cell>
          <table:table-cell table:style-name="ce157" office:value-type="float" office:value="3.9">
            <text:p>3.900</text:p>
          </table:table-cell>
          <table:table-cell table:style-name="ce162" table:formula="of:=[.Y35]-1.7" office:value-type="float" office:value="-10.321">
            <text:p>-10.321</text:p>
          </table:table-cell>
          <table:table-cell table:style-name="ce157" table:formula="of:=[.Z35]-1.4" office:value-type="float" office:value="-22.235">
            <text:p>-22.235</text:p>
          </table:table-cell>
          <table:table-cell table:style-name="ce162" office:value-type="float" office:value="3.176">
            <text:p>3.176</text:p>
          </table:table-cell>
          <table:table-cell table:style-name="ce157" office:value-type="float" office:value="-10">
            <text:p>-10.000</text:p>
          </table:table-cell>
          <table:table-cell table:style-name="ce162" office:value-type="float" office:value="-10">
            <text:p>-10.000</text:p>
          </table:table-cell>
          <table:table-cell table:style-name="ce157" office:value-type="float" office:value="4.578">
            <text:p>4.578</text:p>
          </table:table-cell>
          <table:table-cell table:style-name="ce162" table:formula="of:=[.AE35]-1.2" office:value-type="float" office:value="-4.93">
            <text:p>-4.930</text:p>
          </table:table-cell>
          <table:table-cell table:style-name="ce157" table:formula="of:=[.AF35]-2.2" office:value-type="float" office:value="-31.148">
            <text:p>-31.148</text:p>
          </table:table-cell>
          <table:table-cell table:style-name="ce162" office:value-type="float" office:value="3.176">
            <text:p>3.176</text:p>
          </table:table-cell>
          <table:table-cell table:style-name="ce157" office:value-type="float" office:value="-10">
            <text:p>-10.000</text:p>
          </table:table-cell>
          <table:table-cell table:style-name="ce168" office:value-type="float" office:value="-10">
            <text:p>-10.000</text:p>
          </table:table-cell>
          <table:table-cell table:style-name="ce162"/>
          <table:table-cell table:style-name="ce172" table:formula="of:=POWER(10;[.U36])/1000" office:value-type="float" office:value="10.3038612044162">
            <text:p>10.30</text:p>
          </table:table-cell>
          <table:table-cell table:style-name="ce133" table:formula="of:=POWER(10;[.V36])/1000" office:value-type="float" office:value="0.0000000000001">
            <text:p>0.00</text:p>
          </table:table-cell>
          <table:table-cell table:style-name="ce129" table:formula="of:=POWER(10;[.W36])/1000" office:value-type="float" office:value="0.0000000000001">
            <text:p>0.00</text:p>
          </table:table-cell>
          <table:table-cell table:style-name="ce133" table:formula="of:=POWER(10;[.X36])/1000" office:value-type="float" office:value="7.94328234724281">
            <text:p>7.94</text:p>
          </table:table-cell>
          <table:table-cell table:style-name="ce129" table:formula="of:=POWER(10;[.Y36])/1000" office:value-type="float" office:value="0.0000000000000477529273657689">
            <text:p>0.00</text:p>
          </table:table-cell>
          <table:table-cell table:style-name="ce133" table:formula="of:=POWER(10;[.Z36])/1000" office:value-type="float" office:value="5.82103217770877E-026">
            <text:p>0.00</text:p>
          </table:table-cell>
          <table:table-cell table:style-name="ce129" table:formula="of:=POWER(10;[.AA36])/1000" office:value-type="float" office:value="1.49968483550237">
            <text:p>1.50</text:p>
          </table:table-cell>
          <table:table-cell table:style-name="ce133" table:formula="of:=POWER(10;[.AB36])/1000" office:value-type="float" office:value="0.0000000000001">
            <text:p>0.00</text:p>
          </table:table-cell>
          <table:table-cell table:style-name="ce129" table:formula="of:=POWER(10;[.AC36])/1000" office:value-type="float" office:value="0.0000000000001">
            <text:p>0.00</text:p>
          </table:table-cell>
          <table:table-cell table:style-name="ce133" table:formula="of:=POWER(10;[.AD36])/1000" office:value-type="float" office:value="37.8442584717094">
            <text:p>37.84</text:p>
          </table:table-cell>
          <table:table-cell table:style-name="ce129" table:formula="of:=POWER(10;[.AE36])/1000" office:value-type="float" office:value="0.0000000117489755493953">
            <text:p>0.00</text:p>
          </table:table-cell>
          <table:table-cell table:style-name="ce133" table:formula="of:=POWER(10;[.AF36])/1000" office:value-type="float" office:value="7.11213513653335E-035">
            <text:p>0.00</text:p>
          </table:table-cell>
          <table:table-cell table:style-name="ce129" table:formula="of:=POWER(10;[.AG36])/1000" office:value-type="float" office:value="1.49968483550237">
            <text:p>1.50</text:p>
          </table:table-cell>
          <table:table-cell table:style-name="ce133" table:formula="of:=POWER(10;[.AH36])/1000" office:value-type="float" office:value="0.0000000000001">
            <text:p>0.00</text:p>
          </table:table-cell>
          <table:table-cell table:style-name="ce176" table:formula="of:=POWER(10;[.AI36])/1000" office:value-type="float" office:value="0.0000000000001">
            <text:p>0.00</text:p>
          </table:table-cell>
          <table:table-cell table:style-name="ce129"/>
          <table:table-cell table:style-name="ce181" table:formula="of:=([.R36]+[.S36]*[.$BE$26]+[.T36]*[.$BE$27])" office:value-type="float" office:value="98.2379008836579">
            <text:p>98.24</text:p>
          </table:table-cell>
          <table:table-cell table:style-name="ce185" table:formula="of:=([.R36]+[.S36]*[.$BE$35]+[.T36]*[.$BE$36])" office:value-type="float" office:value="80.2359460688409">
            <text:p>80.24</text:p>
          </table:table-cell>
          <table:table-cell/>
          <table:table-cell table:style-name="ce190" office:value-type="string">
            <text:p>m2</text:p>
          </table:table-cell>
          <table:table-cell table:style-name="ce193" table:formula="of:=(0.03-31.4424*[.BE32]+30.0717*[.BE33])/[.BE34]" office:value-type="float" office:value="-0.688486203560691">
            <text:p>-0.69</text:p>
          </table:table-cell>
          <table:table-cell table:number-columns-repeated="967"/>
        </table:table-row>
        <table:table-row table:style-name="ro2">
          <table:table-cell/>
          <table:table-cell table:style-name="ce12" office:value-type="float" office:value="670">
            <text:p>670</text:p>
          </table:table-cell>
          <table:table-cell table:style-name="ce119" office:value-type="float" office:value="0.0874">
            <text:p>0.087400000000</text:p>
          </table:table-cell>
          <table:table-cell table:style-name="ce119" office:value-type="float" office:value="0.032">
            <text:p>0.032000000000</text:p>
          </table:table-cell>
          <table:table-cell table:style-name="ce52" office:value-type="float" office:value="0">
            <text:p>0.000000000000</text:p>
          </table:table-cell>
          <table:table-cell table:style-name="ce119" office:value-type="float" office:value="0.0812606">
            <text:p>0.081260600000</text:p>
          </table:table-cell>
          <table:table-cell table:style-name="ce52" office:value-type="float" office:value="0.0318004">
            <text:p>0.031800400000</text:p>
          </table:table-cell>
          <table:table-cell table:style-name="ce119" office:value-type="float" office:value="0">
            <text:p>0.000000000000</text:p>
          </table:table-cell>
          <table:table-cell table:style-name="ce129" table:formula="of:=(100*[.$BE$12])/(1E-045*[.B37]*[.B37]*[.B37]*[.B37]*[.B37]*(POWER([.$BE$11];[.$BE$13]/([.$BE$17]*[.B37]*0.000000001))-1)*[.$BE$18])" office:value-type="float" office:value="178.723771709253">
            <text:p>178.72</text:p>
          </table:table-cell>
          <table:table-cell table:style-name="ce134" office:value-type="float" office:value="104.9">
            <text:p>104.90</text:p>
          </table:table-cell>
          <table:table-cell table:style-name="ce138" office:value-type="float" office:value="86.3">
            <text:p>86.30</text:p>
          </table:table-cell>
          <table:table-cell table:style-name="ce134" table:formula="of:=([.R37]+[.S37]*[.$BE$7]+[.T37]*[.$BE$8])" office:value-type="float" office:value="103.058642878914">
            <text:p>103.06</text:p>
          </table:table-cell>
          <table:table-cell table:style-name="ce138" office:value-type="float" office:value="100">
            <text:p>100.00</text:p>
          </table:table-cell>
          <table:table-cell table:style-name="ce134" office:value-type="float" office:value="2.55">
            <text:p>2.55</text:p>
          </table:table-cell>
          <table:table-cell table:style-name="ce134" office:value-type="float" office:value="7.27">
            <text:p>7.27</text:p>
          </table:table-cell>
          <table:table-cell table:style-name="ce138" office:value-type="float" office:value="1.54">
            <text:p>1.54</text:p>
          </table:table-cell>
          <table:table-cell table:style-name="ce133" table:formula="of:=(100*[.$BE$12])/(1E-045*[.B37]*[.B37]*[.B37]*[.B37]*[.B37]*(POWER([.$BE$11];[.$BE$13]/(Blackbody_Temperature*[.B37]*0.000000001))-1)*[.$BE$14])" office:value-type="float" office:value="95.5788700194324">
            <text:p>95.58</text:p>
          </table:table-cell>
          <table:table-cell table:style-name="ce138" office:value-type="float" office:value="84.9">
            <text:p>84.90</text:p>
          </table:table-cell>
          <table:table-cell table:style-name="ce134" office:value-type="float" office:value="-14">
            <text:p>-14.00</text:p>
          </table:table-cell>
          <table:table-cell table:style-name="ce138" office:value-type="float" office:value="9.8">
            <text:p>9.80</text:p>
          </table:table-cell>
          <table:table-cell table:style-name="ce151" office:value-type="float" office:value="3.749">
            <text:p>3.749</text:p>
          </table:table-cell>
          <table:table-cell table:style-name="ce157" office:value-type="float" office:value="-10">
            <text:p>-10.000</text:p>
          </table:table-cell>
          <table:table-cell table:style-name="ce162" office:value-type="float" office:value="-10">
            <text:p>-10.000</text:p>
          </table:table-cell>
          <table:table-cell table:style-name="ce157" office:value-type="float" office:value="3.551">
            <text:p>3.551</text:p>
          </table:table-cell>
          <table:table-cell table:style-name="ce162" table:formula="of:=[.Y36]-1.7" office:value-type="float" office:value="-12.021">
            <text:p>-12.021</text:p>
          </table:table-cell>
          <table:table-cell table:style-name="ce157" table:formula="of:=[.Z36]-1.4" office:value-type="float" office:value="-23.635">
            <text:p>-23.635</text:p>
          </table:table-cell>
          <table:table-cell table:style-name="ce162" office:value-type="float" office:value="2.699">
            <text:p>2.699</text:p>
          </table:table-cell>
          <table:table-cell table:style-name="ce157" office:value-type="float" office:value="-10">
            <text:p>-10.000</text:p>
          </table:table-cell>
          <table:table-cell table:style-name="ce162" office:value-type="float" office:value="-10">
            <text:p>-10.000</text:p>
          </table:table-cell>
          <table:table-cell table:style-name="ce157" office:value-type="float" office:value="4.252">
            <text:p>4.252</text:p>
          </table:table-cell>
          <table:table-cell table:style-name="ce162" table:formula="of:=[.AE36]-1.2" office:value-type="float" office:value="-6.13">
            <text:p>-6.130</text:p>
          </table:table-cell>
          <table:table-cell table:style-name="ce157" table:formula="of:=[.AF36]-2.2" office:value-type="float" office:value="-33.348">
            <text:p>-33.348</text:p>
          </table:table-cell>
          <table:table-cell table:style-name="ce162" office:value-type="float" office:value="2.699">
            <text:p>2.699</text:p>
          </table:table-cell>
          <table:table-cell table:style-name="ce157" office:value-type="float" office:value="-10">
            <text:p>-10.000</text:p>
          </table:table-cell>
          <table:table-cell table:style-name="ce168" office:value-type="float" office:value="-10">
            <text:p>-10.000</text:p>
          </table:table-cell>
          <table:table-cell table:style-name="ce162"/>
          <table:table-cell table:style-name="ce172" table:formula="of:=POWER(10;[.U37])/1000" office:value-type="float" office:value="5.61047976032471">
            <text:p>5.61</text:p>
          </table:table-cell>
          <table:table-cell table:style-name="ce133" table:formula="of:=POWER(10;[.V37])/1000" office:value-type="float" office:value="0.0000000000001">
            <text:p>0.00</text:p>
          </table:table-cell>
          <table:table-cell table:style-name="ce129" table:formula="of:=POWER(10;[.W37])/1000" office:value-type="float" office:value="0.0000000000001">
            <text:p>0.00</text:p>
          </table:table-cell>
          <table:table-cell table:style-name="ce133" table:formula="of:=POWER(10;[.X37])/1000" office:value-type="float" office:value="3.55631318568985">
            <text:p>3.56</text:p>
          </table:table-cell>
          <table:table-cell table:style-name="ce129" table:formula="of:=POWER(10;[.Y37])/1000" office:value-type="float" office:value="9.5279616402365E-016">
            <text:p>0.00</text:p>
          </table:table-cell>
          <table:table-cell table:style-name="ce133" table:formula="of:=POWER(10;[.Z37])/1000" office:value-type="float" office:value="2.31739464996851E-027">
            <text:p>0.00</text:p>
          </table:table-cell>
          <table:table-cell table:style-name="ce129" table:formula="of:=POWER(10;[.AA37])/1000" office:value-type="float" office:value="0.500034534976978">
            <text:p>0.50</text:p>
          </table:table-cell>
          <table:table-cell table:style-name="ce133" table:formula="of:=POWER(10;[.AB37])/1000" office:value-type="float" office:value="0.0000000000001">
            <text:p>0.00</text:p>
          </table:table-cell>
          <table:table-cell table:style-name="ce129" table:formula="of:=POWER(10;[.AC37])/1000" office:value-type="float" office:value="0.0000000000001">
            <text:p>0.00</text:p>
          </table:table-cell>
          <table:table-cell table:style-name="ce133" table:formula="of:=POWER(10;[.AD37])/1000" office:value-type="float" office:value="17.8648757485205">
            <text:p>17.86</text:p>
          </table:table-cell>
          <table:table-cell table:style-name="ce129" table:formula="of:=POWER(10;[.AE37])/1000" office:value-type="float" office:value="0.000000000741310241300918">
            <text:p>0.00</text:p>
          </table:table-cell>
          <table:table-cell table:style-name="ce133" table:formula="of:=POWER(10;[.AF37])/1000" office:value-type="float" office:value="4.48745389933133E-037">
            <text:p>0.00</text:p>
          </table:table-cell>
          <table:table-cell table:style-name="ce129" table:formula="of:=POWER(10;[.AG37])/1000" office:value-type="float" office:value="0.500034534976978">
            <text:p>0.50</text:p>
          </table:table-cell>
          <table:table-cell table:style-name="ce133" table:formula="of:=POWER(10;[.AH37])/1000" office:value-type="float" office:value="0.0000000000001">
            <text:p>0.00</text:p>
          </table:table-cell>
          <table:table-cell table:style-name="ce176" table:formula="of:=POWER(10;[.AI37])/1000" office:value-type="float" office:value="0.0000000000001">
            <text:p>0.00</text:p>
          </table:table-cell>
          <table:table-cell table:style-name="ce129"/>
          <table:table-cell table:style-name="ce181" table:formula="of:=([.R37]+[.S37]*[.$BE$26]+[.T37]*[.$BE$27])" office:value-type="float" office:value="103.058642878914">
            <text:p>103.06</text:p>
          </table:table-cell>
          <table:table-cell table:style-name="ce185" table:formula="of:=([.R37]+[.S37]*[.$BE$35]+[.T37]*[.$BE$36])" office:value-type="float" office:value="82.3025838611452">
            <text:p>82.30</text:p>
          </table:table-cell>
          <table:table-cell table:number-columns-repeated="970"/>
        </table:table-row>
        <table:table-row table:style-name="ro2">
          <table:table-cell/>
          <table:table-cell table:style-name="ce12" office:value-type="float" office:value="680">
            <text:p>680</text:p>
          </table:table-cell>
          <table:table-cell table:style-name="ce119" office:value-type="float" office:value="0.04677">
            <text:p>0.046770000000</text:p>
          </table:table-cell>
          <table:table-cell table:style-name="ce119" office:value-type="float" office:value="0.017">
            <text:p>0.017000000000</text:p>
          </table:table-cell>
          <table:table-cell table:style-name="ce52" office:value-type="float" office:value="0">
            <text:p>0.000000000000</text:p>
          </table:table-cell>
          <table:table-cell table:style-name="ce119" office:value-type="float" office:value="0.0408508">
            <text:p>0.040850800000</text:p>
          </table:table-cell>
          <table:table-cell table:style-name="ce52" office:value-type="float" office:value="0.0159051">
            <text:p>0.015905100000</text:p>
          </table:table-cell>
          <table:table-cell table:style-name="ce119" office:value-type="float" office:value="0">
            <text:p>0.000000000000</text:p>
          </table:table-cell>
          <table:table-cell table:style-name="ce129" table:formula="of:=(100*[.$BE$12])/(1E-045*[.B38]*[.B38]*[.B38]*[.B38]*[.B38]*(POWER([.$BE$11];[.$BE$13]/([.$BE$17]*[.B38]*0.000000001))-1)*[.$BE$18])" office:value-type="float" office:value="185.379266249768">
            <text:p>185.38</text:p>
          </table:table-cell>
          <table:table-cell table:style-name="ce134" office:value-type="float" office:value="103.9">
            <text:p>103.90</text:p>
          </table:table-cell>
          <table:table-cell table:style-name="ce138" office:value-type="float" office:value="84">
            <text:p>84.00</text:p>
          </table:table-cell>
          <table:table-cell table:style-name="ce134" table:formula="of:=([.R38]+[.S38]*[.$BE$7]+[.T38]*[.$BE$8])" office:value-type="float" office:value="99.1892139825471">
            <text:p>99.19</text:p>
          </table:table-cell>
          <table:table-cell table:style-name="ce138" office:value-type="float" office:value="100">
            <text:p>100.00</text:p>
          </table:table-cell>
          <table:table-cell table:style-name="ce134" office:value-type="float" office:value="1.89">
            <text:p>1.89</text:p>
          </table:table-cell>
          <table:table-cell table:style-name="ce134" office:value-type="float" office:value="5.83">
            <text:p>5.83</text:p>
          </table:table-cell>
          <table:table-cell table:style-name="ce138" office:value-type="float" office:value="1.46">
            <text:p>1.46</text:p>
          </table:table-cell>
          <table:table-cell table:style-name="ce133" table:formula="of:=(100*[.$BE$12])/(1E-045*[.B38]*[.B38]*[.B38]*[.B38]*[.B38]*(POWER([.$BE$11];[.$BE$13]/(Blackbody_Temperature*[.B38]*0.000000001))-1)*[.$BE$14])" office:value-type="float" office:value="94.6265665264658">
            <text:p>94.63</text:p>
          </table:table-cell>
          <table:table-cell table:style-name="ce138" office:value-type="float" office:value="81.3">
            <text:p>81.30</text:p>
          </table:table-cell>
          <table:table-cell table:style-name="ce134" office:value-type="float" office:value="-13.6">
            <text:p>-13.60</text:p>
          </table:table-cell>
          <table:table-cell table:style-name="ce138" office:value-type="float" office:value="10.2">
            <text:p>10.20</text:p>
          </table:table-cell>
          <table:table-cell table:style-name="ce151" office:value-type="float" office:value="3.49">
            <text:p>3.490</text:p>
          </table:table-cell>
          <table:table-cell table:style-name="ce157" office:value-type="float" office:value="-10">
            <text:p>-10.000</text:p>
          </table:table-cell>
          <table:table-cell table:style-name="ce162" office:value-type="float" office:value="-10">
            <text:p>-10.000</text:p>
          </table:table-cell>
          <table:table-cell table:style-name="ce157" office:value-type="float" office:value="3.165">
            <text:p>3.165</text:p>
          </table:table-cell>
          <table:table-cell table:style-name="ce162" table:formula="of:=[.Y37]-1.7" office:value-type="float" office:value="-13.721">
            <text:p>-13.721</text:p>
          </table:table-cell>
          <table:table-cell table:style-name="ce157" table:formula="of:=[.Z37]-1.4" office:value-type="float" office:value="-25.035">
            <text:p>-25.035</text:p>
          </table:table-cell>
          <table:table-cell table:style-name="ce162" office:value-type="float" office:value="2.477">
            <text:p>2.477</text:p>
          </table:table-cell>
          <table:table-cell table:style-name="ce157" office:value-type="float" office:value="-10">
            <text:p>-10.000</text:p>
          </table:table-cell>
          <table:table-cell table:style-name="ce162" office:value-type="float" office:value="-10">
            <text:p>-10.000</text:p>
          </table:table-cell>
          <table:table-cell table:style-name="ce157" office:value-type="float" office:value="3.875">
            <text:p>3.875</text:p>
          </table:table-cell>
          <table:table-cell table:style-name="ce162" table:formula="of:=[.AE37]-1.2" office:value-type="float" office:value="-7.33">
            <text:p>-7.330</text:p>
          </table:table-cell>
          <table:table-cell table:style-name="ce157" table:formula="of:=[.AF37]-2.2" office:value-type="float" office:value="-35.548">
            <text:p>-35.548</text:p>
          </table:table-cell>
          <table:table-cell table:style-name="ce162" office:value-type="float" office:value="2.477">
            <text:p>2.477</text:p>
          </table:table-cell>
          <table:table-cell table:style-name="ce157" office:value-type="float" office:value="-10">
            <text:p>-10.000</text:p>
          </table:table-cell>
          <table:table-cell table:style-name="ce168" office:value-type="float" office:value="-10">
            <text:p>-10.000</text:p>
          </table:table-cell>
          <table:table-cell table:style-name="ce162"/>
          <table:table-cell table:style-name="ce172" table:formula="of:=POWER(10;[.U38])/1000" office:value-type="float" office:value="3.09029543251359">
            <text:p>3.09</text:p>
          </table:table-cell>
          <table:table-cell table:style-name="ce133" table:formula="of:=POWER(10;[.V38])/1000" office:value-type="float" office:value="0.0000000000001">
            <text:p>0.00</text:p>
          </table:table-cell>
          <table:table-cell table:style-name="ce129" table:formula="of:=POWER(10;[.W38])/1000" office:value-type="float" office:value="0.0000000000001">
            <text:p>0.00</text:p>
          </table:table-cell>
          <table:table-cell table:style-name="ce133" table:formula="of:=POWER(10;[.X38])/1000" office:value-type="float" office:value="1.46217717445672">
            <text:p>1.46</text:p>
          </table:table-cell>
          <table:table-cell table:style-name="ce129" table:formula="of:=POWER(10;[.Y38])/1000" office:value-type="float" office:value="1.9010782799233E-017">
            <text:p>0.00</text:p>
          </table:table-cell>
          <table:table-cell table:style-name="ce133" table:formula="of:=POWER(10;[.Z38])/1000" office:value-type="float" office:value="9.22571427154778E-029">
            <text:p>0.00</text:p>
          </table:table-cell>
          <table:table-cell table:style-name="ce129" table:formula="of:=POWER(10;[.AA38])/1000" office:value-type="float" office:value="0.299916251898765">
            <text:p>0.30</text:p>
          </table:table-cell>
          <table:table-cell table:style-name="ce133" table:formula="of:=POWER(10;[.AB38])/1000" office:value-type="float" office:value="0.0000000000001">
            <text:p>0.00</text:p>
          </table:table-cell>
          <table:table-cell table:style-name="ce129" table:formula="of:=POWER(10;[.AC38])/1000" office:value-type="float" office:value="0.0000000000001">
            <text:p>0.00</text:p>
          </table:table-cell>
          <table:table-cell table:style-name="ce133" table:formula="of:=POWER(10;[.AD38])/1000" office:value-type="float" office:value="7.49894209332456">
            <text:p>7.50</text:p>
          </table:table-cell>
          <table:table-cell table:style-name="ce129" table:formula="of:=POWER(10;[.AE38])/1000" office:value-type="float" office:value="0.0000000000467735141287198">
            <text:p>0.00</text:p>
          </table:table-cell>
          <table:table-cell table:style-name="ce133" table:formula="of:=POWER(10;[.AF38])/1000" office:value-type="float" office:value="2.83139199579937E-039">
            <text:p>0.00</text:p>
          </table:table-cell>
          <table:table-cell table:style-name="ce129" table:formula="of:=POWER(10;[.AG38])/1000" office:value-type="float" office:value="0.299916251898765">
            <text:p>0.30</text:p>
          </table:table-cell>
          <table:table-cell table:style-name="ce133" table:formula="of:=POWER(10;[.AH38])/1000" office:value-type="float" office:value="0.0000000000001">
            <text:p>0.00</text:p>
          </table:table-cell>
          <table:table-cell table:style-name="ce176" table:formula="of:=POWER(10;[.AI38])/1000" office:value-type="float" office:value="0.0000000000001">
            <text:p>0.00</text:p>
          </table:table-cell>
          <table:table-cell table:style-name="ce129"/>
          <table:table-cell table:style-name="ce181" table:formula="of:=([.R38]+[.S38]*[.$BE$26]+[.T38]*[.$BE$27])" office:value-type="float" office:value="99.1892139825471">
            <text:p>99.19</text:p>
          </table:table-cell>
          <table:table-cell table:style-name="ce185" table:formula="of:=([.R38]+[.S38]*[.$BE$35]+[.T38]*[.$BE$36])" office:value-type="float" office:value="78.3086251324055">
            <text:p>78.31</text:p>
          </table:table-cell>
          <table:table-cell/>
          <table:table-cell table:style-name="ce188" office:value-type="string" table:number-columns-spanned="2" table:number-rows-spanned="1">
            <text:p>Y &lt;-&gt; L</text:p>
          </table:table-cell>
          <table:covered-table-cell table:style-name="ce112"/>
          <table:table-cell table:number-columns-repeated="967"/>
        </table:table-row>
        <table:table-row table:style-name="ro2">
          <table:table-cell/>
          <table:table-cell table:style-name="ce13" office:value-type="float" office:value="690">
            <text:p>690</text:p>
          </table:table-cell>
          <table:table-cell table:style-name="ce120" office:value-type="float" office:value="0.0227">
            <text:p>0.022700000000</text:p>
          </table:table-cell>
          <table:table-cell table:style-name="ce120" office:value-type="float" office:value="0.00821">
            <text:p>0.008210000000</text:p>
          </table:table-cell>
          <table:table-cell table:style-name="ce53" office:value-type="float" office:value="0">
            <text:p>0.000000000000</text:p>
          </table:table-cell>
          <table:table-cell table:style-name="ce120" office:value-type="float" office:value="0.0199413">
            <text:p>0.019941300000</text:p>
          </table:table-cell>
          <table:table-cell table:style-name="ce53" office:value-type="float" office:value="0.0077488">
            <text:p>0.007748800000</text:p>
          </table:table-cell>
          <table:table-cell table:style-name="ce120" office:value-type="float" office:value="0">
            <text:p>0.000000000000</text:p>
          </table:table-cell>
          <table:table-cell table:style-name="ce130" table:formula="of:=(100*[.$BE$12])/(1E-045*[.B39]*[.B39]*[.B39]*[.B39]*[.B39]*(POWER([.$BE$11];[.$BE$13]/([.$BE$17]*[.B39]*0.000000001))-1)*[.$BE$18])" office:value-type="float" office:value="191.875711792753">
            <text:p>191.88</text:p>
          </table:table-cell>
          <table:table-cell table:style-name="ce135" office:value-type="float" office:value="101.6">
            <text:p>101.60</text:p>
          </table:table-cell>
          <table:table-cell table:style-name="ce139" office:value-type="float" office:value="80.2">
            <text:p>80.20</text:p>
          </table:table-cell>
          <table:table-cell table:style-name="ce135" table:formula="of:=([.R39]+[.S39]*[.$BE$7]+[.T39]*[.$BE$8])" office:value-type="float" office:value="87.4278761167746">
            <text:p>87.43</text:p>
          </table:table-cell>
          <table:table-cell table:style-name="ce139" office:value-type="float" office:value="100">
            <text:p>100.00</text:p>
          </table:table-cell>
          <table:table-cell table:style-name="ce135" office:value-type="float" office:value="1.53">
            <text:p>1.53</text:p>
          </table:table-cell>
          <table:table-cell table:style-name="ce135" office:value-type="float" office:value="5.04">
            <text:p>5.04</text:p>
          </table:table-cell>
          <table:table-cell table:style-name="ce139" office:value-type="float" office:value="2">
            <text:p>2.00</text:p>
          </table:table-cell>
          <table:table-cell table:style-name="ce143" table:formula="of:=(100*[.$BE$12])/(1E-045*[.B39]*[.B39]*[.B39]*[.B39]*[.B39]*(POWER([.$BE$11];[.$BE$13]/(Blackbody_Temperature*[.B39]*0.000000001))-1)*[.$BE$14])" office:value-type="float" office:value="93.6164780421302">
            <text:p>93.62</text:p>
          </table:table-cell>
          <table:table-cell table:style-name="ce139" office:value-type="float" office:value="71.9">
            <text:p>71.90</text:p>
          </table:table-cell>
          <table:table-cell table:style-name="ce135" office:value-type="float" office:value="-12">
            <text:p>-12.00</text:p>
          </table:table-cell>
          <table:table-cell table:style-name="ce139" office:value-type="float" office:value="8.3">
            <text:p>8.30</text:p>
          </table:table-cell>
          <table:table-cell table:style-name="ce152" office:value-type="float" office:value="3.188">
            <text:p>3.188</text:p>
          </table:table-cell>
          <table:table-cell table:style-name="ce158" office:value-type="float" office:value="-10">
            <text:p>-10.000</text:p>
          </table:table-cell>
          <table:table-cell table:style-name="ce163" office:value-type="float" office:value="-10">
            <text:p>-10.000</text:p>
          </table:table-cell>
          <table:table-cell table:style-name="ce158" office:value-type="float" office:value="2.776">
            <text:p>2.776</text:p>
          </table:table-cell>
          <table:table-cell table:style-name="ce163" table:formula="of:=[.Y38]-1.7" office:value-type="float" office:value="-15.421">
            <text:p>-15.421</text:p>
          </table:table-cell>
          <table:table-cell table:style-name="ce158" table:formula="of:=[.Z38]-1.4" office:value-type="float" office:value="-26.435">
            <text:p>-26.435</text:p>
          </table:table-cell>
          <table:table-cell table:style-name="ce163" office:value-type="float" office:value="2.176">
            <text:p>2.176</text:p>
          </table:table-cell>
          <table:table-cell table:style-name="ce158" office:value-type="float" office:value="-10">
            <text:p>-10.000</text:p>
          </table:table-cell>
          <table:table-cell table:style-name="ce163" office:value-type="float" office:value="-10">
            <text:p>-10.000</text:p>
          </table:table-cell>
          <table:table-cell table:style-name="ce158" office:value-type="float" office:value="3.491">
            <text:p>3.491</text:p>
          </table:table-cell>
          <table:table-cell table:style-name="ce163" table:formula="of:=[.AE38]-1.2" office:value-type="float" office:value="-8.53">
            <text:p>-8.530</text:p>
          </table:table-cell>
          <table:table-cell table:style-name="ce158" table:formula="of:=[.AF38]-2.2" office:value-type="float" office:value="-37.748">
            <text:p>-37.748</text:p>
          </table:table-cell>
          <table:table-cell table:style-name="ce163" office:value-type="float" office:value="2.176">
            <text:p>2.176</text:p>
          </table:table-cell>
          <table:table-cell table:style-name="ce158" office:value-type="float" office:value="-10">
            <text:p>-10.000</text:p>
          </table:table-cell>
          <table:table-cell table:style-name="ce169" office:value-type="float" office:value="-10">
            <text:p>-10.000</text:p>
          </table:table-cell>
          <table:table-cell table:style-name="ce162"/>
          <table:table-cell table:style-name="ce173" table:formula="of:=POWER(10;[.U39])/1000" office:value-type="float" office:value="1.54170045294956">
            <text:p>1.54</text:p>
          </table:table-cell>
          <table:table-cell table:style-name="ce143" table:formula="of:=POWER(10;[.V39])/1000" office:value-type="float" office:value="0.0000000000001">
            <text:p>0.00</text:p>
          </table:table-cell>
          <table:table-cell table:style-name="ce130" table:formula="of:=POWER(10;[.W39])/1000" office:value-type="float" office:value="0.0000000000001">
            <text:p>0.00</text:p>
          </table:table-cell>
          <table:table-cell table:style-name="ce143" table:formula="of:=POWER(10;[.X39])/1000" office:value-type="float" office:value="0.597035286583837">
            <text:p>0.60</text:p>
          </table:table-cell>
          <table:table-cell table:style-name="ce130" table:formula="of:=POWER(10;[.Y39])/1000" office:value-type="float" office:value="3.79314984973682E-019">
            <text:p>0.00</text:p>
          </table:table-cell>
          <table:table-cell table:style-name="ce143" table:formula="of:=POWER(10;[.Z39])/1000" office:value-type="float" office:value="3.67282300498092E-030">
            <text:p>0.00</text:p>
          </table:table-cell>
          <table:table-cell table:style-name="ce130" table:formula="of:=POWER(10;[.AA39])/1000" office:value-type="float" office:value="0.149968483550237">
            <text:p>0.15</text:p>
          </table:table-cell>
          <table:table-cell table:style-name="ce143" table:formula="of:=POWER(10;[.AB39])/1000" office:value-type="float" office:value="0.0000000000001">
            <text:p>0.00</text:p>
          </table:table-cell>
          <table:table-cell table:style-name="ce130" table:formula="of:=POWER(10;[.AC39])/1000" office:value-type="float" office:value="0.0000000000001">
            <text:p>0.00</text:p>
          </table:table-cell>
          <table:table-cell table:style-name="ce143" table:formula="of:=POWER(10;[.AD39])/1000" office:value-type="float" office:value="3.09741929921658">
            <text:p>3.10</text:p>
          </table:table-cell>
          <table:table-cell table:style-name="ce130" table:formula="of:=POWER(10;[.AE39])/1000" office:value-type="float" office:value="0.00000000000295120922666639">
            <text:p>0.00</text:p>
          </table:table-cell>
          <table:table-cell table:style-name="ce143" table:formula="of:=POWER(10;[.AF39])/1000" office:value-type="float" office:value="1.78648757485203E-041">
            <text:p>0.00</text:p>
          </table:table-cell>
          <table:table-cell table:style-name="ce130" table:formula="of:=POWER(10;[.AG39])/1000" office:value-type="float" office:value="0.149968483550237">
            <text:p>0.15</text:p>
          </table:table-cell>
          <table:table-cell table:style-name="ce143" table:formula="of:=POWER(10;[.AH39])/1000" office:value-type="float" office:value="0.0000000000001">
            <text:p>0.00</text:p>
          </table:table-cell>
          <table:table-cell table:style-name="ce177" table:formula="of:=POWER(10;[.AI39])/1000" office:value-type="float" office:value="0.0000000000001">
            <text:p>0.00</text:p>
          </table:table-cell>
          <table:table-cell table:style-name="ce129"/>
          <table:table-cell table:style-name="ce182" table:formula="of:=([.R39]+[.S39]*[.$BE$26]+[.T39]*[.$BE$27])" office:value-type="float" office:value="87.4278761167746">
            <text:p>87.43</text:p>
          </table:table-cell>
          <table:table-cell table:style-name="ce186" table:formula="of:=([.R39]+[.S39]*[.$BE$35]+[.T39]*[.$BE$36])" office:value-type="float" office:value="69.7424919299091">
            <text:p>69.74</text:p>
          </table:table-cell>
          <table:table-cell/>
          <table:table-cell table:style-name="ce191" office:value-type="string">
            <text:p>epsilon</text:p>
          </table:table-cell>
          <table:table-cell table:style-name="ce197" table:formula="of:=(216/24389)" office:value-type="float" office:value="0.00885645167903563">
            <text:p>0.01</text:p>
          </table:table-cell>
          <table:table-cell table:number-columns-repeated="967"/>
        </table:table-row>
        <table:table-row table:style-name="ro2">
          <table:table-cell/>
          <table:table-cell table:style-name="ce12" office:value-type="float" office:value="700">
            <text:p>700</text:p>
          </table:table-cell>
          <table:table-cell table:style-name="ce119" office:value-type="float" office:value="0.01135916">
            <text:p>0.011359160000</text:p>
          </table:table-cell>
          <table:table-cell table:style-name="ce119" office:value-type="float" office:value="0.004102">
            <text:p>0.004102000000</text:p>
          </table:table-cell>
          <table:table-cell table:style-name="ce52" office:value-type="float" office:value="0">
            <text:p>0.000000000000</text:p>
          </table:table-cell>
          <table:table-cell table:style-name="ce119" office:value-type="float" office:value="0.00957688">
            <text:p>0.009576880000</text:p>
          </table:table-cell>
          <table:table-cell table:style-name="ce52" office:value-type="float" office:value="0.00371774">
            <text:p>0.003717740000</text:p>
          </table:table-cell>
          <table:table-cell table:style-name="ce119" office:value-type="float" office:value="0">
            <text:p>0.000000000000</text:p>
          </table:table-cell>
          <table:table-cell table:style-name="ce129" table:formula="of:=(100*[.$BE$12])/(1E-045*[.B40]*[.B40]*[.B40]*[.B40]*[.B40]*(POWER([.$BE$11];[.$BE$13]/([.$BE$17]*[.B40]*0.000000001))-1)*[.$BE$18])" office:value-type="float" office:value="198.20066009267">
            <text:p>198.20</text:p>
          </table:table-cell>
          <table:table-cell table:style-name="ce134" office:value-type="float" office:value="99.1">
            <text:p>99.10</text:p>
          </table:table-cell>
          <table:table-cell table:style-name="ce138" office:value-type="float" office:value="76.3">
            <text:p>76.30</text:p>
          </table:table-cell>
          <table:table-cell table:style-name="ce134" table:formula="of:=([.R40]+[.S40]*[.$BE$7]+[.T40]*[.$BE$8])" office:value-type="float" office:value="91.6570680096221">
            <text:p>91.66</text:p>
          </table:table-cell>
          <table:table-cell table:style-name="ce138" office:value-type="float" office:value="100">
            <text:p>100.00</text:p>
          </table:table-cell>
          <table:table-cell table:style-name="ce134" office:value-type="float" office:value="1.1">
            <text:p>1.10</text:p>
          </table:table-cell>
          <table:table-cell table:style-name="ce134" office:value-type="float" office:value="4.12">
            <text:p>4.12</text:p>
          </table:table-cell>
          <table:table-cell table:style-name="ce138" office:value-type="float" office:value="1.35">
            <text:p>1.35</text:p>
          </table:table-cell>
          <table:table-cell table:style-name="ce133" table:formula="of:=(100*[.$BE$12])/(1E-045*[.B40]*[.B40]*[.B40]*[.B40]*[.B40]*(POWER([.$BE$11];[.$BE$13]/(Blackbody_Temperature*[.B40]*0.000000001))-1)*[.$BE$14])" office:value-type="float" office:value="92.5550248284013">
            <text:p>92.56</text:p>
          </table:table-cell>
          <table:table-cell table:style-name="ce138" office:value-type="float" office:value="74.3">
            <text:p>74.30</text:p>
          </table:table-cell>
          <table:table-cell table:style-name="ce134" office:value-type="float" office:value="-13.3">
            <text:p>-13.30</text:p>
          </table:table-cell>
          <table:table-cell table:style-name="ce138" office:value-type="float" office:value="9.6">
            <text:p>9.60</text:p>
          </table:table-cell>
          <table:table-cell table:style-name="ce151" office:value-type="float" office:value="2.901">
            <text:p>2.901</text:p>
          </table:table-cell>
          <table:table-cell table:style-name="ce157" office:value-type="float" office:value="-10">
            <text:p>-10.000</text:p>
          </table:table-cell>
          <table:table-cell table:style-name="ce162" office:value-type="float" office:value="-10">
            <text:p>-10.000</text:p>
          </table:table-cell>
          <table:table-cell table:style-name="ce157" office:value-type="float" office:value="2.383">
            <text:p>2.383</text:p>
          </table:table-cell>
          <table:table-cell table:style-name="ce162" table:formula="of:=[.Y39]-1.7" office:value-type="float" office:value="-17.121">
            <text:p>-17.121</text:p>
          </table:table-cell>
          <table:table-cell table:style-name="ce157" table:formula="of:=[.Z39]-1.4" office:value-type="float" office:value="-27.835">
            <text:p>-27.835</text:p>
          </table:table-cell>
          <table:table-cell table:style-name="ce162" office:value-type="float" office:value="1.699">
            <text:p>1.699</text:p>
          </table:table-cell>
          <table:table-cell table:style-name="ce157" office:value-type="float" office:value="-10">
            <text:p>-10.000</text:p>
          </table:table-cell>
          <table:table-cell table:style-name="ce162" office:value-type="float" office:value="-10">
            <text:p>-10.000</text:p>
          </table:table-cell>
          <table:table-cell table:style-name="ce157" office:value-type="float" office:value="3.099">
            <text:p>3.099</text:p>
          </table:table-cell>
          <table:table-cell table:style-name="ce162" table:formula="of:=[.AE39]-1.2" office:value-type="float" office:value="-9.73">
            <text:p>-9.730</text:p>
          </table:table-cell>
          <table:table-cell table:style-name="ce157" table:formula="of:=[.AF39]-2.2" office:value-type="float" office:value="-39.948">
            <text:p>-39.948</text:p>
          </table:table-cell>
          <table:table-cell table:style-name="ce162" office:value-type="float" office:value="1.699">
            <text:p>1.699</text:p>
          </table:table-cell>
          <table:table-cell table:style-name="ce157" office:value-type="float" office:value="-10">
            <text:p>-10.000</text:p>
          </table:table-cell>
          <table:table-cell table:style-name="ce168" office:value-type="float" office:value="-10">
            <text:p>-10.000</text:p>
          </table:table-cell>
          <table:table-cell table:style-name="ce162"/>
          <table:table-cell table:style-name="ce172" table:formula="of:=POWER(10;[.U40])/1000" office:value-type="float" office:value="0.796159350417318">
            <text:p>0.80</text:p>
          </table:table-cell>
          <table:table-cell table:style-name="ce133" table:formula="of:=POWER(10;[.V40])/1000" office:value-type="float" office:value="0.0000000000001">
            <text:p>0.00</text:p>
          </table:table-cell>
          <table:table-cell table:style-name="ce129" table:formula="of:=POWER(10;[.W40])/1000" office:value-type="float" office:value="0.0000000000001">
            <text:p>0.00</text:p>
          </table:table-cell>
          <table:table-cell table:style-name="ce133" table:formula="of:=POWER(10;[.X40])/1000" office:value-type="float" office:value="0.241546083444494">
            <text:p>0.24</text:p>
          </table:table-cell>
          <table:table-cell table:style-name="ce129" table:formula="of:=POWER(10;[.Y40])/1000" office:value-type="float" office:value="7.56832895020977E-021">
            <text:p>0.00</text:p>
          </table:table-cell>
          <table:table-cell table:style-name="ce133" table:formula="of:=POWER(10;[.Z40])/1000" office:value-type="float" office:value="1.46217717445675E-031">
            <text:p>0.00</text:p>
          </table:table-cell>
          <table:table-cell table:style-name="ce129" table:formula="of:=POWER(10;[.AA40])/1000" office:value-type="float" office:value="0.0500034534976979">
            <text:p>0.05</text:p>
          </table:table-cell>
          <table:table-cell table:style-name="ce133" table:formula="of:=POWER(10;[.AB40])/1000" office:value-type="float" office:value="0.0000000000001">
            <text:p>0.00</text:p>
          </table:table-cell>
          <table:table-cell table:style-name="ce129" table:formula="of:=POWER(10;[.AC40])/1000" office:value-type="float" office:value="0.0000000000001">
            <text:p>0.00</text:p>
          </table:table-cell>
          <table:table-cell table:style-name="ce133" table:formula="of:=POWER(10;[.AD40])/1000" office:value-type="float" office:value="1.25602996369488">
            <text:p>1.26</text:p>
          </table:table-cell>
          <table:table-cell table:style-name="ce129" table:formula="of:=POWER(10;[.AE40])/1000" office:value-type="float" office:value="0.000000000000186208713666287">
            <text:p>0.00</text:p>
          </table:table-cell>
          <table:table-cell table:style-name="ce133" table:formula="of:=POWER(10;[.AF40])/1000" office:value-type="float" office:value="1.12719745617549E-043">
            <text:p>0.00</text:p>
          </table:table-cell>
          <table:table-cell table:style-name="ce129" table:formula="of:=POWER(10;[.AG40])/1000" office:value-type="float" office:value="0.0500034534976979">
            <text:p>0.05</text:p>
          </table:table-cell>
          <table:table-cell table:style-name="ce133" table:formula="of:=POWER(10;[.AH40])/1000" office:value-type="float" office:value="0.0000000000001">
            <text:p>0.00</text:p>
          </table:table-cell>
          <table:table-cell table:style-name="ce176" table:formula="of:=POWER(10;[.AI40])/1000" office:value-type="float" office:value="0.0000000000001">
            <text:p>0.00</text:p>
          </table:table-cell>
          <table:table-cell table:style-name="ce129"/>
          <table:table-cell table:style-name="ce181" table:formula="of:=([.R40]+[.S40]*[.$BE$26]+[.T40]*[.$BE$27])" office:value-type="float" office:value="91.6570680096221">
            <text:p>91.66</text:p>
          </table:table-cell>
          <table:table-cell table:style-name="ce185" table:formula="of:=([.R40]+[.S40]*[.$BE$35]+[.T40]*[.$BE$36])" office:value-type="float" office:value="71.6327936690553">
            <text:p>71.63</text:p>
          </table:table-cell>
          <table:table-cell/>
          <table:table-cell table:style-name="ce190" office:value-type="string">
            <text:p>kappa</text:p>
          </table:table-cell>
          <table:table-cell table:style-name="ce198" table:formula="of:=(24389/27)" office:value-type="float" office:value="903.296296296296">
            <text:p>903.3</text:p>
          </table:table-cell>
          <table:table-cell table:number-columns-repeated="967"/>
        </table:table-row>
        <table:table-row table:style-name="ro2">
          <table:table-cell/>
          <table:table-cell table:style-name="ce12" office:value-type="float" office:value="710">
            <text:p>710</text:p>
          </table:table-cell>
          <table:table-cell table:style-name="ce119" office:value-type="float" office:value="0.005790346">
            <text:p>0.005790346000</text:p>
          </table:table-cell>
          <table:table-cell table:style-name="ce119" office:value-type="float" office:value="0.002091">
            <text:p>0.002091000000</text:p>
          </table:table-cell>
          <table:table-cell table:style-name="ce52" office:value-type="float" office:value="0">
            <text:p>0.000000000000</text:p>
          </table:table-cell>
          <table:table-cell table:style-name="ce119" office:value-type="float" office:value="0.00455263">
            <text:p>0.004552630000</text:p>
          </table:table-cell>
          <table:table-cell table:style-name="ce52" office:value-type="float" office:value="0.00176847">
            <text:p>0.001768470000</text:p>
          </table:table-cell>
          <table:table-cell table:style-name="ce119" office:value-type="float" office:value="0">
            <text:p>0.000000000000</text:p>
          </table:table-cell>
          <table:table-cell table:style-name="ce129" table:formula="of:=(100*[.$BE$12])/(1E-045*[.B41]*[.B41]*[.B41]*[.B41]*[.B41]*(POWER([.$BE$11];[.$BE$13]/([.$BE$17]*[.B41]*0.000000001))-1)*[.$BE$18])" office:value-type="float" office:value="204.343058977761">
            <text:p>204.34</text:p>
          </table:table-cell>
          <table:table-cell table:style-name="ce134" office:value-type="float" office:value="96.2">
            <text:p>96.20</text:p>
          </table:table-cell>
          <table:table-cell table:style-name="ce138" office:value-type="float" office:value="72.4">
            <text:p>72.40</text:p>
          </table:table-cell>
          <table:table-cell table:style-name="ce134" table:formula="of:=([.R41]+[.S41]*[.$BE$7]+[.T41]*[.$BE$8])" office:value-type="float" office:value="92.9375152788387">
            <text:p>92.94</text:p>
          </table:table-cell>
          <table:table-cell table:style-name="ce138" office:value-type="float" office:value="100">
            <text:p>100.00</text:p>
          </table:table-cell>
          <table:table-cell table:style-name="ce134" office:value-type="float" office:value="0.88">
            <text:p>0.88</text:p>
          </table:table-cell>
          <table:table-cell table:style-name="ce134" office:value-type="float" office:value="3.46">
            <text:p>3.46</text:p>
          </table:table-cell>
          <table:table-cell table:style-name="ce138" office:value-type="float" office:value="5.58">
            <text:p>5.58</text:p>
          </table:table-cell>
          <table:table-cell table:style-name="ce133" table:formula="of:=(100*[.$BE$12])/(1E-045*[.B41]*[.B41]*[.B41]*[.B41]*[.B41]*(POWER([.$BE$11];[.$BE$13]/(Blackbody_Temperature*[.B41]*0.000000001))-1)*[.$BE$14])" office:value-type="float" office:value="91.4482284701052">
            <text:p>91.45</text:p>
          </table:table-cell>
          <table:table-cell table:style-name="ce138" office:value-type="float" office:value="76.4">
            <text:p>76.40</text:p>
          </table:table-cell>
          <table:table-cell table:style-name="ce134" office:value-type="float" office:value="-12.9">
            <text:p>-12.90</text:p>
          </table:table-cell>
          <table:table-cell table:style-name="ce138" office:value-type="float" office:value="8.5">
            <text:p>8.50</text:p>
          </table:table-cell>
          <table:table-cell table:style-name="ce151" office:value-type="float" office:value="2.622">
            <text:p>2.622</text:p>
          </table:table-cell>
          <table:table-cell table:style-name="ce157" office:value-type="float" office:value="-10">
            <text:p>-10.000</text:p>
          </table:table-cell>
          <table:table-cell table:style-name="ce162" office:value-type="float" office:value="-10">
            <text:p>-10.000</text:p>
          </table:table-cell>
          <table:table-cell table:style-name="ce157" office:value-type="float" office:value="1.97">
            <text:p>1.970</text:p>
          </table:table-cell>
          <table:table-cell table:style-name="ce162" table:formula="of:=[.Y40]-1.7" office:value-type="float" office:value="-18.821">
            <text:p>-18.821</text:p>
          </table:table-cell>
          <table:table-cell table:style-name="ce157" table:formula="of:=[.Z40]-1.4" office:value-type="float" office:value="-29.235">
            <text:p>-29.235</text:p>
          </table:table-cell>
          <table:table-cell table:style-name="ce162" office:value-type="float" office:value="1">
            <text:p>1.000</text:p>
          </table:table-cell>
          <table:table-cell table:style-name="ce157" office:value-type="float" office:value="-10">
            <text:p>-10.000</text:p>
          </table:table-cell>
          <table:table-cell table:style-name="ce162" office:value-type="float" office:value="-10">
            <text:p>-10.000</text:p>
          </table:table-cell>
          <table:table-cell table:style-name="ce157" office:value-type="float" office:value="2.687">
            <text:p>2.687</text:p>
          </table:table-cell>
          <table:table-cell table:style-name="ce162" table:formula="of:=[.AE40]-1.2" office:value-type="float" office:value="-10.93">
            <text:p>-10.930</text:p>
          </table:table-cell>
          <table:table-cell table:style-name="ce157" table:formula="of:=[.AF40]-2.2" office:value-type="float" office:value="-42.148">
            <text:p>-42.148</text:p>
          </table:table-cell>
          <table:table-cell table:style-name="ce162" office:value-type="float" office:value="1">
            <text:p>1.000</text:p>
          </table:table-cell>
          <table:table-cell table:style-name="ce157" office:value-type="float" office:value="-10">
            <text:p>-10.000</text:p>
          </table:table-cell>
          <table:table-cell table:style-name="ce168" office:value-type="float" office:value="-10">
            <text:p>-10.000</text:p>
          </table:table-cell>
          <table:table-cell table:style-name="ce162"/>
          <table:table-cell table:style-name="ce172" table:formula="of:=POWER(10;[.U41])/1000" office:value-type="float" office:value="0.418793565117918">
            <text:p>0.42</text:p>
          </table:table-cell>
          <table:table-cell table:style-name="ce133" table:formula="of:=POWER(10;[.V41])/1000" office:value-type="float" office:value="0.0000000000001">
            <text:p>0.00</text:p>
          </table:table-cell>
          <table:table-cell table:style-name="ce129" table:formula="of:=POWER(10;[.W41])/1000" office:value-type="float" office:value="0.0000000000001">
            <text:p>0.00</text:p>
          </table:table-cell>
          <table:table-cell table:style-name="ce133" table:formula="of:=POWER(10;[.X41])/1000" office:value-type="float" office:value="0.0933254300796991">
            <text:p>0.09</text:p>
          </table:table-cell>
          <table:table-cell table:style-name="ce129" table:formula="of:=POWER(10;[.Y41])/1000" office:value-type="float" office:value="1.51008015416416E-022">
            <text:p>0.00</text:p>
          </table:table-cell>
          <table:table-cell table:style-name="ce133" table:formula="of:=POWER(10;[.Z41])/1000" office:value-type="float" office:value="5.82103217770886E-033">
            <text:p>0.00</text:p>
          </table:table-cell>
          <table:table-cell table:style-name="ce129" table:formula="of:=POWER(10;[.AA41])/1000" office:value-type="float" office:value="0.01">
            <text:p>0.01</text:p>
          </table:table-cell>
          <table:table-cell table:style-name="ce133" table:formula="of:=POWER(10;[.AB41])/1000" office:value-type="float" office:value="0.0000000000001">
            <text:p>0.00</text:p>
          </table:table-cell>
          <table:table-cell table:style-name="ce129" table:formula="of:=POWER(10;[.AC41])/1000" office:value-type="float" office:value="0.0000000000001">
            <text:p>0.00</text:p>
          </table:table-cell>
          <table:table-cell table:style-name="ce133" table:formula="of:=POWER(10;[.AD41])/1000" office:value-type="float" office:value="0.486407205691462">
            <text:p>0.49</text:p>
          </table:table-cell>
          <table:table-cell table:style-name="ce129" table:formula="of:=POWER(10;[.AE41])/1000" office:value-type="float" office:value="0.0000000000000117489755493954">
            <text:p>0.00</text:p>
          </table:table-cell>
          <table:table-cell table:style-name="ce133" table:formula="of:=POWER(10;[.AF41])/1000" office:value-type="float" office:value="7.11213513653312E-046">
            <text:p>0.00</text:p>
          </table:table-cell>
          <table:table-cell table:style-name="ce129" table:formula="of:=POWER(10;[.AG41])/1000" office:value-type="float" office:value="0.01">
            <text:p>0.01</text:p>
          </table:table-cell>
          <table:table-cell table:style-name="ce133" table:formula="of:=POWER(10;[.AH41])/1000" office:value-type="float" office:value="0.0000000000001">
            <text:p>0.00</text:p>
          </table:table-cell>
          <table:table-cell table:style-name="ce176" table:formula="of:=POWER(10;[.AI41])/1000" office:value-type="float" office:value="0.0000000000001">
            <text:p>0.00</text:p>
          </table:table-cell>
          <table:table-cell table:style-name="ce129"/>
          <table:table-cell table:style-name="ce181" table:formula="of:=([.R41]+[.S41]*[.$BE$26]+[.T41]*[.$BE$27])" office:value-type="float" office:value="92.9375152788387">
            <text:p>92.94</text:p>
          </table:table-cell>
          <table:table-cell table:style-name="ce185" table:formula="of:=([.R41]+[.S41]*[.$BE$35]+[.T41]*[.$BE$36])" office:value-type="float" office:value="74.3715642456567">
            <text:p>74.37</text:p>
          </table:table-cell>
          <table:table-cell table:number-columns-repeated="970"/>
        </table:table-row>
        <table:table-row table:style-name="ro2">
          <table:table-cell/>
          <table:table-cell table:style-name="ce12" office:value-type="float" office:value="720">
            <text:p>720</text:p>
          </table:table-cell>
          <table:table-cell table:style-name="ce119" office:value-type="float" office:value="0.002899327">
            <text:p>0.002899327000</text:p>
          </table:table-cell>
          <table:table-cell table:style-name="ce119" office:value-type="float" office:value="0.001047">
            <text:p>0.001047000000</text:p>
          </table:table-cell>
          <table:table-cell table:style-name="ce52" office:value-type="float" office:value="0">
            <text:p>0.000000000000</text:p>
          </table:table-cell>
          <table:table-cell table:style-name="ce119" office:value-type="float" office:value="0.00217496">
            <text:p>0.002174960000</text:p>
          </table:table-cell>
          <table:table-cell table:style-name="ce52" office:value-type="float" office:value="0.00084619">
            <text:p>0.000846190000</text:p>
          </table:table-cell>
          <table:table-cell table:style-name="ce119" office:value-type="float" office:value="0">
            <text:p>0.000000000000</text:p>
          </table:table-cell>
          <table:table-cell table:style-name="ce129" table:formula="of:=(100*[.$BE$12])/(1E-045*[.B42]*[.B42]*[.B42]*[.B42]*[.B42]*(POWER([.$BE$11];[.$BE$13]/([.$BE$17]*[.B42]*0.000000001))-1)*[.$BE$18])" office:value-type="float" office:value="210.293211545464">
            <text:p>210.29</text:p>
          </table:table-cell>
          <table:table-cell table:style-name="ce134" office:value-type="float" office:value="92.9">
            <text:p>92.90</text:p>
          </table:table-cell>
          <table:table-cell table:style-name="ce138" office:value-type="float" office:value="68.3">
            <text:p>68.30</text:p>
          </table:table-cell>
          <table:table-cell table:style-name="ce134" table:formula="of:=([.R42]+[.S42]*[.$BE$7]+[.T42]*[.$BE$8])" office:value-type="float" office:value="76.894652077541">
            <text:p>76.89</text:p>
          </table:table-cell>
          <table:table-cell table:style-name="ce138" office:value-type="float" office:value="100">
            <text:p>100.00</text:p>
          </table:table-cell>
          <table:table-cell table:style-name="ce134" office:value-type="float" office:value="0.68">
            <text:p>0.68</text:p>
          </table:table-cell>
          <table:table-cell table:style-name="ce134" office:value-type="float" office:value="2.73">
            <text:p>2.73</text:p>
          </table:table-cell>
          <table:table-cell table:style-name="ce138" office:value-type="float" office:value="0.57">
            <text:p>0.57</text:p>
          </table:table-cell>
          <table:table-cell table:style-name="ce133" table:formula="of:=(100*[.$BE$12])/(1E-045*[.B42]*[.B42]*[.B42]*[.B42]*[.B42]*(POWER([.$BE$11];[.$BE$13]/(Blackbody_Temperature*[.B42]*0.000000001))-1)*[.$BE$14])" office:value-type="float" office:value="90.3017224832944">
            <text:p>90.30</text:p>
          </table:table-cell>
          <table:table-cell table:style-name="ce138" office:value-type="float" office:value="63.3">
            <text:p>63.30</text:p>
          </table:table-cell>
          <table:table-cell table:style-name="ce134" office:value-type="float" office:value="-10.6">
            <text:p>-10.60</text:p>
          </table:table-cell>
          <table:table-cell table:style-name="ce138" office:value-type="float" office:value="7">
            <text:p>7.00</text:p>
          </table:table-cell>
          <table:table-cell table:style-name="ce151" office:value-type="float" office:value="2.334">
            <text:p>2.334</text:p>
          </table:table-cell>
          <table:table-cell table:style-name="ce157" office:value-type="float" office:value="-10">
            <text:p>-10.000</text:p>
          </table:table-cell>
          <table:table-cell table:style-name="ce162" office:value-type="float" office:value="-10">
            <text:p>-10.000</text:p>
          </table:table-cell>
          <table:table-cell table:style-name="ce157" office:value-type="float" office:value="1.551">
            <text:p>1.551</text:p>
          </table:table-cell>
          <table:table-cell table:style-name="ce162" table:formula="of:=[.Y41]-1.7" office:value-type="float" office:value="-20.521">
            <text:p>-20.521</text:p>
          </table:table-cell>
          <table:table-cell table:style-name="ce157" table:formula="of:=[.Z41]-1.4" office:value-type="float" office:value="-30.635">
            <text:p>-30.635</text:p>
          </table:table-cell>
          <table:table-cell table:style-name="ce162" office:value-type="float" office:value="-10">
            <text:p>-10.000</text:p>
          </table:table-cell>
          <table:table-cell table:style-name="ce157" office:value-type="float" office:value="-10">
            <text:p>-10.000</text:p>
          </table:table-cell>
          <table:table-cell table:style-name="ce162" office:value-type="float" office:value="-10">
            <text:p>-10.000</text:p>
          </table:table-cell>
          <table:table-cell table:style-name="ce157" office:value-type="float" office:value="2.269">
            <text:p>2.269</text:p>
          </table:table-cell>
          <table:table-cell table:style-name="ce162" table:formula="of:=[.AE41]-1.2" office:value-type="float" office:value="-12.13">
            <text:p>-12.130</text:p>
          </table:table-cell>
          <table:table-cell table:style-name="ce157" table:formula="of:=[.AF41]-2.2" office:value-type="float" office:value="-44.348">
            <text:p>-44.348</text:p>
          </table:table-cell>
          <table:table-cell table:style-name="ce162" office:value-type="float" office:value="0">
            <text:p>0.000</text:p>
          </table:table-cell>
          <table:table-cell table:style-name="ce157" office:value-type="float" office:value="-10">
            <text:p>-10.000</text:p>
          </table:table-cell>
          <table:table-cell table:style-name="ce168" office:value-type="float" office:value="-10">
            <text:p>-10.000</text:p>
          </table:table-cell>
          <table:table-cell table:style-name="ce162"/>
          <table:table-cell table:style-name="ce172" table:formula="of:=POWER(10;[.U42])/1000" office:value-type="float" office:value="0.215774440915267">
            <text:p>0.22</text:p>
          </table:table-cell>
          <table:table-cell table:style-name="ce133" table:formula="of:=POWER(10;[.V42])/1000" office:value-type="float" office:value="0.0000000000001">
            <text:p>0.00</text:p>
          </table:table-cell>
          <table:table-cell table:style-name="ce129" table:formula="of:=POWER(10;[.W42])/1000" office:value-type="float" office:value="0.0000000000001">
            <text:p>0.00</text:p>
          </table:table-cell>
          <table:table-cell table:style-name="ce133" table:formula="of:=POWER(10;[.X42])/1000" office:value-type="float" office:value="0.0355631318568985">
            <text:p>0.04</text:p>
          </table:table-cell>
          <table:table-cell table:style-name="ce129" table:formula="of:=POWER(10;[.Y42])/1000" office:value-type="float" office:value="3.01300602418614E-024">
            <text:p>0.00</text:p>
          </table:table-cell>
          <table:table-cell table:style-name="ce133" table:formula="of:=POWER(10;[.Z42])/1000" office:value-type="float" office:value="2.31739464996855E-034">
            <text:p>0.00</text:p>
          </table:table-cell>
          <table:table-cell table:style-name="ce129" table:formula="of:=POWER(10;[.AA42])/1000" office:value-type="float" office:value="0.0000000000001">
            <text:p>0.00</text:p>
          </table:table-cell>
          <table:table-cell table:style-name="ce133" table:formula="of:=POWER(10;[.AB42])/1000" office:value-type="float" office:value="0.0000000000001">
            <text:p>0.00</text:p>
          </table:table-cell>
          <table:table-cell table:style-name="ce129" table:formula="of:=POWER(10;[.AC42])/1000" office:value-type="float" office:value="0.0000000000001">
            <text:p>0.00</text:p>
          </table:table-cell>
          <table:table-cell table:style-name="ce133" table:formula="of:=POWER(10;[.AD42])/1000" office:value-type="float" office:value="0.18578044550917">
            <text:p>0.19</text:p>
          </table:table-cell>
          <table:table-cell table:style-name="ce129" table:formula="of:=POWER(10;[.AE42])/1000" office:value-type="float" office:value="7.41310241300922E-016">
            <text:p>0.00</text:p>
          </table:table-cell>
          <table:table-cell table:style-name="ce133" table:formula="of:=POWER(10;[.AF42])/1000" office:value-type="float" office:value="4.48745389933119E-048">
            <text:p>0.00</text:p>
          </table:table-cell>
          <table:table-cell table:style-name="ce129" table:formula="of:=POWER(10;[.AG42])/1000" office:value-type="float" office:value="0.001">
            <text:p>0.00</text:p>
          </table:table-cell>
          <table:table-cell table:style-name="ce133" table:formula="of:=POWER(10;[.AH42])/1000" office:value-type="float" office:value="0.0000000000001">
            <text:p>0.00</text:p>
          </table:table-cell>
          <table:table-cell table:style-name="ce176" table:formula="of:=POWER(10;[.AI42])/1000" office:value-type="float" office:value="0.0000000000001">
            <text:p>0.00</text:p>
          </table:table-cell>
          <table:table-cell table:style-name="ce129"/>
          <table:table-cell table:style-name="ce181" table:formula="of:=([.R42]+[.S42]*[.$BE$26]+[.T42]*[.$BE$27])" office:value-type="float" office:value="76.894652077541">
            <text:p>76.89</text:p>
          </table:table-cell>
          <table:table-cell table:style-name="ce185" table:formula="of:=([.R42]+[.S42]*[.$BE$35]+[.T42]*[.$BE$36])" office:value-type="float" office:value="61.622549128934">
            <text:p>61.62</text:p>
          </table:table-cell>
          <table:table-cell table:number-columns-repeated="970"/>
        </table:table-row>
        <table:table-row table:style-name="ro2">
          <table:table-cell/>
          <table:table-cell table:style-name="ce12" office:value-type="float" office:value="730">
            <text:p>730</text:p>
          </table:table-cell>
          <table:table-cell table:style-name="ce119" office:value-type="float" office:value="0.001439971">
            <text:p>0.001439971000</text:p>
          </table:table-cell>
          <table:table-cell table:style-name="ce119" office:value-type="float" office:value="0.00052">
            <text:p>0.000520000000</text:p>
          </table:table-cell>
          <table:table-cell table:style-name="ce52" office:value-type="float" office:value="0">
            <text:p>0.000000000000</text:p>
          </table:table-cell>
          <table:table-cell table:style-name="ce119" office:value-type="float" office:value="0.00104476">
            <text:p>0.001044760000</text:p>
          </table:table-cell>
          <table:table-cell table:style-name="ce52" office:value-type="float" office:value="0.00040741">
            <text:p>0.000407410000</text:p>
          </table:table-cell>
          <table:table-cell table:style-name="ce119" office:value-type="float" office:value="0">
            <text:p>0.000000000000</text:p>
          </table:table-cell>
          <table:table-cell table:style-name="ce129" table:formula="of:=(100*[.$BE$12])/(1E-045*[.B43]*[.B43]*[.B43]*[.B43]*[.B43]*(POWER([.$BE$11];[.$BE$13]/([.$BE$17]*[.B43]*0.000000001))-1)*[.$BE$18])" office:value-type="float" office:value="216.042727817128">
            <text:p>216.04</text:p>
          </table:table-cell>
          <table:table-cell table:style-name="ce134" office:value-type="float" office:value="89.4">
            <text:p>89.40</text:p>
          </table:table-cell>
          <table:table-cell table:style-name="ce138" office:value-type="float" office:value="64.4">
            <text:p>64.40</text:p>
          </table:table-cell>
          <table:table-cell table:style-name="ce134" table:formula="of:=([.R43]+[.S43]*[.$BE$7]+[.T43]*[.$BE$8])" office:value-type="float" office:value="86.555023075169">
            <text:p>86.56</text:p>
          </table:table-cell>
          <table:table-cell table:style-name="ce138" office:value-type="float" office:value="100">
            <text:p>100.00</text:p>
          </table:table-cell>
          <table:table-cell table:style-name="ce134" office:value-type="float" office:value="0.56">
            <text:p>0.56</text:p>
          </table:table-cell>
          <table:table-cell table:style-name="ce134" office:value-type="float" office:value="2.25">
            <text:p>2.25</text:p>
          </table:table-cell>
          <table:table-cell table:style-name="ce138" office:value-type="float" office:value="0.23">
            <text:p>0.23</text:p>
          </table:table-cell>
          <table:table-cell table:style-name="ce133" table:formula="of:=(100*[.$BE$12])/(1E-045*[.B43]*[.B43]*[.B43]*[.B43]*[.B43]*(POWER([.$BE$11];[.$BE$13]/(Blackbody_Temperature*[.B43]*0.000000001))-1)*[.$BE$14])" office:value-type="float" office:value="89.1207647238487">
            <text:p>89.12</text:p>
          </table:table-cell>
          <table:table-cell table:style-name="ce138" office:value-type="float" office:value="71.7">
            <text:p>71.70</text:p>
          </table:table-cell>
          <table:table-cell table:style-name="ce134" office:value-type="float" office:value="-11.6">
            <text:p>-11.60</text:p>
          </table:table-cell>
          <table:table-cell table:style-name="ce138" office:value-type="float" office:value="7.6">
            <text:p>7.60</text:p>
          </table:table-cell>
          <table:table-cell table:style-name="ce151" office:value-type="float" office:value="2.041">
            <text:p>2.041</text:p>
          </table:table-cell>
          <table:table-cell table:style-name="ce157" office:value-type="float" office:value="-10">
            <text:p>-10.000</text:p>
          </table:table-cell>
          <table:table-cell table:style-name="ce162" office:value-type="float" office:value="-10">
            <text:p>-10.000</text:p>
          </table:table-cell>
          <table:table-cell table:style-name="ce157" office:value-type="float" office:value="1.141">
            <text:p>1.141</text:p>
          </table:table-cell>
          <table:table-cell table:style-name="ce162" table:formula="of:=[.Y42]-1.7" office:value-type="float" office:value="-22.221">
            <text:p>-22.221</text:p>
          </table:table-cell>
          <table:table-cell table:style-name="ce157" table:formula="of:=[.Z42]-1.4" office:value-type="float" office:value="-32.035">
            <text:p>-32.035</text:p>
          </table:table-cell>
          <table:table-cell table:style-name="ce162" office:value-type="float" office:value="-10">
            <text:p>-10.000</text:p>
          </table:table-cell>
          <table:table-cell table:style-name="ce157" office:value-type="float" office:value="-10">
            <text:p>-10.000</text:p>
          </table:table-cell>
          <table:table-cell table:style-name="ce162" office:value-type="float" office:value="-10">
            <text:p>-10.000</text:p>
          </table:table-cell>
          <table:table-cell table:style-name="ce157" office:value-type="float" office:value="1.859">
            <text:p>1.859</text:p>
          </table:table-cell>
          <table:table-cell table:style-name="ce162" table:formula="of:=[.AE42]-1.2" office:value-type="float" office:value="-13.33">
            <text:p>-13.330</text:p>
          </table:table-cell>
          <table:table-cell table:style-name="ce157" table:formula="of:=[.AF42]-2.2" office:value-type="float" office:value="-46.548">
            <text:p>-46.548</text:p>
          </table:table-cell>
          <table:table-cell table:style-name="ce162" office:value-type="float" office:value="-10">
            <text:p>-10.000</text:p>
          </table:table-cell>
          <table:table-cell table:style-name="ce157" office:value-type="float" office:value="-10">
            <text:p>-10.000</text:p>
          </table:table-cell>
          <table:table-cell table:style-name="ce168" office:value-type="float" office:value="-10">
            <text:p>-10.000</text:p>
          </table:table-cell>
          <table:table-cell table:style-name="ce162"/>
          <table:table-cell table:style-name="ce172" table:formula="of:=POWER(10;[.U43])/1000" office:value-type="float" office:value="0.109900583943252">
            <text:p>0.11</text:p>
          </table:table-cell>
          <table:table-cell table:style-name="ce133" table:formula="of:=POWER(10;[.V43])/1000" office:value-type="float" office:value="0.0000000000001">
            <text:p>0.00</text:p>
          </table:table-cell>
          <table:table-cell table:style-name="ce129" table:formula="of:=POWER(10;[.W43])/1000" office:value-type="float" office:value="0.0000000000001">
            <text:p>0.00</text:p>
          </table:table-cell>
          <table:table-cell table:style-name="ce133" table:formula="of:=POWER(10;[.X43])/1000" office:value-type="float" office:value="0.0138356637897178">
            <text:p>0.01</text:p>
          </table:table-cell>
          <table:table-cell table:style-name="ce129" table:formula="of:=POWER(10;[.Y43])/1000" office:value-type="float" office:value="6.01173737483283E-026">
            <text:p>0.00</text:p>
          </table:table-cell>
          <table:table-cell table:style-name="ce133" table:formula="of:=POWER(10;[.Z43])/1000" office:value-type="float" office:value="9.22571427154785E-036">
            <text:p>0.00</text:p>
          </table:table-cell>
          <table:table-cell table:style-name="ce129" table:formula="of:=POWER(10;[.AA43])/1000" office:value-type="float" office:value="0.0000000000001">
            <text:p>0.00</text:p>
          </table:table-cell>
          <table:table-cell table:style-name="ce133" table:formula="of:=POWER(10;[.AB43])/1000" office:value-type="float" office:value="0.0000000000001">
            <text:p>0.00</text:p>
          </table:table-cell>
          <table:table-cell table:style-name="ce129" table:formula="of:=POWER(10;[.AC43])/1000" office:value-type="float" office:value="0.0000000000001">
            <text:p>0.00</text:p>
          </table:table-cell>
          <table:table-cell table:style-name="ce133" table:formula="of:=POWER(10;[.AD43])/1000" office:value-type="float" office:value="0.072276980360217">
            <text:p>0.07</text:p>
          </table:table-cell>
          <table:table-cell table:style-name="ce129" table:formula="of:=POWER(10;[.AE43])/1000" office:value-type="float" office:value="4.67735141287202E-017">
            <text:p>0.00</text:p>
          </table:table-cell>
          <table:table-cell table:style-name="ce133" table:formula="of:=POWER(10;[.AF43])/1000" office:value-type="float" office:value="2.83139199579927E-050">
            <text:p>0.00</text:p>
          </table:table-cell>
          <table:table-cell table:style-name="ce129" table:formula="of:=POWER(10;[.AG43])/1000" office:value-type="float" office:value="0.0000000000001">
            <text:p>0.00</text:p>
          </table:table-cell>
          <table:table-cell table:style-name="ce133" table:formula="of:=POWER(10;[.AH43])/1000" office:value-type="float" office:value="0.0000000000001">
            <text:p>0.00</text:p>
          </table:table-cell>
          <table:table-cell table:style-name="ce176" table:formula="of:=POWER(10;[.AI43])/1000" office:value-type="float" office:value="0.0000000000001">
            <text:p>0.00</text:p>
          </table:table-cell>
          <table:table-cell table:style-name="ce129"/>
          <table:table-cell table:style-name="ce181" table:formula="of:=([.R43]+[.S43]*[.$BE$26]+[.T43]*[.$BE$27])" office:value-type="float" office:value="86.555023075169">
            <text:p>86.56</text:p>
          </table:table-cell>
          <table:table-cell table:style-name="ce185" table:formula="of:=([.R43]+[.S43]*[.$BE$35]+[.T43]*[.$BE$36])" office:value-type="float" office:value="69.9058680250861">
            <text:p>69.91</text:p>
          </table:table-cell>
          <table:table-cell table:number-columns-repeated="970"/>
        </table:table-row>
        <table:table-row table:style-name="ro2">
          <table:table-cell/>
          <table:table-cell table:style-name="ce12" office:value-type="float" office:value="740">
            <text:p>740</text:p>
          </table:table-cell>
          <table:table-cell table:style-name="ce119" office:value-type="float" office:value="0.0006900786">
            <text:p>0.000690078600</text:p>
          </table:table-cell>
          <table:table-cell table:style-name="ce119" office:value-type="float" office:value="0.0002492">
            <text:p>0.000249200000</text:p>
          </table:table-cell>
          <table:table-cell table:style-name="ce52" office:value-type="float" office:value="0">
            <text:p>0.000000000000</text:p>
          </table:table-cell>
          <table:table-cell table:style-name="ce119" office:value-type="float" office:value="0.000508258">
            <text:p>0.000508258000</text:p>
          </table:table-cell>
          <table:table-cell table:style-name="ce52" office:value-type="float" office:value="0.00019873">
            <text:p>0.000198730000</text:p>
          </table:table-cell>
          <table:table-cell table:style-name="ce119" office:value-type="float" office:value="0">
            <text:p>0.000000000000</text:p>
          </table:table-cell>
          <table:table-cell table:style-name="ce129" table:formula="of:=(100*[.$BE$12])/(1E-045*[.B44]*[.B44]*[.B44]*[.B44]*[.B44]*(POWER([.$BE$11];[.$BE$13]/([.$BE$17]*[.B44]*0.000000001))-1)*[.$BE$18])" office:value-type="float" office:value="221.584470382741">
            <text:p>221.58</text:p>
          </table:table-cell>
          <table:table-cell table:style-name="ce134" office:value-type="float" office:value="86.9">
            <text:p>86.90</text:p>
          </table:table-cell>
          <table:table-cell table:style-name="ce138" office:value-type="float" office:value="61.5">
            <text:p>61.50</text:p>
          </table:table-cell>
          <table:table-cell table:style-name="ce134" table:formula="of:=([.R44]+[.S44]*[.$BE$7]+[.T44]*[.$BE$8])" office:value-type="float" office:value="92.6259156426636">
            <text:p>92.63</text:p>
          </table:table-cell>
          <table:table-cell table:style-name="ce138" office:value-type="float" office:value="100">
            <text:p>100.00</text:p>
          </table:table-cell>
          <table:table-cell table:style-name="ce134" office:value-type="float" office:value="0.51">
            <text:p>0.51</text:p>
          </table:table-cell>
          <table:table-cell table:style-name="ce134" office:value-type="float" office:value="1.9">
            <text:p>1.90</text:p>
          </table:table-cell>
          <table:table-cell table:style-name="ce138" office:value-type="float" office:value="0.24">
            <text:p>0.24</text:p>
          </table:table-cell>
          <table:table-cell table:style-name="ce133" table:formula="of:=(100*[.$BE$12])/(1E-045*[.B44]*[.B44]*[.B44]*[.B44]*[.B44]*(POWER([.$BE$11];[.$BE$13]/(Blackbody_Temperature*[.B44]*0.000000001))-1)*[.$BE$14])" office:value-type="float" office:value="87.9102511523607">
            <text:p>87.91</text:p>
          </table:table-cell>
          <table:table-cell table:style-name="ce138" office:value-type="float" office:value="77">
            <text:p>77.00</text:p>
          </table:table-cell>
          <table:table-cell table:style-name="ce134" office:value-type="float" office:value="-12.2">
            <text:p>-12.20</text:p>
          </table:table-cell>
          <table:table-cell table:style-name="ce138" office:value-type="float" office:value="8">
            <text:p>8.00</text:p>
          </table:table-cell>
          <table:table-cell table:style-name="ce151" office:value-type="float" office:value="1.732">
            <text:p>1.732</text:p>
          </table:table-cell>
          <table:table-cell table:style-name="ce157" office:value-type="float" office:value="-10">
            <text:p>-10.000</text:p>
          </table:table-cell>
          <table:table-cell table:style-name="ce162" office:value-type="float" office:value="-10">
            <text:p>-10.000</text:p>
          </table:table-cell>
          <table:table-cell table:style-name="ce157" office:value-type="float" office:value="0.741">
            <text:p>0.741</text:p>
          </table:table-cell>
          <table:table-cell table:style-name="ce162" table:formula="of:=[.Y43]-1.7" office:value-type="float" office:value="-23.921">
            <text:p>-23.921</text:p>
          </table:table-cell>
          <table:table-cell table:style-name="ce157" table:formula="of:=[.Z43]-1.4" office:value-type="float" office:value="-33.435">
            <text:p>-33.435</text:p>
          </table:table-cell>
          <table:table-cell table:style-name="ce162" office:value-type="float" office:value="-10">
            <text:p>-10.000</text:p>
          </table:table-cell>
          <table:table-cell table:style-name="ce157" office:value-type="float" office:value="-10">
            <text:p>-10.000</text:p>
          </table:table-cell>
          <table:table-cell table:style-name="ce162" office:value-type="float" office:value="-10">
            <text:p>-10.000</text:p>
          </table:table-cell>
          <table:table-cell table:style-name="ce157" office:value-type="float" office:value="1.449">
            <text:p>1.449</text:p>
          </table:table-cell>
          <table:table-cell table:style-name="ce162" table:formula="of:=[.AE43]-1.2" office:value-type="float" office:value="-14.53">
            <text:p>-14.530</text:p>
          </table:table-cell>
          <table:table-cell table:style-name="ce157" table:formula="of:=[.AF43]-2.2" office:value-type="float" office:value="-48.748">
            <text:p>-48.748</text:p>
          </table:table-cell>
          <table:table-cell table:style-name="ce162" office:value-type="float" office:value="-10">
            <text:p>-10.000</text:p>
          </table:table-cell>
          <table:table-cell table:style-name="ce157" office:value-type="float" office:value="-10">
            <text:p>-10.000</text:p>
          </table:table-cell>
          <table:table-cell table:style-name="ce168" office:value-type="float" office:value="-10">
            <text:p>-10.000</text:p>
          </table:table-cell>
          <table:table-cell table:style-name="ce162"/>
          <table:table-cell table:style-name="ce172" table:formula="of:=POWER(10;[.U44])/1000" office:value-type="float" office:value="0.0539510622515128">
            <text:p>0.05</text:p>
          </table:table-cell>
          <table:table-cell table:style-name="ce133" table:formula="of:=POWER(10;[.V44])/1000" office:value-type="float" office:value="0.0000000000001">
            <text:p>0.00</text:p>
          </table:table-cell>
          <table:table-cell table:style-name="ce129" table:formula="of:=POWER(10;[.W44])/1000" office:value-type="float" office:value="0.0000000000001">
            <text:p>0.00</text:p>
          </table:table-cell>
          <table:table-cell table:style-name="ce133" table:formula="of:=POWER(10;[.X44])/1000" office:value-type="float" office:value="0.00550807696405403">
            <text:p>0.01</text:p>
          </table:table-cell>
          <table:table-cell table:style-name="ce129" table:formula="of:=POWER(10;[.Y44])/1000" office:value-type="float" office:value="1.19949930314939E-027">
            <text:p>0.00</text:p>
          </table:table-cell>
          <table:table-cell table:style-name="ce133" table:formula="of:=POWER(10;[.Z44])/1000" office:value-type="float" office:value="3.67282300498095E-037">
            <text:p>0.00</text:p>
          </table:table-cell>
          <table:table-cell table:style-name="ce129" table:formula="of:=POWER(10;[.AA44])/1000" office:value-type="float" office:value="0.0000000000001">
            <text:p>0.00</text:p>
          </table:table-cell>
          <table:table-cell table:style-name="ce133" table:formula="of:=POWER(10;[.AB44])/1000" office:value-type="float" office:value="0.0000000000001">
            <text:p>0.00</text:p>
          </table:table-cell>
          <table:table-cell table:style-name="ce129" table:formula="of:=POWER(10;[.AC44])/1000" office:value-type="float" office:value="0.0000000000001">
            <text:p>0.00</text:p>
          </table:table-cell>
          <table:table-cell table:style-name="ce133" table:formula="of:=POWER(10;[.AD44])/1000" office:value-type="float" office:value="0.0281190083039894">
            <text:p>0.03</text:p>
          </table:table-cell>
          <table:table-cell table:style-name="ce129" table:formula="of:=POWER(10;[.AE44])/1000" office:value-type="float" office:value="2.95120922666641E-018">
            <text:p>0.00</text:p>
          </table:table-cell>
          <table:table-cell table:style-name="ce133" table:formula="of:=POWER(10;[.AF44])/1000" office:value-type="float" office:value="1.78648757485197E-052">
            <text:p>0.00</text:p>
          </table:table-cell>
          <table:table-cell table:style-name="ce129" table:formula="of:=POWER(10;[.AG44])/1000" office:value-type="float" office:value="0.0000000000001">
            <text:p>0.00</text:p>
          </table:table-cell>
          <table:table-cell table:style-name="ce133" table:formula="of:=POWER(10;[.AH44])/1000" office:value-type="float" office:value="0.0000000000001">
            <text:p>0.00</text:p>
          </table:table-cell>
          <table:table-cell table:style-name="ce176" table:formula="of:=POWER(10;[.AI44])/1000" office:value-type="float" office:value="0.0000000000001">
            <text:p>0.00</text:p>
          </table:table-cell>
          <table:table-cell table:style-name="ce129"/>
          <table:table-cell table:style-name="ce181" table:formula="of:=([.R44]+[.S44]*[.$BE$26]+[.T44]*[.$BE$27])" office:value-type="float" office:value="92.6259156426636">
            <text:p>92.63</text:p>
          </table:table-cell>
          <table:table-cell table:style-name="ce185" table:formula="of:=([.R44]+[.S44]*[.$BE$35]+[.T44]*[.$BE$36])" office:value-type="float" office:value="75.108319914635">
            <text:p>75.11</text:p>
          </table:table-cell>
          <table:table-cell table:number-columns-repeated="970"/>
        </table:table-row>
        <table:table-row table:style-name="ro2">
          <table:table-cell/>
          <table:table-cell table:style-name="ce12" office:value-type="float" office:value="750">
            <text:p>750</text:p>
          </table:table-cell>
          <table:table-cell table:style-name="ce119" office:value-type="float" office:value="0.0003323011">
            <text:p>0.000332301100</text:p>
          </table:table-cell>
          <table:table-cell table:style-name="ce119" office:value-type="float" office:value="0.00012">
            <text:p>0.000120000000</text:p>
          </table:table-cell>
          <table:table-cell table:style-name="ce52" office:value-type="float" office:value="0">
            <text:p>0.000000000000</text:p>
          </table:table-cell>
          <table:table-cell table:style-name="ce119" office:value-type="float" office:value="0.000250969">
            <text:p>0.000250969000</text:p>
          </table:table-cell>
          <table:table-cell table:style-name="ce52" office:value-type="float" office:value="0.000098428">
            <text:p>0.000098428000</text:p>
          </table:table-cell>
          <table:table-cell table:style-name="ce119" office:value-type="float" office:value="0">
            <text:p>0.000000000000</text:p>
          </table:table-cell>
          <table:table-cell table:style-name="ce129" table:formula="of:=(100*[.$BE$12])/(1E-045*[.B45]*[.B45]*[.B45]*[.B45]*[.B45]*(POWER([.$BE$11];[.$BE$13]/([.$BE$17]*[.B45]*0.000000001))-1)*[.$BE$18])" office:value-type="float" office:value="226.912495415418">
            <text:p>226.91</text:p>
          </table:table-cell>
          <table:table-cell table:style-name="ce134" office:value-type="float" office:value="85.2">
            <text:p>85.20</text:p>
          </table:table-cell>
          <table:table-cell table:style-name="ce138" office:value-type="float" office:value="59.2">
            <text:p>59.20</text:p>
          </table:table-cell>
          <table:table-cell table:style-name="ce134" table:formula="of:=([.R45]+[.S45]*[.$BE$7]+[.T45]*[.$BE$8])" office:value-type="float" office:value="78.2684987251132">
            <text:p>78.27</text:p>
          </table:table-cell>
          <table:table-cell table:style-name="ce138" office:value-type="float" office:value="100">
            <text:p>100.00</text:p>
          </table:table-cell>
          <table:table-cell table:style-name="ce134" office:value-type="float" office:value="0.47">
            <text:p>0.47</text:p>
          </table:table-cell>
          <table:table-cell table:style-name="ce134" office:value-type="float" office:value="1.62">
            <text:p>1.62</text:p>
          </table:table-cell>
          <table:table-cell table:style-name="ce138" office:value-type="float" office:value="0.2">
            <text:p>0.20</text:p>
          </table:table-cell>
          <table:table-cell table:style-name="ce133" table:formula="of:=(100*[.$BE$12])/(1E-045*[.B45]*[.B45]*[.B45]*[.B45]*[.B45]*(POWER([.$BE$11];[.$BE$13]/(Blackbody_Temperature*[.B45]*0.000000001))-1)*[.$BE$14])" office:value-type="float" office:value="86.6747305774021">
            <text:p>86.67</text:p>
          </table:table-cell>
          <table:table-cell table:style-name="ce138" office:value-type="float" office:value="65.2">
            <text:p>65.20</text:p>
          </table:table-cell>
          <table:table-cell table:style-name="ce134" office:value-type="float" office:value="-10.2">
            <text:p>-10.20</text:p>
          </table:table-cell>
          <table:table-cell table:style-name="ce138" office:value-type="float" office:value="6.7">
            <text:p>6.70</text:p>
          </table:table-cell>
          <table:table-cell table:style-name="ce151" office:value-type="float" office:value="1.431">
            <text:p>1.431</text:p>
          </table:table-cell>
          <table:table-cell table:style-name="ce157" office:value-type="float" office:value="-10">
            <text:p>-10.000</text:p>
          </table:table-cell>
          <table:table-cell table:style-name="ce162" office:value-type="float" office:value="-10">
            <text:p>-10.000</text:p>
          </table:table-cell>
          <table:table-cell table:style-name="ce157" office:value-type="float" office:value="0.341">
            <text:p>0.341</text:p>
          </table:table-cell>
          <table:table-cell table:style-name="ce162" table:formula="of:=[.Y44]-1.7" office:value-type="float" office:value="-25.621">
            <text:p>-25.621</text:p>
          </table:table-cell>
          <table:table-cell table:style-name="ce157" table:formula="of:=[.Z44]-1.4" office:value-type="float" office:value="-34.835">
            <text:p>-34.835</text:p>
          </table:table-cell>
          <table:table-cell table:style-name="ce162" office:value-type="float" office:value="-10">
            <text:p>-10.000</text:p>
          </table:table-cell>
          <table:table-cell table:style-name="ce157" office:value-type="float" office:value="-10">
            <text:p>-10.000</text:p>
          </table:table-cell>
          <table:table-cell table:style-name="ce162" office:value-type="float" office:value="-10">
            <text:p>-10.000</text:p>
          </table:table-cell>
          <table:table-cell table:style-name="ce157" office:value-type="float" office:value="1.054">
            <text:p>1.054</text:p>
          </table:table-cell>
          <table:table-cell table:style-name="ce162" table:formula="of:=[.AE44]-1.2" office:value-type="float" office:value="-15.73">
            <text:p>-15.730</text:p>
          </table:table-cell>
          <table:table-cell table:style-name="ce157" table:formula="of:=[.AF44]-2.2" office:value-type="float" office:value="-50.948">
            <text:p>-50.948</text:p>
          </table:table-cell>
          <table:table-cell table:style-name="ce162" office:value-type="float" office:value="-10">
            <text:p>-10.000</text:p>
          </table:table-cell>
          <table:table-cell table:style-name="ce157" office:value-type="float" office:value="-10">
            <text:p>-10.000</text:p>
          </table:table-cell>
          <table:table-cell table:style-name="ce168" office:value-type="float" office:value="-10">
            <text:p>-10.000</text:p>
          </table:table-cell>
          <table:table-cell table:style-name="ce162"/>
          <table:table-cell table:style-name="ce172" table:formula="of:=POWER(10;[.U45])/1000" office:value-type="float" office:value="0.0269773943244492">
            <text:p>0.03</text:p>
          </table:table-cell>
          <table:table-cell table:style-name="ce133" table:formula="of:=POWER(10;[.V45])/1000" office:value-type="float" office:value="0.0000000000001">
            <text:p>0.00</text:p>
          </table:table-cell>
          <table:table-cell table:style-name="ce129" table:formula="of:=POWER(10;[.W45])/1000" office:value-type="float" office:value="0.0000000000001">
            <text:p>0.00</text:p>
          </table:table-cell>
          <table:table-cell table:style-name="ce133" table:formula="of:=POWER(10;[.X45])/1000" office:value-type="float" office:value="0.00219280493535045">
            <text:p>0.00</text:p>
          </table:table-cell>
          <table:table-cell table:style-name="ce129" table:formula="of:=POWER(10;[.Y45])/1000" office:value-type="float" office:value="2.39331575640541E-029">
            <text:p>0.00</text:p>
          </table:table-cell>
          <table:table-cell table:style-name="ce133" table:formula="of:=POWER(10;[.Z45])/1000" office:value-type="float" office:value="1.46217717445676E-038">
            <text:p>0.00</text:p>
          </table:table-cell>
          <table:table-cell table:style-name="ce129" table:formula="of:=POWER(10;[.AA45])/1000" office:value-type="float" office:value="0.0000000000001">
            <text:p>0.00</text:p>
          </table:table-cell>
          <table:table-cell table:style-name="ce133" table:formula="of:=POWER(10;[.AB45])/1000" office:value-type="float" office:value="0.0000000000001">
            <text:p>0.00</text:p>
          </table:table-cell>
          <table:table-cell table:style-name="ce129" table:formula="of:=POWER(10;[.AC45])/1000" office:value-type="float" office:value="0.0000000000001">
            <text:p>0.00</text:p>
          </table:table-cell>
          <table:table-cell table:style-name="ce133" table:formula="of:=POWER(10;[.AD45])/1000" office:value-type="float" office:value="0.0113240036323556">
            <text:p>0.01</text:p>
          </table:table-cell>
          <table:table-cell table:style-name="ce129" table:formula="of:=POWER(10;[.AE45])/1000" office:value-type="float" office:value="1.86208713666289E-019">
            <text:p>0.00</text:p>
          </table:table-cell>
          <table:table-cell table:style-name="ce133" table:formula="of:=POWER(10;[.AF45])/1000" office:value-type="float" office:value="1.12719745617545E-054">
            <text:p>0.00</text:p>
          </table:table-cell>
          <table:table-cell table:style-name="ce129" table:formula="of:=POWER(10;[.AG45])/1000" office:value-type="float" office:value="0.0000000000001">
            <text:p>0.00</text:p>
          </table:table-cell>
          <table:table-cell table:style-name="ce133" table:formula="of:=POWER(10;[.AH45])/1000" office:value-type="float" office:value="0.0000000000001">
            <text:p>0.00</text:p>
          </table:table-cell>
          <table:table-cell table:style-name="ce176" table:formula="of:=POWER(10;[.AI45])/1000" office:value-type="float" office:value="0.0000000000001">
            <text:p>0.00</text:p>
          </table:table-cell>
          <table:table-cell table:style-name="ce129"/>
          <table:table-cell table:style-name="ce181" table:formula="of:=([.R45]+[.S45]*[.$BE$26]+[.T45]*[.$BE$27])" office:value-type="float" office:value="78.2684987251132">
            <text:p>78.27</text:p>
          </table:table-cell>
          <table:table-cell table:style-name="ce185" table:formula="of:=([.R45]+[.S45]*[.$BE$35]+[.T45]*[.$BE$36])" office:value-type="float" office:value="63.6105307426868">
            <text:p>63.61</text:p>
          </table:table-cell>
          <table:table-cell table:number-columns-repeated="970"/>
        </table:table-row>
        <table:table-row table:style-name="ro2">
          <table:table-cell/>
          <table:table-cell table:style-name="ce12" office:value-type="float" office:value="760">
            <text:p>760</text:p>
          </table:table-cell>
          <table:table-cell table:style-name="ce119" office:value-type="float" office:value="0.0001661505">
            <text:p>0.000166150500</text:p>
          </table:table-cell>
          <table:table-cell table:style-name="ce119" office:value-type="float" office:value="0.00006">
            <text:p>0.000060000000</text:p>
          </table:table-cell>
          <table:table-cell table:style-name="ce52" office:value-type="float" office:value="0">
            <text:p>0.000000000000</text:p>
          </table:table-cell>
          <table:table-cell table:style-name="ce119" office:value-type="float" office:value="0.00012639">
            <text:p>0.000126390000</text:p>
          </table:table-cell>
          <table:table-cell table:style-name="ce52" office:value-type="float" office:value="0.000049737">
            <text:p>0.000049737000</text:p>
          </table:table-cell>
          <table:table-cell table:style-name="ce119" office:value-type="float" office:value="0">
            <text:p>0.000000000000</text:p>
          </table:table-cell>
          <table:table-cell table:style-name="ce129" table:formula="of:=(100*[.$BE$12])/(1E-045*[.B46]*[.B46]*[.B46]*[.B46]*[.B46]*(POWER([.$BE$11];[.$BE$13]/([.$BE$17]*[.B46]*0.000000001))-1)*[.$BE$18])" office:value-type="float" office:value="232.021990287502">
            <text:p>232.02</text:p>
          </table:table-cell>
          <table:table-cell table:style-name="ce134" office:value-type="float" office:value="84.7">
            <text:p>84.70</text:p>
          </table:table-cell>
          <table:table-cell table:style-name="ce138" office:value-type="float" office:value="58.1">
            <text:p>58.10</text:p>
          </table:table-cell>
          <table:table-cell table:style-name="ce134" table:formula="of:=([.R46]+[.S46]*[.$BE$7]+[.T46]*[.$BE$8])" office:value-type="float" office:value="57.7216033774294">
            <text:p>57.72</text:p>
          </table:table-cell>
          <table:table-cell table:style-name="ce138" office:value-type="float" office:value="100">
            <text:p>100.00</text:p>
          </table:table-cell>
          <table:table-cell table:style-name="ce134" office:value-type="float" office:value="0.46">
            <text:p>0.46</text:p>
          </table:table-cell>
          <table:table-cell table:style-name="ce134" office:value-type="float" office:value="1.45">
            <text:p>1.45</text:p>
          </table:table-cell>
          <table:table-cell table:style-name="ce138" office:value-type="float" office:value="0.32">
            <text:p>0.32</text:p>
          </table:table-cell>
          <table:table-cell table:style-name="ce133" table:formula="of:=(100*[.$BE$12])/(1E-045*[.B46]*[.B46]*[.B46]*[.B46]*[.B46]*(POWER([.$BE$11];[.$BE$13]/(Blackbody_Temperature*[.B46]*0.000000001))-1)*[.$BE$14])" office:value-type="float" office:value="85.4184200576729">
            <text:p>85.42</text:p>
          </table:table-cell>
          <table:table-cell table:style-name="ce138" office:value-type="float" office:value="47.7">
            <text:p>47.70</text:p>
          </table:table-cell>
          <table:table-cell table:style-name="ce134" office:value-type="float" office:value="-7.8">
            <text:p>-7.80</text:p>
          </table:table-cell>
          <table:table-cell table:style-name="ce138" office:value-type="float" office:value="5.2">
            <text:p>5.20</text:p>
          </table:table-cell>
          <table:table-cell table:style-name="ce151" office:value-type="float" office:value="1.146">
            <text:p>1.146</text:p>
          </table:table-cell>
          <table:table-cell table:style-name="ce157" office:value-type="float" office:value="-10">
            <text:p>-10.000</text:p>
          </table:table-cell>
          <table:table-cell table:style-name="ce162" office:value-type="float" office:value="-10">
            <text:p>-10.000</text:p>
          </table:table-cell>
          <table:table-cell table:style-name="ce157" table:formula="of:=[.X45]-0.4" office:value-type="float" office:value="-0.059">
            <text:p>-0.059</text:p>
          </table:table-cell>
          <table:table-cell table:style-name="ce162" table:formula="of:=[.Y45]-1.7" office:value-type="float" office:value="-27.321">
            <text:p>-27.321</text:p>
          </table:table-cell>
          <table:table-cell table:style-name="ce157" table:formula="of:=[.Z45]-1.4" office:value-type="float" office:value="-36.235">
            <text:p>-36.235</text:p>
          </table:table-cell>
          <table:table-cell table:style-name="ce162" office:value-type="float" office:value="-10">
            <text:p>-10.000</text:p>
          </table:table-cell>
          <table:table-cell table:style-name="ce157" office:value-type="float" office:value="-10">
            <text:p>-10.000</text:p>
          </table:table-cell>
          <table:table-cell table:style-name="ce162" office:value-type="float" office:value="-10">
            <text:p>-10.000</text:p>
          </table:table-cell>
          <table:table-cell table:style-name="ce157" office:value-type="float" office:value="0.654">
            <text:p>0.654</text:p>
          </table:table-cell>
          <table:table-cell table:style-name="ce162" table:formula="of:=[.AE45]-1.2" office:value-type="float" office:value="-16.93">
            <text:p>-16.930</text:p>
          </table:table-cell>
          <table:table-cell table:style-name="ce157" table:formula="of:=[.AF45]-2.2" office:value-type="float" office:value="-53.148">
            <text:p>-53.148</text:p>
          </table:table-cell>
          <table:table-cell table:style-name="ce162" office:value-type="float" office:value="-10">
            <text:p>-10.000</text:p>
          </table:table-cell>
          <table:table-cell table:style-name="ce157" office:value-type="float" office:value="-10">
            <text:p>-10.000</text:p>
          </table:table-cell>
          <table:table-cell table:style-name="ce168" office:value-type="float" office:value="-10">
            <text:p>-10.000</text:p>
          </table:table-cell>
          <table:table-cell table:style-name="ce162"/>
          <table:table-cell table:style-name="ce172" table:formula="of:=POWER(10;[.U46])/1000" office:value-type="float" office:value="0.0139958732257262">
            <text:p>0.01</text:p>
          </table:table-cell>
          <table:table-cell table:style-name="ce133" table:formula="of:=POWER(10;[.V46])/1000" office:value-type="float" office:value="0.0000000000001">
            <text:p>0.00</text:p>
          </table:table-cell>
          <table:table-cell table:style-name="ce129" table:formula="of:=POWER(10;[.W46])/1000" office:value-type="float" office:value="0.0000000000001">
            <text:p>0.00</text:p>
          </table:table-cell>
          <table:table-cell table:style-name="ce133" table:formula="of:=POWER(10;[.X46])/1000" office:value-type="float" office:value="0.000872971368388112">
            <text:p>0.00</text:p>
          </table:table-cell>
          <table:table-cell table:style-name="ce129" table:formula="of:=POWER(10;[.Y46])/1000" office:value-type="float" office:value="4.77529273657697E-031">
            <text:p>0.00</text:p>
          </table:table-cell>
          <table:table-cell table:style-name="ce133" table:formula="of:=POWER(10;[.Z46])/1000" office:value-type="float" office:value="5.82103217770891E-040">
            <text:p>0.00</text:p>
          </table:table-cell>
          <table:table-cell table:style-name="ce129" table:formula="of:=POWER(10;[.AA46])/1000" office:value-type="float" office:value="0.0000000000001">
            <text:p>0.00</text:p>
          </table:table-cell>
          <table:table-cell table:style-name="ce133" table:formula="of:=POWER(10;[.AB46])/1000" office:value-type="float" office:value="0.0000000000001">
            <text:p>0.00</text:p>
          </table:table-cell>
          <table:table-cell table:style-name="ce129" table:formula="of:=POWER(10;[.AC46])/1000" office:value-type="float" office:value="0.0000000000001">
            <text:p>0.00</text:p>
          </table:table-cell>
          <table:table-cell table:style-name="ce133" table:formula="of:=POWER(10;[.AD46])/1000" office:value-type="float" office:value="0.0045081670454146">
            <text:p>0.00</text:p>
          </table:table-cell>
          <table:table-cell table:style-name="ce129" table:formula="of:=POWER(10;[.AE46])/1000" office:value-type="float" office:value="1.17489755493954E-020">
            <text:p>0.00</text:p>
          </table:table-cell>
          <table:table-cell table:style-name="ce133" table:formula="of:=POWER(10;[.AF46])/1000" office:value-type="float" office:value="7.11213513653289E-057">
            <text:p>0.00</text:p>
          </table:table-cell>
          <table:table-cell table:style-name="ce129" table:formula="of:=POWER(10;[.AG46])/1000" office:value-type="float" office:value="0.0000000000001">
            <text:p>0.00</text:p>
          </table:table-cell>
          <table:table-cell table:style-name="ce133" table:formula="of:=POWER(10;[.AH46])/1000" office:value-type="float" office:value="0.0000000000001">
            <text:p>0.00</text:p>
          </table:table-cell>
          <table:table-cell table:style-name="ce176" table:formula="of:=POWER(10;[.AI46])/1000" office:value-type="float" office:value="0.0000000000001">
            <text:p>0.00</text:p>
          </table:table-cell>
          <table:table-cell table:style-name="ce129"/>
          <table:table-cell table:style-name="ce181" table:formula="of:=([.R46]+[.S46]*[.$BE$26]+[.T46]*[.$BE$27])" office:value-type="float" office:value="57.7216033774294">
            <text:p>57.72</text:p>
          </table:table-cell>
          <table:table-cell table:style-name="ce185" table:formula="of:=([.R46]+[.S46]*[.$BE$35]+[.T46]*[.$BE$36])" office:value-type="float" office:value="46.4318745641352">
            <text:p>46.43</text:p>
          </table:table-cell>
          <table:table-cell table:number-columns-repeated="970"/>
        </table:table-row>
        <table:table-row table:style-name="ro2">
          <table:table-cell/>
          <table:table-cell table:style-name="ce12" office:value-type="float" office:value="770">
            <text:p>770</text:p>
          </table:table-cell>
          <table:table-cell table:style-name="ce119" office:value-type="float" office:value="0.00008307527">
            <text:p>0.000083075270</text:p>
          </table:table-cell>
          <table:table-cell table:style-name="ce119" office:value-type="float" office:value="0.00003">
            <text:p>0.000030000000</text:p>
          </table:table-cell>
          <table:table-cell table:style-name="ce52" office:value-type="float" office:value="0">
            <text:p>0.000000000000</text:p>
          </table:table-cell>
          <table:table-cell table:style-name="ce119" office:value-type="float" office:value="0.0000645258">
            <text:p>0.000064525800</text:p>
          </table:table-cell>
          <table:table-cell table:style-name="ce52" office:value-type="float" office:value="0.000025486">
            <text:p>0.000025486000</text:p>
          </table:table-cell>
          <table:table-cell table:style-name="ce119" office:value-type="float" office:value="0">
            <text:p>0.000000000000</text:p>
          </table:table-cell>
          <table:table-cell table:style-name="ce129" table:formula="of:=(100*[.$BE$12])/(1E-045*[.B47]*[.B47]*[.B47]*[.B47]*[.B47]*(POWER([.$BE$11];[.$BE$13]/([.$BE$17]*[.B47]*0.000000001))-1)*[.$BE$18])" office:value-type="float" office:value="236.909208877764">
            <text:p>236.91</text:p>
          </table:table-cell>
          <table:table-cell table:style-name="ce134" office:value-type="float" office:value="85.4">
            <text:p>85.40</text:p>
          </table:table-cell>
          <table:table-cell table:style-name="ce138" office:value-type="float" office:value="58.2">
            <text:p>58.20</text:p>
          </table:table-cell>
          <table:table-cell table:style-name="ce134" table:formula="of:=([.R47]+[.S47]*[.$BE$7]+[.T47]*[.$BE$8])" office:value-type="float" office:value="82.9655446450356">
            <text:p>82.97</text:p>
          </table:table-cell>
          <table:table-cell table:style-name="ce138" office:value-type="float" office:value="100">
            <text:p>100.00</text:p>
          </table:table-cell>
          <table:table-cell table:style-name="ce134" office:value-type="float" office:value="0.4">
            <text:p>0.40</text:p>
          </table:table-cell>
          <table:table-cell table:style-name="ce134" office:value-type="float" office:value="1.17">
            <text:p>1.17</text:p>
          </table:table-cell>
          <table:table-cell table:style-name="ce138" office:value-type="float" office:value="0.16">
            <text:p>0.16</text:p>
          </table:table-cell>
          <table:table-cell table:style-name="ce133" table:formula="of:=(100*[.$BE$12])/(1E-045*[.B47]*[.B47]*[.B47]*[.B47]*[.B47]*(POWER([.$BE$11];[.$BE$13]/(Blackbody_Temperature*[.B47]*0.000000001))-1)*[.$BE$14])" office:value-type="float" office:value="84.1452206949131">
            <text:p>84.15</text:p>
          </table:table-cell>
          <table:table-cell table:style-name="ce138" office:value-type="float" office:value="68.6">
            <text:p>68.60</text:p>
          </table:table-cell>
          <table:table-cell table:style-name="ce134" office:value-type="float" office:value="-11.2">
            <text:p>-11.20</text:p>
          </table:table-cell>
          <table:table-cell table:style-name="ce138" office:value-type="float" office:value="7.4">
            <text:p>7.40</text:p>
          </table:table-cell>
          <table:table-cell table:style-name="ce151" office:value-type="float" office:value="1">
            <text:p>1.000</text:p>
          </table:table-cell>
          <table:table-cell table:style-name="ce157" office:value-type="float" office:value="-10">
            <text:p>-10.000</text:p>
          </table:table-cell>
          <table:table-cell table:style-name="ce162" office:value-type="float" office:value="-10">
            <text:p>-10.000</text:p>
          </table:table-cell>
          <table:table-cell table:style-name="ce157" table:formula="of:=[.X46]-0.4" office:value-type="float" office:value="-0.459">
            <text:p>-0.459</text:p>
          </table:table-cell>
          <table:table-cell table:style-name="ce162" table:formula="of:=[.Y46]-1.7" office:value-type="float" office:value="-29.021">
            <text:p>-29.021</text:p>
          </table:table-cell>
          <table:table-cell table:style-name="ce157" table:formula="of:=[.Z46]-1.4" office:value-type="float" office:value="-37.635">
            <text:p>-37.635</text:p>
          </table:table-cell>
          <table:table-cell table:style-name="ce162" office:value-type="float" office:value="-10">
            <text:p>-10.000</text:p>
          </table:table-cell>
          <table:table-cell table:style-name="ce157" office:value-type="float" office:value="-10">
            <text:p>-10.000</text:p>
          </table:table-cell>
          <table:table-cell table:style-name="ce162" office:value-type="float" office:value="-10">
            <text:p>-10.000</text:p>
          </table:table-cell>
          <table:table-cell table:style-name="ce157" office:value-type="float" office:value="0.254">
            <text:p>0.254</text:p>
          </table:table-cell>
          <table:table-cell table:style-name="ce162" table:formula="of:=[.AE46]-1.2" office:value-type="float" office:value="-18.13">
            <text:p>-18.130</text:p>
          </table:table-cell>
          <table:table-cell table:style-name="ce157" table:formula="of:=[.AF46]-2.2" office:value-type="float" office:value="-55.348">
            <text:p>-55.348</text:p>
          </table:table-cell>
          <table:table-cell table:style-name="ce162" office:value-type="float" office:value="-10">
            <text:p>-10.000</text:p>
          </table:table-cell>
          <table:table-cell table:style-name="ce157" office:value-type="float" office:value="-10">
            <text:p>-10.000</text:p>
          </table:table-cell>
          <table:table-cell table:style-name="ce168" office:value-type="float" office:value="-10">
            <text:p>-10.000</text:p>
          </table:table-cell>
          <table:table-cell table:style-name="ce162"/>
          <table:table-cell table:style-name="ce172" table:formula="of:=POWER(10;[.U47])/1000" office:value-type="float" office:value="0.01">
            <text:p>0.01</text:p>
          </table:table-cell>
          <table:table-cell table:style-name="ce133" table:formula="of:=POWER(10;[.V47])/1000" office:value-type="float" office:value="0.0000000000001">
            <text:p>0.00</text:p>
          </table:table-cell>
          <table:table-cell table:style-name="ce129" table:formula="of:=POWER(10;[.W47])/1000" office:value-type="float" office:value="0.0000000000001">
            <text:p>0.00</text:p>
          </table:table-cell>
          <table:table-cell table:style-name="ce133" table:formula="of:=POWER(10;[.X47])/1000" office:value-type="float" office:value="0.000347536161443206">
            <text:p>0.00</text:p>
          </table:table-cell>
          <table:table-cell table:style-name="ce129" table:formula="of:=POWER(10;[.Y47])/1000" office:value-type="float" office:value="9.52796164023666E-033">
            <text:p>0.00</text:p>
          </table:table-cell>
          <table:table-cell table:style-name="ce133" table:formula="of:=POWER(10;[.Z47])/1000" office:value-type="float" office:value="2.31739464996856E-041">
            <text:p>0.00</text:p>
          </table:table-cell>
          <table:table-cell table:style-name="ce129" table:formula="of:=POWER(10;[.AA47])/1000" office:value-type="float" office:value="0.0000000000001">
            <text:p>0.00</text:p>
          </table:table-cell>
          <table:table-cell table:style-name="ce133" table:formula="of:=POWER(10;[.AB47])/1000" office:value-type="float" office:value="0.0000000000001">
            <text:p>0.00</text:p>
          </table:table-cell>
          <table:table-cell table:style-name="ce129" table:formula="of:=POWER(10;[.AC47])/1000" office:value-type="float" office:value="0.0000000000001">
            <text:p>0.00</text:p>
          </table:table-cell>
          <table:table-cell table:style-name="ce133" table:formula="of:=POWER(10;[.AD47])/1000" office:value-type="float" office:value="0.00179473362683253">
            <text:p>0.00</text:p>
          </table:table-cell>
          <table:table-cell table:style-name="ce129" table:formula="of:=POWER(10;[.AE47])/1000" office:value-type="float" office:value="7.41310241300925E-022">
            <text:p>0.00</text:p>
          </table:table-cell>
          <table:table-cell table:style-name="ce133" table:formula="of:=POWER(10;[.AF47])/1000" office:value-type="float" office:value="4.48745389933104E-059">
            <text:p>0.00</text:p>
          </table:table-cell>
          <table:table-cell table:style-name="ce129" table:formula="of:=POWER(10;[.AG47])/1000" office:value-type="float" office:value="0.0000000000001">
            <text:p>0.00</text:p>
          </table:table-cell>
          <table:table-cell table:style-name="ce133" table:formula="of:=POWER(10;[.AH47])/1000" office:value-type="float" office:value="0.0000000000001">
            <text:p>0.00</text:p>
          </table:table-cell>
          <table:table-cell table:style-name="ce176" table:formula="of:=POWER(10;[.AI47])/1000" office:value-type="float" office:value="0.0000000000001">
            <text:p>0.00</text:p>
          </table:table-cell>
          <table:table-cell table:style-name="ce129"/>
          <table:table-cell table:style-name="ce181" table:formula="of:=([.R47]+[.S47]*[.$BE$26]+[.T47]*[.$BE$27])" office:value-type="float" office:value="82.9655446450356">
            <text:p>82.97</text:p>
          </table:table-cell>
          <table:table-cell table:style-name="ce185" table:formula="of:=([.R47]+[.S47]*[.$BE$35]+[.T47]*[.$BE$36])" office:value-type="float" office:value="66.8250010184828">
            <text:p>66.83</text:p>
          </table:table-cell>
          <table:table-cell table:number-columns-repeated="970"/>
        </table:table-row>
        <table:table-row table:style-name="ro2">
          <table:table-cell/>
          <table:table-cell table:style-name="ce12" office:value-type="float" office:value="780">
            <text:p>780</text:p>
          </table:table-cell>
          <table:table-cell table:style-name="ce119" office:value-type="float" office:value="0.00004150994">
            <text:p>0.000041509940</text:p>
          </table:table-cell>
          <table:table-cell table:style-name="ce119" office:value-type="float" office:value="0.00001499">
            <text:p>0.000014990000</text:p>
          </table:table-cell>
          <table:table-cell table:style-name="ce52" office:value-type="float" office:value="0">
            <text:p>0.000000000000</text:p>
          </table:table-cell>
          <table:table-cell table:style-name="ce119" office:value-type="float" office:value="0.0000334117">
            <text:p>0.000033411700</text:p>
          </table:table-cell>
          <table:table-cell table:style-name="ce52" office:value-type="float" office:value="0.000013249">
            <text:p>0.000013249000</text:p>
          </table:table-cell>
          <table:table-cell table:style-name="ce119" office:value-type="float" office:value="0">
            <text:p>0.000000000000</text:p>
          </table:table-cell>
          <table:table-cell table:style-name="ce129" table:formula="of:=(100*[.$BE$12])/(1E-045*[.B48]*[.B48]*[.B48]*[.B48]*[.B48]*(POWER([.$BE$11];[.$BE$13]/([.$BE$17]*[.B48]*0.000000001))-1)*[.$BE$18])" office:value-type="float" office:value="241.571405523998">
            <text:p>241.57</text:p>
          </table:table-cell>
          <table:table-cell table:style-name="ce134" office:value-type="float" office:value="0">
            <text:p>0.00</text:p>
          </table:table-cell>
          <table:table-cell table:style-name="ce138" office:value-type="float" office:value="0">
            <text:p>0.00</text:p>
          </table:table-cell>
          <table:table-cell table:style-name="ce134" table:formula="of:=([.R48]+[.S48]*[.$BE$7]+[.T48]*[.$BE$8])" office:value-type="float" office:value="78.3132379401799">
            <text:p>78.31</text:p>
          </table:table-cell>
          <table:table-cell table:style-name="ce138" office:value-type="float" office:value="100">
            <text:p>100.00</text:p>
          </table:table-cell>
          <table:table-cell table:style-name="ce134" office:value-type="float" office:value="0.27">
            <text:p>0.27</text:p>
          </table:table-cell>
          <table:table-cell table:style-name="ce134" office:value-type="float" office:value="0.81">
            <text:p>0.81</text:p>
          </table:table-cell>
          <table:table-cell table:style-name="ce138" office:value-type="float" office:value="0.09">
            <text:p>0.09</text:p>
          </table:table-cell>
          <table:table-cell table:style-name="ce133" table:formula="of:=(100*[.$BE$12])/(1E-045*[.B48]*[.B48]*[.B48]*[.B48]*[.B48]*(POWER([.$BE$11];[.$BE$13]/(Blackbody_Temperature*[.B48]*0.000000001))-1)*[.$BE$14])" office:value-type="float" office:value="82.8587335944131">
            <text:p>82.86</text:p>
          </table:table-cell>
          <table:table-cell table:style-name="ce138" office:value-type="float" office:value="65">
            <text:p>65.00</text:p>
          </table:table-cell>
          <table:table-cell table:style-name="ce134" office:value-type="float" office:value="-10.4">
            <text:p>-10.40</text:p>
          </table:table-cell>
          <table:table-cell table:style-name="ce138" office:value-type="float" office:value="6.8">
            <text:p>6.80</text:p>
          </table:table-cell>
          <table:table-cell table:style-name="ce151" office:value-type="float" office:value="-10">
            <text:p>-10.000</text:p>
          </table:table-cell>
          <table:table-cell table:style-name="ce157" office:value-type="float" office:value="-10">
            <text:p>-10.000</text:p>
          </table:table-cell>
          <table:table-cell table:style-name="ce162" office:value-type="float" office:value="-10">
            <text:p>-10.000</text:p>
          </table:table-cell>
          <table:table-cell table:style-name="ce157" table:formula="of:=[.X47]-0.4" office:value-type="float" office:value="-0.859">
            <text:p>-0.859</text:p>
          </table:table-cell>
          <table:table-cell table:style-name="ce162" table:formula="of:=[.Y47]-1.7" office:value-type="float" office:value="-30.721">
            <text:p>-30.721</text:p>
          </table:table-cell>
          <table:table-cell table:style-name="ce157" table:formula="of:=[.Z47]-1.4" office:value-type="float" office:value="-39.035">
            <text:p>-39.035</text:p>
          </table:table-cell>
          <table:table-cell table:style-name="ce162" office:value-type="float" office:value="-10">
            <text:p>-10.000</text:p>
          </table:table-cell>
          <table:table-cell table:style-name="ce157" office:value-type="float" office:value="-10">
            <text:p>-10.000</text:p>
          </table:table-cell>
          <table:table-cell table:style-name="ce162" office:value-type="float" office:value="-10">
            <text:p>-10.000</text:p>
          </table:table-cell>
          <table:table-cell table:style-name="ce157" table:formula="of:=[.AD47]-0.4" office:value-type="float" office:value="-0.146">
            <text:p>-0.146</text:p>
          </table:table-cell>
          <table:table-cell table:style-name="ce162" table:formula="of:=[.AE47]-1.2" office:value-type="float" office:value="-19.33">
            <text:p>-19.330</text:p>
          </table:table-cell>
          <table:table-cell table:style-name="ce157" table:formula="of:=[.AF47]-2.2" office:value-type="float" office:value="-57.548">
            <text:p>-57.548</text:p>
          </table:table-cell>
          <table:table-cell table:style-name="ce162" office:value-type="float" office:value="-10">
            <text:p>-10.000</text:p>
          </table:table-cell>
          <table:table-cell table:style-name="ce157" office:value-type="float" office:value="-10">
            <text:p>-10.000</text:p>
          </table:table-cell>
          <table:table-cell table:style-name="ce168" office:value-type="float" office:value="-10">
            <text:p>-10.000</text:p>
          </table:table-cell>
          <table:table-cell table:style-name="ce162"/>
          <table:table-cell table:style-name="ce172" table:formula="of:=POWER(10;[.U48])/1000" office:value-type="float" office:value="0.0000000000001">
            <text:p>0.00</text:p>
          </table:table-cell>
          <table:table-cell table:style-name="ce133" table:formula="of:=POWER(10;[.V48])/1000" office:value-type="float" office:value="0.0000000000001">
            <text:p>0.00</text:p>
          </table:table-cell>
          <table:table-cell table:style-name="ce129" table:formula="of:=POWER(10;[.W48])/1000" office:value-type="float" office:value="0.0000000000001">
            <text:p>0.00</text:p>
          </table:table-cell>
          <table:table-cell table:style-name="ce133" table:formula="of:=POWER(10;[.X48])/1000" office:value-type="float" office:value="0.000138356637897178">
            <text:p>0.00</text:p>
          </table:table-cell>
          <table:table-cell table:style-name="ce129" table:formula="of:=POWER(10;[.Y48])/1000" office:value-type="float" office:value="1.90107827992333E-034">
            <text:p>0.00</text:p>
          </table:table-cell>
          <table:table-cell table:style-name="ce133" table:formula="of:=POWER(10;[.Z48])/1000" office:value-type="float" office:value="9.22571427154801E-043">
            <text:p>0.00</text:p>
          </table:table-cell>
          <table:table-cell table:style-name="ce129" table:formula="of:=POWER(10;[.AA48])/1000" office:value-type="float" office:value="0.0000000000001">
            <text:p>0.00</text:p>
          </table:table-cell>
          <table:table-cell table:style-name="ce133" table:formula="of:=POWER(10;[.AB48])/1000" office:value-type="float" office:value="0.0000000000001">
            <text:p>0.00</text:p>
          </table:table-cell>
          <table:table-cell table:style-name="ce129" table:formula="of:=POWER(10;[.AC48])/1000" office:value-type="float" office:value="0.0000000000001">
            <text:p>0.00</text:p>
          </table:table-cell>
          <table:table-cell table:style-name="ce133" table:formula="of:=POWER(10;[.AD48])/1000" office:value-type="float" office:value="0.000714496326075513">
            <text:p>0.00</text:p>
          </table:table-cell>
          <table:table-cell table:style-name="ce129" table:formula="of:=POWER(10;[.AE48])/1000" office:value-type="float" office:value="4.67735141287204E-023">
            <text:p>0.00</text:p>
          </table:table-cell>
          <table:table-cell table:style-name="ce133" table:formula="of:=POWER(10;[.AF48])/1000" office:value-type="float" office:value="2.83139199579918E-061">
            <text:p>0.00</text:p>
          </table:table-cell>
          <table:table-cell table:style-name="ce129" table:formula="of:=POWER(10;[.AG48])/1000" office:value-type="float" office:value="0.0000000000001">
            <text:p>0.00</text:p>
          </table:table-cell>
          <table:table-cell table:style-name="ce133" table:formula="of:=POWER(10;[.AH48])/1000" office:value-type="float" office:value="0.0000000000001">
            <text:p>0.00</text:p>
          </table:table-cell>
          <table:table-cell table:style-name="ce176" table:formula="of:=POWER(10;[.AI48])/1000" office:value-type="float" office:value="0.0000000000001">
            <text:p>0.00</text:p>
          </table:table-cell>
          <table:table-cell table:style-name="ce129"/>
          <table:table-cell table:style-name="ce181" table:formula="of:=([.R48]+[.S48]*[.$BE$26]+[.T48]*[.$BE$27])" office:value-type="float" office:value="78.3132379401799">
            <text:p>78.31</text:p>
          </table:table-cell>
          <table:table-cell table:style-name="ce185" table:formula="of:=([.R48]+[.S48]*[.$BE$35]+[.T48]*[.$BE$36])" office:value-type="float" office:value="63.4009642459884">
            <text:p>63.40</text:p>
          </table:table-cell>
          <table:table-cell table:number-columns-repeated="970"/>
        </table:table-row>
        <table:table-row table:style-name="ro2">
          <table:table-cell/>
          <table:table-cell table:style-name="ce13" office:value-type="float" office:value="790">
            <text:p>790</text:p>
          </table:table-cell>
          <table:table-cell table:style-name="ce120" office:value-type="float" office:value="0.00002067383">
            <text:p>0.000020673830</text:p>
          </table:table-cell>
          <table:table-cell table:style-name="ce120" office:value-type="float" office:value="0.0000074657">
            <text:p>0.000007465700</text:p>
          </table:table-cell>
          <table:table-cell table:style-name="ce53" office:value-type="float" office:value="0">
            <text:p>0.000000000000</text:p>
          </table:table-cell>
          <table:table-cell table:style-name="ce120" office:value-type="float" office:value="0.0000176115">
            <text:p>0.000017611500</text:p>
          </table:table-cell>
          <table:table-cell table:style-name="ce53" office:value-type="float" office:value="0.0000070128">
            <text:p>0.000007012800</text:p>
          </table:table-cell>
          <table:table-cell table:style-name="ce120" office:value-type="float" office:value="0">
            <text:p>0.000000000000</text:p>
          </table:table-cell>
          <table:table-cell table:style-name="ce130" table:formula="of:=(100*[.$BE$12])/(1E-045*[.B49]*[.B49]*[.B49]*[.B49]*[.B49]*(POWER([.$BE$11];[.$BE$13]/([.$BE$17]*[.B49]*0.000000001))-1)*[.$BE$18])" office:value-type="float" office:value="246.006768448526">
            <text:p>246.01</text:p>
          </table:table-cell>
          <table:table-cell table:style-name="ce135" office:value-type="float" office:value="0">
            <text:p>0.00</text:p>
          </table:table-cell>
          <table:table-cell table:style-name="ce139" office:value-type="float" office:value="0">
            <text:p>0.00</text:p>
          </table:table-cell>
          <table:table-cell table:style-name="ce135" table:formula="of:=([.R49]+[.S49]*[.$BE$7]+[.T49]*[.$BE$8])" office:value-type="float" office:value="79.594652077541">
            <text:p>79.59</text:p>
          </table:table-cell>
          <table:table-cell table:style-name="ce139" office:value-type="float" office:value="100">
            <text:p>100.00</text:p>
          </table:table-cell>
          <table:table-cell table:number-columns-repeated="2" table:style-name="ce135" office:value-type="float" office:value="0">
            <text:p>0.00</text:p>
          </table:table-cell>
          <table:table-cell table:style-name="ce139" office:value-type="float" office:value="0">
            <text:p>0.00</text:p>
          </table:table-cell>
          <table:table-cell table:style-name="ce143" table:formula="of:=(100*[.$BE$12])/(1E-045*[.B49]*[.B49]*[.B49]*[.B49]*[.B49]*(POWER([.$BE$11];[.$BE$13]/(Blackbody_Temperature*[.B49]*0.000000001))-1)*[.$BE$14])" office:value-type="float" office:value="81.56227580912">
            <text:p>81.56</text:p>
          </table:table-cell>
          <table:table-cell table:style-name="ce139" office:value-type="float" office:value="66">
            <text:p>66.00</text:p>
          </table:table-cell>
          <table:table-cell table:style-name="ce135" office:value-type="float" office:value="-10.6">
            <text:p>-10.60</text:p>
          </table:table-cell>
          <table:table-cell table:style-name="ce139" office:value-type="float" office:value="7">
            <text:p>7.00</text:p>
          </table:table-cell>
          <table:table-cell table:style-name="ce152" office:value-type="float" office:value="-10">
            <text:p>-10.000</text:p>
          </table:table-cell>
          <table:table-cell table:style-name="ce158" office:value-type="float" office:value="-10">
            <text:p>-10.000</text:p>
          </table:table-cell>
          <table:table-cell table:style-name="ce163" office:value-type="float" office:value="-10">
            <text:p>-10.000</text:p>
          </table:table-cell>
          <table:table-cell table:style-name="ce158" table:formula="of:=[.X48]-0.4" office:value-type="float" office:value="-1.259">
            <text:p>-1.259</text:p>
          </table:table-cell>
          <table:table-cell table:style-name="ce163" table:formula="of:=[.Y48]-1.7" office:value-type="float" office:value="-32.421">
            <text:p>-32.421</text:p>
          </table:table-cell>
          <table:table-cell table:style-name="ce158" table:formula="of:=[.Z48]-1.4" office:value-type="float" office:value="-40.435">
            <text:p>-40.435</text:p>
          </table:table-cell>
          <table:table-cell table:style-name="ce163" office:value-type="float" office:value="-10">
            <text:p>-10.000</text:p>
          </table:table-cell>
          <table:table-cell table:style-name="ce158" office:value-type="float" office:value="-10">
            <text:p>-10.000</text:p>
          </table:table-cell>
          <table:table-cell table:style-name="ce163" office:value-type="float" office:value="-10">
            <text:p>-10.000</text:p>
          </table:table-cell>
          <table:table-cell table:style-name="ce158" table:formula="of:=[.AD48]-0.4" office:value-type="float" office:value="-0.546">
            <text:p>-0.546</text:p>
          </table:table-cell>
          <table:table-cell table:style-name="ce163" table:formula="of:=[.AE48]-1.2" office:value-type="float" office:value="-20.53">
            <text:p>-20.530</text:p>
          </table:table-cell>
          <table:table-cell table:style-name="ce158" table:formula="of:=[.AF48]-2.2" office:value-type="float" office:value="-59.748">
            <text:p>-59.748</text:p>
          </table:table-cell>
          <table:table-cell table:style-name="ce163" office:value-type="float" office:value="-10">
            <text:p>-10.000</text:p>
          </table:table-cell>
          <table:table-cell table:style-name="ce158" office:value-type="float" office:value="-10">
            <text:p>-10.000</text:p>
          </table:table-cell>
          <table:table-cell table:style-name="ce169" office:value-type="float" office:value="-10">
            <text:p>-10.000</text:p>
          </table:table-cell>
          <table:table-cell table:style-name="ce162"/>
          <table:table-cell table:style-name="ce173" table:formula="of:=POWER(10;[.U49])/1000" office:value-type="float" office:value="0.0000000000001">
            <text:p>0.00</text:p>
          </table:table-cell>
          <table:table-cell table:style-name="ce143" table:formula="of:=POWER(10;[.V49])/1000" office:value-type="float" office:value="0.0000000000001">
            <text:p>0.00</text:p>
          </table:table-cell>
          <table:table-cell table:style-name="ce130" table:formula="of:=POWER(10;[.W49])/1000" office:value-type="float" office:value="0.0000000000001">
            <text:p>0.00</text:p>
          </table:table-cell>
          <table:table-cell table:style-name="ce143" table:formula="of:=POWER(10;[.X49])/1000" office:value-type="float" office:value="0.0000550807696405404">
            <text:p>0.00</text:p>
          </table:table-cell>
          <table:table-cell table:style-name="ce130" table:formula="of:=POWER(10;[.Y49])/1000" office:value-type="float" office:value="3.79314984973689E-036">
            <text:p>0.00</text:p>
          </table:table-cell>
          <table:table-cell table:style-name="ce143" table:formula="of:=POWER(10;[.Z49])/1000" office:value-type="float" office:value="3.67282300498101E-044">
            <text:p>0.00</text:p>
          </table:table-cell>
          <table:table-cell table:style-name="ce130" table:formula="of:=POWER(10;[.AA49])/1000" office:value-type="float" office:value="0.0000000000001">
            <text:p>0.00</text:p>
          </table:table-cell>
          <table:table-cell table:style-name="ce143" table:formula="of:=POWER(10;[.AB49])/1000" office:value-type="float" office:value="0.0000000000001">
            <text:p>0.00</text:p>
          </table:table-cell>
          <table:table-cell table:style-name="ce130" table:formula="of:=POWER(10;[.AC49])/1000" office:value-type="float" office:value="0.0000000000001">
            <text:p>0.00</text:p>
          </table:table-cell>
          <table:table-cell table:style-name="ce143" table:formula="of:=POWER(10;[.AD49])/1000" office:value-type="float" office:value="0.000284446110744792">
            <text:p>0.00</text:p>
          </table:table-cell>
          <table:table-cell table:style-name="ce130" table:formula="of:=POWER(10;[.AE49])/1000" office:value-type="float" office:value="2.95120922666643E-024">
            <text:p>0.00</text:p>
          </table:table-cell>
          <table:table-cell table:style-name="ce143" table:formula="of:=POWER(10;[.AF49])/1000" office:value-type="float" office:value="1.78648757485191E-063">
            <text:p>0.00</text:p>
          </table:table-cell>
          <table:table-cell table:style-name="ce130" table:formula="of:=POWER(10;[.AG49])/1000" office:value-type="float" office:value="0.0000000000001">
            <text:p>0.00</text:p>
          </table:table-cell>
          <table:table-cell table:style-name="ce143" table:formula="of:=POWER(10;[.AH49])/1000" office:value-type="float" office:value="0.0000000000001">
            <text:p>0.00</text:p>
          </table:table-cell>
          <table:table-cell table:style-name="ce177" table:formula="of:=POWER(10;[.AI49])/1000" office:value-type="float" office:value="0.0000000000001">
            <text:p>0.00</text:p>
          </table:table-cell>
          <table:table-cell table:style-name="ce129"/>
          <table:table-cell table:style-name="ce182" table:formula="of:=([.R49]+[.S49]*[.$BE$26]+[.T49]*[.$BE$27])" office:value-type="float" office:value="79.594652077541">
            <text:p>79.59</text:p>
          </table:table-cell>
          <table:table-cell table:style-name="ce186" table:formula="of:=([.R49]+[.S49]*[.$BE$35]+[.T49]*[.$BE$36])" office:value-type="float" office:value="64.322549128934">
            <text:p>64.32</text:p>
          </table:table-cell>
          <table:table-cell table:number-columns-repeated="970"/>
        </table:table-row>
        <table:table-row table:style-name="ro2">
          <table:table-cell/>
          <table:table-cell table:style-name="ce12" office:value-type="float" office:value="800">
            <text:p>800</text:p>
          </table:table-cell>
          <table:table-cell table:style-name="ce119" office:value-type="float" office:value="0.00001025398">
            <text:p>0.000010253980</text:p>
          </table:table-cell>
          <table:table-cell table:style-name="ce119" office:value-type="float" office:value="0.0000037029">
            <text:p>0.000003702900</text:p>
          </table:table-cell>
          <table:table-cell table:style-name="ce52" office:value-type="float" office:value="0">
            <text:p>0.000000000000</text:p>
          </table:table-cell>
          <table:table-cell table:style-name="ce119" office:value-type="float" office:value="0.00000941363">
            <text:p>0.000009413630</text:p>
          </table:table-cell>
          <table:table-cell table:style-name="ce52" office:value-type="float" office:value="0.00000376473">
            <text:p>0.000003764730</text:p>
          </table:table-cell>
          <table:table-cell table:style-name="ce119" office:value-type="float" office:value="0">
            <text:p>0.000000000000</text:p>
          </table:table-cell>
          <table:table-cell table:style-name="ce129" table:formula="of:=(100*[.$BE$12])/(1E-045*[.B50]*[.B50]*[.B50]*[.B50]*[.B50]*(POWER([.$BE$11];[.$BE$13]/([.$BE$17]*[.B50]*0.000000001))-1)*[.$BE$18])" office:value-type="float" office:value="250.214353366481">
            <text:p>250.21</text:p>
          </table:table-cell>
          <table:table-cell table:style-name="ce134" office:value-type="float" office:value="0">
            <text:p>0.00</text:p>
          </table:table-cell>
          <table:table-cell table:style-name="ce138" office:value-type="float" office:value="0">
            <text:p>0.00</text:p>
          </table:table-cell>
          <table:table-cell table:style-name="ce134" table:formula="of:=([.R50]+[.S50]*[.$BE$7]+[.T50]*[.$BE$8])" office:value-type="float" office:value="73.4383132262992">
            <text:p>73.44</text:p>
          </table:table-cell>
          <table:table-cell table:style-name="ce138" office:value-type="float" office:value="100">
            <text:p>100.00</text:p>
          </table:table-cell>
          <table:table-cell table:number-columns-repeated="2" table:style-name="ce134" office:value-type="float" office:value="0">
            <text:p>0.00</text:p>
          </table:table-cell>
          <table:table-cell table:style-name="ce138" office:value-type="float" office:value="0">
            <text:p>0.00</text:p>
          </table:table-cell>
          <table:table-cell table:style-name="ce133" table:formula="of:=(100*[.$BE$12])/(1E-045*[.B50]*[.B50]*[.B50]*[.B50]*[.B50]*(POWER([.$BE$11];[.$BE$13]/(Blackbody_Temperature*[.B50]*0.000000001))-1)*[.$BE$14])" office:value-type="float" office:value="80.2588961172713">
            <text:p>80.26</text:p>
          </table:table-cell>
          <table:table-cell table:style-name="ce138" office:value-type="float" office:value="61">
            <text:p>61.00</text:p>
          </table:table-cell>
          <table:table-cell table:style-name="ce134" office:value-type="float" office:value="-9.7">
            <text:p>-9.70</text:p>
          </table:table-cell>
          <table:table-cell table:style-name="ce138" office:value-type="float" office:value="6.4">
            <text:p>6.40</text:p>
          </table:table-cell>
          <table:table-cell table:style-name="ce151" office:value-type="float" office:value="-10">
            <text:p>-10.000</text:p>
          </table:table-cell>
          <table:table-cell table:style-name="ce157" office:value-type="float" office:value="-10">
            <text:p>-10.000</text:p>
          </table:table-cell>
          <table:table-cell table:style-name="ce162" office:value-type="float" office:value="-10">
            <text:p>-10.000</text:p>
          </table:table-cell>
          <table:table-cell table:style-name="ce157" table:formula="of:=[.X49]-0.4" office:value-type="float" office:value="-1.659">
            <text:p>-1.659</text:p>
          </table:table-cell>
          <table:table-cell table:style-name="ce162" table:formula="of:=[.Y49]-1.7" office:value-type="float" office:value="-34.121">
            <text:p>-34.121</text:p>
          </table:table-cell>
          <table:table-cell table:style-name="ce157" table:formula="of:=[.Z49]-1.4" office:value-type="float" office:value="-41.835">
            <text:p>-41.835</text:p>
          </table:table-cell>
          <table:table-cell table:style-name="ce162" office:value-type="float" office:value="-10">
            <text:p>-10.000</text:p>
          </table:table-cell>
          <table:table-cell table:style-name="ce157" office:value-type="float" office:value="-10">
            <text:p>-10.000</text:p>
          </table:table-cell>
          <table:table-cell table:style-name="ce162" office:value-type="float" office:value="-10">
            <text:p>-10.000</text:p>
          </table:table-cell>
          <table:table-cell table:style-name="ce157" table:formula="of:=[.AD49]-0.4" office:value-type="float" office:value="-0.946">
            <text:p>-0.946</text:p>
          </table:table-cell>
          <table:table-cell table:style-name="ce162" table:formula="of:=[.AE49]-1.2" office:value-type="float" office:value="-21.73">
            <text:p>-21.730</text:p>
          </table:table-cell>
          <table:table-cell table:style-name="ce157" table:formula="of:=[.AF49]-2.2" office:value-type="float" office:value="-61.948">
            <text:p>-61.948</text:p>
          </table:table-cell>
          <table:table-cell table:style-name="ce162" office:value-type="float" office:value="-10">
            <text:p>-10.000</text:p>
          </table:table-cell>
          <table:table-cell table:style-name="ce157" office:value-type="float" office:value="-10">
            <text:p>-10.000</text:p>
          </table:table-cell>
          <table:table-cell table:style-name="ce168" office:value-type="float" office:value="-10">
            <text:p>-10.000</text:p>
          </table:table-cell>
          <table:table-cell table:style-name="ce162"/>
          <table:table-cell table:style-name="ce172" table:formula="of:=POWER(10;[.U50])/1000" office:value-type="float" office:value="0.0000000000001">
            <text:p>0.00</text:p>
          </table:table-cell>
          <table:table-cell table:style-name="ce133" table:formula="of:=POWER(10;[.V50])/1000" office:value-type="float" office:value="0.0000000000001">
            <text:p>0.00</text:p>
          </table:table-cell>
          <table:table-cell table:style-name="ce129" table:formula="of:=POWER(10;[.W50])/1000" office:value-type="float" office:value="0.0000000000001">
            <text:p>0.00</text:p>
          </table:table-cell>
          <table:table-cell table:style-name="ce133" table:formula="of:=POWER(10;[.X50])/1000" office:value-type="float" office:value="0.0000219280493535045">
            <text:p>0.00</text:p>
          </table:table-cell>
          <table:table-cell table:style-name="ce129" table:formula="of:=POWER(10;[.Y50])/1000" office:value-type="float" office:value="7.56832895020983E-038">
            <text:p>0.00</text:p>
          </table:table-cell>
          <table:table-cell table:style-name="ce133" table:formula="of:=POWER(10;[.Z50])/1000" office:value-type="float" office:value="1.46217717445679E-045">
            <text:p>0.00</text:p>
          </table:table-cell>
          <table:table-cell table:style-name="ce129" table:formula="of:=POWER(10;[.AA50])/1000" office:value-type="float" office:value="0.0000000000001">
            <text:p>0.00</text:p>
          </table:table-cell>
          <table:table-cell table:style-name="ce133" table:formula="of:=POWER(10;[.AB50])/1000" office:value-type="float" office:value="0.0000000000001">
            <text:p>0.00</text:p>
          </table:table-cell>
          <table:table-cell table:style-name="ce129" table:formula="of:=POWER(10;[.AC50])/1000" office:value-type="float" office:value="0.0000000000001">
            <text:p>0.00</text:p>
          </table:table-cell>
          <table:table-cell table:style-name="ce133" table:formula="of:=POWER(10;[.AD50])/1000" office:value-type="float" office:value="0.000113240036323556">
            <text:p>0.00</text:p>
          </table:table-cell>
          <table:table-cell table:style-name="ce129" table:formula="of:=POWER(10;[.AE50])/1000" office:value-type="float" office:value="1.8620871366629E-025">
            <text:p>0.00</text:p>
          </table:table-cell>
          <table:table-cell table:style-name="ce133" table:formula="of:=POWER(10;[.AF50])/1000" office:value-type="float" office:value="1.12719745617542E-065">
            <text:p>0.00</text:p>
          </table:table-cell>
          <table:table-cell table:style-name="ce129" table:formula="of:=POWER(10;[.AG50])/1000" office:value-type="float" office:value="0.0000000000001">
            <text:p>0.00</text:p>
          </table:table-cell>
          <table:table-cell table:style-name="ce133" table:formula="of:=POWER(10;[.AH50])/1000" office:value-type="float" office:value="0.0000000000001">
            <text:p>0.00</text:p>
          </table:table-cell>
          <table:table-cell table:style-name="ce176" table:formula="of:=POWER(10;[.AI50])/1000" office:value-type="float" office:value="0.0000000000001">
            <text:p>0.00</text:p>
          </table:table-cell>
          <table:table-cell table:style-name="ce129"/>
          <table:table-cell table:style-name="ce181" table:formula="of:=([.R50]+[.S50]*[.$BE$26]+[.T50]*[.$BE$27])" office:value-type="float" office:value="73.4383132262992">
            <text:p>73.44</text:p>
          </table:table-cell>
          <table:table-cell table:style-name="ce185" table:formula="of:=([.R50]+[.S50]*[.$BE$35]+[.T50]*[.$BE$36])" office:value-type="float" office:value="59.4688712946107">
            <text:p>59.47</text:p>
          </table:table-cell>
          <table:table-cell table:number-columns-repeated="970"/>
        </table:table-row>
        <table:table-row table:style-name="ro2">
          <table:table-cell/>
          <table:table-cell table:style-name="ce12" office:value-type="float" office:value="810">
            <text:p>810</text:p>
          </table:table-cell>
          <table:table-cell table:style-name="ce119" office:value-type="float" office:value="0.000005085868">
            <text:p>0.000005085868</text:p>
          </table:table-cell>
          <table:table-cell table:style-name="ce119" office:value-type="float" office:value="0.0000018366">
            <text:p>0.000001836600</text:p>
          </table:table-cell>
          <table:table-cell table:style-name="ce52" office:value-type="float" office:value="0">
            <text:p>0.000000000000</text:p>
          </table:table-cell>
          <table:table-cell table:style-name="ce119" office:value-type="float" office:value="0.00000509347">
            <text:p>0.000005093470</text:p>
          </table:table-cell>
          <table:table-cell table:style-name="ce52" office:value-type="float" office:value="0.00000204613">
            <text:p>0.000002046130</text:p>
          </table:table-cell>
          <table:table-cell table:style-name="ce119" office:value-type="float" office:value="0">
            <text:p>0.000000000000</text:p>
          </table:table-cell>
          <table:table-cell table:style-name="ce129" table:formula="of:=(100*[.$BE$12])/(1E-045*[.B51]*[.B51]*[.B51]*[.B51]*[.B51]*(POWER([.$BE$11];[.$BE$13]/([.$BE$17]*[.B51]*0.000000001))-1)*[.$BE$18])" office:value-type="float" office:value="254.194017878607">
            <text:p>254.19</text:p>
          </table:table-cell>
          <table:table-cell table:style-name="ce134" office:value-type="float" office:value="0">
            <text:p>0.00</text:p>
          </table:table-cell>
          <table:table-cell table:style-name="ce138" office:value-type="float" office:value="0">
            <text:p>0.00</text:p>
          </table:table-cell>
          <table:table-cell table:style-name="ce134" table:formula="of:=([.R51]+[.S51]*[.$BE$7]+[.T51]*[.$BE$8])" office:value-type="float" office:value="63.9517888762433">
            <text:p>63.95</text:p>
          </table:table-cell>
          <table:table-cell table:style-name="ce138" office:value-type="float" office:value="100">
            <text:p>100.00</text:p>
          </table:table-cell>
          <table:table-cell table:number-columns-repeated="2" table:style-name="ce134" office:value-type="float" office:value="0">
            <text:p>0.00</text:p>
          </table:table-cell>
          <table:table-cell table:style-name="ce138" office:value-type="float" office:value="0">
            <text:p>0.00</text:p>
          </table:table-cell>
          <table:table-cell table:style-name="ce133" table:formula="of:=(100*[.$BE$12])/(1E-045*[.B51]*[.B51]*[.B51]*[.B51]*[.B51]*(POWER([.$BE$11];[.$BE$13]/(Blackbody_Temperature*[.B51]*0.000000001))-1)*[.$BE$14])" office:value-type="float" office:value="78.9513905127611">
            <text:p>78.95</text:p>
          </table:table-cell>
          <table:table-cell table:style-name="ce138" office:value-type="float" office:value="53.3">
            <text:p>53.30</text:p>
          </table:table-cell>
          <table:table-cell table:style-name="ce134" office:value-type="float" office:value="-8.3">
            <text:p>-8.30</text:p>
          </table:table-cell>
          <table:table-cell table:style-name="ce138" office:value-type="float" office:value="5.5">
            <text:p>5.50</text:p>
          </table:table-cell>
          <table:table-cell table:style-name="ce151" office:value-type="float" office:value="-10">
            <text:p>-10.000</text:p>
          </table:table-cell>
          <table:table-cell table:style-name="ce157" office:value-type="float" office:value="-10">
            <text:p>-10.000</text:p>
          </table:table-cell>
          <table:table-cell table:style-name="ce162" office:value-type="float" office:value="-10">
            <text:p>-10.000</text:p>
          </table:table-cell>
          <table:table-cell table:style-name="ce157" table:formula="of:=[.X50]-0.4" office:value-type="float" office:value="-2.059">
            <text:p>-2.059</text:p>
          </table:table-cell>
          <table:table-cell table:style-name="ce162" table:formula="of:=[.Y50]-1.7" office:value-type="float" office:value="-35.821">
            <text:p>-35.821</text:p>
          </table:table-cell>
          <table:table-cell table:style-name="ce157" table:formula="of:=[.Z50]-1.4" office:value-type="float" office:value="-43.235">
            <text:p>-43.235</text:p>
          </table:table-cell>
          <table:table-cell table:style-name="ce162" office:value-type="float" office:value="-10">
            <text:p>-10.000</text:p>
          </table:table-cell>
          <table:table-cell table:style-name="ce157" office:value-type="float" office:value="-10">
            <text:p>-10.000</text:p>
          </table:table-cell>
          <table:table-cell table:style-name="ce162" office:value-type="float" office:value="-10">
            <text:p>-10.000</text:p>
          </table:table-cell>
          <table:table-cell table:style-name="ce157" table:formula="of:=[.AD50]-0.4" office:value-type="float" office:value="-1.346">
            <text:p>-1.346</text:p>
          </table:table-cell>
          <table:table-cell table:style-name="ce162" table:formula="of:=[.AE50]-1.2" office:value-type="float" office:value="-22.93">
            <text:p>-22.930</text:p>
          </table:table-cell>
          <table:table-cell table:style-name="ce157" table:formula="of:=[.AF50]-2.2" office:value-type="float" office:value="-64.148">
            <text:p>-64.148</text:p>
          </table:table-cell>
          <table:table-cell table:style-name="ce162" office:value-type="float" office:value="-10">
            <text:p>-10.000</text:p>
          </table:table-cell>
          <table:table-cell table:style-name="ce157" office:value-type="float" office:value="-10">
            <text:p>-10.000</text:p>
          </table:table-cell>
          <table:table-cell table:style-name="ce168" office:value-type="float" office:value="-10">
            <text:p>-10.000</text:p>
          </table:table-cell>
          <table:table-cell table:style-name="ce162"/>
          <table:table-cell table:style-name="ce172" table:formula="of:=POWER(10;[.U51])/1000" office:value-type="float" office:value="0.0000000000001">
            <text:p>0.00</text:p>
          </table:table-cell>
          <table:table-cell table:style-name="ce133" table:formula="of:=POWER(10;[.V51])/1000" office:value-type="float" office:value="0.0000000000001">
            <text:p>0.00</text:p>
          </table:table-cell>
          <table:table-cell table:style-name="ce129" table:formula="of:=POWER(10;[.W51])/1000" office:value-type="float" office:value="0.0000000000001">
            <text:p>0.00</text:p>
          </table:table-cell>
          <table:table-cell table:style-name="ce133" table:formula="of:=POWER(10;[.X51])/1000" office:value-type="float" office:value="0.00000872971368388112">
            <text:p>0.00</text:p>
          </table:table-cell>
          <table:table-cell table:style-name="ce129" table:formula="of:=POWER(10;[.Y51])/1000" office:value-type="float" office:value="1.51008015416416E-039">
            <text:p>0.00</text:p>
          </table:table-cell>
          <table:table-cell table:style-name="ce133" table:formula="of:=POWER(10;[.Z51])/1000" office:value-type="float" office:value="5.82103217770901E-047">
            <text:p>0.00</text:p>
          </table:table-cell>
          <table:table-cell table:style-name="ce129" table:formula="of:=POWER(10;[.AA51])/1000" office:value-type="float" office:value="0.0000000000001">
            <text:p>0.00</text:p>
          </table:table-cell>
          <table:table-cell table:style-name="ce133" table:formula="of:=POWER(10;[.AB51])/1000" office:value-type="float" office:value="0.0000000000001">
            <text:p>0.00</text:p>
          </table:table-cell>
          <table:table-cell table:style-name="ce129" table:formula="of:=POWER(10;[.AC51])/1000" office:value-type="float" office:value="0.0000000000001">
            <text:p>0.00</text:p>
          </table:table-cell>
          <table:table-cell table:style-name="ce133" table:formula="of:=POWER(10;[.AD51])/1000" office:value-type="float" office:value="0.000045081670454146">
            <text:p>0.00</text:p>
          </table:table-cell>
          <table:table-cell table:style-name="ce129" table:formula="of:=POWER(10;[.AE51])/1000" office:value-type="float" office:value="1.17489755493955E-026">
            <text:p>0.00</text:p>
          </table:table-cell>
          <table:table-cell table:style-name="ce133" table:formula="of:=POWER(10;[.AF51])/1000" office:value-type="float" office:value="7.11213513653266E-068">
            <text:p>0.00</text:p>
          </table:table-cell>
          <table:table-cell table:style-name="ce129" table:formula="of:=POWER(10;[.AG51])/1000" office:value-type="float" office:value="0.0000000000001">
            <text:p>0.00</text:p>
          </table:table-cell>
          <table:table-cell table:style-name="ce133" table:formula="of:=POWER(10;[.AH51])/1000" office:value-type="float" office:value="0.0000000000001">
            <text:p>0.00</text:p>
          </table:table-cell>
          <table:table-cell table:style-name="ce176" table:formula="of:=POWER(10;[.AI51])/1000" office:value-type="float" office:value="0.0000000000001">
            <text:p>0.00</text:p>
          </table:table-cell>
          <table:table-cell table:style-name="ce129"/>
          <table:table-cell table:style-name="ce181" table:formula="of:=([.R51]+[.S51]*[.$BE$26]+[.T51]*[.$BE$27])" office:value-type="float" office:value="63.9517888762433">
            <text:p>63.95</text:p>
          </table:table-cell>
          <table:table-cell table:style-name="ce185" table:formula="of:=([.R51]+[.S51]*[.$BE$35]+[.T51]*[.$BE$36])" office:value-type="float" office:value="51.9735340122113">
            <text:p>51.97</text:p>
          </table:table-cell>
          <table:table-cell table:number-columns-repeated="970"/>
        </table:table-row>
        <table:table-row table:style-name="ro2">
          <table:table-cell/>
          <table:table-cell table:style-name="ce12" office:value-type="float" office:value="820">
            <text:p>820</text:p>
          </table:table-cell>
          <table:table-cell table:style-name="ce119" office:value-type="float" office:value="0.000002522525">
            <text:p>0.000002522525</text:p>
          </table:table-cell>
          <table:table-cell table:style-name="ce119" office:value-type="float" office:value="0.00000091093">
            <text:p>0.000000910930</text:p>
          </table:table-cell>
          <table:table-cell table:style-name="ce52" office:value-type="float" office:value="0">
            <text:p>0.000000000000</text:p>
          </table:table-cell>
          <table:table-cell table:style-name="ce119" office:value-type="float" office:value="0.00000279531">
            <text:p>0.000002795310</text:p>
          </table:table-cell>
          <table:table-cell table:style-name="ce52" office:value-type="float" office:value="0.00000112809">
            <text:p>0.000001128090</text:p>
          </table:table-cell>
          <table:table-cell table:style-name="ce119" office:value-type="float" office:value="0">
            <text:p>0.000000000000</text:p>
          </table:table-cell>
          <table:table-cell table:style-name="ce129" table:formula="of:=(100*[.$BE$12])/(1E-045*[.B52]*[.B52]*[.B52]*[.B52]*[.B52]*(POWER([.$BE$11];[.$BE$13]/([.$BE$17]*[.B52]*0.000000001))-1)*[.$BE$18])" office:value-type="float" office:value="257.946357151761">
            <text:p>257.95</text:p>
          </table:table-cell>
          <table:table-cell table:style-name="ce134" office:value-type="float" office:value="0">
            <text:p>0.00</text:p>
          </table:table-cell>
          <table:table-cell table:style-name="ce138" office:value-type="float" office:value="0">
            <text:p>0.00</text:p>
          </table:table-cell>
          <table:table-cell table:style-name="ce134" table:formula="of:=([.R52]+[.S52]*[.$BE$7]+[.T52]*[.$BE$8])" office:value-type="float" office:value="70.8121598738713">
            <text:p>70.81</text:p>
          </table:table-cell>
          <table:table-cell table:style-name="ce138" office:value-type="float" office:value="100">
            <text:p>100.00</text:p>
          </table:table-cell>
          <table:table-cell table:number-columns-repeated="2" table:style-name="ce134" office:value-type="float" office:value="0">
            <text:p>0.00</text:p>
          </table:table-cell>
          <table:table-cell table:style-name="ce138" office:value-type="float" office:value="0">
            <text:p>0.00</text:p>
          </table:table-cell>
          <table:table-cell table:style-name="ce133" table:formula="of:=(100*[.$BE$12])/(1E-045*[.B52]*[.B52]*[.B52]*[.B52]*[.B52]*(POWER([.$BE$11];[.$BE$13]/(Blackbody_Temperature*[.B52]*0.000000001))-1)*[.$BE$14])" office:value-type="float" office:value="77.6423173125785">
            <text:p>77.64</text:p>
          </table:table-cell>
          <table:table-cell table:style-name="ce138" office:value-type="float" office:value="58.9">
            <text:p>58.90</text:p>
          </table:table-cell>
          <table:table-cell table:style-name="ce134" office:value-type="float" office:value="-9.3">
            <text:p>-9.30</text:p>
          </table:table-cell>
          <table:table-cell table:style-name="ce138" office:value-type="float" office:value="6.1">
            <text:p>6.10</text:p>
          </table:table-cell>
          <table:table-cell table:style-name="ce151" office:value-type="float" office:value="-10">
            <text:p>-10.000</text:p>
          </table:table-cell>
          <table:table-cell table:style-name="ce157" office:value-type="float" office:value="-10">
            <text:p>-10.000</text:p>
          </table:table-cell>
          <table:table-cell table:style-name="ce162" office:value-type="float" office:value="-10">
            <text:p>-10.000</text:p>
          </table:table-cell>
          <table:table-cell table:style-name="ce157" table:formula="of:=[.X51]-0.4" office:value-type="float" office:value="-2.459">
            <text:p>-2.459</text:p>
          </table:table-cell>
          <table:table-cell table:style-name="ce162" table:formula="of:=[.Y51]-1.7" office:value-type="float" office:value="-37.521">
            <text:p>-37.521</text:p>
          </table:table-cell>
          <table:table-cell table:style-name="ce157" table:formula="of:=[.Z51]-1.4" office:value-type="float" office:value="-44.635">
            <text:p>-44.635</text:p>
          </table:table-cell>
          <table:table-cell table:style-name="ce162" office:value-type="float" office:value="-10">
            <text:p>-10.000</text:p>
          </table:table-cell>
          <table:table-cell table:style-name="ce157" office:value-type="float" office:value="-10">
            <text:p>-10.000</text:p>
          </table:table-cell>
          <table:table-cell table:style-name="ce162" office:value-type="float" office:value="-10">
            <text:p>-10.000</text:p>
          </table:table-cell>
          <table:table-cell table:style-name="ce157" table:formula="of:=[.AD51]-0.4" office:value-type="float" office:value="-1.746">
            <text:p>-1.746</text:p>
          </table:table-cell>
          <table:table-cell table:style-name="ce162" table:formula="of:=[.AE51]-1.2" office:value-type="float" office:value="-24.13">
            <text:p>-24.130</text:p>
          </table:table-cell>
          <table:table-cell table:style-name="ce157" table:formula="of:=[.AF51]-2.2" office:value-type="float" office:value="-66.348">
            <text:p>-66.348</text:p>
          </table:table-cell>
          <table:table-cell table:style-name="ce162" office:value-type="float" office:value="-10">
            <text:p>-10.000</text:p>
          </table:table-cell>
          <table:table-cell table:style-name="ce157" office:value-type="float" office:value="-10">
            <text:p>-10.000</text:p>
          </table:table-cell>
          <table:table-cell table:style-name="ce168" office:value-type="float" office:value="-10">
            <text:p>-10.000</text:p>
          </table:table-cell>
          <table:table-cell table:style-name="ce162"/>
          <table:table-cell table:style-name="ce172" table:formula="of:=POWER(10;[.U52])/1000" office:value-type="float" office:value="0.0000000000001">
            <text:p>0.00</text:p>
          </table:table-cell>
          <table:table-cell table:style-name="ce133" table:formula="of:=POWER(10;[.V52])/1000" office:value-type="float" office:value="0.0000000000001">
            <text:p>0.00</text:p>
          </table:table-cell>
          <table:table-cell table:style-name="ce129" table:formula="of:=POWER(10;[.W52])/1000" office:value-type="float" office:value="0.0000000000001">
            <text:p>0.00</text:p>
          </table:table-cell>
          <table:table-cell table:style-name="ce133" table:formula="of:=POWER(10;[.X52])/1000" office:value-type="float" office:value="0.00000347536161443206">
            <text:p>0.00</text:p>
          </table:table-cell>
          <table:table-cell table:style-name="ce129" table:formula="of:=POWER(10;[.Y52])/1000" office:value-type="float" office:value="3.01300602418612E-041">
            <text:p>0.00</text:p>
          </table:table-cell>
          <table:table-cell table:style-name="ce133" table:formula="of:=POWER(10;[.Z52])/1000" office:value-type="float" office:value="2.3173946499686E-048">
            <text:p>0.00</text:p>
          </table:table-cell>
          <table:table-cell table:style-name="ce129" table:formula="of:=POWER(10;[.AA52])/1000" office:value-type="float" office:value="0.0000000000001">
            <text:p>0.00</text:p>
          </table:table-cell>
          <table:table-cell table:style-name="ce133" table:formula="of:=POWER(10;[.AB52])/1000" office:value-type="float" office:value="0.0000000000001">
            <text:p>0.00</text:p>
          </table:table-cell>
          <table:table-cell table:style-name="ce129" table:formula="of:=POWER(10;[.AC52])/1000" office:value-type="float" office:value="0.0000000000001">
            <text:p>0.00</text:p>
          </table:table-cell>
          <table:table-cell table:style-name="ce133" table:formula="of:=POWER(10;[.AD52])/1000" office:value-type="float" office:value="0.0000179473362683253">
            <text:p>0.00</text:p>
          </table:table-cell>
          <table:table-cell table:style-name="ce129" table:formula="of:=POWER(10;[.AE52])/1000" office:value-type="float" office:value="7.41310241300931E-028">
            <text:p>0.00</text:p>
          </table:table-cell>
          <table:table-cell table:style-name="ce133" table:formula="of:=POWER(10;[.AF52])/1000" office:value-type="float" office:value="4.48745389933089E-070">
            <text:p>0.00</text:p>
          </table:table-cell>
          <table:table-cell table:style-name="ce129" table:formula="of:=POWER(10;[.AG52])/1000" office:value-type="float" office:value="0.0000000000001">
            <text:p>0.00</text:p>
          </table:table-cell>
          <table:table-cell table:style-name="ce133" table:formula="of:=POWER(10;[.AH52])/1000" office:value-type="float" office:value="0.0000000000001">
            <text:p>0.00</text:p>
          </table:table-cell>
          <table:table-cell table:style-name="ce176" table:formula="of:=POWER(10;[.AI52])/1000" office:value-type="float" office:value="0.0000000000001">
            <text:p>0.00</text:p>
          </table:table-cell>
          <table:table-cell table:style-name="ce129"/>
          <table:table-cell table:style-name="ce181" table:formula="of:=([.R52]+[.S52]*[.$BE$26]+[.T52]*[.$BE$27])" office:value-type="float" office:value="70.8121598738713">
            <text:p>70.81</text:p>
          </table:table-cell>
          <table:table-cell table:style-name="ce185" table:formula="of:=([.R52]+[.S52]*[.$BE$35]+[.T52]*[.$BE$36])" office:value-type="float" office:value="57.4568529083635">
            <text:p>57.46</text:p>
          </table:table-cell>
          <table:table-cell table:number-columns-repeated="970"/>
        </table:table-row>
        <table:table-row table:style-name="ro2">
          <table:table-cell/>
          <table:table-cell table:style-name="ce14" office:value-type="float" office:value="830">
            <text:p>830</text:p>
          </table:table-cell>
          <table:table-cell table:style-name="ce121" office:value-type="float" office:value="0.000001251141">
            <text:p>0.000001251141</text:p>
          </table:table-cell>
          <table:table-cell table:style-name="ce121" office:value-type="float" office:value="0.00000045181">
            <text:p>0.000000451810</text:p>
          </table:table-cell>
          <table:table-cell table:style-name="ce124" office:value-type="float" office:value="0">
            <text:p>0.000000000000</text:p>
          </table:table-cell>
          <table:table-cell table:style-name="ce121" office:value-type="float" office:value="0.00000155314">
            <text:p>0.000001553140</text:p>
          </table:table-cell>
          <table:table-cell table:style-name="ce124" office:value-type="float" office:value="0.0000006297">
            <text:p>0.000000629700</text:p>
          </table:table-cell>
          <table:table-cell table:style-name="ce121" office:value-type="float" office:value="0">
            <text:p>0.000000000000</text:p>
          </table:table-cell>
          <table:table-cell table:style-name="ce131" table:formula="of:=(100*[.$BE$12])/(1E-045*[.B53]*[.B53]*[.B53]*[.B53]*[.B53]*(POWER([.$BE$11];[.$BE$13]/([.$BE$17]*[.B53]*0.000000001))-1)*[.$BE$18])" office:value-type="float" office:value="261.472641301295">
            <text:p>261.47</text:p>
          </table:table-cell>
          <table:table-cell table:style-name="ce136" office:value-type="float" office:value="0">
            <text:p>0.00</text:p>
          </table:table-cell>
          <table:table-cell table:style-name="ce140" office:value-type="float" office:value="0">
            <text:p>0.00</text:p>
          </table:table-cell>
          <table:table-cell table:style-name="ce136" table:formula="of:=([.R53]+[.S53]*[.$BE$7]+[.T53]*[.$BE$8])" office:value-type="float" office:value="74.4790202949798">
            <text:p>74.48</text:p>
          </table:table-cell>
          <table:table-cell table:style-name="ce140" office:value-type="float" office:value="100">
            <text:p>100.00</text:p>
          </table:table-cell>
          <table:table-cell table:number-columns-repeated="2" table:style-name="ce136" office:value-type="float" office:value="0">
            <text:p>0.00</text:p>
          </table:table-cell>
          <table:table-cell table:style-name="ce140" office:value-type="float" office:value="0">
            <text:p>0.00</text:p>
          </table:table-cell>
          <table:table-cell table:style-name="ce131" table:formula="of:=(100*[.$BE$12])/(1E-045*[.B53]*[.B53]*[.B53]*[.B53]*[.B53]*(POWER([.$BE$11];[.$BE$13]/(Blackbody_Temperature*[.B53]*0.000000001))-1)*[.$BE$14])" office:value-type="float" office:value="76.3340118071199">
            <text:p>76.33</text:p>
          </table:table-cell>
          <table:table-cell table:style-name="ce140" office:value-type="float" office:value="61.9">
            <text:p>61.90</text:p>
          </table:table-cell>
          <table:table-cell table:style-name="ce136" office:value-type="float" office:value="-9.8">
            <text:p>-9.80</text:p>
          </table:table-cell>
          <table:table-cell table:style-name="ce140" office:value-type="float" office:value="6.5">
            <text:p>6.50</text:p>
          </table:table-cell>
          <table:table-cell table:style-name="ce153" office:value-type="float" office:value="-10">
            <text:p>-10.000</text:p>
          </table:table-cell>
          <table:table-cell table:style-name="ce159" office:value-type="float" office:value="-10">
            <text:p>-10.000</text:p>
          </table:table-cell>
          <table:table-cell table:style-name="ce164" office:value-type="float" office:value="-10">
            <text:p>-10.000</text:p>
          </table:table-cell>
          <table:table-cell table:style-name="ce159" table:formula="of:=[.X52]-0.4" office:value-type="float" office:value="-2.859">
            <text:p>-2.859</text:p>
          </table:table-cell>
          <table:table-cell table:style-name="ce164" table:formula="of:=[.Y52]-1.7" office:value-type="float" office:value="-39.221">
            <text:p>-39.221</text:p>
          </table:table-cell>
          <table:table-cell table:style-name="ce159" table:formula="of:=[.Z52]-1.4" office:value-type="float" office:value="-46.035">
            <text:p>-46.035</text:p>
          </table:table-cell>
          <table:table-cell table:style-name="ce164" office:value-type="float" office:value="-10">
            <text:p>-10.000</text:p>
          </table:table-cell>
          <table:table-cell table:style-name="ce159" office:value-type="float" office:value="-10">
            <text:p>-10.000</text:p>
          </table:table-cell>
          <table:table-cell table:style-name="ce164" office:value-type="float" office:value="-10">
            <text:p>-10.000</text:p>
          </table:table-cell>
          <table:table-cell table:style-name="ce159" table:formula="of:=[.AD52]-0.4" office:value-type="float" office:value="-2.146">
            <text:p>-2.146</text:p>
          </table:table-cell>
          <table:table-cell table:style-name="ce164" table:formula="of:=[.AE52]-1.2" office:value-type="float" office:value="-25.33">
            <text:p>-25.330</text:p>
          </table:table-cell>
          <table:table-cell table:style-name="ce159" table:formula="of:=[.AF52]-2.2" office:value-type="float" office:value="-68.548">
            <text:p>-68.548</text:p>
          </table:table-cell>
          <table:table-cell table:style-name="ce164" office:value-type="float" office:value="-10">
            <text:p>-10.000</text:p>
          </table:table-cell>
          <table:table-cell table:style-name="ce159" office:value-type="float" office:value="-10">
            <text:p>-10.000</text:p>
          </table:table-cell>
          <table:table-cell table:style-name="ce170" office:value-type="float" office:value="-10">
            <text:p>-10.000</text:p>
          </table:table-cell>
          <table:table-cell table:style-name="ce162"/>
          <table:table-cell table:style-name="ce174" table:formula="of:=POWER(10;[.U53])/1000" office:value-type="float" office:value="0.0000000000001">
            <text:p>0.00</text:p>
          </table:table-cell>
          <table:table-cell table:style-name="ce131" table:formula="of:=POWER(10;[.V53])/1000" office:value-type="float" office:value="0.0000000000001">
            <text:p>0.00</text:p>
          </table:table-cell>
          <table:table-cell table:style-name="ce175" table:formula="of:=POWER(10;[.W53])/1000" office:value-type="float" office:value="0.0000000000001">
            <text:p>0.00</text:p>
          </table:table-cell>
          <table:table-cell table:style-name="ce131" table:formula="of:=POWER(10;[.X53])/1000" office:value-type="float" office:value="0.00000138356637897178">
            <text:p>0.00</text:p>
          </table:table-cell>
          <table:table-cell table:style-name="ce175" table:formula="of:=POWER(10;[.Y53])/1000" office:value-type="float" office:value="6.01173737483273E-043">
            <text:p>0.00</text:p>
          </table:table-cell>
          <table:table-cell table:style-name="ce131" table:formula="of:=POWER(10;[.Z53])/1000" office:value-type="float" office:value="9.22571427154816E-050">
            <text:p>0.00</text:p>
          </table:table-cell>
          <table:table-cell table:style-name="ce175" table:formula="of:=POWER(10;[.AA53])/1000" office:value-type="float" office:value="0.0000000000001">
            <text:p>0.00</text:p>
          </table:table-cell>
          <table:table-cell table:style-name="ce131" table:formula="of:=POWER(10;[.AB53])/1000" office:value-type="float" office:value="0.0000000000001">
            <text:p>0.00</text:p>
          </table:table-cell>
          <table:table-cell table:style-name="ce175" table:formula="of:=POWER(10;[.AC53])/1000" office:value-type="float" office:value="0.0000000000001">
            <text:p>0.00</text:p>
          </table:table-cell>
          <table:table-cell table:style-name="ce131" table:formula="of:=POWER(10;[.AD53])/1000" office:value-type="float" office:value="0.00000714496326075514">
            <text:p>0.00</text:p>
          </table:table-cell>
          <table:table-cell table:style-name="ce175" table:formula="of:=POWER(10;[.AE53])/1000" office:value-type="float" office:value="4.67735141287208E-029">
            <text:p>0.00</text:p>
          </table:table-cell>
          <table:table-cell table:style-name="ce131" table:formula="of:=POWER(10;[.AF53])/1000" office:value-type="float" office:value="2.83139199579909E-072">
            <text:p>0.00</text:p>
          </table:table-cell>
          <table:table-cell table:style-name="ce175" table:formula="of:=POWER(10;[.AG53])/1000" office:value-type="float" office:value="0.0000000000001">
            <text:p>0.00</text:p>
          </table:table-cell>
          <table:table-cell table:style-name="ce131" table:formula="of:=POWER(10;[.AH53])/1000" office:value-type="float" office:value="0.0000000000001">
            <text:p>0.00</text:p>
          </table:table-cell>
          <table:table-cell table:style-name="ce178" table:formula="of:=POWER(10;[.AI53])/1000" office:value-type="float" office:value="0.0000000000001">
            <text:p>0.00</text:p>
          </table:table-cell>
          <table:table-cell table:style-name="ce129"/>
          <table:table-cell table:style-name="ce183" table:formula="of:=([.R53]+[.S53]*[.$BE$26]+[.T53]*[.$BE$27])" office:value-type="float" office:value="74.4790202949798">
            <text:p>74.48</text:p>
          </table:table-cell>
          <table:table-cell table:style-name="ce187" table:formula="of:=([.R53]+[.S53]*[.$BE$35]+[.T53]*[.$BE$36])" office:value-type="float" office:value="60.3296637360835">
            <text:p>60.33</text:p>
          </table:table-cell>
          <table:table-cell table:number-columns-repeated="970"/>
        </table:table-row>
        <table:table-row table:style-name="ro2" table:number-rows-repeated="6548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Blackbody" table:base-cell-address="$Data.$A$1" table:cell-range-address="$References.$Q$4:.$Q$53"/>
        <table:named-range table:name="Blackbody_Temperature" table:base-cell-address="$Data.$A$1" table:cell-range-address="$Data.$C$6"/>
        <table:named-range table:name="C_X" table:base-cell-address="$Data.$A$1" table:cell-range-address="$Data.$H$6"/>
        <table:named-range table:name="C_Y" table:base-cell-address="$Data.$A$1" table:cell-range-address="$Data.$I$6"/>
        <table:named-range table:name="C_Z" table:base-cell-address="$Data.$A$1" table:cell-range-address="$Data.$J$6"/>
        <table:named-range table:name="Custom_Illuminant" table:base-cell-address="$Data.$A$1" table:cell-range-address="$Data.$D$10:.$D$59"/>
        <table:named-range table:name="D50_X" table:base-cell-address="$Data.$A$1" table:cell-range-address="$References.$BH$21"/>
        <table:named-range table:name="D50_Y" table:base-cell-address="$Data.$A$1" table:cell-range-address="$References.$BI$21"/>
        <table:named-range table:name="D50_Z" table:base-cell-address="$Data.$A$1" table:cell-range-address="$References.$BJ$21"/>
        <table:named-range table:name="D65_X" table:base-cell-address="$Data.$A$1" table:cell-range-address="$References.$BH$22"/>
        <table:named-range table:name="D65_Y" table:base-cell-address="$Data.$A$1" table:cell-range-address="$References.$BI$22"/>
        <table:named-range table:name="D65_Z" table:base-cell-address="$Data.$A$1" table:cell-range-address="$References.$BJ$22"/>
        <table:named-range table:name="Den_StatusA_B" table:base-cell-address="$Data.$A$1" table:cell-range-address="$References.$AP$4:.$AP$53"/>
        <table:named-range table:name="Den_StatusA_G" table:base-cell-address="$Data.$A$1" table:cell-range-address="$References.$AO$4:.$AO$53"/>
        <table:named-range table:name="Den_StatusA_R" table:base-cell-address="$Data.$A$1" table:cell-range-address="$References.$AN$4:.$AN$53"/>
        <table:named-range table:name="Den_StatusE_B" table:base-cell-address="$Data.$A$1" table:cell-range-address="$References.$AS$4:.$AS$53"/>
        <table:named-range table:name="Den_StatusE_G" table:base-cell-address="$Data.$A$1" table:cell-range-address="$References.$AR$4:.$AR$53"/>
        <table:named-range table:name="Den_StatusE_R" table:base-cell-address="$Data.$A$1" table:cell-range-address="$References.$AQ$4:.$AQ$53"/>
        <table:named-range table:name="Den_StatusM_B" table:base-cell-address="$Data.$A$1" table:cell-range-address="$References.$AV$4:.$AV$53"/>
        <table:named-range table:name="Den_StatusM_G" table:base-cell-address="$Data.$A$1" table:cell-range-address="$References.$AU$4:.$AU$53"/>
        <table:named-range table:name="Den_StatusM_R" table:base-cell-address="$Data.$A$1" table:cell-range-address="$References.$AT$4:.$AT$53"/>
        <table:named-range table:name="Den_StatusT_B" table:base-cell-address="$Data.$A$1" table:cell-range-address="$References.$AY$4:.$AY$53"/>
        <table:named-range table:name="Den_StatusT_G" table:base-cell-address="$Data.$A$1" table:cell-range-address="$References.$AX$4:.$AX$53"/>
        <table:named-range table:name="Den_StatusT_R" table:base-cell-address="$Data.$A$1" table:cell-range-address="$References.$AW$4:.$AW$53"/>
        <table:named-range table:name="Den_Type1" table:base-cell-address="$Data.$A$1" table:cell-range-address="$References.$AL$4:.$AL$53"/>
        <table:named-range table:name="Den_Type2" table:base-cell-address="$Data.$A$1" table:cell-range-address="$References.$AM$4:.$AM$53"/>
        <table:named-range table:name="Den_Visual" table:base-cell-address="$Data.$A$1" table:cell-range-address="$References.$AK$4:.$AK$53"/>
        <table:named-range table:name="E_X" table:base-cell-address="$Data.$A$1" table:cell-range-address="$Data.$H$8"/>
        <table:named-range table:name="E_Y" table:base-cell-address="$Data.$A$1" table:cell-range-address="$Data.$I$8"/>
        <table:named-range table:name="E_Z" table:base-cell-address="$Data.$A$1" table:cell-range-address="$Data.$J$8"/>
        <table:named-range table:name="epsilon" table:base-cell-address="$Data.$A$1" table:cell-range-address="$References.$BE$39"/>
        <table:named-range table:name="Illuminant_A" table:base-cell-address="$Data.$A$1" table:cell-range-address="$References.$I$4:.$I$53"/>
        <table:named-range table:name="Illuminant_B" table:base-cell-address="$Data.$A$1" table:cell-range-address="$References.$J$4:.$J$53"/>
        <table:named-range table:name="Illuminant_C" table:base-cell-address="$Data.$A$1" table:cell-range-address="$References.$K$4:.$K$53"/>
        <table:named-range table:name="Illuminant_D" table:base-cell-address="$Data.$A$1" table:cell-range-address="$References.$L$4:.$L$53"/>
        <table:named-range table:name="Illuminant_D_Temperature" table:base-cell-address="$Data.$A$1" table:cell-range-address="$Data.$C$5"/>
        <table:named-range table:name="Illuminant_D50" table:base-cell-address="$Data.$A$1" table:cell-range-address="$References.$BA$4:.$BA$53"/>
        <table:named-range table:name="Illuminant_D65" table:base-cell-address="$Data.$A$1" table:cell-range-address="$References.$BB$4:.$BB$53"/>
        <table:named-range table:name="Illuminant_E" table:base-cell-address="$Data.$A$1" table:cell-range-address="$References.$M$4:.$M$53"/>
        <table:named-range table:name="Illuminant_F11" table:base-cell-address="$Data.$A$1" table:cell-range-address="$References.$P$4:.$P$53"/>
        <table:named-range table:name="Illuminant_F2" table:base-cell-address="$Data.$A$1" table:cell-range-address="$References.$N$4:.$N$53"/>
        <table:named-range table:name="Illuminant_F7" table:base-cell-address="$Data.$A$1" table:cell-range-address="$References.$O$4:.$O$53"/>
        <table:named-range table:name="kappa" table:base-cell-address="$Data.$A$1" table:cell-range-address="$References.$BE$40"/>
        <table:named-range table:name="Sample" table:base-cell-address="$Data.$A$1" table:cell-range-address="$Data.$C$10:.$C$59"/>
        <table:named-range table:name="xObs10" table:base-cell-address="$Data.$A$1" table:cell-range-address="$References.$F$4:.$F$53"/>
        <table:named-range table:name="xObs2" table:base-cell-address="$Data.$A$1" table:cell-range-address="$References.$C$4:.$C$53"/>
        <table:named-range table:name="yObs10" table:base-cell-address="$Data.$A$1" table:cell-range-address="$References.$G$4:.$G$53"/>
        <table:named-range table:name="yObs2" table:base-cell-address="$Data.$A$1" table:cell-range-address="$References.$D$4:.$D$53"/>
        <table:named-range table:name="zObs10" table:base-cell-address="$Data.$A$1" table:cell-range-address="$References.$H$4:.$H$53"/>
        <table:named-range table:name="zObs2" table:base-cell-address="$Data.$A$1" table:cell-range-address="$References.$E$4:.$E$5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Geneva" svg:font-family="Genev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3">
      <number:number number:decimal-places="5" number:min-integer-digits="1"/>
    </number:number-style>
    <number:number-style style:name="N144">
      <number:number number:decimal-places="12" number:min-integer-digits="1"/>
    </number:number-style>
    <number:number-style style:name="N145">
      <number:number number:decimal-places="4" number:min-integer-digits="1"/>
    </number:number-style>
    <number:number-style style:name="N146">
      <number:number number:decimal-places="3" number:min-integer-digits="1"/>
    </number:number-style>
    <number:number-style style:name="N147">
      <number:number number:decimal-places="6" number:min-integer-digits="1"/>
    </number:number-style>
    <number:number-style style:name="N148">
      <number:number number:decimal-places="7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Geneva" fo:font-size="9pt" style:font-size-asian="9pt" style:font-name-complex="Geneva" style:font-size-complex="9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27">05/27/2009</text:date>, <text:time>00:02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ferences" style:display-name="PageStyle_Referenc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Spectral Calculator (10nm)</dc:title>
    <dc:description>Copyright (c) 2003 Bruce Justin Lindbloom. All Rights Reserved.</dc:description>
    <meta:initial-creator>Bruce Justin Lindbloom</meta:initial-creator>
    <meta:creation-date>2003-04-07T12:04:16</meta:creation-date>
    <dc:creator>Gregory Taylor</dc:creator>
    <dc:date>2009-05-27T00:02:30.31</dc:date>
    <meta:generator>OpenOffice.org/3.0$Win32 OpenOffice.org_project/300m9$Build-9358</meta:generator>
    <meta:editing-duration>PT00H29M53S</meta:editing-duration>
    <meta:editing-cycles>1</meta:editing-cycles>
    <meta:document-statistic meta:table-count="2" meta:cell-count="3856" meta:object-count="0"/>
    <meta:user-defined meta:name="Info 1"/>
    <meta:user-defined meta:name="Info 2"/>
    <meta:user-defined meta:name="Info 3"/>
    <meta:user-defined meta:name="Info 4"/>
  </office:meta>
</office:document-meta>
</file>